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43cm"/>
    </style:style>
    <style:style style:name="co2" style:family="table-column">
      <style:table-column-properties fo:break-before="auto" style:column-width="31.999cm"/>
    </style:style>
    <style:style style:name="co3" style:family="table-column">
      <style:table-column-properties fo:break-before="auto" style:column-width="7.597cm"/>
    </style:style>
    <style:style style:name="co4" style:family="table-column">
      <style:table-column-properties fo:break-before="auto" style:column-width="9.23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2.722cm"/>
    </style:style>
    <style:style style:name="co9" style:family="table-column">
      <style:table-column-properties fo:break-before="auto" style:column-width="3.431cm"/>
    </style:style>
    <style:style style:name="co10" style:family="table-column">
      <style:table-column-properties fo:break-before="auto" style:column-width="3.321cm"/>
    </style:style>
    <style:style style:name="co11" style:family="table-column">
      <style:table-column-properties fo:break-before="auto" style:column-width="34.258cm"/>
    </style:style>
    <style:style style:name="co12" style:family="table-column">
      <style:table-column-properties fo:break-before="auto" style:column-width="6.699cm"/>
    </style:style>
    <style:style style:name="co13" style:family="table-column">
      <style:table-column-properties fo:break-before="auto" style:column-width="3.812cm"/>
    </style:style>
    <style:style style:name="co14" style:family="table-column">
      <style:table-column-properties fo:break-before="auto" style:column-width="3.54cm"/>
    </style:style>
    <style:style style:name="co15" style:family="table-column">
      <style:table-column-properties fo:break-before="auto" style:column-width="4.657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3.022cm"/>
    </style:style>
    <style:style style:name="co19" style:family="table-column">
      <style:table-column-properties fo:break-before="auto" style:column-width="2.586cm"/>
    </style:style>
    <style:style style:name="co20" style:family="table-column">
      <style:table-column-properties fo:break-before="auto" style:column-width="4.847cm"/>
    </style:style>
    <style:style style:name="co21" style:family="table-column">
      <style:table-column-properties fo:break-before="auto" style:column-width="2.514cm"/>
    </style:style>
    <style:style style:name="co22" style:family="table-column">
      <style:table-column-properties fo:break-before="auto" style:column-width="29.639cm"/>
    </style:style>
    <style:style style:name="co23" style:family="table-column">
      <style:table-column-properties fo:break-before="auto" style:column-width="3.466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2.641cm"/>
    </style:style>
    <style:style style:name="co26" style:family="table-column">
      <style:table-column-properties fo:break-before="auto" style:column-width="3.1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orted chromosom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" calcext:value-type="float">
            <text:p>0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4" calcext:value-type="float">
            <text:p>0,0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565685424949239" calcext:value-type="float">
            <text:p>0,0565685424949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53197264742182" calcext:value-type="float">
            <text:p>0,06531972647421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3,-1,1,-1,-3,2,-2,1,0,-2,2,1,0,0,-3,0,2,1,-3,1,0,0,2,-1,-3,-1,-1,0,-3,1,1,-2,-2,1,-3,1,2,-3,1,1,-1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692820323027552" calcext:value-type="float">
            <text:p>0,0692820323027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-2,0,-3,1,-3,2,-1,1,-1,-2,2,-2,1,0,-2,2,-1,0,2,-1,0,-2,1,-3,1,0,-1,2,-1,-2,-1,-1,0,2,-2,1,-3,-2,2,-3,1,2,-3,1,1,-1,0,0,1,2,-3,2]</text:p>
          </table:table-cell>
          <table:table-cell office:value-type="float" office:value="0.0692820323027552" calcext:value-type="float">
            <text:p>0,06928203230275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08" calcext:value-type="float">
            <text:p>0,0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800000000000001" calcext:value-type="float">
            <text:p>0,0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1,3,-1,2,1,-1,-2,-3,-3,2,0,-1,-2,-2,2,2,-1,0,-2,-3,2,-1,1,-1,-3,2,-2,1,0,-2,2,1,0,1,3,0,-3,1,-3,1,0,0,2,-1,-3,-1,-1,0,-3,1,1,-2,-2,1,-3,1,1,-3,1,1,-1,-1,0,1,2,-3,2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864098759787716" calcext:value-type="float">
            <text:p>0,08640987597877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1,0,-2,0,-3,1,-2,2,-1,1,-1,-2,2,-2,1,0,-2,2,-1,0,2,-1,0,2,1,-3,1,0,0,2,-1,-3,3,-1,0,-3,1,1,-2,-2,1,-3,1,2,-3,1,1,-1,0,0,1,2,-3,2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3,2,-2,1,0,-2,2,1,0,0,-3,0,2,1,-3,1,0,0,2,-1,-3,-1,-1,0,-3,1,1,-2,-2,1,-3,1,2,-3,1,1,-1,0,0,1,2,-3,2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0979795897113271" calcext:value-type="float">
            <text:p>0,0979795897113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-2,2,-2,1,0,-2,2,-1,0,2,-1,2,0,1,-3,1,0,-1,2,-1,-3,-1,-1,0,2,-1,1,-2,-2,2,-3,1,2,-3,1,1,-3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2,1,-3,1,0,0,2,-1,-3,-1,-1,0,-3,1,1,-2,-2,1,-3,1,2,-3,1,1,-1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00664459136943" calcext:value-type="float">
            <text:p>0,10066445913694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00664459136943" calcext:value-type="float">
            <text:p>0,10066445913694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08320512061813" calcext:value-type="float">
            <text:p>0,10832051206181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08320512061813" calcext:value-type="float">
            <text:p>0,10832051206181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-2,-2,3,-1,2,1,-2,-2,-3,-3,2,0,-1,-2,-2,2,2,-1,0,1,-3,2,-1,0,-1,-3,2,-2,-2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2,-3,1,2,-3,1,1,-3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" calcext:value-type="float">
            <text:p>0,1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3,-1,0,-2,0,-3,1,-2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1,0,-2,0,-3,1,-2,2,-1,1,-1,-2,2,-2,1,0,-2,2,-1,0,2,-1,0,2,1,-3,1,0,0,2,-1,-3,3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-1,-2,-2,2,-3,-1,2,1,-1,2,-1,-3,2,0,-1,-2,-2,-1,2,-1,0,-3,2,0,1,-1,-2,-3,-2,-3,-2,0,-1,2,2,0,0,1,-3,-1,-1,2,-2,-2,2,0,-3,-3,-1,-2,-1,1,2,0,3,1,1,-1,-3,-3,-2,1,3,-1,1,1,-3,-3,2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-1,0,1,0,-3,1,-3,2,-1,1,-1,-2,2,-2,1,0,-2,2,1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-2,-2,2,2,1,0,1,-3,2,-1,1,-1,-3,2,-2,1,0,-2,2,1,0,0,-3,0,2,1,-3,1,0,0,2,-1,-3,-1,-1,0,-3,1,1,-2,-2,1,-3,1,2,-3,1,1,-1,0,0,1,2,-3,2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1,-3,1,0,-1,2,-1,-3,-1,-1,0,2,-1,1,-2,-2,2,-3,1,2,-3,1,1,-3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1,-2,-3,1,-3,1,-3,1,1,2,-2,-1,-3,2,-2,-1,2,-2,1,-1,-3,2,-1,1,1,-1,-2,-3,-2,-3,-2,0,-1,2,2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32664991614216" calcext:value-type="float">
            <text:p>0,1326649916142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14047538337137" calcext:value-type="float">
            <text:p>0,1404753833713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2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3,2,-2,1,-1,-3,2,-1,1,2,-3,0,-2,0,-2,-2,0,-2,2,2,0,0,1,-3,-1,-1,2,-2,-2,2,0,-3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1,1,-2,-3,-3,2,0,-2,-2,-2,2,2,-1,0,1,-3,2,-1,1,-1,-3,2,-2,1,0,-2,2,1,0,0,-3,0,2,1,-3,1,0,0,2,-1,-3,-1,-1,0,-3,1,1,-2,-2,1,-3,1,2,-3,-1,-1,-1,0,0,1,2,-3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0,-1,-2,-2,2,2,-1,0,1,-3,2,-1,1,-1,-2,2,-2,1,0,-2,2,1,0,0,-3,-3,-1,-1,2,-2,-2,2,0,-3,-3,-1,-2,-1,-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-1,-3,-1,-1,2,-2,-2,2,0,2,-3,-1,-2,-1,1,2,0,3,1,1,-1,-3,-3,-2,1,3,-1,1,1,-3,-3,2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1,0,0,1,-3,-1,-1,2,-2,-2,2,0,-3,-3,-1,-2,-1,1,2,0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49666295470958" calcext:value-type="float">
            <text:p>0,14966629547095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51437555888007" calcext:value-type="float">
            <text:p>0,15143755588800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2,1,1,-2,-2,1,-3,1,2,-3,1,1,-1,0,0,1,2,-3,1]</text:p>
          </table:table-cell>
          <table:table-cell office:value-type="float" office:value="0.151437555888007" calcext:value-type="float">
            <text:p>0,151437555888007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2,2,-2,1,0,-2,2,1,0,0,-3,0,2,1,-3,1,0,0,2,-1,-3,-1,-1,0,-3,1,1,-2,-2,1,-3,1,2,-3,1,1,-1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3188337241014" calcext:value-type="float">
            <text:p>0,1531883372410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-1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3,-2,-3,-3,2,0,-1,-2,-2,2,2,-1,0,1,-3,2,-1,1,-1,-2,2,-2,1,0,-2,2,1,0,0,-3,0,2,1,-3,1,0,0,2,-1,-3,-1,-1,0,-3,1,1,-2,-2,1,-3,1,2,-3,1,1,-1,0,0,1,2,-3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3,3,-1,2,0,1,-2,-3,-3,2,0,-1,-2,-2,2,2,-1,0,1,-3,2,-1,2,-1,-2,2,-2,1,0,-2,2,1,0,0,-3,0,2,1,-3,1,0,0,2,-1,-3,-1,-1,0,-3,1,1,-2,-2,-1,-3,1,2,-3,1,1,-1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3,-3,2,-2,3,-1,1,1,1,-2,-3,-3,2,1,-1,-2,-2,2,2,0,-3,1,-3,2,-1,1,-1,-2,2,-2,1,0,-2,2,1,0,0,-3,0,2,1,-3,1,0,2,2,-1,-3,-1,-1,0,-3,1,1,-2,-2,1,-3,1,2,-3,1,-2,-3,0,0,1,2,-3,2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1,-3,-1,-1,2,-2,-2,2,0,-3,-3,-1,-2,-1,1,2,0,3,-3,1,-1,-3,-3,-2,1,3,-1,1,1,-3,-3,2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-1,0,0,1,-3,-1,-1,2,-2,-2,2,0,-3,-3,-1,-2,-1,1,2,0,3,1,1,-1,-3,-3,-2,1,3,-1,1,1,-3,-3,2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0,-3,-3,2,2,-2,3,-1,2,1,1,-2,-3,-3,2,0,-1,-2,-2,2,2,-1,0,1,-3,2,-1,1,-1,-2,2,-2,1,0,-2,2,1,0,0,-3,0,2,1,-3,1,0,0,2,-1,-3,-1,-1,0,-3,1,1,-2,-2,1,-3,1,2,-3,1,1,-1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-1,1,-2,-2,-3,-3,-3,2,-2,3,-1,2,0,3,-2,-3,-3,2,0,-1,-2,-2,2,2,-1,0,1,-3,2,-1,1,-1,-3,2,-2,1,0,-2,2,1,0,0,-3,0,2,1,-3,1,0,2,2,-1,-3,-1,-1,0,-3,1,1,-2,-2,1,-3,1,2,-3,1,1,-1,0,0,3,2,-3,2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0,1,1,-1,0,0,-2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3,-3,-3,2,-2,3,-1,2,1,1,-2,-3,-3,2,-1,-1,1,-1,0,1,0,-3,1,-3,2,-1,1,-1,-2,2,-2,1,3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0,3,-2,-3,-3,2,0,-1,-2,-2,2,2,-1,0,1,-3,2,-1,1,-1,-3,2,-2,1,0,-2,2,1,0,0,-3,0,2,1,-3,1,0,0,2,-1,-3,-1,-1,0,-3,1,1,-2,-2,1,-3,1,2,-3,-1,-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1,1,-2,-2,-3,-3,-3,2,-2,3,-1,2,1,1,-2,-3,-3,2,0,-1,-2,-2,2,2,-1,0,1,-3,2,-1,1,-1,-2,2,-2,1,0,-2,2,1,0,0,-3,0,2,1,-3,1,0,2,2,-1,-3,-1,-1,0,-3,1,1,-2,-2,1,-3,1,2,-3,1,1,-1,0,0,1,2,-3,2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3,2,1,1,-2,-3,-3,2,-1,-1,1,-1,0,1,0,-3,1,1,2,-1,2,-1,-1,2,-2,1,0,-2,2,1,0,0,-3,0,2,1,-3,-2,-2,2,0,0,-3,-1,-2,-1,1,2,0,3,1,-2,-1,-3,-3,-2,1,3,-1,1,1,-3,-3,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75878746110306" calcext:value-type="float">
            <text:p>0,17587874611030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0,2,1,-2,-2,-2,-3,-3,2,-2,0,-1,2,1,-1,-2,-3,-3,2,-1,-1,1,-1,0,1,-3,-3,1,-3,2,-1,1,-1,-2,2,-2,1,0,-2,2,-1,0,2,-1,0,0,1,-3,1,0,-1,2,-1,-3,-1,-1,0,2,-1,1,-2,-2,2,-3,1,2,-3,1,1,-3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2,-1,2,-2,1,-1,-3,2,-1,1,2,-3,0,-2,0,-2,-2,0,-1,2,2,0,0,1,-3,-1,-1,2,-2,-2,2,0,-3,-3,-1,-2,-1,1,2,0,3,1,1,-1,-3,-3,-2,1,3,-1,1,1,-3,-3,2,0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1,-2,-3,-3,2,-1,-1,1,-1,0,1,0,-3,1,-3,2,-1,2,-1,-2,2,-2,1,0,-2,2,1,0,0,-3,0,2,1,-3,-2,-2,2,0,-3,-3,-1,-2,-1,1,2,0,3,1,-2,-1,-3,-3,-2,1,3,-1,1,1,-3,-3,2,2]</text:p>
          </table:table-cell>
          <table:table-cell office:value-type="float" office:value="0.177388462608668" calcext:value-type="float">
            <text:p>0,17738846260866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2,2,-2,1,0,-2,2,-1,0,2,-1,0,0,1,-3,1,0,-1,2,-1,-3,-1,-1,0,2,-1,1,-2,-2,2,-3,1,2,-3,1,1,-3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-2,-2,-3,-3,-3,2,-2,3,-1,2,1,1,-2,-3,-3,2,-1,-1,1,-1,0,1,0,-3,1,-3,2,-1,1,1,-2,2,-2,1,0,3,2,1,0,0,-3,0,2,1,-3,1,0,-1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2,2,-2,1,0,-2,2,1,0,0,-3,0,2,1,-3,1,0,0,2,-1,-3,-1,-1,0,-3,1,1,-2,-2,1,-3,1,2,-3,1,1,-1,0,0,1,2,-3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-2,-1,1,-2,-2,1,-3,1,2,-3,1,1,-1,0,0,1,2,1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-2,-1,-2,2,-2,1,0,-2,2,-1,0,2,-1,0,0,1,-3,1,0,-1,2,-1,-3,-1,-1,0,2,-1,1,-2,-2,2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2,1,-1,0,1,0,-3,1,-3,2,-1,1,-1,-2,2,-2,1,0,-2,2,-1,0,2,-1,1,0,2,-3,1,0,-1,2,-1,-3,-1,-1,0,2,-1,1,-2,-2,2,-3,1,1,-3,1,1,-3,0,0,1,2,-3,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1,-2,-2,-3,-3,-3,2,-2,3,-1,2,1,1,-2,-3,-3,2,0,-1,-2,-2,2,2,-1,0,1,2,2,-1,1,-1,0,2,-2,1,0,-2,2,1,0,0,-3,0,2,1,-3,1,0,0,-3,-1,-3,-1,-1,-2,-3,1,1,-1,-2,1,-3,1,2,-2,0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2,-2,-2,2,2,-1,0,1,-3,2,-1,1,-1,-3,2,-2,1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1,-2,-2,2,2,-1,0,1,-3,2,-1,1,-1,-2,2,-2,1,0,-2,2,1,0,0,-3,0,2,1,-3,1,0,0,2,-1,-3,-1,-1,0,-3,1,1,-2,-2,1,-3,1,2,-3,1,1,-3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-3,1,1,2,-2,-1,-3,2,-2,-1,2,-2,1,-1,-3,2,-1,1,2,-3,0,-2,0,-2,-2,0,-2,2,1,0,0,-3,0,2,1,-3,1,0,0,2,-1,-3,-1,-1,0,-3,1,1,-2,-2,1,-3,1,2,-3,1,1,-1,0,0,1,2,-3,2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475208614068" calcext:value-type="float">
            <text:p>0,1847520861406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1,-3,1,0,-1,2,-1,-3,-1,-1,0,2,-1,1,-2,-2,2,-3,1,1,-3,1,1,-3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-2,-2,3,-1,2,1,-2,-2,-3,-3,2,0,-1,-2,-2,2,2,-1,0,1,-3,2,-1,0,-1,-3,2,-2,-2,0,-2,2,1,0,0,-3,0,2,1,-3,1,0,0,2,-1,-3,-1,-1,0,-3,1,1,-2,-2,1,-3,1,2,-3,1,1,-1,0,0,1,2,-3,2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186189867250253" calcext:value-type="float">
            <text:p>0,18618986725025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6189867250253" calcext:value-type="float">
            <text:p>0,18618986725025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-2,-1,-2,-3,1,0,0,1,1,-2,0,2,2,0,0,0,2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0,1,1,-1,0,0,-2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0,-3,1,-3,1,-3,1,1,2,-2,-1,-3,2,-2,-1,0,0,1,0,-3,1,-3,2,-1,1,-1,-2,2,-2,1,0,-2,2,1,0,0,1,-3,-1,-1,2,-2,-2,2,0,1,-3,-1,-2,-1,1,2,0,3,1,1,-1,-3,1,-2,1,3,-1,1,1,-3,-3,2,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2,-2,-2,0,-1,2,2,0,0,1,-3,-1,-1,2,-2,-2,2,0,-3,-3,-1,-2,-1,1,2,0,3,1,1,-1,-3,-3,-2,1,3,-1,1,1,-3,-3,-3,0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2,-2,2,0,-1,-2,-2,2,2,-1,0,1,-3,0,2,1,-3,-2,2,-2,1,0,-2,2,1,0,0,-3,0,2,1,-3,1,0,0,2,-1,1,-1,-1,0,-3,2,1,-2,-2,1,-3,3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89032625050104" calcext:value-type="float">
            <text:p>0,18903262505010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1,-2,-3,-3,2,0,-1,-2,-2,2,2,-1,0,1,-3,2,-1,1,-1,-3,2,-2,1,0,-2,2,1,0,1,-3,0,2,1,-3,1,0,0,2,-1,-3,-1,-1,0,-3,1,1,-2,-2,1,-3,1,2,-3,1,1,-1,-1,0,1,2,-3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0,-1,0,-2,2,2,-1,0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-1,-3,-1,-1,2,-2,-2,2,0,2,-3,-1,-2,-1,1,2,0,3,1,1,-1,-3,-3,-2,1,3,-1,1,1,-3,-3,2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-1,0,1,0,-3,1,-3,2,-1,1,-1,-2,2,-2,1,0,-2,2,-1,0,2,-1,0,0,1,-3,1,0,0,2,-1,-3,-1,-2,-1,1,2,0,-3,1,1,-1,1,-3,-3,1,-2,-1,1,1,-3,-3,2,0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2,0,-1,-2,-2,-1,2,-1,2,-2,0,1,-1,-2,1,1,-3,-1,-2,0,-1,2,2,0,0,1,-3,-1,-1,2,-2,-2,2,0,-3,-3,-1,-2,-1,1,2,0,3,1,1,-1,-3,-3,-2,1,3,-1,1,1,-3,-3,2,0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3,1,-1,2,1,1,-3,-3,-3,2,0,-1,-2,-2,2,2,-1,0,1,-3,2,-1,1,-1,-3,2,-2,1,0,-2,2,1,0,0,-3,0,2,1,-3,-1,0,0,2,-1,-3,-1,-1,0,-3,1,1,-2,-2,1,-3,1,2,2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" calcext:value-type="float">
            <text:p>0,2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" calcext:value-type="float">
            <text:p>0,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1328918273887" calcext:value-type="float">
            <text:p>0,2013289182738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1328918273887" calcext:value-type="float">
            <text:p>0,2013289182738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2,2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0,-1,2,1,-1,-2,-3,-3,2,-1,-1,1,-1,0,1,0,-3,1,-3,2,-1,1,-1,-2,2,-2,1,0,-2,2,-1,0,2,-1,0,0,1,-3,1,0,-1,2,-1,-3,-1,-1,0,2,-1,1,-2,-2,2,-3,1,2,-3,1,1,-3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0,2,-3,0,-2,0,-2,-2,0,-1,2,2,0,0,1,-3,-1,-1,2,-2,-2,2,0,-3,-3,-1,-2,-1,1,2,0,3,1,1,-1,-3,-3,-2,1,3,-1,1,1,-3,-3,2,0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06559111797729" calcext:value-type="float">
            <text:p>0,20655911179772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3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-2,-2,-1,2,-1,0,-3,2,0,1,-1,-2,-3,-2,-3,0,-2,-2,2,-2,1,1,0,0,2,-2,1,-1,-3,-1,-3,2,1,-3,0,0,-3,1,1,-2,-2,1,-3,1,2,-3,1,1,-1,0,0,1,2,-3,2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09125161884775" calcext:value-type="float">
            <text:p>0,209125161884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11660104885167" calcext:value-type="float">
            <text:p>0,21166010488516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1660104885167" calcext:value-type="float">
            <text:p>0,21166010488516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1,-1,2,0,3,-2,-3,-3,2,0,-1,-2,-2,2,2,-1,0,1,-3,2,-1,1,-1,-3,2,-2,1,0,-2,2,1,0,0,-3,0,2,1,-3,1,0,0,2,-1,-3,-2,-1,0,-3,1,1,-1,-2,1,-3,1,2,-3,1,1,-1,0,0,1,2,-3,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3,-2,1,-2,-3,1,-3,1,-3,1,1,2,-2,-1,-3,2,-2,-1,2,-2,1,-1,-3,2,0,1,2,-3,0,-2,0,-2,-2,0,-1,2,2,0,-1,1,-3,-1,-1,2,-2,-2,2,0,-3,-3,-1,-2,-1,1,2,0,3,1,1,-1,-3,-3,-2,1,3,-1,1,1,-3,-3,2,0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-2,2,1,-2,-2,-3,-3,-3,2,-2,3,-1,2,1,-1,-2,-3,-3,2,0,-1,-2,-2,2,2,-1,0,1,-3,2,-1,1,-1,-2,2,-2,1,0,-2,2,1,0,0,-3,0,2,1,-2,1,0,-2,2,-1,-3,-1,-1,0,-3,1,1,-2,-2,1,-3,1,2,-3,1,2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214165045389454" calcext:value-type="float">
            <text:p>0,214165045389454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6641024123626" calcext:value-type="float">
            <text:p>0,2166410241236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-2,2,-2,1,0,-2,2,-1,0,2,-1,2,0,1,-3,1,0,-1,2,-1,-3,-1,-1,0,2,-1,1,-2,-2,2,-3,1,2,-3,1,1,-3,0,0,1,2,-3,2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-1,2,-2,-2,2,0,-3,-3,-1,-2,-1,1,2,0,3,1,1,-1,-3,-3,-2,1,3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-2,-1,-3,2,-1,1,2,-3,0,-2,0,-2,-2,0,-1,2,2,0,0,1,-3,-1,-2,2,-2,-2,2,0,-3,-2,-1,-2,-1,2,2,0,3,1,1,-1,-3,-3,-2,1,3,-1,1,1,-3,-3,2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0,-2,2,-3,1,2,1,1,1,-3,0,0,1,2,-3,3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-1,1,-1,-2,2,-2,1,0,-2,2,1,0,0,-3,0,2,1,-3,1,0,3,2,-1,-3,-1,-1,0,-3,1,1,-2,-2,0,-1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1,1,-2,-2,-3,-3,-3,2,-2,3,-1,2,1,1,-2,-3,-3,2,0,-1,-2,-2,2,2,-1,0,1,-3,2,-1,1,-1,-2,2,-2,1,0,-2,2,1,0,0,-3,0,2,1,-3,1,0,2,2,-1,-3,-1,-1,0,-3,1,1,-2,-2,1,-3,1,2,-3,1,1,-1,0,0,1,2,-3,2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-2,1,-3,-2,1,-2,-3,1,-3,1,-3,1,-2,2,-1,-3,2,0,-1,-2,-2,2,2,-1,0,-3,2,-2,2,-3,0,-2,0,-2,-2,0,-1,2,2,0,0,1,-3,-1,-1,3,2,-2,2,0,-3,-3,-1,-2,-1,1,2,0,3,1,1,-1,-3,-3,-2,1,3,-1,1,1,-3,-3,2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0,-1,2,-1,-3,2,0,-1,-2,-2,-1,2,-1,2,-2,0,1,-1,-2,1,1,-3,-1,2,1,-1,-1,1,0,-1,-3,-2,0,1,-1,1,1,-1,-3,-3,-2,-3,-2,0,1,1,-2,-2,-3,1,-1,-3,-3,-2,1,3,-1,1,1,-3,-3,2,0]</text:p>
          </table:table-cell>
          <table:table-cell office:value-type="float" office:value="0.222710574513201" calcext:value-type="float">
            <text:p>0,22271057451320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3904741649955" calcext:value-type="float">
            <text:p>0,22390474164995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6274169979695" calcext:value-type="float">
            <text:p>0,2262741699796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6274169979695" calcext:value-type="float">
            <text:p>0,2262741699796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3,0,-2,2,1,-3,-2,1,-2,-3,1,-3,1,-3,1,1,2,-3,-3,2,-1,-1,1,-1,0,1,0,-3,1,-3,2,-1,1,-1,-2,2,-2,1,0,-2,2,-1,0,2,-1,0,0,1,-3,1,0,-1,2,-1,-3,-1,-1,0,2,-1,0,3,1,-1,-1,-3,-3,-2,1,3,-1,1,-3,-3,-3,2,0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1,-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-2,-2,-2,-2,1,-2,-2,2,-3,-1,2,1,-1,2,-1,-3,2,0,-1,-2,-2,-1,2,-1,2,-3,2,1,1,-1,-2,-3,-2,-3,0,-2,-2,2,-2,1,1,0,0,2,-2,1,-1,-3,-1,2,-1,-3,-1,-1,0,2,-1,1,-2,-2,2,-3,1,2,-3,3,1,-3,0,0,1,2,-3,2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0,-2,2,2,-1,0,1,-3,2,-1,1,-1,-2,2,-2,1,0,-2,2,1,0,0,-3,0,2,1,-3,1,0,0,2,-1,-3,-1,-1,0,-3,1,1,-2,-2,1,-3,1,2,-3,1,1,-1,0,0,1,2,-3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0,2,2,0,0,0,2,2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-1,2,-3,-2,-3,-2,-1,-2,-2,2,-3,-1,-3,1,-1,2,-1,-3,2,0,-1,-2,-2,-1,2,-1,0,-3,2,0,1,-1,-2,-3,-2,-3,-2,0,-1,2,2,0,0,1,-3,-1,-1,2,-2,-2,2,0,-3,-3,-1,-2,-1,1,2,0,3,1,1,-3,-3,-3,-2,3,3,-1,1,1,-3,-3,2,0]</text:p>
          </table:table-cell>
          <table:table-cell office:value-type="float" office:value="0.229782505861521" calcext:value-type="float">
            <text:p>0,22978250586152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-1,-1,1,-1,0,1,0,-3,1,-3,2,-1,1,-1,-2,2,-2,1,0,-2,2,1,0,0,-3,0,2,1,-3,1,0,0,2,-1,-3,-1,-1,0,-3,1,1,-2,-2,1,-3,1,2,-3,1,1,-1,0,0,1,2,-3,2]</text:p>
          </table:table-cell>
          <table:table-cell office:value-type="float" office:value="0.230358900031719" calcext:value-type="float">
            <text:p>0,23035890003171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094010767585" calcext:value-type="float">
            <text:p>0,230940107675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094010767585" calcext:value-type="float">
            <text:p>0,230940107675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3,2,1,1,-2,-3,-3,2,0,-1,-2,-2,2,2,-1,0,1,-3,2,-1,1,-1,-2,2,-2,1,0,-2,2,1,0,0,-3,0,2,1,-3,1,0,0,2,-1,-3,-1,-1,0,-3,1,1,-2,-2,1,-3,1,2,-3,1,1,-1,0,0,1,0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-3,2,1,-2,-2,-3,-3,-3,2,-2,3,-1,2,1,1,-2,-3,-3,2,0,-2,-2,-2,2,2,-1,0,1,-3,2,-1,1,-1,-3,2,-2,1,0,-2,2,1,0,0,-3,0,2,1,-3,1,0,0,2,-1,-3,-1,-1,0,-3,1,1,-2,-2,1,-3,1,2,-3,-1,-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1,-1,1,-1,0,1,0,-3,1,-3,2,-1,1,-1,-2,2,-2,1,0,-2,2,-1,0,2,-1,0,0,1,-3,1,0,-1,2,-1,-3,-1,-1,0,2,-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1,-2,-2,2,2,-1,0,1,-3,2,-1,1,-1,-2,2,-2,1,0,-2,2,1,0,0,-3,0,2,1,-3,1,0,0,2,-1,-3,-1,-1,0,-3,1,1,-2,-2,2,-3,1,2,-3,1,1,-3,0,0,1,2,-3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1,-2,-3,-3,-3,2,-2,3,-1,2,0,1,-2,-3,-3,2,0,-1,-2,-2,2,2,-1,0,1,-3,2,-1,1,-1,0,-2,-2,1,0,-2,2,1,0,0,-3,0,2,1,-3,1,0,0,2,-1,-3,-1,-1,0,-3,1,1,-2,-2,1,-3,1,2,-3,2,1,-1,0,0,1,2,-3,2]</text:p>
          </table:table-cell>
          <table:table-cell office:value-type="float" office:value="0.233238075793812" calcext:value-type="float">
            <text:p>0,23323807579381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-2,-2,2,0,-3,-3,-1,-2,-1,1,2,0,3,1,1,-1,-3,-3,-2,1,3,-1,1,1,-3,-3,2,2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0,1,0,-3,1,-3,2,-1,1,-1,-2,2,-2,1,0,-2,2,-1,0,2,-1,0,0,1,-3,1,0,-1,2,-1,-3,-1,-1,0,2,-1,1,-2,-2,2,-3,1,2,-3,1,1,-3,1,1,-3,-3,2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2,-3,1,2,-3,1,1,-1,0,0,1,2,-3,2]</text:p>
          </table:table-cell>
          <table:table-cell office:value-type="float" office:value="0.236643191323985" calcext:value-type="float">
            <text:p>0,23664319132398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1,2,-2,-1,-3,2,-2,-1,2,3,1,-1,-3,2,-1,1,2,-3,0,-2,0,-2,-2,0,-1,2,2,0,0,1,-3,-1,-1,2,-2,-2,2,0,-3,-3,-1,-2,-1,1,2,-1,3,1,1,-1,-3,-3,-2,1,3,-1,1,1,-3,-3,2,0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3,-3,2,-2,3,-1,2,1,1,-2,-3,-3,2,1,-1,-2,-2,2,2,0,-3,1,-3,2,-1,1,-1,-2,2,-2,1,0,-2,2,-1,0,2,-1,0,-2,1,-3,1,0,-1,2,-1,-2,-1,-1,0,2,-2,1,-3,-2,2,-3,1,2,-3,1,1,-3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0,-2,0,-2,-2,0,-1,2,2,0,0,1,-3,2,-2,1,-1,-3,-1,-3,2,1,-3,0,0,1,-2,-1,-2,-3,1,-1,0,1,1,-2,0,2,2,0,0,0,2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2,1,-1,0,1,0,-3,1,-3,2,-1,1,-1,-2,2,-2,1,0,-2,2,1,0,2,-1,0,0,1,-3,1,0,-1,2,-1,-3,-1,-1,0,2,-1,1,-2,-2,2,-3,1,-3,-3,1,1,-3,0,0,1,2,-3,2]</text:p>
          </table:table-cell>
          <table:table-cell office:value-type="float" office:value="0.238886304895586" calcext:value-type="float">
            <text:p>0,238886304895586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0,-2,-2,-3,-3,-3,2,-2,3,-1,2,1,1,-2,-3,-3,2,-1,-1,-1,-1,0,1,0,-3,1,-1,1,-1,1,-1,-2,2,-2,1,0,-2,2,1,0,0,-3,0,2,1,-3,1,0,-1,2,-1,-3,-1,-1,0,-3,1,1,-2,-2,1,-3,1,2,-3,1,1,-1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1,0,-2,1,-3,1,0,-1,2,-1,-2,-1,-1,0,2,-2,1,-3,-2,2,-3,1,2,-3,1,1,-3,0,0,1,2,-3,2]</text:p>
          </table:table-cell>
          <table:table-cell office:value-type="float" office:value="0.24" calcext:value-type="float">
            <text:p>0,2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-1,-2,-3,-3,2,-1,-1,1,-1,0,-2,0,-3,1,-3,2,-1,1,-1,-2,2,-2,1,0,-2,2,-1,0,2,-1,-3,-1,1,-3,1,0,-1,2,-1,-3,-1,-1,0,2,-1,1,-2,-2,2,-3,1,2,-3,1,1,-3,1,1,-3,-3,2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1,2,-1,-1,1,-1,0,1,0,-3,1,-2,2,-1,1,-1,-2,3,-2,-2,0,-1,2,-1,0,0,-3,0,2,1,-3,1,0,0,2,-1,-3,-1,-1,0,-3,1,1,-2,-2,1,-3,1,2,-3,1,1,-1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1108550933668" calcext:value-type="float">
            <text:p>0,2411085509336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2,-3,-3,2,1,-1,-2,-2,2,2,0,-3,1,-3,2,-1,1,-1,-2,2,-2,0,0,-2,2,-1,0,2,-1,0,-2,1,-3,1,0,-1,2,-1,-2,-1,-1,0,2,-2,1,-3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3,0,-1,2,2,0,0,1,-3,-1,-1,2,-2,-2,2,0,-3,-3,-1,-2,-1,1,2,0,3,1,1,-2,-3,-3,-2,1,3,-1,1,1,-3,-3,2,0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-3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42212028327799" calcext:value-type="float">
            <text:p>0,24221202832779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0,-2,2,1,-3,-2,1,-2,-3,1,-3,1,-3,1,1,2,-2,-1,2,0,-1,-2,-2,-1,2,-1,2,-2,0,1,-1,-2,1,1,-3,-1,0,-2,-2,2,-2,1,1,0,0,2,-2,1,-1,-3,-1,-3,2,1,-3,0,0,1,-2,-1,-2,-3,1,-1,0,1,1,-2,0,2,2,0,0,0,2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-2,-3,-3,-3,2,-2,3,-1,2,1,1,-2,-3,-3,2,1,-1,1,-1,0,1,0,-3,1,-3,2,-1,1,-1,-2,2,-2,1,0,-2,2,1,0,0,-3,0,2,1,-3,1,0,0,2,-1,-3,-1,-1,0,-3,1,1,-2,-2,2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2,-3,1,0,-1,2,-1,-3,-1,-1,0,2,-1,1,-2,-2,2,-3,1,1,-3,1,1,-3,0,0,1,2,-3,1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1,-2,-3,-3,2,-1,-1,1,-1,0,1,0,-3,1,-3,2,-1,1,-1,-2,2,-2,1,0,-2,2,-1,0,2,-1,0,0,1,-3,1,0,-1,2,-1,-3,-1,-1,0,2,-1,1,-2,-2,2,-3,1,2,-3,1,1,-3,0,0,1,2,-3,2]</text:p>
          </table:table-cell>
          <table:table-cell office:value-type="float" office:value="0.247655674946756" calcext:value-type="float">
            <text:p>0,24765567494675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8730108082368" calcext:value-type="float">
            <text:p>0,2487301080823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-2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1,2,-2,-1,-3,2,-2,-1,2,-2,1,-1,-3,2,-1,1,2,-3,-2,-2,0,-2,-2,0,-1,2,2,0,0,1,-3,-1,-1,2,-2,-2,2,0,-3,-3,-1,-2,-1,1,2,0,3,-3,1,-1,-3,-3,-2,1,1,-3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1,-3,0,0,2,2,2,2,0,-3,1,3,-3,0,2,1,-1,-1,2,-3,2,1,0,-1,0,2,-3,-3,0,-1,-3,1,-2,2,3,2,2,2,-3,2,2,0,-3,0,2,-2,0,0,1,2,2,-2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1,-1,0,-2,0,2,-2,-3,-3,-2,2,-3,-1,1,0,0,2,-3,0,0,-3,-1,-2,2,0,-1,-3,-2,0,1,-2,-1,-2,1,2,1,2,-3,0,0,-1,-3,-3,0,-3,0,2,-1,1,1,-1,0,1,2,1,2,0,1,-2,1,0,0,-2,0,1,2,2,0,1,-1,-2,-3,1,-1,0,1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2,-2,1,0,-2,2,1,0,2,-2,0,2,1,-3,1,0,-1,2,-1,-3,-1,-1,0,2,-1,1,-2,-2,1,-3,1,2,-3,1,1,-1,0,0,1,2,-3,0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1,0,1,0,-3,1,-3,2,-1,1,-1,-2,2,3,1,0,-2,2,1,0,2,-1,0,0,1,-3,1,0,0,2,-1,-3,-1,-2,-1,1,2,0,-3,1,1,-1,1,-3,-3,1,-2,-1,1,1,2,-3,2,0]</text:p>
          </table:table-cell>
          <table:table-cell office:value-type="float" office:value="0.25086516962969" calcext:value-type="float">
            <text:p>0,25086516962969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25086516962969" calcext:value-type="float">
            <text:p>0,2508651696296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0,-2,-3,-3,-3,2,-2,3,-1,2,1,1,2,3,-1,-3,2,-2,-1,2,-2,1,-1,-3,2,-1,1,2,-3,0,-2,0,-2,-2,0,-1,2,2,0,0,1,-3,-1,-1,2,-2,1,2,0,-3,-3,-1,-1,0,-3,1,1,-2,-2,1,-3,1,2,-3,1,1,-1,0,0,1,2,-3,2]</text:p>
          </table:table-cell>
          <table:table-cell office:value-type="float" office:value="0.25298221281347" calcext:value-type="float">
            <text:p>0,25298221281347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2,-1,-3,2,-2,-1,-1,0,1,0,-3,-2,-3,2,-1,1,-1,-2,2,-2,1,0,-2,2,1,0,0,1,-3,-1,-1,2,-2,-2,2,0,-3,-3,-1,3,-1,1,-2,1,-2,-2,2,-3,1,2,-3,1,1,-3,0,0,1,2,-3,2]</text:p>
          </table:table-cell>
          <table:table-cell office:value-type="float" office:value="0.25298221281347" calcext:value-type="float">
            <text:p>0,2529822128134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3,0,-2,2,1,0,0,-3,0,2,-1,-3,1,0,0,2,-1,-3,-1,-1,0,-3,1,1,-2,-2,1,-3,1,2,-3,1,1,-1,0,0,1,2,-3,2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54034118443435" calcext:value-type="float">
            <text:p>0,2540341184434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2,-2,2,1,-3,-2,1,-2,-1,-2,-3,1,-3,1,1,2,-2,-1,-3,2,-2,-1,2,-2,1,-1,-3,2,-1,1,2,-3,0,-2,0,-2,-2,0,-1,3,2,0,0,1,-3,-1,-1,2,-2,-2,2,0,-3,-3,-1,-2,-1,1,2,-2,3,1,1,-1,-3,-3,-2,1,3,-1,-3,1,-3,-3,2,0]</text:p>
          </table:table-cell>
          <table:table-cell office:value-type="float" office:value="0.255081686262786" calcext:value-type="float">
            <text:p>0,25508168626278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-1,-2,-3,-3,2,-1,-1,1,-1,0,1,0,-3,1,-3,2,-1,1,-1,-2,2,-2,1,0,-2,2,-1,0,2,-1,0,0,1,-3,1,0,-3,2,-1,-3,-1,-1,0,2,-1,1,-2,-2,2,-3,1,2,-3,1,3,-1,1,1,-3,-3,2,0]</text:p>
          </table:table-cell>
          <table:table-cell office:value-type="float" office:value="0.255081686262787" calcext:value-type="float">
            <text:p>0,25508168626278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255081686262787" calcext:value-type="float">
            <text:p>0,255081686262787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-2,-1,2,-1,-3,-1,-1,0,2,-1,1,-2,-2,1,-3,1,2,-3,1,1,-1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58198889747161" calcext:value-type="float">
            <text:p>0,25819888974716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0,2,0,-2,-2,-2,2,2,-1,0,1,-3,2,0,1,-1,-2,2,-2,1,0,-2,1,1,0,0,-3,0,2,1,-3,1,0,3,2,-1,-3,-1,-1,0,-3,1,1,-2,-2,0,-1,1,2,-3,1,1,-1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-1,0,2,-2,0,2,1,-3,1,0,-1,2,-1,-3,-1,-1,0,2,-1,1,-2,-2,2,-3,1,1,-3,1,1,-3,0,0,1,2,-3,2]</text:p>
          </table:table-cell>
          <table:table-cell office:value-type="float" office:value="0.259229627936314" calcext:value-type="float">
            <text:p>0,25922962793631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3,-3,-3,2,-1,-1,1,0,0,1,0,-3,1,-3,2,-1,1,-1,-2,2,-2,1,0,-2,2,1,0,0,-3,0,2,1,-3,1,0,0,2,-1,-3,-1,-1,0,-3,1,1,-2,-2,1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2,2,1,-2,-2,-3,-1,-3,2,-2,3,-1,2,1,1,-1,-3,-3,2,1,3,-2,3,2,2,0,3,1,-3,2,-1,1,-1,-2,2,-2,0,0,-2,2,-1,0,2,-1,0,-2,1,-3,1,0,-1,2,3,-2,-1,-1,0,2,-2,1,-3,1,2,-3,1,2,-3,1,1,-1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1,-2,-2,-3,1,0,0,1,1,-2,0,2,2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3,2,-3,-2,1,-2,-3,-3,2,-2,0,-1,2,1,-1,-2,-3,-3,0,-1,-1,1,-1,0,1,-1,-3,1,-3,2,-1,1,-1,-2,2,-2,1,0,-2,2,-1,0,2,-1,0,0,1,-3,1,0,-1,2,-1,-3,-1,-1,0,2,-1,1,-2,-2,2,-3,1,2,-3,-1,1,-3,0,0,1,2,-3,2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2,-3,1,0,-1,2,-1,-3,-1,-1,0,2,-1,1,-2,-2,2,-3,1,1,-3,1,1,-3,0,0,1,2,-3,1]</text:p>
          </table:table-cell>
          <table:table-cell office:value-type="float" office:value="0.263312235441753" calcext:value-type="float">
            <text:p>0,26331223544175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3,-1,0,-2,0,-3,1,-2,2,-1,1,-1,-2,2,-2,1,0,-2,2,-1,0,2,-1,0,0,1,-3,1,0,-1,2,-1,-3,-1,-1,0,2,1,1,-2,-2,2,-3,1,2,-3,1,1,-3,0,0,1,2,-3,2]</text:p>
          </table:table-cell>
          <table:table-cell office:value-type="float" office:value="0.263312235441753" calcext:value-type="float">
            <text:p>0,26331223544175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0,-2,2,2,-1,0,1,-3,2,-1,1,-1,-2,2,-2,1,0,-2,2,1,0,0,-3,0,2,1,-3,1,0,0,2,-1,-3,-1,-1,0,-3,1,1,-2,-2,1,-3,1,2,-3,1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2,2,-2,3,-1,2,0,1,-2,-3,-3,2,0,-1,-2,-2,2,2,0,0,-3,-3,2,-2,1,-1,0,2,-2,2,0,-2,2,1,0,0,-3,0,2,1,-3,1,0,0,2,-1,-3,-1,-1,0,-3,1,1,-2,-2,1,-3,1,2,-3,2,1,-1,0,0,1,2,-3,2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64323034687987" calcext:value-type="float">
            <text:p>0,264323034687987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-2,-2,-3,-3,-3,2,-2,3,-1,2,1,1,-2,-3,-3,2,0,-1,-2,-2,2,2,-1,0,1,-3,2,-1,-3,-1,-2,2,-2,1,0,-2,2,1,1,0,-3,-1,2,1,-3,1,0,0,2,-1,-3,-1,-1,0,-3,1,1,-2,-2,1,-3,1,0,-3,0,1,-1,0,0,1,2,-3,2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2,2,-3,-2,1,-2,-3,-3,2,-2,0,-1,2,1,-1,-2,-3,-3,2,-1,-1,1,-1,0,1,0,-3,1,-3,2,-1,1,-1,-2,2,-2,1,0,-2,2,-1,0,2,-1,0,0,1,-3,1,0,-1,2,-1,-3,-1,-2,-1,1,0,0,3,2,1,-1,-3,-3,-2,1,3,-1,1,1,-3,-3,2,0]</text:p>
          </table:table-cell>
          <table:table-cell office:value-type="float" office:value="0.265329983228432" calcext:value-type="float">
            <text:p>0,26532998322843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266333124739176" calcext:value-type="float">
            <text:p>0,26633312473917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0,-1,0,-2,2,2,-1,0,1,-3,2,-1,1,-1,-2,2,-2,1,0,-2,2,1,0,0,-3,0,2,1,-3,1,0,0,2,-1,-3,-1,-1,0,-3,1,1,-2,-2,1,-3,1,2,-3,1,1,-1,0,0,1,2,-3,2]</text:p>
          </table:table-cell>
          <table:table-cell office:value-type="float" office:value="0.266333124739176" calcext:value-type="float">
            <text:p>0,26633312473917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2,-1,0,0,1,-3,1,0,-1,2,-1,-3,-1,-1,0,2,-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67332502076846" calcext:value-type="float">
            <text:p>0,2673325020768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2,1,-3,1,0,0,2,-1,-3,-1,-1,0,-3,1,1,-2,-2,1,-3,1,2,-3,1,1,-1,0,0,1,2,-3,2]</text:p>
          </table:table-cell>
          <table:table-cell office:value-type="float" office:value="0.269320131689655" calcext:value-type="float">
            <text:p>0,26932013168965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0,-2,-2,0,-1,2,-1,0,0,-3,0,2,1,-3,1,0,0,2,-1,-3,-1,-1,0,-3,1,1,-2,-2,1,-3,1,2,-3,1,1,-1,0,0,1,2,-3,2]</text:p>
          </table:table-cell>
          <table:table-cell office:value-type="float" office:value="0.27030846576951" calcext:value-type="float">
            <text:p>0,2703084657695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1,-2,1,-2,-3,3,-2,1,-3,1,1,2,1,-1,-3,2,-2,-1,2,3,1,-1,-3,2,-1,1,2,-3,0,-2,0,-2,-2,0,-1,2,2,0,0,1,-3,-1,-1,2,-2,-2,2,0,-3,-3,-1,-2,-1,1,2,-1,3,1,1,-1,2,-3,-2,1,3,-1,1,1,-3,-3,2,0]</text:p>
          </table:table-cell>
          <table:table-cell office:value-type="float" office:value="0.27030846576951" calcext:value-type="float">
            <text:p>0,2703084657695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-3,-1,-2,-3,-3,2,-1,-1,1,-1,0,1,0,-3,1,3,2,-1,1,-1,-2,2,-2,1,0,-2,2,-1,0,2,-1,0,0,1,-3,1,0,-1,2,-1,-3,-1,-3,1,1,0,0,0,-2,2,-3,1,2,-3,1,1,-3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3,-3,2,-2,3,-1,2,1,1,-2,-3,-3,2,-1,-1,1,-1,0,1,0,-3,1,-3,2,-1,0,-1,-2,2,-2,1,0,-2,2,1,0,0,-3,0,2,1,-3,1,0,0,2,-1,-3,-1,-1,0,-3,1,1,-2,-2,1,-3,2,2,-3,1,1,-1,0,0,1,2,-3,2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3,1,-2,-1,1,1,-3,-3,2,0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-2,1,1,-3,-1,2,1,2,-3,0,-1,-2,0,-2,-3,2,-3,-3,2,1,2,-3,-3,-2,-1,0,0,-2,2,1,-3,2,-1,0,-3,2,-2,1,2,-2,2,1,-3,0,-1]</text:p>
          </table:table-cell>
          <table:table-cell office:value-type="float" office:value="0.270308465769511" calcext:value-type="float">
            <text:p>0,270308465769511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2,1,-3,1,0,0,2,-1,-3,-1,-1,0,-3,1,1,-2,-2,1,-3,1,2,-3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3,1,-1,2,1,1,-3,-3,-3,2,0,-1,-2,-2,2,2,-1,0,1,-3,2,-1,1,-1,-3,2,-2,1,0,-2,2,1,0,0,-3,0,2,1,-3,-1,0,0,2,-1,-3,-1,-1,0,-3,1,1,-2,-2,1,-3,1,2,2,1,1,-1,0,0,1,2,-3,2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1,-3,-3,-3,0,-2,2,0,2,2,-1,2,-3,2,1,0,-3,-3,-1,1,0,-2,-3,-2,-3,1,-3,-1,-3,-2,1,-3,1,1,-3,2,-1,1,-2,1,-1,0,-2,-1,2,-1,-2,1,2,-2,-2,1,0,0,-2,0,2,1,-3,1,-3,-1,0,0,-3,-1,-2,-2,2,2,-3,-1,2,0,-2,-3,-3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3,0,-2,2,1,-3,-2,1,-2,-3,1,-3,1,-3,1,1,2,-2,-1,-3,2,-2,-1,-1,0,1,0,-3,-2,-3,2,-1,1,-1,-2,2,-2,1,0,-2,2,1,0,0,1,-3,-1,-1,2,-2,-2,2,0,-3,-3,-1,3,-1,1,-2,0,3,1,-1,-1,-3,-3,-2,1,3,-1,1,-3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-3,1,-3,1,1,-2,-3,-3,2,0,-1,-2,-2,2,2,-1,0,1,-3,2,-1,1,-1,-2,2,-2,1,0,-2,2,1,0,0,-3,-3,-1,-1,2,-2,-2,2,0,-3,-3,-1,-2,-1,-1,2,0,3,1,1,-1,-3,-3,-2,1,3,-1,1,1,-3,-3,2,0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-1,0,2,-2,0,2,1,-3,1,0,-1,2,-1,-3,-1,-1,0,2,-1,1,-2,-2,1,-3,1,2,-3,1,1,-1,0,0,1,2,-3,0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0,-2,0,-2,-2,0,-1,2,2,0,0,1,-3,2,-2,1,-1,-3,-1,-3,2,1,-3,0,0,1,-2,-1,-2,-3,1,-1,0,1,1,-2,0,2,2,0,0,0,2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0,-3,-2,1,-2,-3,-3,2,-2,0,-1,2,1,-1,-2,-3,-3,2,-1,-1,1,-1,0,1,0,-3,1,2,3,-1,1,-1,-2,2,-2,1,0,-2,2,-1,0,2,-1,0,0,1,-3,1,0,-1,2,-1,-3,-1,-1,0,2,-1,0,-2,-2,2,-3,1,2,-3,1,1,-3,0,0,1,2,-3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74226184016042" calcext:value-type="float">
            <text:p>0,27422618401604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5196899207337" calcext:value-type="float">
            <text:p>0,2751968992073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75196899207337" calcext:value-type="float">
            <text:p>0,27519689920733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1,2,-1,1,1,-3,1,0,-1,-3,0,2,2,0,-1,-2,-2,-1,2,-1,2,-2,0,1,-1,1,1,1,-3,-1,2,1,2,-3,0,-1,-2,0,-2,-3,2,-3,-3,2,1,2,1,-3,-2,-1,0,0,-2,2,-2,-3,2,-1,0,-3,2,-2,1,2,-2,2,1,-3,0,-1]</text:p>
          </table:table-cell>
          <table:table-cell office:value-type="float" office:value="0.27712812921102" calcext:value-type="float">
            <text:p>0,2771281292110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1,1,-2,-3,-3,2,0,-1,-2,-2,2,2,-1,0,1,-3,2,-1,1,-1,-2,2,-2,1,0,-2,2,1,0,0,-3,0,2,1,-3,1,0,0,2,-1,-3,-1,-1,0,-3,-1,1,-2,-2,1,-3,1,2,-3,1,1,-1,0,0,1,2,-3,2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-1,2,-1,-2,-1,-1,0,2,-2,1,-3,-2,2,-3,1,2,-3,1,1,-1,0,0,1,2,-3,2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2,2,0,-3,1,0,0,2,-1,-3,-1,-1,0,-3,1,1,-2,-2,3,-3,0,2,-3,1,1,-1,0,-3,1,2,-3,2]</text:p>
          </table:table-cell>
          <table:table-cell office:value-type="float" office:value="0.279045993819418" calcext:value-type="float">
            <text:p>0,27904599381941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-2,1,-3,1,0,-1,2,-1,-3,-1,-2,-1,1,2,0,3,1,1,-1,-3,-3,-2,1,3,-1,-3,0,-3,-3,2,0]</text:p>
          </table:table-cell>
          <table:table-cell office:value-type="float" office:value="0.279045993819418" calcext:value-type="float">
            <text:p>0,27904599381941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2,-3,2,1,-2,-2,-3,-3,-3,2,-2,3,-1,2,1,1,-2,-3,-1,-3,2,-2,-1,2,-2,1,-1,-3,1,-3,2,-1,1,-1,-2,2,-2,1,0,-2,2,1,0,0,-3,0,2,1,-3,1,0,3,2,-1,-3,-1,-1,0,-3,1,1,-2,-2,0,-1,1,2,-3,1,1,-1,0,0,1,2,-3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-3,-1,-3,2,-1,1,2,-3,0,-2,0,-2,-2,0,-1,2,2,0,0,1,-3,-1,-1,2,-2,-2,2,0,-3,-3,-1,-2,-1,1,2,0,3,-1,1,-1,-3,1,-2,1,3,-1,1,1,-3,-3,2,0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-2,-2,2,0,-3,-3,-1,-2,-1,1,2,0,3,1,1,-1,-3,-3,-2,1,3,-1,1,1,-3,-3,2,2]</text:p>
          </table:table-cell>
          <table:table-cell office:value-type="float" office:value="0.284722086720835" calcext:value-type="float">
            <text:p>0,28472208672083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2,2,-3,-2,1,-2,-3,-3,2,-2,0,-1,2,1,-1,-2,-3,-3,2,-1,-1,1,-1,0,1,0,0,-3,-3,2,-1,1,-1,-2,2,-2,1,0,-2,2,-1,0,2,-1,0,0,1,-3,1,0,-1,2,-1,-3,-1,2,0,2,-1,1,-2,-2,2,-3,1,2,-3,1,1,-3,0,0,1,2,3,2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6589136802729" calcext:value-type="float">
            <text:p>0,28658913680272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-1,0,2,-1,0,-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0,2,-3,0,-2,0,-2,-2,0,-1,2,2,0,0,1,-3,-1,-1,2,-2,-2,2,0,-3,-3,-1,-2,-1,1,2,0,3,1,1,-1,-3,-3,-2,1,3,-1,1,1,-3,-3,2,0]</text:p>
          </table:table-cell>
          <table:table-cell office:value-type="float" office:value="0.287518115371304" calcext:value-type="float">
            <text:p>0,28751811537130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-3,2,-2,1,0,-2,2,1,0,0,-3,0,2,1,-3,1,0,0,2,-1,-3,-1,-1,0,-3,1,1,-2,-2,1,-3,1,2,-3,1,1,-1,0,0,1,2,-3,2]</text:p>
          </table:table-cell>
          <table:table-cell office:value-type="float" office:value="0.289367125522809" calcext:value-type="float">
            <text:p>0,289367125522809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2,-1,1,-2,-2,2,-3,1,2,-3,1,1,-1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1,-1,2,1,-1,-2,-3,-3,2,-1,-1,1,-1,0,1,0,-3,1,-3,2,-1,1,-1,0,2,-2,1,0,-2,2,-1,0,2,-1,2,0,1,-3,1,0,-1,2,-1,-3,-1,-1,0,2,-1,1,-2,-2,2,-3,1,2,-3,1,1,-3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-2,-2,3,-1,2,1,1,-2,-3,-3,2,-1,-1,1,-1,0,1,0,-3,1,-3,2,-1,1,-1,-2,2,-2,1,0,-2,2,-1,0,2,-1,0,0,1,-3,1,0,-1,2,-1,-3,-1,-1,0,2,-1,1,-2,-2,2,-3,1,2,-3,1,1,-3,0,0,1,2,-3,2]</text:p>
          </table:table-cell>
          <table:table-cell office:value-type="float" office:value="0.290287214094363" calcext:value-type="float">
            <text:p>0,2902872140943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2,3,-1,2,1,1,-2,-3,-3,2,0,-2,-2,-1,0,2,-1,0,1,-3,2,-1,1,-1,-2,2,-2,1,0,-2,2,1,0,0,-3,0,2,1,-3,1,0,0,2,-1,-3,-1,-1,1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293030146344479" calcext:value-type="float">
            <text:p>0,29303014634447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293938769133981" calcext:value-type="float">
            <text:p>0,29393876913398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-3,1,1,2,-2,-1,-3,2,-2,-1,2,-2,1,-1,-3,2,-1,1,2,-3,0,-2,0,-2,-2,0,-1,2,2,0,0,1,-3,-1,-1,2,-2,-2,2,0,-1,-3,-1,-1,0,2,-1,1,-2,-2,2,-3,1,2,-3,1,1,-3,0,0,1,2,-3,2]</text:p>
          </table:table-cell>
          <table:table-cell office:value-type="float" office:value="0.29484459183328" calcext:value-type="float">
            <text:p>0,2948445918332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3,-1,-3,2,0,-3,-2,0,-2,0,-2,1,-2,0,-3,-2,1,0,1,2,2,-3,2,-1,-1,-1,1,-1,1,-1,1,-2,2,2,-2,2,-1,2,-3,2,-3,-2,0,2,2,0,-3,-1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1,-1,2,-2,1,0,-3,2,-1,1,2,-3,0,-2,0,-2,-2,0,-1,2,2,0,0,1,-3,-1,-1,2,-2,1,2,3,-3,-3,-1,-2,-2,1,2,0,-3,1,1,-1,0,-3,-3,1,-2,-3,1,1,-3,-3,-3,0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0,2,2,0,0,0,2,2]</text:p>
          </table:table-cell>
          <table:table-cell office:value-type="float" office:value="0.295747640170918" calcext:value-type="float">
            <text:p>0,29574764017091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2,-2,1,-2,-3,1,-3,3,-3,1,1,2,-2,-1,-3,2,-2,-1,2,-2,1,-1,-3,2,0,1,2,-3,0,-2,0,-2,-2,0,-1,2,2,0,-1,1,1,-1,-1,2,-2,-2,2,0,-3,-3,-1,-2,-1,1,2,0,3,1,1,-1,-3,-3,-2,1,3,-1,1,1,-3,-3,2,0]</text:p>
          </table:table-cell>
          <table:table-cell office:value-type="float" office:value="0.296647939483826" calcext:value-type="float">
            <text:p>0,2966479394838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296647939483826" calcext:value-type="float">
            <text:p>0,296647939483826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3,2,-1,1,-1,-2,2,-2,1,0,-2,2,1,0,0,-3,0,2,1,-3,1,0,0,2,-1,-3,-1,-1,0,-3,1,1,-2,-2,1,-3,1,2,-3,1,1,-1,0,0,1,2,-3,0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1,0,-1,2,1,-1,-2,-3,-3,2,-1,-1,1,-1,0,1,0,-3,1,-3,2,-1,1,-1,-2,2,-2,1,0,-2,2,-1,0,2,-1,0,0,1,-3,1,0,-1,2,-1,-3,-1,-1,0,2,-1,1,-2,-2,2,-3,1,2,-3,1,1,-3,3,0,1,2,-3,2]</text:p>
          </table:table-cell>
          <table:table-cell office:value-type="float" office:value="0.297545514725619" calcext:value-type="float">
            <text:p>0,29754551472561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3,2,-2,3,-1,2,1,3,-2,-3,-3,2,-1,-1,1,-1,0,1,0,-3,1,-3,2,-1,1,-1,-2,2,-2,1,0,-2,2,-1,0,2,-1,0,0,1,-3,1,0,-1,2,-1,-3,-1,-1,0,2,-1,2,-2,-2,0,-3,1,2,-3,1,1,-3,0,0,1,2,-3,2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1,0,0,2,-1,-3,-1,-1,0,-3,1,1,-2,-2,1,-3,1,2,-3,1,1,-1,0,0,1,2,-3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0222139978605" calcext:value-type="float">
            <text:p>0,30022213997860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2,0,2,1,-3,1,0,-1,2,-1,-3,-1,-1,0,2,-1,1,-2,-2,2,-3,1,1,-3,1,1,-3,0,0,1,2,-3,2]</text:p>
          </table:table-cell>
          <table:table-cell office:value-type="float" office:value="0.300222139978605" calcext:value-type="float">
            <text:p>0,30022213997860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0,-2,-3,2,-2,0,-1,2,1,-1,-2,-3,-3,2,-1,-1,1,-1,0,1,0,3,1,-3,2,-1,1,-1,2,2,-2,1,0,-2,2,-1,0,2,-1,0,0,1,-3,1,0,-1,2,-1,-3,-1,-1,-2,-2,-1,1,-2,-2,2,-3,1,2,-3,1,1,-2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1,-3,1,2,-3,1,1,-3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0199337741083" calcext:value-type="float">
            <text:p>0,3019933774108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1,-3,2,-1,1,-1,-2,2,-2,1,0,-2,2,-1,0,2,-1,0,0,1,-3,1,0,-1,2,-1,-3,-1,-1,0,2,-1,1,-2,-3,1,-1,-3,-3,-2,1,3,-1,1,1,-3,-3,2,0]</text:p>
          </table:table-cell>
          <table:table-cell office:value-type="float" office:value="0.30199337741083" calcext:value-type="float">
            <text:p>0,3019933774108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2,-1,-1,2,-3,-2,1,-2,-1,-2,-2,2,1,-1,2,1,-1,2,-1,-3,-3,0,-1,-2,-2,-1,2,-1,-2,-3,2,0,3,-1,-2,-3,-2,-3,0,-2,-2,2,-2,1,1,0,0,2,-2,1,-1,-3,-1,-3,0,1,-3,0,0,1,-2,-1,-2,-3,1,-1,0,1,1,-2,0,2,2,0,0,0,-1,2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3,-1,1,-1,0,1,0,-3,1,-3,2,-1,1,-1,-2,2,-2,1,0,-2,2,1,0,0,-3,0,2,0,-3,1,0,0,2,-1,-3,-1,-1,0,-3,3,1,-2,-2,1,-3,1,2,-3,1,1,-1,0,0,1,2,-3,2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03754286663854" calcext:value-type="float">
            <text:p>0,30375428666385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1,2,-2,1,-3,1,1,-3,-2,2,2,-2,2,2,-3,-2,-2,2,-2,0,1,-3,2,-3,-3,-2,0,-2,2,-1,-1,-2,-3,0,1,1,0,-3,-2,-1,-1,0,-3,-3,1,0,-1,1,2,-1,0,-2,-1,2,-1,0,2,-3,0]</text:p>
          </table:table-cell>
          <table:table-cell office:value-type="float" office:value="0.304630924234556" calcext:value-type="float">
            <text:p>0,30463092423455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-2,-2,-1,2,-1,0,-3,2,0,1,-1,-2,-3,-2,-3,0,-2,-2,2,-2,1,1,0,0,2,-2,1,-1,-3,-1,-3,2,1,-3,0,0,1,-2,-1,-2,-3,1,-1,0,1,1,-2,0,2,2,0,0,0,2,2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09838667696593" calcext:value-type="float">
            <text:p>0,30983866769659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1,-3,-3,2,-2,3,-1,2,1,1,-2,-3,-3,2,-1,-1,1,-1,0,1,0,-3,1,-3,2,-1,0,-1,-2,2,-2,1,0,-2,2,1,0,0,-3,0,2,1,-3,1,0,0,2,-1,-3,-1,-1,0,-3,1,1,-2,-2,1,-3,1,2,-3,1,1,-1,0,0,1,2,-3,2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-1,-2,-3,-3,2,-1,-1,1,-1,0,-2,0,-3,1,-3,2,-1,1,-1,-2,2,-2,1,0,-2,2,-1,0,2,-1,-3,-1,1,-3,1,0,-1,2,-1,-3,-1,-1,0,2,-1,1,-2,-2,2,-3,1,2,-3,1,1,-3,1,1,-3,-3,2,0]</text:p>
          </table:table-cell>
          <table:table-cell office:value-type="float" office:value="0.310698138606161" calcext:value-type="float">
            <text:p>0,31069813860616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0,-1,-2,-2,2,2,-1,0,1,-3,2,-1,1,-1,-3,2,-2,1,0,-2,2,-1,0,2,-1,0,0,1,-3,1,0,-1,2,-1,-3,-1,-1,0,2,-1,1,-2,-2,1,-3,1,2,-3,1,1,-3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3,1,0,0,2,-1,-3,-1,-1,0,-3,1,1,-2,-2,1,0,0,1,1,-2,-2,-1,2,-1,0,2,-3,0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2,2,-2,1,0,-2,2,1,0,0,-3,0,2,1,-3,1,0,0,2,-1,-3,-1,-1,0,-3,1,1,-2,-2,1,-3,1,2,-3,1,1,-1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1,2,-2,-1,-3,2,-2,-1,2,3,1,-1,-3,2,-1,1,2,-3,0,-2,0,-2,-2,0,-1,2,2,0,0,1,-3,-1,-1,2,1,0,-1,2,-1,-3,-1,-1,0,2,-1,1,-2,-2,2,-3,1,2,-3,1,1,-3,0,0,1,2,-3,2]</text:p>
          </table:table-cell>
          <table:table-cell office:value-type="float" office:value="0.311555238547945" calcext:value-type="float">
            <text:p>0,31155523854794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1,-2,-3,-3,2,-2,0,-1,2,1,-1,-2,-3,-3,2,-1,-1,1,-1,0,1,0,-3,1,-3,2,-1,1,-1,-2,2,-2,1,0,-2,2,-1,0,2,-1,0,0,1,-3,1,0,-1,2,-1,-3,-1,-1,0,2,-1,1,-2,1,1,-1,2,-3,-2,1,3,-1,1,1,-3,-3,2,0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1,-2,-3,-3,2,-1,-1,1,-1,0,1,0,-3,1,-3,2,-1,1,-1,-2,2,-2,1,0,-2,2,-1,0,2,-1,0,0,1,-3,1,0,-1,2,-1,-3,-1,-1,0,-3,1,1,-2,-2,1,-3,1,2,-3,1,1,-1,0,0,1,2,-3,2]</text:p>
          </table:table-cell>
          <table:table-cell office:value-type="float" office:value="0.313262403319219" calcext:value-type="float">
            <text:p>0,313262403319219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-2,-3,-3,2,-1,-1,1,1,0,1,0,-3,1,-3,2,-1,1,-1,-2,2,3,1,0,-2,2,1,0,2,-1,0,0,1,-3,1,0,0,2,-1,-3,-1,-2,-1,1,2,0,-3,1,1,-1,1,-3,-3,1,-2,-1,1,1,2,-3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1,0,-2,2,1,0,2,-2,0,2,1,-3,1,0,-1,2,-1,-3,-1,-1,0,2,-1,1,-2,-2,1,-3,1,2,-3,1,1,-1,0,0,1,2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0,2,0,-3,-3,-1,-2,-1,1,2,0,3,1,1,-1,-3,-3,-2,1,3,-1,1,1,-3,-3,2,0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-1,2,-1,0,1,-3,2,-1,1,-1,-2,2,3,1,0,-2,2,1,0,0,-3,0,2,1,-3,1,0,0,2,-1,-3,-1,-1,0,-3,1,1,-2,-2,-2,-3,1,-2,-3,1,-2,-1,0,0,1,2,-3,-2]</text:p>
          </table:table-cell>
          <table:table-cell office:value-type="float" office:value="0.317490157327751" calcext:value-type="float">
            <text:p>0,317490157327751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-2,-1,2,1,-1,-2,-3,-3,2,-1,-1,1,-1,0,1,0,-3,1,-3,2,-1,1,-1,-2,2,-2,1,0,-2,3,-1,0,2,-1,0,0,1,-3,1,0,-1,2,-1,-3,-1,-1,0,2,-1,1,-2,-2,2,-3,1,2,-3,1,1,-3,0,0,1,2,-3,2]</text:p>
          </table:table-cell>
          <table:table-cell office:value-type="float" office:value="0.318328970301689" calcext:value-type="float">
            <text:p>0,31832897030168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1,-3,-3,2,0,-1,-2,-2,2,2,-1,0,1,-3,2,-1,1,-1,-3,2,-2,1,0,-2,2,3,0,0,-3,0,2,1,-3,1,0,0,2,-1,-3,3,-1,0,-3,1,1,-2,-2,1,-3,1,2,-3,1,1,-1,0,0,1,2,-3,2]</text:p>
          </table:table-cell>
          <table:table-cell office:value-type="float" office:value="0.318328970301689" calcext:value-type="float">
            <text:p>0,31832897030168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0,1,-3,2,0,0,2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3,0,1,0,2,1,-3,2,-1,1,-1,-2,2,-2,1,0,-2,2,1,0,-3,-3,0,2,1,-3,1,0,0,0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0,2,1,-1,-2,-3,-3,2,-1,-1,1,-1,0,-2,1,-3,1,-3,2,-1,1,-1,-2,2,-2,1,0,-2,2,-3,0,0,-2,0,2,1,-3,1,0,0,-3,-1,-3,-1,-1,0,-3,1,1,-2,-2,1,-3,1,2,-3,1,1,-1,0,0,1,2,-3,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2,-1,1,-2,-2,2,-3,1,2,-3,1,1,-3,0,0,1,2,-3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1,-2,-2,2,-3,-1,2,1,-1,2,-1,-3,2,0,-1,-2,-2,-1,2,-1,0,-3,2,1,1,-1,-2,-3,-2,-3,0,-2,-2,2,-2,1,1,0,0,2,-2,1,-1,-3,-1,-3,2,1,-3,-2,0,1,1,-2,-2,-3,1,0,0,1,0,-2,0,2,2,0,0,0,2,2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22490309931942" calcext:value-type="float">
            <text:p>0,32249030993194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-1,0,2,-1,0,0,1,-3,1,0,-1,2,-1,-3,-1,-1,0,2,-1,1,-2,-2,2,-3,1,1,-3,1,1,-3,0,0,1,2,-3,2]</text:p>
          </table:table-cell>
          <table:table-cell office:value-type="float" office:value="0.324139887497152" calcext:value-type="float">
            <text:p>0,32413988749715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24961536185438" calcext:value-type="float">
            <text:p>0,32496153618543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324961536185438" calcext:value-type="float">
            <text:p>0,324961536185438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1,1,-1,0,1,-3,-3,1,-3,2,-1,1,-1,-2,2,-2,1,0,-2,2,-1,0,2,-1,0,0,1,-3,1,0,-1,2,-1,-3,-1,-1,0,2,-1,1,3,1,1,-1,-3,-3,-2,1,3,-1,1,1,-3,-3,2,0]</text:p>
          </table:table-cell>
          <table:table-cell office:value-type="float" office:value="0.32659863237109" calcext:value-type="float">
            <text:p>0,32659863237109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2,-1,2,1,-2,0,0,-3,0,0,2,2,-3,-1,1,1,-1,-2,0,2,-2,-2,2,0,2,-3,1,-3,-1,-1,2,-2,2,-3,-2,2,-3,-2,-3,2,2,-1,-1,-3,-2,0,-3,-1,0,1,-1,0,-2,0,-2,-2,-3,1,-3,-3,1,0,0,1,-3,-2,0,2,1,-2,2]</text:p>
          </table:table-cell>
          <table:table-cell office:value-type="float" office:value="0.32659863237109" calcext:value-type="float">
            <text:p>0,3265986323710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-1,-1,1,-1,0,1,0,-3,1,-3,2,-1,1,-1,-2,2,-2,1,0,-2,2,-1,0,2,-1,0,0,1,-3,1,0,0,2,-1,-3,-1,-1,0,-3,1,1,-2,-2,1,-3,1,2,-3,1,1,-1,0,0,1,2,-3,2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2,1,3,-1,1,1,-3,-3,2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2,-2,1,1,2,0,0,1,0,1,-3,-3,-3,-3,1,-2,0,2,-2,1,-1,-3,1,-2,-2,0,0,-1,-1,-1,0,2,-1,2,-3,-1,0,2,-1,2,-1,0,0,1,2,-3,2,1,0,-2]</text:p>
          </table:table-cell>
          <table:table-cell office:value-type="float" office:value="0.329848450049413" calcext:value-type="float">
            <text:p>0,32984845004941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-2,-3,2,1,-2,-2,-2,-3,-3,2,-2,0,-1,2,1,-1,-2,-3,0,2,-1,-1,1,-1,-3,1,0,-3,1,-3,2,-1,1,-1,-2,2,-2,1,0,-2,2,-1,0,1,-1,0,0,1,-3,1,0,0,2,-1,-3,-1,-1,0,2,-1,1,-2,-2,2,-3,1,2,-3,1,1,-3,0,0,1,2,-3,-1]</text:p>
          </table:table-cell>
          <table:table-cell office:value-type="float" office:value="0.33065591380366" calcext:value-type="float">
            <text:p>0,330655913803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-3,2,-2,-1,2,-2,1,-1,-3,2,-1,1,2,-3,0,-2,0,-2,2,1,-1,-1,1,0,-1,-3,-2,0,1,-1,1,1,-1,-3,-3,-2,-3,-2,0,1,1,-2,-2,-3,1,0,0,1,1,-2,0,2,2,0,0,0,2,2]</text:p>
          </table:table-cell>
          <table:table-cell office:value-type="float" office:value="0.331461410524161" calcext:value-type="float">
            <text:p>0,331461410524161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3,2,-1,1,-1,-2,2,-2,1,0,-2,2,-1,0,2,-1,0,0,1,-3,1,0,-1,2,-1,-3,-1,-2,-1,1,2,0,3,-3,1,-1,-3,-3,-2,1,3,-1,1,1,-3,-3,2,0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1,1,2,-3,0,-2,0,-2,-2,0,-1,2,2,0,0,1,-3,-1,-1,2,-2,-2,2,0,-3,-3,-1,-2,-1,1,2,0,3,1,1,-1,-3,-3,-2,1,3,-1,1,1,-3,-3,2,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1,0,0,-3,0,2,-1,-1,0,2,-1,-3,2,2,-1,2,2,-1,0,1,1,-2,2,2,2,-1,0,0,-1,-1,2,-2,1,1,0,1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0,-3,0,2,1,-3,1,0,0,2,-1,-3,-1,-1,0,-3,1,1,-2,-2,2,-3,1,2,-3,1,1,-3,0,0,1,2,-3,2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0,0,1,1,-2,0,2,2,0,0,0,2,2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-2,2,1,-3,-2,1,-2,-3,1,-2,1,-3,1,-1,-2,-3,-3,2,-1,-1,1,-1,0,1,0,-3,1,-3,2,-1,1,-1,-2,2,-2,1,0,-2,2,-1,0,2,-1,0,0,1,-3,-2,-2,2,0,-3,-3,-1,-2,-1,1,2,-1,3,1,1,-1,-3,-3,-2,1,3,-1,1,1,-3,-3,2,0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37836252248531" calcext:value-type="float">
            <text:p>0,33783625224853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3,0,0,-3,0,2,1,-3,1,0,0,2,-1,-3,3,-1,0,-3,1,1,-2,-2,1,-3,1,2,-3,1,1,-1,0,0,1,2,-3,2]</text:p>
          </table:table-cell>
          <table:table-cell office:value-type="float" office:value="0.337836252248531" calcext:value-type="float">
            <text:p>0,337836252248531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39411254969543" calcext:value-type="float">
            <text:p>0,33941125496954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2,-2,1,-1,-3,2,-1,1,2,-3,0,-2,0,-2,-2,0,-1,2,2,0,0,-3,0,2,1,-3,1,0,0,2,-1,-3,-1,-1,0,-3,1,1,-2,-2,1,-3,1,2,-3,1,1,-1,0,0,1,2,-3,2]</text:p>
          </table:table-cell>
          <table:table-cell office:value-type="float" office:value="0.340978982734518" calcext:value-type="float">
            <text:p>0,34097898273451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3,1,0,0,2,-1,-3,-1,-1,0,-3,1,1,-2,-2,1,0,0,1,1,-2,1,-1,0,0,1,2,-3,2]</text:p>
          </table:table-cell>
          <table:table-cell office:value-type="float" office:value="0.341760149812701" calcext:value-type="float">
            <text:p>0,341760149812701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-3,-1,0,1,0,-3,-3,-3,2,-1,1,2,-2,2,-2,1,0,-2,2,1,0,0,-3,0,2,3,-3,1,0,0,2,-1,-3,-1,-1,0,-3,1,1,-2,-2,1,-3,1,2,-3,1,1,-1,0,0,1,2,-3,2]</text:p>
          </table:table-cell>
          <table:table-cell office:value-type="float" office:value="0.344093010681705" calcext:value-type="float">
            <text:p>0,344093010681705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46410161513775" calcext:value-type="float">
            <text:p>0,34641016151377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2,-1,2,-1,0,1,-3,2,-1,1,-1,-2,2,-2,1,0,-2,2,1,-3,0,-3,0,2,1,-3,1,0,0,2,-1,-3,-1,-1,0,-3,1,1,-2,-2,1,-3,1,2,-3,1,1,-1,0,0,1,2,-3,2]</text:p>
          </table:table-cell>
          <table:table-cell office:value-type="float" office:value="0.346410161513775" calcext:value-type="float">
            <text:p>0,346410161513775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-1,2,-3,-1,-1,-3,-3,-2,1,0,0,0,0,-3,-2,2,-3,0,-2,-2,-2,1,1,2,0,2,-3,0,-1,-2,0,-2,-3,2,-3,-3,2,1,2,-3,-3,-2,-1,0,0,-2,-1,-2,0,-2,-3,0,-1,1,2,1,-2,-3,2,0,-3,0,2]</text:p>
          </table:table-cell>
          <table:table-cell office:value-type="float" office:value="0.350238014308365" calcext:value-type="float">
            <text:p>0,35023801430836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-2,3,1,-3,1,1,2,-2,-1,-3,2,-2,-1,2,-2,1,-1,-3,2,-1,1,2,-3,0,-2,0,-2,-2,0,-1,2,2,0,0,1,-3,-1,-1,2,-2,0,2,0,-3,-3,-1,-2,-1,1,2,0,3,1,1,-1,-3,-3,-2,1,3,-1,1,1,-3,-3,2,0]</text:p>
          </table:table-cell>
          <table:table-cell office:value-type="float" office:value="0.354776925217335" calcext:value-type="float">
            <text:p>0,35477692521733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2,1,-3,1,0,0,2,-1,-3,-1,-1,0,-3,1,1,-2,-2,1,-3,1,2,-3,1,1,-1,0,0,1,2,-3,2]</text:p>
          </table:table-cell>
          <table:table-cell office:value-type="float" office:value="0.354776925217335" calcext:value-type="float">
            <text:p>0,354776925217335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-1,-1,2,1,-1,-1,-3,-3,2,-1,-1,1,-1,0,1,0,-3,1,-3,2,-1,1,-1,-2,2,-2,1,0,-2,2,-1,0,2,-1,0,0,1,-3,1,0,-1,2,-1,-3,-1,-1,0,2,-1,1,-2,-2,2,-3,1,2,-3,1,1,-3,-2,0,1,2,-3,-3]</text:p>
          </table:table-cell>
          <table:table-cell office:value-type="float" office:value="0.355527776692624" calcext:value-type="float">
            <text:p>0,35552777669262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56277045756997" calcext:value-type="float">
            <text:p>0,356277045756997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1,2,-2,-1,-2,2,-2,-1,2,-2,1,-1,1,2,-1,1,2,-3,0,-2,0,-2,-2,2,-1,2,2,0,0,1,-3,-1,-1,2,-2,-2,2,0,-3,-3,-1,-2,-1,1,2,0,3,1,1,-1,-3,-3,-2,1,3,-1,1,1,-3,-3,2,0]</text:p>
          </table:table-cell>
          <table:table-cell office:value-type="float" office:value="0.3585154575933" calcext:value-type="float">
            <text:p>0,3585154575933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-2,0,-2,2,1,0,0,1,0,2,1,-3,1,0,0,2,-1,-3,-1,-1,0,-3,1,1,-2,-2,1,-3,1,2,-3,1,1,-1,0,0,1,2,-3,2]</text:p>
          </table:table-cell>
          <table:table-cell office:value-type="float" office:value="0.359258495608199" calcext:value-type="float">
            <text:p>0,3592584956081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1478445646026" calcext:value-type="float">
            <text:p>0,36147844564602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-1,-1,2,-3,1,-2,-3,-3,2,-1,-1,1,-1,0,1,-1,-3,1,-3,2,-1,1,-1,2,2,-2,1,0,-2,2,1,0,0,-3,0,2,1,-3,1,3,0,2,-1,-3,-1,-1,-3,-3,1,1,-2,-2,1,-3,1,2,0,1,-2,-1,0,0,1,2,-3,2]</text:p>
          </table:table-cell>
          <table:table-cell office:value-type="float" office:value="0.361478445646026" calcext:value-type="float">
            <text:p>0,36147844564602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0,-3,2,1,-1,0,0,1,3,1,-2,0,1,-2,-1,2,2,-1,1,-3,0,0,2,2,2,2,0,-3,1,3,-3,0,2,1,-1,-1,2,-3,2,1,0,-1,0,2,-3,-3,0,-1,-3,1,-2,2,-2,2,1,2,-3,2,2,0,-3,0,2,-2,0,0,1,2,2,-2,2,1,0,2,-1,-3]</text:p>
          </table:table-cell>
          <table:table-cell office:value-type="float" office:value="0.362215405525497" calcext:value-type="float">
            <text:p>0,362215405525497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-1,1,3,-1,2,1,1,-2,-3,-3,2,-1,-1,1,-1,0,1,0,-3,1,-3,2,-1,1,-1,-2,2,-2,1,0,-2,2,1,0,0,-3,0,2,1,-1,1,0,0,2,-1,-3,-1,-1,0,-3,1,1,-2,-3,1,-3,1,2,-3,1,1,-1,0,0,1,2,-3,2]</text:p>
          </table:table-cell>
          <table:table-cell office:value-type="float" office:value="0.363684845252956" calcext:value-type="float">
            <text:p>0,363684845252956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3,2,-2,3,-1,2,1,1,-2,-3,-3,2,-1,-1,1,-1,0,1,0,-3,1,-3,2,-1,1,-1,-2,0,-2,-2,0,-1,2,-1,0,0,-3,0,2,1,-3,1,0,0,2,-1,-3,-1,-1,0,-3,1,1,-2,-2,1,-1,-3,-3,-2,1,3,-1,1,1,-3,-3,2,0]</text:p>
          </table:table-cell>
          <table:table-cell office:value-type="float" office:value="0.365148371670111" calcext:value-type="float">
            <text:p>0,36514837167011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6587793957366" calcext:value-type="float">
            <text:p>0,36587793957366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0,2,2,0,0,0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1,0,2,-1,0,1,-3,2,-1,1,-1,-2,2,-2,1,0,-2,2,1,0,0,-3,0,2,1,-3,1,0,0,2,-1,-3,-1,-1,0,-3,1,1,-2,-2,1,-3,1,2,-3,1,1,-1,0,0,1,2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0,-3,-3,2,-2,2,-1,2,1,3,-2,-3,-3,2,0,3,-2,-2,2,2,-1,0,1,-3,2,-2,1,-1,-3,2,-2,1,0,-2,2,1,0,0,-3,0,2,1,-3,1,0,-3,2,-1,-3,-1,-1,0,-3,1,1,-2,-2,1,-3,1,2,-3,1,1,3,0,0,1,2,-3,2]</text:p>
          </table:table-cell>
          <table:table-cell office:value-type="float" office:value="0.368057966449127" calcext:value-type="float">
            <text:p>0,368057966449127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370225156717728" calcext:value-type="float">
            <text:p>0,370225156717728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0,-3,2,0,1,-1,-2,-3,-2,-3,0,-2,-2,2,-2,1,1,0,0,2,-2,1,-1,-3,-1,-3,2,1,-2,1,-3,-1,1,0,0,-2,2,-2,0,-3,-2,-3,1,-1,2,0,2,0,2,-3]</text:p>
          </table:table-cell>
          <table:table-cell office:value-type="float" office:value="0.370225156717728" calcext:value-type="float">
            <text:p>0,37022515671772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0,1,-3,1,-2,-1,2,-1,-3,-1,-1,0,-2,-1,1,-2,-2,1,-3,1,2,-3,1,1,-1,0,0,1,2,1,2]</text:p>
          </table:table-cell>
          <table:table-cell office:value-type="float" office:value="0.371662929727103" calcext:value-type="float">
            <text:p>0,37166292972710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-1,0,1,-3,2,-1,1,-1,-2,2,-2,1,0,-2,2,1,0,0,-3,0,2,1,-3,1,0,0,2,-1,-3,-1,-1,0,-3,1,1,-2,-2,1,-3,1,2,-3,1,1,-1,0,0,1,2,-3,2]</text:p>
          </table:table-cell>
          <table:table-cell office:value-type="float" office:value="0.371662929727103" calcext:value-type="float">
            <text:p>0,37166292972710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72379734500505" calcext:value-type="float">
            <text:p>0,37237973450050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2,1,-3,-2,-1,-2,-2,2,3,-1,2,1,-1,2,2,-3,-3,-1,-1,1,-1,0,1,0,-3,1,-3,2,-1,1,-1,-2,2,-2,1,0,-2,2,-1,0,2,-1,0,0,1,-3,1,0,-1,2,-3,-3,-1,-2,-1,2,0,0,3,0,1,-1,-3,-3,-2,1,3,-3,1,1,-3,-3,2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1,-3,0,0,2,2,2,2,0,-3,1,3,-3,0,2,1,-1,-1,2,-3,2,1,0,-1,0,2,-3,-3,0,-1,-3,1,-2,2,3,2,2,2,-3,2,2,0,-3,0,2,-2,0,0,1,2,2,-2,0,0,1,2,-3,2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1,0,-3,1,-3,2,-1,1,-1,-2,2,-2,1,0,-2,2,-1,0,2,-1,0,0,1,-3,1,0,-1,2,-1,-3,-1,-1,0,-3,1,1,-2,-2,1,-3,1,2,-3,1,1,-1,0,0,1,2,-3,2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1,2,-1,-1,-2,-2,-1,2,-1,0,-3,2,0,1,-1,-2,2,-2,-3,0,-2,-2,2,-2,1,1,0,0,2,-2,1,-1,-3,-3,-3,2,1,-3,0,0,-3,1,1,-2,-2,1,-3,1,2,-3,1,1,-1,0,0,1,2,-1,2]</text:p>
          </table:table-cell>
          <table:table-cell office:value-type="float" office:value="0.378769938969114" calcext:value-type="float">
            <text:p>0,37876993896911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-2,-3,2,1,-1,0,0,1,3,1,-2,0,1,2,-1,2,2,-1,1,-3,0,0,2,2,2,2,0,-3,1,3,-3,0,2,1,-1,-1,2,-3,2,1,0,-1,0,2,-3,-3,0,-1,-3,1,-2,2,-2,2,1,2,-3,2,2,0,-3,0,2,-2,0,0,1,2,2,-2,2,1,0,2,-1,-3]</text:p>
          </table:table-cell>
          <table:table-cell office:value-type="float" office:value="0.379473319220205" calcext:value-type="float">
            <text:p>0,37947331922020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-1,0,2,-1,0,0,-1,-1,0,2,-1,-3,2,2,-1,2,2,-1,0,1,1,-2,2,2,2,-1,0,0,-1,-1,2,-2,1,1,0,1]</text:p>
          </table:table-cell>
          <table:table-cell office:value-type="float" office:value="0.379473319220206" calcext:value-type="float">
            <text:p>0,379473319220206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2,-2,1,-1,-3,2,-1,1,2,-3,0,-2,0,-2,-2,0,-1,2,2,0,0,1,-3,-1,-1,2,-2,1,2,0,-3,-3,-1,-1,0,-3,1,1,-2,-2,1,-3,1,2,-3,1,1,-1,0,0,1,2,-3,2]</text:p>
          </table:table-cell>
          <table:table-cell office:value-type="float" office:value="0.379473319220206" calcext:value-type="float">
            <text:p>0,379473319220206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381575680566778" calcext:value-type="float">
            <text:p>0,381575680566778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-1,-2,-3,-3,2,-1,-1,1,-1,0,1,0,-3,1,-3,2,-1,1,-1,-2,2,-2,1,0,-2,2,-1,0,2,-1,0,0,1,-3,1,0,-1,2,-3,-3,-1,-2,-1,1,2,0,3,1,1,-1,-3,-3,-2,1,3,-1,1,1,-3,-3,2,0]</text:p>
          </table:table-cell>
          <table:table-cell office:value-type="float" office:value="0.381575680566778" calcext:value-type="float">
            <text:p>0,3815756805667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-3,1,-2,-3,-3,2,-1,-1,1,-1,0,1,0,-3,1,-3,2,-1,1,-1,-2,2,-2,1,0,-2,2,-1,0,0,-3,0,2,1,-3,1,0,0,2,-1,1,-1,-1,0,-3,1,1,-2,-2,1,-3,1,2,-3,1,1,-1,0,-2,1,2,-3,2]</text:p>
          </table:table-cell>
          <table:table-cell office:value-type="float" office:value="0.382273898315505" calcext:value-type="float">
            <text:p>0,38227389831550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-2,-3,-2,-3,0,-2,-2,2,-2,1,1,0,0,-1,-1,2,-2,-2,2,0,-3,-3,-1,-2,-1,1,2,0,3,1,1,-1,-3,-3,-2,1,3,-1,1,1,-3,-3,2,0]</text:p>
          </table:table-cell>
          <table:table-cell office:value-type="float" office:value="0.382273898315505" calcext:value-type="float">
            <text:p>0,382273898315505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1,-2,-2,2,-3,-1,2,1,-1,2,-1,-3,2,0,-1,-2,-2,-1,2,-1,2,-2,0,1,-1,-2,1,1,-3,-1,2,1,-1,-1,1,0,-1,-3,-2,0,1,-1,1,1,-1,-3,-3,-2,-3,-2,0,1,0,0,0,-2,2,-3,1,2,-3,1,1,-3,0,0,0,0,2,2]</text:p>
          </table:table-cell>
          <table:table-cell office:value-type="float" office:value="0.387126163758879" calcext:value-type="float">
            <text:p>0,387126163758879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-1,0,2,-1,0,0,1,-1,-2,-3,0,1,1,0,-3,-2,-1,-1,0,-3,-3,1,0,-1,1,2,-1,0,1,-1,0,0,1,2,-3,2]</text:p>
          </table:table-cell>
          <table:table-cell office:value-type="float" office:value="0.387814388593306" calcext:value-type="float">
            <text:p>0,387814388593306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0,0,0,-2,2,-3,1,2,-3,1,1,-3,0,0,0,0,2,2]</text:p>
          </table:table-cell>
          <table:table-cell office:value-type="float" office:value="0.389871773792359" calcext:value-type="float">
            <text:p>0,389871773792359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390555160423382" calcext:value-type="float">
            <text:p>0,3905551604233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3,0,1,-1,-2,1,1,-3,-1,2,1,-1,-1,1,0,-1,-3,0,0,1,-1,1,1,-1,-3,-3,-2,-3,-2,0,3,1,-2,-2,-3,1,0,0,1,1,-2,0,2,2,0,0,0,2,2]</text:p>
          </table:table-cell>
          <table:table-cell office:value-type="float" office:value="0.392598183048945" calcext:value-type="float">
            <text:p>0,39259818304894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2,-1,1,2,0,3,1,1,-1,-3,-3,-2,1,3,-1,1,1,-3,-3,2,0]</text:p>
          </table:table-cell>
          <table:table-cell office:value-type="float" office:value="0.39327683210007" calcext:value-type="float">
            <text:p>0,39327683210007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1,0,0,-3,0,2,-1,-1,0,2,-1,-3,2,2,-1,2,2,-1,0,1,1,-2,2,2,2,-1,0,0,-1,-1,2,-2,1,1,0,1]</text:p>
          </table:table-cell>
          <table:table-cell office:value-type="float" office:value="0.39327683210007" calcext:value-type="float">
            <text:p>0,3932768321000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946306289853" calcext:value-type="float">
            <text:p>0,394630628985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1,-1,1,-1,0,1,0,-3,1,-3,2,-1,1,-1,-2,2,-2,1,0,-2,2,-1,0,2,-1,0,0,1,-3,1,0,-1,2,-1,-3,-1,-1,0,-3,1,1,-2,-2,1,-3,1,2,-3,1,1,-1,0,0,1,2,-3,2]</text:p>
          </table:table-cell>
          <table:table-cell office:value-type="float" office:value="0.395305788809962" calcext:value-type="float">
            <text:p>0,395305788809962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3,1,-1,2,-1,1,2,0,-1,-3,-2,-1,2,-1,2,-2,0,1,-1,-2,1,1,-3,-1,2,1,2,-3,0,-1,-2,0,-2,-3,2,-3,-3,2,1,2,-3,-3,-2,-1,0,0,1,-2,-2,0,-2,-3,0,-1,1,2,1,-2,-3,2,0,-3,0,2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-3,0,2,1,-3,1,0,0,2,-1,-3,-1,-1,0,-3,1,1,-2,-2,1,-3,-3,-3,-2,1,3,-1,1,1,-3,-3,2,0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1,1,2,-2,-1,-3,2,-2,-1,2,-2,1,-1,-3,2,-1,1,2,-3,0,-2,0,-2,-2,0,-1,2,2,0,0,1,-3,-1,-1,2,-2,-2,2,0,-3,-3,-1,-2,-1,1,2,0,3,1,1,0,0,1,1,-2,0,2,2,0,0,0,2,2]</text:p>
          </table:table-cell>
          <table:table-cell office:value-type="float" office:value="0.4" calcext:value-type="float">
            <text:p>0,4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400666112035113" calcext:value-type="float">
            <text:p>0,40066611203511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1,1,1,-3,1,-3,-2,-3,1,1,2,-2,-1,-3,2,-2,-1,2,-2,1,-1,-3,2,-1,1,2,-3,-2,-2,0,-2,-2,0,-1,2,2,0,0,1,-3,-1,-1,2,-2,-2,2,0,-3,-3,-1,-1,0,-3,1,1,-2,-2,1,-3,1,2,-3,1,3,-1,1,1,-3,-3,2,0]</text:p>
          </table:table-cell>
          <table:table-cell office:value-type="float" office:value="0.401331118487798" calcext:value-type="float">
            <text:p>0,40133111848779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-2,1,-3,-2,1,-2,-3,1,-3,1,-3,1,-2,2,-1,-3,2,-1,-1,1,-1,0,1,0,-3,-3,2,-2,2,-3,0,-2,0,-2,-2,0,-1,2,2,0,0,1,-3,-1,-1,3,2,-2,2,0,-3,-3,-1,-2,-1,1,2,0,3,1,1,-1,-3,-3,-2,1,3,-1,1,1,-3,-3,2,0]</text:p>
          </table:table-cell>
          <table:table-cell office:value-type="float" office:value="0.401331118487798" calcext:value-type="float">
            <text:p>0,40133111848779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1,1,1,-3,-1,2,1,2,-3,0,-1,-2,0,-2,-3,2,-3,-3,2,1,2,-3,-3,-2,-1,0,0,-2,2,1,-3,2,-1,0,-3,2,-2,1,2,-2,2,1,-3,0,-1]</text:p>
          </table:table-cell>
          <table:table-cell office:value-type="float" office:value="0.402657836547773" calcext:value-type="float">
            <text:p>0,40265783654777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2,-2,-2,-1,2,-1,2,-2,0,1,-1,-2,1,1,-3,-1,2,1,-1,-1,1,0,-1,-3,-2,0,1,-1,1,1,-1,-3,-3,-2,-3,-2,0,1,1,-2,-2,-3,-3,0,0,1,1,-2,0,2,2,0,0,0,2,2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1,1,1,-1,-2,2,-2,1,0,-2,2,-1,0,2,2,0,0,1,-3,1,0,-1,2,-1,-3,-1,-1,0,2,-1,1,-2,-2,2,-3,1,2,-3,1,1,-3,0,0,1,2,-3,2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1,-2,-2,2,-3,-1,2,1,-1,2,-1,-3,2,0,-1,1,-1,0,1,0,-3,1,-3,2,-1,1,-1,-2,2,-2,1,0,-2,2,1,0,0,-3,0,2,1,-3,1,0,0,2,-1,-3,-1,-1,0,1,-2,-1,-2,-3,1,-1,0,1,1,-2,0,2,2,0,0,0,2,2]</text:p>
          </table:table-cell>
          <table:table-cell office:value-type="float" office:value="0.404639757479827" calcext:value-type="float">
            <text:p>0,404639757479827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0,2,0,-2,-2,-2,2,2,-1,0,2,-1,1,2,-3,0,-2,0,-2,-2,0,-1,2,2,0,0,1,-3,-1,-1,2,-2,0,2,0,-3,-3,-1,-2,-1,1,2,0,3,1,1,-1,-3,-3,-2,1,3,-1,1,1,-3,-3,2,0]</text:p>
          </table:table-cell>
          <table:table-cell office:value-type="float" office:value="0.408574758561188" calcext:value-type="float">
            <text:p>0,40857475856118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1,0,2,-1,1,-2,-2,2,-3,1,2,-3,1,1,-3,0,0,1,2,-3,2]</text:p>
          </table:table-cell>
          <table:table-cell office:value-type="float" office:value="0.408574758561188" calcext:value-type="float">
            <text:p>0,408574758561188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1,2,-2,1,-3,1,1,-3,-2,2,2,-2,2,2,-3,-2,-2,2,-2,0,1,-3,2,-3,-3,-2,-3,2,0,-2,-3,1,2,1,-2,-2,-2,2,0,2,0,-1,0,-1,2,2,2,-3,-1,1,-3,-1,-2,0,0,-1,2,1,1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-2,2,1,-2,-2,-3,-3,-3,2,-2,-1,-1,2,1,-1,-2,-3,-3,2,0,-1,-2,-2,2,2,-1,0,1,-3,2,-1,1,-1,-2,2,-2,1,0,-2,2,1,0,0,-3,0,2,1,-2,1,-2,-2,2,-1,-3,-1,-1,0,-3,1,1,-2,-2,-2,-3,1,2,-3,1,2,-1,0,0,1,2,-3,2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1,0,-2,-2,-3,-3,2,-2,0,-1,2,1,-1,-2,-3,-3,2,-1,-1,1,-1,0,1,0,-3,1,-3,2,-1,1,-1,-2,2,-2,1,0,-2,2,-1,0,2,-1,0,0,1,-3,1,0,-1,-3,2,1,-3,-2,0,1,1,-2,-2,-3,1,0,0,1,0,-2,0,2,2,0,0,0,2,2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-2,-2,-3,-3,2,-1,-1,1,-1,0,1,0,-3,1,-3,2,-1,1,-1,-2,2,-2,1,0,-2,2,1,0,0,-3,0,2,1,-3,-2,0,0,2,-1,-3,-1,-1,0,-3,1,1,-2,-2,1,-3,1,2,-3,1,1,-1,1,1,-3,-3,0,2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3,-2,0,1,-2,-1,-2,-3,1,0,0,2,-3,1,1,-1,0,0,1,2,-3,2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2,2,0,-3,-1,-1,1,-2,-3,-1,1,-2,2,-3,2,2,0,-1,-1,0,2,-1,2,-3,-1,-2,-3,0,2,-2,1,-3,-1,0,2,-1,0,0,-1,-1,0,2,-1,-3,2,2,-1,2,2,-1,0,1,1,-2,2,2,2,-1,0,0,-1,-1,2,-2,1,1,0,1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1,0,-1,2,1,-1,-2,-3,-3,2,-1,-1,1,-1,0,1,0,-3,1,-3,2,-1,1,-1,-2,2,1,1,0,-2,2,-1,0,2,-1,0,0,1,-3,1,0,-1,2,-1,-3,-1,-1,0,-3,1,1,-2,-2,1,-3,1,2,1,1,1,-3,-2,0,1,2,-3,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2,1,0,-2,-3,-3,-3,2,-2,3,-1,2,1,1,2,3,-1,-3,2,-2,-1,2,-2,1,-1,-3,2,-1,1,2,-3,0,-2,0,-2,-2,0,2,2,2,-2,0,1,-3,-1,-1,2,-2,1,2,0,-3,-3,-1,-1,0,-3,1,1,-2,-2,1,-3,1,2,-3,1,1,-1,0,0,1,2,-3,2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414407207144535" calcext:value-type="float">
            <text:p>0,414407207144535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416333199893227" calcext:value-type="float">
            <text:p>0,41633319989322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2,-2,1,-1,-2,-1,2,2,-1,2,-1,-3,-1,0,-3,-3,-3,-2,2,-3,1,-2,1,-3,-2,0,2,-2,0,1,-2,-1,-2,1,2,1,2,-3,0,0,-1,-3,-3,0,-3,0,2,-1,1,1,-1,0,1,2,1,2,0,1,-2,1,0,0,-2,0,1,2,2,0,1,-1,-2,-3,1,-1,0,1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3,-2,0,1,1,-2,-2,-3,1,-3,1,2,-3,1,1,-3,0,0,1,2,2,2]</text:p>
          </table:table-cell>
          <table:table-cell office:value-type="float" office:value="0.416973220562984" calcext:value-type="float">
            <text:p>0,41697322056298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1,-2,-1,-1,-1,1,1,-3,-3,-2,0,0,-3,-3,0,-2,1,1,-3,-1,1,-2,0,-1,2,1,-1,0,-3,-1,2,-3,1,1,-3,1,2,-1,-3,-1,0,-1,-3,-2,2,-1,1,-2,-3,-3,-2,-2,1,0,1,0,1,2,-1,0,-1,-2,2,1,-1,-1,1,-2,2,2,-1,-1,1,1,2,-2,-3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2,1,1,-2,-3,-3,2,-1,-1,1,-1,0,1,0,-3,1,-3,2,-1,1,-1,-2,2,-2,1,0,-1,2,2,0,0,1,-3,-1,-1,2,-2,0,2,0,-3,-3,-1,-2,-1,1,2,0,3,1,1,-1,-3,-3,-2,1,3,-1,1,1,-3,-3,2,0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2,-2,1,1,2,0,0,1,0,1,-3,-3,-3,-3,1,-2,0,2,-2,1,-1,-3,1,-2,-2,0,0,-1,-1,-1,0,2,-1,2,-3,-1,0,2,-1,2,-1,0,0,1,2,-3,2,1,0,-2]</text:p>
          </table:table-cell>
          <table:table-cell office:value-type="float" office:value="0.424578222082417" calcext:value-type="float">
            <text:p>0,424578222082417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2,-2,0,1,-1,-2,1,1,-3,-1,2,1,-1,-1,1,0,-1,-3,-2,0,1,-1,1,1,-1,-3,-3,-2,-3,-2,0,1,1,-2,-2,-3,1,0,0,1,1,-2,0,2,2,0,0,0,2,2]</text:p>
          </table:table-cell>
          <table:table-cell office:value-type="float" office:value="0.426458282445853" calcext:value-type="float">
            <text:p>0,42645828244585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426458282445853" calcext:value-type="float">
            <text:p>0,42645828244585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28330090778907" calcext:value-type="float">
            <text:p>0,42833009077890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0,-1,2,1,-1,-2,-2,-3,2,-1,-1,1,-1,0,1,0,-3,1,-3,2,-1,1,-1,-2,2,-2,1,0,-2,2,-1,0,2,-2,0,2,1,-3,1,0,0,2,-1,-3,-1,-1,0,-3,1,1,-2,-2,1,-3,1,2,-3,1,1,-1,0,0,1,2,-3,2]</text:p>
          </table:table-cell>
          <table:table-cell office:value-type="float" office:value="0.428330090778907" calcext:value-type="float">
            <text:p>0,4283300907789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3,1,-2,-1,1,1,-3,-3,2,0]</text:p>
          </table:table-cell>
          <table:table-cell office:value-type="float" office:value="0.428952211790544" calcext:value-type="float">
            <text:p>0,42895221179054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429573431828987" calcext:value-type="float">
            <text:p>0,429573431828987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30193754797378" calcext:value-type="float">
            <text:p>0,43019375479737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2,-3,1,-3,1,-3,1,1,2,-2,-1,-3,2,-2,-1,2,-2,1,-1,-3,2,-1,1,2,-3,0,-2,0,-2,-2,0,-1,2,2,0,0,1,-3,-1,-1,2,-2,-2,2,0,-3,-3,-1,-2,-1,1,2,0,3,1,1,-3,1,2,-3,1,1,-1,0,0,1,2,-3,2]</text:p>
          </table:table-cell>
          <table:table-cell office:value-type="float" office:value="0.432049379893857" calcext:value-type="float">
            <text:p>0,43204937989385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33897069207279" calcext:value-type="float">
            <text:p>0,433897069207279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1,-3,2,-3,-2,1,-2,-3,-3,2,-2,0,-1,2,1,-1,-2,-3,-3,0,-1,-1,1,-1,0,-3,-1,-3,1,-3,2,3,1,-1,-2,2,-2,1,0,-2,2,-1,0,2,-1,0,0,2,-3,1,0,-1,2,-1,-3,-1,-1,0,2,-1,1,-2,-2,2,-3,1,2,-3,-1,1,-3,0,0,1,2,-3,2]</text:p>
          </table:table-cell>
          <table:table-cell office:value-type="float" office:value="0.433897069207279" calcext:value-type="float">
            <text:p>0,433897069207279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2,-2,0,1,-1,-2,1,1,-3,-1,2,1,-1,-1,1,0,-1,-3,-2,0,1,-1,1,1,-1,-3,-3,-2,-3,-2,0,1,1,-2,-2,-3,1,0,0,1,1,-2,0,2,2,0,0,0,2,2]</text:p>
          </table:table-cell>
          <table:table-cell office:value-type="float" office:value="0.435736923689818" calcext:value-type="float">
            <text:p>0,4357369236898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3,-1,2,1,1,-2,-3,-3,2,0,-1,-2,-2,2,2,-1,0,1,-3,2,-1,1,-1,-2,2,-2,1,0,-2,2,-1,0,2,-1,0,0,1,-3,1,0,-1,2,-1,-3,-1,-1,0,2,-1,1,-2,-2,2,-3,1,2,-3,1,1,-3,0,0,1,2,-3,2]</text:p>
          </table:table-cell>
          <table:table-cell office:value-type="float" office:value="0.435736923689818" calcext:value-type="float">
            <text:p>0,43573692368981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2,-1,2,1,-2,0,0,-3,2,0,-1,2,-3,-1,-3,1,-1,1,-2,2,-1,2,-2,0,1,-1,-2,1,1,-3,-1,2,1,-1,-1,1,0,-1,-3,-2,0,1,-1,1,1,-1,-3,-3,-2,-2,1,-3,-1,1,0,0,-2,2,-2,0,-3,-2,-3,1,-1,2,0,2,0,2,-3]</text:p>
          </table:table-cell>
          <table:table-cell office:value-type="float" office:value="0.438786204584116" calcext:value-type="float">
            <text:p>0,438786204584116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-1,-2,-2,2,-3,-1,2,1,-1,2,-1,-3,2,0,-1,-2,-2,-1,2,-1,0,-3,2,2,-1,1,-1,-2,2,-2,1,0,-2,2,1,0,0,-3,0,2,1,-3,1,0,0,2,-3,-3,-1,-2,-1,1,2,0,3,1,1,-1,-3,-3,-2,1,3,-1,1,1,-3,-3,2,0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-3,-3,2,1,0,2,-1,2,-2,2,-3,-1,0,-3,-2,2,-1,-1,2,2,-2,-3,-2,1,-2,2,-1,0,-3,2,0,1,-1,-2,-3,-2,-3,0,-2,-2,2,-2,1,1,0,0,2,-2,1,-1,-3,-1,-3,2,1,-2,1,-3,-1,1,0,0,-2,2,-2,0,-3,-2,-3,1,-1,2,0,2,0,2,-3]</text:p>
          </table:table-cell>
          <table:table-cell office:value-type="float" office:value="0.441210456207315" calcext:value-type="float">
            <text:p>0,44121045620731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2,-1,2,1,-2,0,0,-3,0,0,2,2,-3,-1,1,1,-1,-2,0,2,-2,-2,2,0,2,-3,1,-3,-1,-1,2,-2,2,-3,-2,2,-3,-2,-3,2,2,-1,-1,-3,-2,0,-3,-1,0,1,-1,0,-2,0,-2,-2,-3,1,-3,-3,1,0,0,1,-3,-2,0,2,1,-2,2]</text:p>
          </table:table-cell>
          <table:table-cell office:value-type="float" office:value="0.444822061802994" calcext:value-type="float">
            <text:p>0,444822061802994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2,-1,2,-3,-1,0,2,-1,2,-1,0,0,1,2,-3,2,1,0,-2]</text:p>
          </table:table-cell>
          <table:table-cell office:value-type="float" office:value="0.445421149026402" calcext:value-type="float">
            <text:p>0,445421149026402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4840457922134" calcext:value-type="float">
            <text:p>0,4484045792213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48998886412873" calcext:value-type="float">
            <text:p>0,448998886412873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-1,-3,2,-3,-3,0,2,2,0,-3,-1]</text:p>
          </table:table-cell>
          <table:table-cell office:value-type="float" office:value="0.448998886412873" calcext:value-type="float">
            <text:p>0,44899888641287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50777106783386" calcext:value-type="float">
            <text:p>0,450777106783386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3,-2,-3,-3,-3,2,-2,2,-1,2,-2,1,-2,-3,-3,2,0,-1,0,-2,2,2,-1,0,1,-3,2,-1,1,-1,0,2,-2,1,0,-2,2,1,-1,0,-3,0,2,1,-3,1,0,0,2,-1,-3,-1,1,0,-3,1,1,-2,1,1,2,1,2,-3,2,1,-1,0,0,1,2,-3,2]</text:p>
          </table:table-cell>
          <table:table-cell office:value-type="float" office:value="0.451368290128287" calcext:value-type="float">
            <text:p>0,45136829012828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3,-1,2,1,1,-2,-3,-3,2,-1,-1,1,-1,0,1,0,-3,1,-3,2,-1,1,-1,-2,2,-2,1,0,-2,2,1,0,0,-3,0,2,1,-3,1,0,0,2,-1,-3,-1,-1,0,2,-1,1,0,-2,2,-3,1,2,1,1,1,-3,0,0,1,2,-3,3]</text:p>
          </table:table-cell>
          <table:table-cell office:value-type="float" office:value="0.451368290128287" calcext:value-type="float">
            <text:p>0,451368290128287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1,1,-2,-1,-3,1,-1,0,0,-2,2,1,-3,1,-3,0,1,0,1,1,-3,1,-3,2,2,1,-1,2,2,-3,-3,-1,-3,1,-2,-3,1,-2,-2,2,-3,-1,-2,0,-2,-3,0,-1,1,2,1,-2,-3,2,0,-3,0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1,-2,-3,-3,2,-2,0,-1,2,1,-1,-2,-3,-3,2,-1,-1,1,-1,0,1,0,-3,1,-3,2,-1,1,-1,-2,2,-2,1,0,-2,2,-1,0,2,-1,0,0,1,-3,1,0,-1,2,-1,-3,-1,-3,1,1,0,0,0,-2,2,-3,1,2,-3,1,1,-3,0,0,1,2,-3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3,-2,2,-3,-2,-3,2,2,-1,-1,-3,-2,0,-3,-1,0,1,-1,0,-2,0,-2,-2,-3,1,-3,-3,1,0,0,1,-3,-2,0,2,1,-2,2]</text:p>
          </table:table-cell>
          <table:table-cell office:value-type="float" office:value="0.456070170039655" calcext:value-type="float">
            <text:p>0,45607017003965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0,-1,-1,0,1,0,2,-2,-1,-3,2,2,-3,-1,1,2,0,2,-3,0,0,-3,-1,-2,2,0,-1,-3,-2,0,1,-2,-1,-2,1,2,1,2,-3,0,0,-1,-3,-3,0,-3,0,2,-1,1,1,-1,0,1,2,1,2,-3,-2,-2,1,0,0,-2,0,1,2,2,0,1,-1,-2,-3,1,-1,3,1]</text:p>
          </table:table-cell>
          <table:table-cell office:value-type="float" office:value="0.457820925690384" calcext:value-type="float">
            <text:p>0,457820925690384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2,-2,-1,-3,2,-2,-1,-1,0,1,0,-3,1,-3,2,-1,1,-1,-2,2,-2,1,0,-2,2,1,0,0,-3,0,2,1,-3,1,0,0,2,-1,-3,-1,-1,0,-3,1,1,-2,-2,1,-3,1,2,-3,1,1,-1,0,0,1,2,-3,2]</text:p>
          </table:table-cell>
          <table:table-cell office:value-type="float" office:value="0.460724067817893" calcext:value-type="float">
            <text:p>0,46072406781789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-1,2,2,1,-2,-2,-3,-3,-3,2,-2,3,-1,2,1,1,2,-3,-3,2,-1,-1,1,-1,0,1,0,-3,1,-3,2,-1,1,-1,-2,2,-2,1,0,-2,2,-2,0,0,-3,0,2,1,-3,1,0,0,2,-1,3,-1,-1,0,-3,1,1,-2,-2,1,-3,1,2,-3,1,1,3,0,0,1,2,-3,2]</text:p>
          </table:table-cell>
          <table:table-cell office:value-type="float" office:value="0.460724067817893" calcext:value-type="float">
            <text:p>0,460724067817893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-1,-2,-2,-3,-3,-3,2,-2,3,-1,2,1,1,-2,-3,-3,2,-1,-1,1,-1,0,1,0,-3,1,-3,2,-1,1,-1,-2,2,-2,1,0,-2,2,1,0,0,-3,0,2,1,-3,1,0,0,2,-1,-3,-3,-1,0,-3,1,1,-2,-2,1,-3,1,2,-3,1,0,-1,1,0,1,2,-3,2]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2,-3,2,3,-2,0,-3,-3,2,2,-2,3,-1,2,1,1,-2,-3,-3,2,0,-1,-2,-2,2,2,-1,0,0,-3,2,-1,1,-1,-2,2,0,1,0,-2,2,1,0,0,-3,0,2,1,-3,1,0,0,2,-1,-3,-1,-1,-2,-3,1,-2,-2,-2,1,-3,1,2,-3,1,1,-1,0,2,1,2,-3,2]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63609030685699" calcext:value-type="float">
            <text:p>0,46360903068569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464183871614112" calcext:value-type="float">
            <text:p>0,46418387161411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2,-2,-2,-3,0,-2,-3,0,1,-1,0,2,0,2,-2,1,-1,-2,0,-2,-3,1,1,0,1,-2,2,-3,-3,0,1,1,-1,-2,-2,-2,2,-2,-2,-2,-1,-2,2,1,0,-2,2,-1,-1,-2,-3,0,1,1,0,-3,-2,-1,-1,0,-3,-3,1,0,-1,1,2,-1,0,-2,-1,2,-1,0,2,-3,0]</text:p>
          </table:table-cell>
          <table:table-cell office:value-type="float" office:value="0.464183871614112" calcext:value-type="float">
            <text:p>0,464183871614112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65331423109737" calcext:value-type="float">
            <text:p>0,465331423109737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66476151587624" calcext:value-type="float">
            <text:p>0,466476151587624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2,2,-1,2,2,0,0,-2,-3,-3,-3,1,-3,-2,1,1,0,-2,2,-2,2,2,2,-3,0,-2,1,-1,-3,-1,1,-2,1,-2,2,0,-1,-2,0,0,0,2,-1,2,-3,2,-3,-1,-2,-2,0,2,0,-1,2,2,2,-1,-1,1,2,-2,-3,0,-2,2,2,2,-1,-3,-2,-2,0,-2,0,-3,-1]</text:p>
          </table:table-cell>
          <table:table-cell office:value-type="float" office:value="0.466476151587624" calcext:value-type="float">
            <text:p>0,466476151587624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-3,-3,2,-2,0,-1,2,1,-1,-2,-2,-3,2,-1,-1,1,-1,0,1,0,-3,1,-3,2,-1,1,-1,-2,2,-2,1,0,-2,2,2,0,0,1,-3,-1,-1,2,1,0,0,2,-1,-3,-1,-1,0,-3,1,1,-2,-2,2,-3,1,1,-3,1,1,-3,0,0,1,2,-3,2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-3,0,1,-3,2,-2,-2,-2,1,-2,0,2,-1,-2,0,2,-2,-3,2,-1,-1,0,-3,1,1,2,-2,1,1,1,2,0,0,1,0,1,-3,-3,-3,-3,1,-2,0,2,-2,1,-1,-3,1,-2,-2,0,0,-1,-1,-1,0,-3,-1,2,-3,-1,0,2,-1,2,-1,0,0,1,2,-3,2,1,0,-2]</text:p>
          </table:table-cell>
          <table:table-cell office:value-type="float" office:value="0.467618077780005" calcext:value-type="float">
            <text:p>0,46761807778000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0,-3,2,-1,1,-1,-3,2,2,1,-1,-2,2,1,0,0,-3,0,-3,1,-3,1,0,0,2,-1,-3,-1,-1,0,0,1,1,-2,-2,1,-3,1,2,-3,1,1,-1,0,0,1,2,-3,2]</text:p>
          </table:table-cell>
          <table:table-cell office:value-type="float" office:value="0.467618077780005" calcext:value-type="float">
            <text:p>0,46761807778000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1,2,-2,-1,-3,2,-2,-1,2,-2,1,-1,-3,2,-1,1,2,-3,0,-2,0,-2,-2,0,-1,2,2,0,0,1,0,0,1,-3,1,0,-1,2,-1,-3,-1,-1,0,2,-1,1,-2,-2,2,-3,1,2,-3,1,1,-3,0,0,1,2,-3,2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0,3,1,-3,-3,2,0,-1,-2,-1,0,-2,0,-3,1,-2,2,-1,1,-1,-2,2,-2,1,0,-2,2,-1,0,2,-1,0,2,1,-3,1,0,0,2,-1,-3,3,-1,0,2,-1,1,-2,-2,2,-3,1,2,-3,1,1,-3,0,0,1,2,-3,2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3,-3,2,1,-2,-2,-3,-3,-3,2,-2,3,-1,2,1,1,-2,-3,-3,2,0,-1,-2,-2,2,2,-1,0,-2,-3,2,-1,1,-1,-2,2,-2,1,0,-2,2,1,0,3,-3,0,2,1,-3,1,0,0,2,-1,-3,-1,-1,0,2,1,1,3,-2,1,-3,1,2,-3,1,1,-1,0,0,1,2,-3,2]</text:p>
          </table:table-cell>
          <table:table-cell office:value-type="float" office:value="0.474411916657525" calcext:value-type="float">
            <text:p>0,474411916657525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476095228569523" calcext:value-type="float">
            <text:p>0,476095228569523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3,3,-3,0,2,1,-1,-1,2,-3,2,1,0,-1,0,2,-3,-3,0,-1,-3,1,-2,2,-2,2,1,2,-3,2,2,0,-3,0,2,-2,0,0,1,2,2,-2,2,1,0,2,-3,-1]</text:p>
          </table:table-cell>
          <table:table-cell office:value-type="float" office:value="0.476095228569523" calcext:value-type="float">
            <text:p>0,476095228569523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1,-1,2,-3,-2,1,-2,-3,-3,2,-2,0,-1,2,1,-1,-2,-3,-3,2,-1,-1,2,-1,0,1,0,-3,1,-3,2,-1,1,-1,-2,2,-2,1,0,-2,2,-1,0,2,-1,0,0,-1,2,-2,-2,2,0,-3,-3,-1,-2,-1,1,2,0,3,1,1,-1,-3,-3,-2,1,3,-1,2,0,1,2,-3,2]</text:p>
          </table:table-cell>
          <table:table-cell office:value-type="float" office:value="0.476655011512519" calcext:value-type="float">
            <text:p>0,476655011512519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3,-3,-3,1,2,-2,3,-1,2,1,0,-2,-3,-3,2,0,1,-2,-2,2,2,-3,0,1,-3,2,-1,1,-1,3,2,-2,1,0,-2,2,1,0,0,-3,0,1,1,-3,1,-1,0,2,-1,-3,-1,-1,0,-3,1,1,-2,-2,1,-3,1,2,-3,1,1,-3,0,0,1,-3,-3,2]</text:p>
          </table:table-cell>
          <table:table-cell office:value-type="float" office:value="0.478887599895146" calcext:value-type="float">
            <text:p>0,478887599895146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481109828071166" calcext:value-type="float">
            <text:p>0,481109828071166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81109828071166" calcext:value-type="float">
            <text:p>0,48110982807116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-1,-3,2,-3,-3,0,2,2,0,-3,-1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1,2,-2,1,-3,1,1,-3,-2,2,2,-2,2,2,-3,-2,-2,2,-2,0,1,-3,2,-3,-3,-2,-3,2,0,-2,-3,1,2,1,-2,-2,-2,2,0,2,0,-1,0,-1,2,2,2,-3,-1,1,-3,-1,-2,0,0,-1,2,1,1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0,2,1,3,-2,-3,-3,2,-1,-1,1,-1,-1,1,0,-3,1,-3,2,-1,0,-1,-2,2,-2,1,0,-2,2,-1,0,2,-1,0,0,1,-3,1,0,-1,2,-1,-3,-1,-1,0,2,-1,1,-2,3,2,-3,1,2,-3,1,1,-3,0,0,1,2,-3,2]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493153120237518" calcext:value-type="float">
            <text:p>0,49315312023751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0,-3,-3,-3,2,-2,3,-1,2,1,1,-2,-3,-3,2,0,-1,0,-2,2,2,-1,0,1,-3,2,-1,1,-1,-2,2,-2,1,0,-2,2,1,0,0,-3,0,2,1,-3,1,0,-1,2,-1,-3,-1,-1,0,2,1,1,0,-2,2,-3,1,2,-3,-3,1,-1,0,0,1,2,-3,2]</text:p>
          </table:table-cell>
          <table:table-cell office:value-type="float" office:value="0.493693562175297" calcext:value-type="float">
            <text:p>0,49369356217529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494233413142684" calcext:value-type="float">
            <text:p>0,494233413142684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1,-2,1,-1,-1,-3,1,2,-1,0,2,2,-2,1,0,-1,-1,-3,-1,2,-1,-2,0,-3,0,1,-3,-3,-1,-1,-3,2,-1,2,-2,-2,-2,0,-2,-3,-3,0,2,-1,-1,-3,-2,-3,-1,2,-2,2,-3,-1,2,0,0,0,2,0,2,1,0,2,-1,-3,-1,-2,0,-2,-3,1,1,-1,2,2,-2,-2]</text:p>
          </table:table-cell>
          <table:table-cell office:value-type="float" office:value="0.495849439514321" calcext:value-type="float">
            <text:p>0,495849439514321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0,-3,2,1,-1,0,0,1,3,1,-2,0,1,-2,0,2,2,-1,1,-3,0,0,2,2,2,2,0,-3,1,3,-3,0,2,1,-1,-1,2,-3,2,1,0,0,0,2,-3,-3,0,-1,-3,1,-2,-1,-2,2,-1,2,-3,2,1,-2,-3,0,2,-2,0,0,1,2,2,-2,2,1,0,2,-1,-3]</text:p>
          </table:table-cell>
          <table:table-cell office:value-type="float" office:value="0.497995983919549" calcext:value-type="float">
            <text:p>0,497995983919549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00133315560295" calcext:value-type="float">
            <text:p>0,500133315560295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2,0,0,2,-1,-2,-2,0,2,1,0,-2,1,-3,2,2,0,-1,1,0,-1,0,-1,0,1,-2,1,-3,2,-3,-3,-1,2,-3,-3,-1,1,0,1,1,1,1,-1,-1,2,2,1,1,2,-2,-1,-2,-1,0,-2,0,-2,2,-3,-2,-1,-2,0,2,1,-3,-1,0,2,0,-3,-3,1,-3,2,0]</text:p>
          </table:table-cell>
          <table:table-cell office:value-type="float" office:value="0.500133315560295" calcext:value-type="float">
            <text:p>0,50013331556029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3,-2,0,-3,-1,2,-2,-1,0,-1,-2,0,-2,1,-2,1,-2,-2,-3,1,-2,1,2,2,0,0,-1,1,0,1,0,-2,1,-1,0,-1,1,1,-1,-3,-1,-1,-3,-1,1,1,0,-1,-3,-1,-3,-1,-3,2,-1,-2,-1,1,-1,1,0,-1,2,2,1,-3,2,1,-3,1,2,-1,1,-3,-1,1,0,0]</text:p>
          </table:table-cell>
          <table:table-cell office:value-type="float" office:value="0.500666222813829" calcext:value-type="float">
            <text:p>0,500666222813829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1,1,-3,1,-3,1,1,2,-2,-1,-3,2,-2,-1,2,-2,1,0,-3,2,-1,1,2,-3,0,-2,0,-2,-2,0,-1,2,2,0,0,1,-3,-1,-1,2,-2,1,2,0,-3,-3,-1,-2,-2,1,2,0,-3,1,1,-1,1,-3,-3,1,-2,-3,1,1,-3,-3,-3,0]</text:p>
          </table:table-cell>
          <table:table-cell office:value-type="float" office:value="0.507017422448841" calcext:value-type="float">
            <text:p>0,507017422448841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1,0,0,-1,2,0,-3,1,0,2,2,0,0,2,-2,-2,-2,2,-2,-1,2,2,-2,-1,0,-3,-3,-3,2,0,1,2,1,-2,0,-1,-1,-3,-2,0,-2,0,1,2,1,-2,2,2,-3,2,-3,-3,0,1,-2,2,-2,-2,-2,2,-1,2,0,2,2,-1,-1,-3,-2,1,0]</text:p>
          </table:table-cell>
          <table:table-cell office:value-type="float" office:value="0.508592829940284" calcext:value-type="float">
            <text:p>0,50859282994028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1,2,0,-3,-3,-1,-2,-1,1,2,0,-3,1,1,-1,1,-3,-2,1,3,-1,1,1,-3,-3,2,0]</text:p>
          </table:table-cell>
          <table:table-cell office:value-type="float" office:value="0.510685813392148" calcext:value-type="float">
            <text:p>0,51068581339214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-2,1,2,-1,-2,-1,0,2,-3,-2,-1,0,-3,1,1,-2,-1,-3,2,0,-3,-2,0,-2,0,-2,1,-1,0,-3,-2,1,0,1,2,2,-3,2,-1,-1,-1,1,-1,1,-1,1,-2,2,2,-2,2,-1,2,-3,2,-3,-2,0,2,2,0,-3,-1]</text:p>
          </table:table-cell>
          <table:table-cell office:value-type="float" office:value="0.511207720338155" calcext:value-type="float">
            <text:p>0,511207720338155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0,2,1,-2,-2,1,0,-1,-2,-1,1,1,2,3,1,2,-1,-2,-1,0,2,-3,-2,-1,0,-3,1,1,-3,-1,-3,2,0,-3,-2,0,-2,0,-2,1,-2,0,-3,-2,1,0,1,2,2,-3,2,-1,-1,-1,1,-1,-1,-3,-3,-2,2,2,-2,2,-1,2,-3,2,-3,-2,0,2,2,0,-3,-1]</text:p>
          </table:table-cell>
          <table:table-cell office:value-type="float" office:value="0.513290041464538" calcext:value-type="float">
            <text:p>0,513290041464538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3,-2,-2,-2,-3,-3,2,-2,0,-2,2,1,-1,-2,-3,-3,2,-1,-1,1,-1,0,1,0,-3,1,-3,2,-1,2,2,-2,2,-2,1,0,-2,2,1,0,0,-3,0,2,1,-1,1,3,0,-3,-1,-3,-1,-1,0,-3,1,1,-2,-2,2,-3,1,2,-3,1,1,-1,0,0,1,2,-3,2]</text:p>
          </table:table-cell>
          <table:table-cell office:value-type="float" office:value="0.516397779494322" calcext:value-type="float">
            <text:p>0,51639777949432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3,1,1,0,0,0,1,2,-1,-2,2,-2,0,1,1,-3,1,-1,1,-2,0]</text:p>
          </table:table-cell>
          <table:table-cell office:value-type="float" office:value="0.516397779494322" calcext:value-type="float">
            <text:p>0,516397779494322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-1,2,-3,-1,-1,-3,-3,-2,1,0,0,0,0,-3,-2,2,-3,0,-2,-2,-2,1,1,2,0,-1,-1,1,0,-1,-3,-2,0,1,-1,1,1,-1,-3,-3,-2,-3,-2,0,1,1,-2,-2,-3,1,0,0,1,1,-2,0,2,2,0,0,0,2,2]</text:p>
          </table:table-cell>
          <table:table-cell office:value-type="float" office:value="0.516913919332803" calcext:value-type="float">
            <text:p>0,516913919332803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2,0,-1,-2,-2,-1,2,-1,2,-2,0,1,-1,1,-1,-2,2,-2,1,0,-2,2,1,0,0,-3,0,2,1,-3,1,0,0,2,-1,-3,-1,-1,0,-3,1,1,-2,-3,2,-1,0,-3,2,-2,1,2,-2,2,1,-3,0,-1]</text:p>
          </table:table-cell>
          <table:table-cell office:value-type="float" office:value="0.516913919332803" calcext:value-type="float">
            <text:p>0,5169139193328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2,-3,-3,-3,0,-3,-1,2,-3,-2,-1,-1,-3,-3,-1,-2,2,0,-2,-3,1,0,-3,2,-3,0,-1,2,-2,-2,-1,-1,1,-2,0,2,1,1,0,-1,1,1,2,1,0,-2,0,2,-1,2,0,-2,1,2,-2,1,-3,-2,2,-3,0,-1,1,2,2,2,0,1,0,0,0,-3,2,1,-1,2,1]</text:p>
          </table:table-cell>
          <table:table-cell office:value-type="float" office:value="0.518973345494095" calcext:value-type="float">
            <text:p>0,51897334549409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2,-2,0,0,-1,-3,1,-3,-2,0,-2,1,1,-2,-2,0,-2,-1,0,0,0,0,0,2,-3,2,-1,-2,-1,1,-1,-2,-3,2,2,2,-2,-1,2,-2,-2,-3,-1,-2,-1,-3,1,0,-1,-3,1,0,-1,-2,1,-1,1,1,-1,0,0,0,0,-1,-2,-3,0,1,-2,-1,-1,2,-1,-1,-1,-1,-3]</text:p>
          </table:table-cell>
          <table:table-cell office:value-type="float" office:value="0.523067873224881" calcext:value-type="float">
            <text:p>0,523067873224881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1,-3,-1,-1,2,-2,-2,2,0,-3,-3,-1,-2,-1,1,2,0,3,-3,1,-1,1,2,-3,1,1,-1,0,0,1,2,-3,2]</text:p>
          </table:table-cell>
          <table:table-cell office:value-type="float" office:value="0.523067873224881" calcext:value-type="float">
            <text:p>0,523067873224881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0,1,-2,-1,-2,-2,2,-3,-1,2,1,-1,2,-1,-3,2,0,-1,-2,-2,-1,2,-1,0,-3,2,0,1,-1,-2,-3,-2,-3,0,-2,-2,2,-2,1,1,0,0,2,-2,1,-1,-3,-1,-3,2,1,-1,-1,0,-3,1,1,-2,-2,1,-3,1,1,1,-2,0,2,2,0,0,0,2,2]</text:p>
          </table:table-cell>
          <table:table-cell office:value-type="float" office:value="0.524086506854228" calcext:value-type="float">
            <text:p>0,52408650685422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3,3,-1,2,0,3,-2,-3,-3,2,0,-1,-2,-2,2,2,-1,0,1,-3,2,-1,1,-1,1,2,-2,1,0,-2,2,1,0,0,-3,0,-3,1,-3,1,0,-1,2,-1,-3,-1,-1,0,2,-1,1,-2,-2,2,-3,1,2,-3,1,1,-3,0,0,1,2,-3,2]</text:p>
          </table:table-cell>
          <table:table-cell office:value-type="float" office:value="0.524086506854228" calcext:value-type="float">
            <text:p>0,524086506854228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525103164467072" calcext:value-type="float">
            <text:p>0,525103164467072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2,-3,0,1,-2,-1,-2,-2,2,-3,-1,2,1,-1,-3,0,2,1,1,1,-1,-3,1,-1,0,0,-2,2,1,-3,1,-3,0,1,0,1,1,2,1,-3,2,2,1,-1,2,2,-3,-3,-1,-3,1,-2,-3,1,-2,0,2,-3,2,1,-3,2,-1,0,-3,2,-2,1,2,-2,2,1,-3,0,-1]</text:p>
          </table:table-cell>
          <table:table-cell office:value-type="float" office:value="0.525103164467072" calcext:value-type="float">
            <text:p>0,52510316446707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0,-2,-3,1,1,0,1,-2,2,-3,-3,0,1,1,-1,-2,-2,-2,2,-2,-2,-2,-1,-2,2,1,-3,2,0,-2,-3,1,2,1,-2,-2,-2,2,0,2,0,-1,0,-1,2,2,2,-3,-1,1,-3,-1,-2,0,0,-1,2,1,1]</text:p>
          </table:table-cell>
          <table:table-cell office:value-type="float" office:value="0.525610755851387" calcext:value-type="float">
            <text:p>0,525610755851387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526624470883507" calcext:value-type="float">
            <text:p>0,52662447088350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1,0,0,2,2,0,-3,-1,-1,1,-2,-3,-1,1,-2,2,-3,2,2,0,-1,2,-2,-1,0,-3,-3,-3,2,0,1,2,1,-2,0,-1,-1,-3,-2,0,-2,0,1,2,1,-2,2,2,-3,2,-3,-3,0,1,-2,2,-2,-2,-2,2,-1,2,0,2,2,-1,-1,-3,-2,1,0]</text:p>
          </table:table-cell>
          <table:table-cell office:value-type="float" office:value="0.528141395209023" calcext:value-type="float">
            <text:p>0,528141395209023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-3,1,0,-3,1,-3,2,-1,1,-1,-2,2,-2,1,0,-2,2,1,0,0,-3,0,2,1,-3,1,-2,2,0,-3,-3,-1,-2,-1,1,-2,0,3,1,1,-1,-3,-3,-2,1,-3,-1,0,1,1,2,-3,2]</text:p>
          </table:table-cell>
          <table:table-cell office:value-type="float" office:value="0.528646069375974" calcext:value-type="float">
            <text:p>0,52864606937597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2,2,-1,2,2,-3,0,-2,-3,-3,-3,1,-3,-2,1,1,0,-2,2,-2,2,-2,2,-3,0,-2,1,-1,-3,-1,1,-2,1,-2,2,0,-1,-2,0,0,0,2,-1,2,-3,2,-3,-1,-2,-2,0,2,0,-1,2,2,2,-1,-1,1,2,-2,-3,0,-2,2,2,2,-1,-3,-2,-2,0,-2,0,-3,-1]</text:p>
          </table:table-cell>
          <table:table-cell office:value-type="float" office:value="0.532165387826003" calcext:value-type="float">
            <text:p>0,532165387826003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2,-1,1,2,0,3,-3,1,-1,-3,-3,-2,1,1,-1,0,0,1,2,-3,2]</text:p>
          </table:table-cell>
          <table:table-cell office:value-type="float" office:value="0.536159180343549" calcext:value-type="float">
            <text:p>0,536159180343549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0,2,1,-2,-2,-2,-3,-3,2,-2,0,-1,2,1,-1,-2,-3,-3,2,-1,-2,-1,2,-2,1,-1,-3,2,-1,1,2,-3,-2,-3,-2,-3,0,-2,-2,2,-2,1,1,0,0,-1,-1,2,-2,-2,2,0,-3,-3,-1,-2,-1,1,2,0,-2,-2,2,-3,1,2,-3,1,1,-3,0,0,1,2,-3,2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-3,-3,0,1,-3,-1,-3,-2,2,0,0,1,-2,-2,1,-3,2,1,-3,2,-3,-2,1,2,0,0,-1,-2,-1,0,-2,-3,2,0,-2,-1,0,1,0,-1,0,2,-1,1,-2,1,2,-1,-2,2,-2,0,1,1,-3,1,-1,1,-2,0]</text:p>
          </table:table-cell>
          <table:table-cell office:value-type="float" office:value="0.54356845628372" calcext:value-type="float">
            <text:p>0,54356845628372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3,3,-2,1,-3,1,1,2,1,-1,-3,2,-2,-1,2,3,1,-1,-3,2,-1,1,2,-3,0,-2,0,-2,-2,0,-1,2,2,0,0,1,-3,-1,-1,2,-2,-2,2,0,-3,-3,-1,-2,-1,1,2,-1,3,-2,2,-3,1,2,-3,1,1,-3,0,0,1,2,-3,2]</text:p>
          </table:table-cell>
          <table:table-cell office:value-type="float" office:value="0.54356845628372" calcext:value-type="float">
            <text:p>0,54356845628372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45038224959192" calcext:value-type="float">
            <text:p>0,545038224959192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1,-2,-3,-1,-1,0,3,-3,0,2,2,0,-3,-1,-1,1,-2,-3,-1,1,-2,2,-3,2,2,3,-1,2,-2,-1,0,-3,-3,-3,2,0,1,2,1,-2,0,-1,-1,-3,-2,0,-2,0,1,2,1,-2,2,2,-3,2,-3,-3,0,-2,-2,2,-2,-2,-2,2,-1,2,0,2,2,-1,-1,-3,-2,2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546991773247094" calcext:value-type="float">
            <text:p>0,5469917732470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1,0,-2,-3,1,1,0,1,-2,2,-3,-3,0,1,1,-1,-2,-2,-2,2,-2,-2,-2,-1,-2,2,1,-3,2,0,-2,-3,1,2,1,-2,-2,-2,2,0,2,0,-1,0,-1,2,2,2,-3,-1,1,-3,-1,-2,0,0,-1,2,1,1]</text:p>
          </table:table-cell>
          <table:table-cell office:value-type="float" office:value="0.54942394074764" calcext:value-type="float">
            <text:p>0,54942394074764</text:p>
          </table:table-cell>
          <table:table-cell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0,1,0,-2,2,1,-3,-2,-1,-2,-2,2,-3,-1,2,1,-1,2,-2,-3,-3,2,-2,-1,2,-2,1,-1,-3,2,-1,1,-2,-3,0,-2,0,-2,-2,0,-1,2,2,0,0,1,-3,-1,-1,2,-2,-2,2,-2,-3,-3,-1,-2,-1,2,2,0,3,1,1,-1,-3,-3,-2,1,3,-3,1,1,-3,-3,2,0]</text:p>
          </table:table-cell>
          <table:table-cell office:value-type="float" office:value="0.550878086936363" calcext:value-type="float">
            <text:p>0,550878086936363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0,0,2,2,0,-2,-3,-1,-2,0,-3,2,-3,-1,1,0,-2,1,1,2,-2,1,-3,1,1,-3,-2,2,2,-2,2,2,-3,-2,-2,2,2,-3,-2,1,2,0,0,-1,-2,-1,0,-2,-3,2,0,-2,-1,0,1,0,-3,1,1,0,0,0,1,2,-1,-2,2,-2,0,1,1,-3,1,-1,1,-2,0]</text:p>
          </table:table-cell>
          <table:table-cell office:value-type="float" office:value="0.551361950083609" calcext:value-type="float">
            <text:p>0,551361950083609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-3,1,2,1,2,0,-1,-2,-1,0,0,-3,2,1,0,2,-1,-2,0,-3,2,2,-2,1,0,1,-1,-3,2,-3,1,-1,-3,-3,1,-3,1,2,-3,1,-1,0,1,1,-3,1,-2,0,-2,-3,-2,0,0,-1,0,-3,0,-3,-3,-2,-2,-2,-2,-2,1,-3,2,2,2,0,-3,0,-3,2,1,-1]</text:p>
          </table:table-cell>
          <table:table-cell office:value-type="float" office:value="0.553293171233238" calcext:value-type="float">
            <text:p>0,553293171233238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0,2,-3,2,1,-2,-2,-2,-3,-3,2,-2,0,-1,2,1,-1,-2,-3,-3,2,-1,-1,1,-1,-2,1,-1,-3,2,-1,1,2,-3,0,-2,0,-2,-2,0,-1,2,2,0,0,1,-3,-1,2,2,-2,-2,2,0,2,-3,-3,-2,-1,1,2,0,3,1,1,-1,-3,-3,-2,1,3,0,0,0,1,2,-3,2]</text:p>
          </table:table-cell>
          <table:table-cell office:value-type="float" office:value="0.560475988186232" calcext:value-type="float">
            <text:p>0,560475988186232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2,-2,-1,2,-2,1,-1,-3,2,-1,1,-2,-3,0,-2,0,-2,-2,0,-1,2,2,0,0,1,-3,-1,-1,2,-2,-2,2,-2,-1,-3,-1,-1,0,2,-1,1,-2,-2,2,-3,1,2,-3,1,1,-3,0,0,1,2,-3,2]</text:p>
          </table:table-cell>
          <table:table-cell office:value-type="float" office:value="0.562375912239017" calcext:value-type="float">
            <text:p>0,562375912239017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-2,1,1,-3,-1,2,1,2,-3,0,-1,-2,0,-2,-3,2,-3,-3,2,1,2,-3,-3,-2,-1,0,0,-2,2,1,-2,1,-3,1,2,-3,1,1,-1,0,0,1,2,-3,2]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2,1,1,-2,-2,-1,-1,0,-2,2,-1,-2,-2,0,1,-3,-1,0,-2,-2,-2,-1,0,0,-2,-2,-3,2,-3,0,-1,1,0,0]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0,-2,1,0,2,1,-2,2,1,-1,2,0,-3,1,0,2,2,0,0,2,-2,-2,-2,2,-2,-1,2,-1,0,2,-1,2,-3,-1,-2,-3,0,2,-2,1,-3,1,0,0,-3,0,2,-1,-1,0,2,-1,-3,2,2,-1,2,2,-1,0,1,1,-2,2,2,2,-1,0,0,-1,-1,2,-2,1,1,0,1]</text:p>
          </table:table-cell>
          <table:table-cell office:value-type="float" office:value="0.570847323429537" calcext:value-type="float">
            <text:p>0,570847323429537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1,-2,-3,2,1,-1,0,0,1,3,1,-2,0,1,2,-1,2,2,-1,1,-3,0,0,2,2,2,2,0,-3,1,-1,-3,2,0,-3,-2,0,-2,0,-2,1,-2,0,-3,-2,1,0,1,2,2,-3,2,-1,-1,-1,1,-1,1,-1,1,-2,2,2,-2,2,-1,2,-3,2,-3,-2,0,2,2,0,-1,-3]</text:p>
          </table:table-cell>
          <table:table-cell office:value-type="float" office:value="0.572247032903332" calcext:value-type="float">
            <text:p>0,572247032903332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0,1,1,-3,1,-3,2,2,1,-1,2,2,-3,-3,-1,-3,1,-2,-3,1,-2,-2,2,-3,2,1,-3,2,-1,0,-3,2,-2,1,2,-2,2,1,-3,0,-1]</text:p>
          </table:table-cell>
          <table:table-cell office:value-type="float" office:value="0.572247032903332" calcext:value-type="float">
            <text:p>0,57224703290333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-1,1,-1,-1,-1,-2,2,-2,1,1,-3,1,0,-1,2,-1,-3,2,0,-1,-2,-2,-1,2,-1,-2,1,0,1,-1,-2,1,1,-3,-1,2,1,-1,-1,1,0,-1,-3,-2,0,1,-1,1,1,-1,-3,-3,-2,-3,-2,0,1,1,-2,-2,-3,1,0,0,1,1,-2,0,2,2,0,0,0,2,2]</text:p>
          </table:table-cell>
          <table:table-cell office:value-type="float" office:value="0.578273291792038" calcext:value-type="float">
            <text:p>0,578273291792038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0,2,-1,0,1,0,1,-3,-1,0,0,2,-3,2,-3,1,0,1,-1,-3,-3,-2,-1,2,2,-1,-2,1,-1,-3,1,-3,0,0,0,-3,-2,1,-3,0,-3,0,0,-2,0,2,0,-3,0,-3,-2,1,-1,2,-3,-2,0,-1,1,-2,-1,-3,0,-2,2,0,-2,-1,-1,2,0,2,1,1,2,-1]</text:p>
          </table:table-cell>
          <table:table-cell office:value-type="float" office:value="0.589236794506249" calcext:value-type="float">
            <text:p>0,589236794506249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0,2,-3,0,-2,0,-2,-2,0,-1,2,2,0,0,1,-3,-1,-1,2,-2,-2,2,0,-1,-3,-1,-1,0,-3,1,1,-2,-2,1,-3,1,2,-3,1,1,-1,0,0,1,2,-3,2]</text:p>
          </table:table-cell>
          <table:table-cell office:value-type="float" office:value="0.590592922409336" calcext:value-type="float">
            <text:p>0,59059292240933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1,0,-2,0,0,-1,-3,-1,1,2,2,2,-2,0,-3,2,-3,-3,0,1,-3,-1,-3,-2,2,0,0,1,-2,-2,1,-3,2,1,-3,-2,0,1,-3,2,-3,-3,-2,-3,2,0,-2,-3,1,2,1,-2,-2,-2,2,0,2,0,-1,0,-1,2,2,2,-3,-1,1,-3,-1,-2,0,0,-1,2,1,1]</text:p>
          </table:table-cell>
          <table:table-cell office:value-type="float" office:value="0.59194594347795" calcext:value-type="float">
            <text:p>0,59194594347795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0,1,-3,-2,-3,0,2,-2,-1,2,-3,-1,-1,-3,0,-2,1,0,0,0,0,-3,-2,2,-3,0,-2,-2,-2,1,2,2,0,2,-3,0,-1,2,1,1,-2,-2,-1,-1,0,-2,2,-1,-2,-2,0,1,-3,-1,-3,-2,-2,-2,-1,0,0,-2,-2,-3,2,-3,0,-1,1,0,2]</text:p>
          </table:table-cell>
          <table:table-cell office:value-type="float" office:value="0.592846242011085" calcext:value-type="float">
            <text:p>0,592846242011085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2,1,-1,1,-1,-1,-1,-2,2,-2,1,1,-3,1,0,-1,-3,0,2,1,1,-2,-1,-3,1,-1,0,0,-2,2,1,-3,1,-3,0,1,-2,1,0,-2,2,-1,0,2,-1,0,0,1,-3,1,0,0,2,-1,-3,-1,-1,0,-3,1,1,-2,-2,1,-3,1,2,-3,1,1,2,-2,2,1,-3,0,-1]</text:p>
          </table:table-cell>
          <table:table-cell office:value-type="float" office:value="0.597327380922723" calcext:value-type="float">
            <text:p>0,597327380922723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3,-2,2,-3,-2,-3,2,2,-1,-1,-3,-2,0,-3,-1,0,1,-1,0,-2,0,-2,-2,-3,1,-3,-3,1,0,0,1,-3,-2,0,2,1,-2,2]</text:p>
          </table:table-cell>
          <table:table-cell office:value-type="float" office:value="0.600888231426333" calcext:value-type="float">
            <text:p>0,600888231426333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0,1,-1,-2,-1,2,-2,2,-3,-1,0,-3,-2,2,-1,-1,2,2,-2,-3,-2,2,0,2,-3,-2,2,0,2,-3,1,-3,-1,-1,2,-2,2,-1,-2,-3,-3,-2,-3,2,2,-1,-1,-3,-2,0,-3,-1,0,1,-1,0,-2,0,-2,-2,-3,1,-3,0,1,0,0,1,-3,-2,0,2,1,-2,2]</text:p>
          </table:table-cell>
          <table:table-cell office:value-type="float" office:value="0.602660766932774" calcext:value-type="float">
            <text:p>0,602660766932774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-3,-3,2,2,-1,2,1,2,-2,-2,-2,-1,-1,0,0,-2,2,-3,1,0,0,-3,1,1,2,-3,-2,-3,-2,1,-3,1,-2,0,-3,-3,-3,-3,-3,1,-3,-1,-3,-3,-3,2,-2,-3,-2,2,0,0,1,1,-2,-3,-2,-2,2,-2,1,1,0,0,-3,0,-2,1,0,-1,-3,2,2,2,0,-2,2]</text:p>
          </table:table-cell>
          <table:table-cell office:value-type="float" office:value="0.602660766932774" calcext:value-type="float">
            <text:p>0,60266076693277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3,0,-1,-1,0,-2,0,2,-2,-3,-3,-2,2,-3,-1,1,0,0,2,-3,0,0,-3,-1,-2,2,0,-1,-3,-2,0,-1,-2,-2,0,-1,1,2,-3,-3,2,-1,-3,-3,1,2,0,1,0,-3,-2,-2,2,-3,-2,0,-1,2,-3,0,1,-3,2,2,0,0,-3,0,-1,2,-3,0,0,1,-2,-2,-1,2]</text:p>
          </table:table-cell>
          <table:table-cell office:value-type="float" office:value="0.6048691318514" calcext:value-type="float">
            <text:p>0,604869131851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-3,-2,1,2,-1,1,-3,-2,-3,0,2,-2,1,-1,2,-1,-3,2,0,-1,-2,-2,-1,2,-1,2,-2,0,1,-1,-2,1,1,-3,-1,2,1,2,-3,0,-1,-2,0,-2,-3,2,-3,-3,2,1,2,-3,-3,-2,-1,0,0,-2,-1,-2,0,-2,-3,0,-1,1,2,1,-2,-3,2,0,-3,0,2]</text:p>
          </table:table-cell>
          <table:table-cell office:value-type="float" office:value="0.606630035524124" calcext:value-type="float">
            <text:p>0,60663003552412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0,-1,-2,-3,-2,2,-1,2,0,1,-2,-1,2,2,-2,1,1,-1,-1,-3,-2,1,-1,1,-3,-2,0,1,-2,-2,-1,-3,-2,0,-1,-1,1,-3,-3,-3,-2,1,-3,1,2,2,-2,0,2,1,1,2,2,-1,0,2,-3,0,-3,2,-2,1,1,-1,-2,-3,-3,-1,-1,1,2,1,-2,-1,2,0]</text:p>
          </table:table-cell>
          <table:table-cell office:value-type="float" office:value="0.614057543449038" calcext:value-type="float">
            <text:p>0,614057543449038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1,2,-1,-1,1,-2,1,-2,0,-1,-3,-2,-1,-2,-1,-3,2,1,2,0,-2,0,-3,-2,-1,-2,-2,2,2,-2,-1,-3,-3,-3,0,0,-2,0,2,1,1,-2,-1,-3,-1,1,0,0,2,1,2,-1,-1,0,-2,1,2,-3,-3,0,2,2,-2,-1,-3,2,-3,-1,1,2,1,-1,1,-3,1,-3,-2]</text:p>
          </table:table-cell>
          <table:table-cell office:value-type="float" office:value="0.615358973824764" calcext:value-type="float">
            <text:p>0,61535897382476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3,-3,2,-3,-1,-1,0,-1,-3,1,0,0,0,1,0,-3,-3,1,-3,-2,0,2,-1,2,2,1,-2,1,0,2,-2,2,2,0,0,-1,-1,-1,-3,1,-3,0,-2,1,2,-3,-3,1,-1,-2,1,-3,0,2,1,-2,0,2,-2,1,-3,2,2,-3,0,1,1,2,-2,-2,0,0,1,-2,-3,2,0]</text:p>
          </table:table-cell>
          <table:table-cell office:value-type="float" office:value="0.624393038611632" calcext:value-type="float">
            <text:p>0,624393038611632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0,-3,-3,2,-2,0,-1,2,1,-1,-2,-3,-3,2,-1,-1,3,2,2,2,-1,0,1,-3,2,-1,1,-1,-3,1,3,1,0,-2,2,3,0,0,-3,0,0,1,-3,1,0,1,2,-1,-3,-1,-1,0,2,-1,1,-2,-2,2,-3,1,2,-1,1,1,-3,0,0,1,2,-3,2]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2,-3,2,1,-1,0,0,1,3,1,-2,0,1,2,-1,2,2,-1,2,-1,-1,1,-1,0,1,0,-3,1,-3,2,-1,1,-1,-2,2,-1,1,0,-2,2,-1,0,2,-1,0,0,1,-3,1,0,0,2,-1,-3,-1,-1,0,-3,1,1,-2,-2,1,0,0,1,1,-2,1,-1,2,1,0,2,-1,-3]</text:p>
          </table:table-cell>
          <table:table-cell office:value-type="float" office:value="0.629920629920945" calcext:value-type="float">
            <text:p>0,62992062992094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3,-3,2,-3,-1,-1,0,-1,-3,1,0,0,0,1,0,-3,-3,1,-3,-2,0,2,-1,2,2,1,-2,1,0,2,-2,2,2,0,0,-1,-1,-1,-3,1,-3,0,-2,1,2,-3,-3,1,-1,-2,1,-3,0,2,1,-2,0,2,-2,1,-3,2,2,-3,0,1,1,2,-2,-2,0,0,1,-2,-3,2,0]</text:p>
          </table:table-cell>
          <table:table-cell office:value-type="float" office:value="0.633719180710194" calcext:value-type="float">
            <text:p>0,633719180710194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3,2,1,0,-2,-3,-3,-3,2,-2,3,-1,2,1,1,2,3,-1,-3,2,-2,-1,2,-2,1,-1,-3,2,-1,1,2,-3,0,-2,0,-2,-2,0,-1,2,2,0,0,1,-3,-1,-3,2,-2,0,2,0,-3,-3,-1,-1,0,-3,1,1,-2,-2,1,-3,1,2,-3,1,0,-1,0,0,1,2,3,2]</text:p>
          </table:table-cell>
          <table:table-cell office:value-type="float" office:value="0.638748776906852" calcext:value-type="float">
            <text:p>0,63874877690685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1,-2,-3,2,-3,1,1,1,1,0,2,0,2,-1,-1,2,0,2,2,1,0,-1,1,-1,2,1,-3,2,-3,2,1,-1,-1,-1,-3,-1,-1,2,-3,0,2,1,-1,-1,0,-3,-2,0,2,1,-3,0,-1,-2,0,2,-1,0,-3,-1,1,1,1,2,1,0,-2,-1,-2,2,-1,1,1,-2,1,2,-3,-1]</text:p>
          </table:table-cell>
          <table:table-cell office:value-type="float" office:value="0.640832791503889" calcext:value-type="float">
            <text:p>0,640832791503889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0,0,-1,-2,2,-2,-2,-1,-3,-1,1,2,0,-3,-3,-2,1,0,0,0,-3,-3,-2,0,-3,-3,2,0,-3,1,-2,-3,-2,-1,-1,-2,1,2,1,-3,2,-2,-3,0,1,1,-1,2,-2,1,-3,0,-3,2,1,0,-2,2,-2,2,-2,0,-1,-2,-3,1,0,-3,0,1,-1,2,2,0,1,2,2,1]</text:p>
          </table:table-cell>
          <table:table-cell office:value-type="float" office:value="0.64249513616836" calcext:value-type="float">
            <text:p>0,64249513616836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-1,0,-3,2,1,-1,0,0,1,2,1,-2,0,1,-2,-1,2,2,-1,1,-3,0,0,2,2,2,2,0,-3,1,0,-3,0,2,1,-1,-1,2,-3,2,1,0,-1,0,2,-3,-3,0,0,-3,1,-2,2,-2,2,1,2,-3,2,2,0,-3,0,2,-2,0,0,1,2,2,-3,2,1,0,2,-1,-3]</text:p>
          </table:table-cell>
          <table:table-cell office:value-type="float" office:value="0.651971369514541" calcext:value-type="float">
            <text:p>0,65197136951454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-3,0,-3,2,-2,-2,1,-1,-1,-3,-3,1,0,1,2,-1,0,-3,1,0,1,-3,1,-3,-3,1,1,-2,-1,2,-3,-3,2,-2,1,-2,-1,2,0,1,0,1,-3,1,-1,0,-1,0,-3,-1,0,2,0,0,1,-3,1,2,2,-1,0,0,-3,0,-3,2,2,-2,2,1,2,1,-1,2,2,2]</text:p>
          </table:table-cell>
          <table:table-cell office:value-type="float" office:value="0.653605385534728" calcext:value-type="float">
            <text:p>0,653605385534728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-1,-1,-2,0,2,1,2,-1,2,0,2,0,-1,2,2,-3,2,-1,0,0,-1,-3,1,-2,-2,-1,0,2,-2,0,2,0,-1,-3,1,-1,-2,-2,1,2,0,-2,2,2,-2,0,-3,-1,-3,0,-2,2,2,-1,-1,-1,0,2,-2,0,-3,-3,-2,-1,0,-2,-2,-1,-2,0,1,1,0,1]</text:p>
          </table:table-cell>
          <table:table-cell office:value-type="float" office:value="0.658483105326173" calcext:value-type="float">
            <text:p>0,658483105326173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2,0,-1,2,2,1,-2,2,2,0,2,-1,-3,2,-1,1,-3,-1,1,2,-2,-1,1,-2,1,-2,-1,2,0,-2,0,-3,-1,2,1,-2,-3,-3,-2,-1,-3,1,-3,0,2,1,-1,-3,0,-2,-3,2,-2,0,0,-1,2,-2,-2,1,-2,-2,-1,1,-3,2,2,-2,-2,-3,0,-3,-2,-2,1,-1,-1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3,0,-2,-2,1,-1,-2,-1,2,2,-1,2,-1,-3,-1,0,-3,-3,-3,-2,2,-3,1,-2,1,-3,-2,0,2,-2,0,-1,-2,-2,0,-1,1,2,-3,-3,2,-1,-3,-3,1,2,0,1,0,-3,-2,-2,2,-3,-2,0,-1,2,-3,0,1,-3,2,2,0,0,-3,0,-1,2,-3,0,0,1,-2,-2,-1,2]</text:p>
          </table:table-cell>
          <table:table-cell office:value-type="float" office:value="0.676067057817985" calcext:value-type="float">
            <text:p>0,676067057817985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2,-1,1,2,-3,-2,-2,0,-2,-2,0,-1,2,2,0,0,1,-3,-1,-1,2,-2,-2,2,0,-3,-3,-1,-2,-1,1,2,0,3,-2,2,-3,1,2,-3,1,1,-3,0,0,1,2,-3,2]</text:p>
          </table:table-cell>
          <table:table-cell office:value-type="float" office:value="0.683130051063973" calcext:value-type="float">
            <text:p>0,683130051063973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-3,2,-3,1,0,-3,0,0,0,2,-3,-3,-1,2,1,1,0,1,-1,0,-2,1,2,-1,-1,0,0,-3,-1,2,-3,2,-2,-3,-3,-1,2,1,-1,-2,-2,1,-1,-3,-1,-2,2,-1,0,2,2,1,0,-3,-2,-1,2,0,-2,-3,0,0,-2,0,1,-3,1,-2,1,-2,1,1,-2,-2,-1,-1,-2]</text:p>
          </table:table-cell>
          <table:table-cell office:value-type="float" office:value="0.687022561492707" calcext:value-type="float">
            <text:p>0,687022561492707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2,1,-1,-2,-2,2,-2,0,1,-3,-3,0,-1,1,-3,0,0,2,1,-1,0,0,2,0,-2,-2,-2,1,0,0,0,2,1,2,-1,2,2,0,0,-1,-3,0,1,2,-3,-2,2,2,-2,-1,-3,2,1,-1,-1,1,1,2,2,-3,1,-1,2,-2,0,-3,2,0,-2,-2,1,-3,-1,-1,-2,-3,2,-3]</text:p>
          </table:table-cell>
          <table:table-cell office:value-type="float" office:value="0.691664658631623" calcext:value-type="float">
            <text:p>0,69166465863162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1,1,2,-3,-2,-2,0,-2,-2,0,-1,2,2,0,0,1,-3,-1,-1,2,-2,-2,2,0,-3,-3,-1,-1,0,2,-1,1,-2,-2,2,-3,1,2,-3,1,1,-3,0,0,1,2,-3,2]</text:p>
          </table:table-cell>
          <table:table-cell office:value-type="float" office:value="0.694742158406028" calcext:value-type="float">
            <text:p>0,694742158406028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1,-3,-2,1,-2,-3,1,2,2,2,2,1,-1,2,-3,0,-3,2,-2,-2,0,0,1,-3,2,0,1,2,0,0,-2,-1,-2,0,2,-2,-2,0,-3,-3,2,-1,2,2,0,1,-2,-3,1,2,1,-1,2,1,-3,-2,-2,-2,2,0,-1,2,-2,-1,1,0,0,1,-3,2,-2,0,1,-3,-1,-2,0,1]</text:p>
          </table:table-cell>
          <table:table-cell office:value-type="float" office:value="0.702756477498903" calcext:value-type="float">
            <text:p>0,70275647749890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1,1,-2,2,0,0,1,1,-2,-1,1,-2,-1,-2,1,2,-1,-1,-3,-2,-2,-2,2,-3,-3,-1,0,0,2,-1,2,-1,-3,2,1,-2,0,2,-2,-3,-3,-1,-1,-1,0,-1,1,2,-1,-1,-2,-1,-2,1,-1,0,2,-3,1,-3,-3,-3,2,2,-1,-2,-2,0,-1,0,-1,-1,-2,-3,-2,1,1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-3,2,-3,0,0,1,1,0,-2,1,1,0,-2,0,1,1,0,-2,-1,0,1,-1,-3,-3,-3,2,-1,0,-1,1,-2,-3,-1,-3,0,1,1,-3,1,1,-3,-2,-2,0,-2,-3,2,-3,-3,2,1,2,-3,-3,-2,-1,0,0,-2,-1,-2,0,-2,-3,0,-1,1,2,1,-2,-3,2,0,-3,0,0]</text:p>
          </table:table-cell>
          <table:table-cell office:value-type="float" office:value="0.7170309151866" calcext:value-type="float">
            <text:p>0,7170309151866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2,-1,1,-1,0,1,0,-3,1,-3,2,-1,1,-1,-2,2,0,0,1,-3,1,-3,2,2,1,1,2,2,-3,-3,-1,-3,-1,-2,-3,1,-2,-2,2,-3,2,1,-3,2,-1,0,-3,2,-2,1,-1,0,1,1,2,-3,2]</text:p>
          </table:table-cell>
          <table:table-cell office:value-type="float" office:value="0.718888030224457" calcext:value-type="float">
            <text:p>0,718888030224457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1,-1,-2,0,-3,1,0,0,-3,1,1,1,1,2,-2,0,0,1,-3,2,1,-3,-1,-2,-2,-1,-1,-2,-3,0,-1,0,1,0,-1,1,-1,-3,-3,0,-2,-1,-3,2,-2,-2,1,-1,1,1,1,0,-3,-2,2,1,2,2,-1,0,-2,-1,-1,-1,-1,-3,-3,-3,-1,0,-2,0,1,0,1,-1,2,0]</text:p>
          </table:table-cell>
          <table:table-cell office:value-type="float" office:value="0.728468713581213" calcext:value-type="float">
            <text:p>0,728468713581213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1,0,-1,0,2,2,1,2,-2,-2,-1,2,-3,2,-1,-1,-2,-1,1,-1,-2,-1,0,0,-3,-1,-3,-3,0,2,2,-2,2,1,0,1,-2,-1,-1,1,0,0,2,-1,1,-3,-1,-1,-3,-2,-3,-1,2,-1,-1,-3,2,1,0,0,1,0,-2,-1,-1,-2,-3,-2,-1,1,-3,1,-3,-3,2,1,-1,-3]</text:p>
          </table:table-cell>
          <table:table-cell office:value-type="float" office:value="0.733939143707887" calcext:value-type="float">
            <text:p>0,73393914370788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1,2,-2,-2,-1,-2,-1,-3,-3,-1,-2,-2,-2,-1,-3,-1,-1,-1,2,1,0,0,1,-3,0,2,2,-2,1,1,0,-1,-1,0,0,1,-3,-1,-3,-1,2,-1,-3,-1,2,-1,-3,1,1,-1,2,0,0,-1,-1,2,-2,-2,0,-1,-2,-3,-2,-1,2,1,2,1,1,-1,-1,2,-2,-1,1,-2,-1]</text:p>
          </table:table-cell>
          <table:table-cell office:value-type="float" office:value="0.751531769122238" calcext:value-type="float">
            <text:p>0,751531769122238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1,-2,2,-1,1,-2,2,-1,0,1,0,2,2,-2,-3,-2,2,-1,0,-3,-1,-3,-1,2,-1,0,1,0,-3,2,-3,2,-2,1,0,1,0,1,-1,-1,2,-2,0,0,2,-1,-1,-1,0,-3,-3,-3,1,-1,-1,1,2,2,2,-3,0,-2,-1,1,1,0,0,-2,1,-2,1,-2,2,-3,-3,-2,-1,1]</text:p>
          </table:table-cell>
          <table:table-cell office:value-type="float" office:value="0.754011494165264" calcext:value-type="float">
            <text:p>0,75401149416526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2,0,0,-3,0,-1,-3,-1,-1,-1,-1,-1,-2,2,-1,0,-3,0,2,-3,-2,0,2,2,-1,0,-2,2,2,-3,-3,-1,-1,-1,0,-2,-1,1,-1,-3,2,0,0,-1,-1,1,2,2,-1,0,-2,-2,0,-3,-3,1,1,1,0,2,-3,-2,0,-2,-2,2,-3,1,-1,-3,-2,-2,-3,1,-3,0,2,-1]</text:p>
          </table:table-cell>
          <table:table-cell office:value-type="float" office:value="0.757539877938229" calcext:value-type="float">
            <text:p>0,757539877938229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1,0,1,-2,2,-3,-1,-1,-2,-2,-2,-1,-1,1,2,1,1,0,-1,0,-1,0,1,0,0,-2,-2,-2,-1,0,-2,1,-1,-3,2,-2,1,1,-3,1,-3,1,-2,-3,0,-1,-3,-3,1,-1,1,2,1,1,-3,-2,2,-2,1,0,1,-2,-3,0,-3,-1,-3,-1,2,1,2,-3,0,0,0,1,-2]</text:p>
          </table:table-cell>
          <table:table-cell office:value-type="float" office:value="0.768027777275449" calcext:value-type="float">
            <text:p>0,7680277772754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2,2,1,0,2,-3,0,0,1,-3,0,0,-3,2,2,-2,0,1,-3,-2,-1,-3,0,2,0,-2,-2,1,0,-2,0,1,-3,0,-1,1,2,-3,1,-1,-3,1,-2,-2,-1,-1,-1,0,2,-1,-2,-3,-2,0,-1,2,-1,1,2,1,1,2,-3,-1,-1,1,-1,-1,-1,-2,-2,-1,2,1,-2,1,1]</text:p>
          </table:table-cell>
          <table:table-cell office:value-type="float" office:value="0.773563184232549" calcext:value-type="float">
            <text:p>0,773563184232549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2,1,-1,-1,1,0,1,-2,-2,1,-2,-2,-1,-2,2,0,1,-2,1,2,2,-3,2,-3,-2,-2,-3,2,-1,-1,-3,1,-1,-2,2,-3,-2,-2,-2,-1,0,0,-1,0,0,2,-2,-3,-2,-3,-3,-1,-2,-1,-3,2,1,-1,-2,-1,0,2,2,2,0,0,2,-2,-2,2,-1,-1,-3,-2,-2,-1,0]</text:p>
          </table:table-cell>
          <table:table-cell office:value-type="float" office:value="0.802662236975595" calcext:value-type="float">
            <text:p>0,80266223697559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-2,-2,0,1,-2,-2,1,0,-2,-1,0,2,-1,0,1,1,2,-3,0,-2,-2,-2,2,-3,-2,-3,-1,-1,0,-1,0,0,-3,-3,2,-2,-1,-1,-1,0,0,1,-2,-3,0,-1,-2,2,-1,-2,-3,-1,-1,2,-1,2,-1,-1,-1,-3,1,-2,2,2,2,-3,2,-2,0,0,-1,0,0,-3,1,0,-3]</text:p>
          </table:table-cell>
          <table:table-cell office:value-type="float" office:value="0.832025640630544" calcext:value-type="float">
            <text:p>0,832025640630544</text:p>
          </table:table-cell>
          <table:table-cell office:value-type="float" office:value="162" calcext:value-type="float">
            <text:p>162</text:p>
          </table:table-cell>
        </table:table-row>
      </table:table>
      <table:table table:name="Ewolucja" table:style-name="ta1">
        <table:shapes>
          <draw:frame draw:z-index="0" draw:style-name="gr1" draw:text-style-name="P1" svg:width="15.999cm" svg:height="8.999cm" svg:x="18.415cm" svg:y="1.639cm">
            <draw:object draw:notify-on-update-of-ranges="Ewolucja.B3:Ewolucja.B20 Ewolucja.B3:Ewolucja.B20 Ewolucja.C2:Ewolucja.C2 Ewolucja.C3:Ewolucja.C20 Ewolucja.B3:Ewolucja.B20 Ewolucja.D2:Ewolucja.D2 Ewolucja.D3:Ewolucja.D20 Ewolucja.B3:Ewolucja.B20 Ewolucja.E2:Ewolucja.E2 Ewolucja.E3:Ewolucja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okoleni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best chromosome's magnitud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0.832025640630544" calcext:value-type="float">
            <text:p>0,832025640630544</text:p>
          </table:table-cell>
          <table:table-cell office:value-type="float" office:value="0.552091449578055" calcext:value-type="float">
            <text:p>0,552091449578055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0.7170309151866" calcext:value-type="float">
            <text:p>0,7170309151866</text:p>
          </table:table-cell>
          <table:table-cell office:value-type="float" office:value="0.450854619214379" calcext:value-type="float">
            <text:p>0,450854619214379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0.718888030224457" calcext:value-type="float">
            <text:p>0,718888030224457</text:p>
          </table:table-cell>
          <table:table-cell office:value-type="float" office:value="0.376178987717368" calcext:value-type="float">
            <text:p>0,376178987717368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0.653605385534728" calcext:value-type="float">
            <text:p>0,653605385534728</text:p>
          </table:table-cell>
          <table:table-cell office:value-type="float" office:value="0.335915397153895" calcext:value-type="float">
            <text:p>0,33591539715389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0.638748776906852" calcext:value-type="float">
            <text:p>0,638748776906852</text:p>
          </table:table-cell>
          <table:table-cell office:value-type="float" office:value="0.265602470776833" calcext:value-type="float">
            <text:p>0,265602470776833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0.565685424949238" calcext:value-type="float">
            <text:p>0,565685424949238</text:p>
          </table:table-cell>
          <table:table-cell office:value-type="float" office:value="0.250142047008082" calcext:value-type="float">
            <text:p>0,250142047008082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560475988186232" calcext:value-type="float">
            <text:p>0,560475988186232</text:p>
          </table:table-cell>
          <table:table-cell office:value-type="float" office:value="0.239267303527839" calcext:value-type="float">
            <text:p>0,239267303527839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590592922409336" calcext:value-type="float">
            <text:p>0,590592922409336</text:p>
          </table:table-cell>
          <table:table-cell office:value-type="float" office:value="0.24463108519497" calcext:value-type="float">
            <text:p>0,244631085194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0.694742158406028" calcext:value-type="float">
            <text:p>0,694742158406028</text:p>
          </table:table-cell>
          <table:table-cell office:value-type="float" office:value="0.260299000500151" calcext:value-type="float">
            <text:p>0,260299000500151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0.562375912239017" calcext:value-type="float">
            <text:p>0,562375912239017</text:p>
          </table:table-cell>
          <table:table-cell office:value-type="float" office:value="0.24909356381046" calcext:value-type="float">
            <text:p>0,2490935638104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89353314760068" calcext:value-type="float">
            <text:p>0,489353314760068</text:p>
          </table:table-cell>
          <table:table-cell office:value-type="float" office:value="0.238702874045947" calcext:value-type="float">
            <text:p>0,23870287404594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0.23173130285144" calcext:value-type="float">
            <text:p>0,23173130285144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62457205227323" calcext:value-type="float">
            <text:p>0,462457205227323</text:p>
          </table:table-cell>
          <table:table-cell office:value-type="float" office:value="0.191205790475816" calcext:value-type="float">
            <text:p>0,19120579047581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476655011512519" calcext:value-type="float">
            <text:p>0,476655011512519</text:p>
          </table:table-cell>
          <table:table-cell office:value-type="float" office:value="0.208175314901963" calcext:value-type="float">
            <text:p>0,208175314901963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0.213334174310327" calcext:value-type="float">
            <text:p>0,213334174310327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0.478887599895146" calcext:value-type="float">
            <text:p>0,478887599895146</text:p>
          </table:table-cell>
          <table:table-cell office:value-type="float" office:value="0.213034571292886" calcext:value-type="float">
            <text:p>0,213034571292886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0.0230940107675851" calcext:value-type="float">
            <text:p>0,023094010767585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0.201089092899388" calcext:value-type="float">
            <text:p>0,201089092899388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0.493693562175297" calcext:value-type="float">
            <text:p>0,493693562175297</text:p>
          </table:table-cell>
          <table:table-cell office:value-type="float" office:value="0.190572861962026" calcext:value-type="float">
            <text:p>0,190572861962026</text:p>
          </table:table-cell>
          <table:table-cell office:value-type="float" office:value="184" calcext:value-type="float">
            <text:p>184</text:p>
          </table:table-cell>
        </table:table-row>
      </table:table>
      <table:table table:name="Najlepsze chromosomy" table:style-name="ta1">
        <table:table-column table:style-name="co5" table:number-columns-repeated="3" table:default-cell-style-name="Default"/>
        <table:table-column table:style-name="co11" table:default-cell-style-name="Default"/>
        <table:table-column table:style-name="co4" table:default-cell-style-name="Default"/>
        <table:table-column table:style-name="co12" table:default-cell-style-name="Default"/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10 najlepszych chromosomów z ewolucji + chromosom zerowy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Wyniki dla turnieju 3x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85930997501449" calcext:value-type="float">
            <text:p>0,6859309975014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1084965058297" calcext:value-type="float">
            <text:p>0,15108496505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1954238100565" calcext:value-type="float">
            <text:p>0,10195423810056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9912273951" calcext:value-type="float">
            <text:p>0,05699122739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0044436217039" calcext:value-type="float">
            <text:p>0,1200444362170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61162443929513" calcext:value-type="float">
            <text:p>0,1611624439295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5043049336266" calcext:value-type="float">
            <text:p>0,150430493362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2485373276431" calcext:value-type="float">
            <text:p>0,12248537327643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79454914684" calcext:value-type="float">
            <text:p>0,1177794549146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57615566067145" calcext:value-type="float">
            <text:p>0,1576155660671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192249837451167" calcext:value-type="float">
            <text:p>0,192249837451167</text:p>
          </table:table-cell>
          <table:table-cell office:value-type="float" office:value="186" calcext:value-type="float">
            <text:p>186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69912273951" calcext:value-type="float">
            <text:p>0,0569912273951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3,-2,-3,-3,2,0,-1,-2,-2,2,2,-1,0,1,-3,2,-1,1,-1,-3,2,-2,1,0,-2,2,1,0,0,-3,0,2,1,-3,1,0,0,2,-1,-3,-1,-1,0,-3,1,1,-2,-2,1,-3,1,2,-3,1,1,-1,0,0,1,2,-3,2]</text:p>
          </table:table-cell>
          <table:table-cell office:value-type="float" office:value="0.101954238100565" calcext:value-type="float">
            <text:p>0,101954238100565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1,0,-2,2,1,-3,-2,1,-2,-3,1,-3,1,-3,1,1,2,-2,-1,-3,2,-2,-1,2,-2,1,-1,-3,2,-1,1,2,-3,0,-2,0,-2,-2,0,-1,2,2,0,0,1,-3,-1,-1,2,-2,-2,2,0,-3,-3,-1,-2,-1,1,2,0,3,1,1,-1,-3,-3,-2,1,3,-1,1,1,-3,-3,2,0]</text:p>
          </table:table-cell>
          <table:table-cell office:value-type="float" office:value="0.117779454914684" calcext:value-type="float">
            <text:p>0,117779454914684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-1,-1,1,-1,0,1,0,-3,1,-3,2,-1,1,-1,-2,2,-2,1,0,-2,2,1,0,0,-3,0,2,1,-3,1,0,0,2,-1,-3,-1,-1,0,-3,1,1,-2,-2,1,-3,1,2,-3,1,1,-1,0,0,1,2,-3,2]</text:p>
          </table:table-cell>
          <table:table-cell office:value-type="float" office:value="0.120044436217039" calcext:value-type="float">
            <text:p>0,120044436217039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3,2,-2,1,0,-2,2,1,0,0,-3,0,2,1,-3,1,0,0,2,-1,-3,-1,-1,0,-3,1,1,-2,-2,1,-3,1,2,-3,1,1,-1,0,0,1,2,-3,2]</text:p>
          </table:table-cell>
          <table:table-cell office:value-type="float" office:value="0.122485373276431" calcext:value-type="float">
            <text:p>0,122485373276431</text:p>
          </table:table-cell>
          <table:table-cell office:value-type="float" office:value="184" calcext:value-type="float">
            <text:p>18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0,-1,2,1,-1,-2,-3,-3,2,-1,-1,1,-1,0,-2,0,-3,1,-3,2,-1,1,-1,-2,2,-2,1,0,-2,2,-1,0,2,-1,0,0,1,-3,1,0,-1,2,-1,-3,-1,-1,0,2,-1,1,-2,-2,2,-3,1,2,-3,1,1,-3,0,0,1,2,-3,2]</text:p>
          </table:table-cell>
          <table:table-cell office:value-type="float" office:value="0.15043049336266" calcext:value-type="float">
            <text:p>0,1504304933626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0,-1,2,1,-1,-2,-3,-3,2,-1,-1,1,-1,0,1,0,-3,1,-3,2,-1,1,-1,-2,2,-2,1,0,-2,2,-1,0,2,-1,0,0,1,-3,1,0,-1,2,-1,-3,-1,-1,0,2,-1,1,-2,-2,2,-3,1,2,-3,1,1,-3,0,0,1,2,-3,2]</text:p>
          </table:table-cell>
          <table:table-cell office:value-type="float" office:value="0.151084965058297" calcext:value-type="float">
            <text:p>0,151084965058297</text:p>
          </table:table-cell>
          <table:table-cell office:value-type="float" office:value="178" calcext:value-type="float">
            <text:p>1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3,2,-1,-1,2,-3,-2,1,-2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57615566067145" calcext:value-type="float">
            <text:p>0,15761556606714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0,1,-2,-3,-3,2,0,-1,-2,-2,2,2,-1,0,1,-3,2,-1,1,-1,0,2,-2,1,0,-2,2,1,0,0,-3,0,2,1,-3,1,0,0,2,-1,-3,-1,-1,0,-3,1,1,-2,-2,1,-3,1,2,-3,2,1,-1,0,0,1,2,-3,2]</text:p>
          </table:table-cell>
          <table:table-cell office:value-type="float" office:value="0.161162443929513" calcext:value-type="float">
            <text:p>0,161162443929513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2,1,-2,-2,2,-3,-1,2,1,-1,2,-1,-3,2,0,-1,-2,-2,-1,2,-1,0,-3,2,1,1,-1,-2,-3,-2,-3,0,-2,-2,2,-2,1,1,0,0,2,-2,1,-1,-3,-1,2,-1,-3,-1,-1,0,2,-1,1,-2,-2,2,-3,1,2,-3,1,1,-3,0,0,1,2,-3,2]</text:p>
          </table:table-cell>
          <table:table-cell office:value-type="float" office:value="0.192249837451167" calcext:value-type="float">
            <text:p>0,192249837451167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85930997501449" calcext:value-type="float">
            <text:p>0,685930997501449</text:p>
          </table:table-cell>
          <table:table-cell office:value-type="float" office:value="0" calcext:value-type="float">
            <text:p>0</text:p>
          </table:table-cell>
        </table:table-row>
      </table:table>
      <table:table table:name="Arkusz4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2" office:value-type="string" calcext:value-type="string">
            <text:p>Druid (Aggro)</text:p>
          </table:table-cell>
          <table:table-cell office:value-type="string" calcext:value-type="string">
            <text:p>Druid (Control)</text:p>
          </table:table-cell>
          <table:table-cell office:value-type="string" calcext:value-type="string">
            <text:p>Druid (Midrange)</text:p>
          </table:table-cell>
          <table:table-cell office:value-type="string" calcext:value-type="string">
            <text:p>Mage (Aggro)</text:p>
          </table:table-cell>
          <table:table-cell office:value-type="string" calcext:value-type="string">
            <text:p>Mage (Control)</text:p>
          </table:table-cell>
          <table:table-cell office:value-type="string" calcext:value-type="string">
            <text:p>Mage (Midrange)</text:p>
          </table:table-cell>
          <table:table-cell office:value-type="string" calcext:value-type="string">
            <text:p>Hunter (Aggro)</text:p>
          </table:table-cell>
          <table:table-cell office:value-type="string" calcext:value-type="string">
            <text:p>Hunter (Control)</text:p>
          </table:table-cell>
          <table:table-cell office:value-type="string" calcext:value-type="string">
            <text:p>Hunter (Midrange)</text:p>
          </table:table-cell>
          <table:table-cell office:value-type="string" calcext:value-type="string">
            <text:p>wsp. zwycięstw vs meta</text:p>
          </table:table-cell>
        </table:table-row>
        <table:table-row table:style-name="ro1">
          <table:table-cell table:style-name="ce2" office:value-type="string" calcext:value-type="string">
            <text:p>Druid (Aggro)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0.26" calcext:value-type="float">
            <text:p>0,26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office:value-type="float" office:value="0.32" calcext:value-type="float">
            <text:p>0,32</text:p>
          </table:table-cell>
          <table:table-cell office:value-type="float" office:value="0.06" calcext:value-type="float">
            <text:p>0,06</text:p>
          </table:table-cell>
          <table:table-cell office:value-type="float" office:value="0.02" calcext:value-type="float">
            <text:p>0,02</text:p>
          </table:table-cell>
          <table:table-cell table:formula="of:=AVERAGE([.B4:.J4])" office:value-type="float" office:value="0.177777777777778" calcext:value-type="float">
            <text:p>0,177777777777778</text:p>
          </table:table-cell>
        </table:table-row>
        <table:table-row table:style-name="ro1">
          <table:table-cell office:value-type="string" calcext:value-type="string">
            <text:p>Druid (Control)</text:p>
          </table:table-cell>
          <table:table-cell office:value-type="float" office:value="0.82" calcext:value-type="float">
            <text:p>0,82</text:p>
          </table:table-cell>
          <table:table-cell office:value-type="float" office:value="0.5" calcext:value-type="float">
            <text:p>0,5</text:p>
          </table:table-cell>
          <table:table-cell office:value-type="float" office:value="0.54" calcext:value-type="float">
            <text:p>0,54</text:p>
          </table:table-cell>
          <table:table-cell office:value-type="float" office:value="0.8" calcext:value-type="float">
            <text:p>0,8</text:p>
          </table:table-cell>
          <table:table-cell office:value-type="float" office:value="0.44" calcext:value-type="float">
            <text:p>0,44</text:p>
          </table:table-cell>
          <table:table-cell office:value-type="float" office:value="0.34" calcext:value-type="float">
            <text:p>0,34</text:p>
          </table:table-cell>
          <table:table-cell office:value-type="float" office:value="0.72" calcext:value-type="float">
            <text:p>0,72</text:p>
          </table:table-cell>
          <table:table-cell office:value-type="float" office:value="0.42" calcext:value-type="float">
            <text:p>0,42</text:p>
          </table:table-cell>
          <table:table-cell office:value-type="float" office:value="0.34" calcext:value-type="float">
            <text:p>0,34</text:p>
          </table:table-cell>
          <table:table-cell table:formula="of:=AVERAGE([.B5:.J5])" office:value-type="float" office:value="0.546666666666667" calcext:value-type="float">
            <text:p>0,546666666666667</text:p>
          </table:table-cell>
        </table:table-row>
        <table:table-row table:style-name="ro1">
          <table:table-cell office:value-type="string" calcext:value-type="string">
            <text:p>Druid (Midrange)</text:p>
          </table:table-cell>
          <table:table-cell office:value-type="float" office:value="0.82" calcext:value-type="float">
            <text:p>0,82</text:p>
          </table:table-cell>
          <table:table-cell office:value-type="float" office:value="0.46" calcext:value-type="float">
            <text:p>0,46</text:p>
          </table:table-cell>
          <table:table-cell office:value-type="float" office:value="0.5" calcext:value-type="float">
            <text:p>0,5</text:p>
          </table:table-cell>
          <table:table-cell office:value-type="float" office:value="0.98" calcext:value-type="float">
            <text:p>0,98</text:p>
          </table:table-cell>
          <table:table-cell office:value-type="float" office:value="0.6" calcext:value-type="float">
            <text:p>0,6</text:p>
          </table:table-cell>
          <table:table-cell office:value-type="float" office:value="0.58" calcext:value-type="float">
            <text:p>0,58</text:p>
          </table:table-cell>
          <table:table-cell office:value-type="float" office:value="0.86" calcext:value-type="float">
            <text:p>0,86</text:p>
          </table:table-cell>
          <table:table-cell office:value-type="float" office:value="0.42" calcext:value-type="float">
            <text:p>0,42</text:p>
          </table:table-cell>
          <table:table-cell office:value-type="float" office:value="0.36" calcext:value-type="float">
            <text:p>0,36</text:p>
          </table:table-cell>
          <table:table-cell table:formula="of:=AVERAGE([.B6:.J6])" office:value-type="float" office:value="0.62" calcext:value-type="float">
            <text:p>0,62</text:p>
          </table:table-cell>
        </table:table-row>
        <table:table-row table:style-name="ro1">
          <table:table-cell office:value-type="string" calcext:value-type="string">
            <text:p>Mage (Aggro)</text:p>
          </table:table-cell>
          <table:table-cell office:value-type="float" office:value="0.74" calcext:value-type="float">
            <text:p>0,74</text:p>
          </table:table-cell>
          <table:table-cell office:value-type="float" office:value="0.2" calcext:value-type="float">
            <text:p>0,2</text:p>
          </table:table-cell>
          <table:table-cell office:value-type="float" office:value="0.02" calcext:value-type="float">
            <text:p>0,0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,06</text:p>
          </table:table-cell>
          <table:table-cell office:value-type="float" office:value="0.58" calcext:value-type="float">
            <text:p>0,58</text:p>
          </table:table-cell>
          <table:table-cell office:value-type="float" office:value="0.04" calcext:value-type="float">
            <text:p>0,04</text:p>
          </table:table-cell>
          <table:table-cell office:value-type="float" office:value="0" calcext:value-type="float">
            <text:p>0</text:p>
          </table:table-cell>
          <table:table-cell table:formula="of:=AVERAGE([.B7:.J7])" office:value-type="float" office:value="0.237777777777778" calcext:value-type="float">
            <text:p>0,237777777777778</text:p>
          </table:table-cell>
        </table:table-row>
        <table:table-row table:style-name="ro1">
          <table:table-cell office:value-type="string" calcext:value-type="string">
            <text:p>Mage (Control)</text:p>
          </table:table-cell>
          <table:table-cell office:value-type="float" office:value="0.94" calcext:value-type="float">
            <text:p>0,94</text:p>
          </table:table-cell>
          <table:table-cell office:value-type="float" office:value="0.56" calcext:value-type="float">
            <text:p>0,5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18" calcext:value-type="float">
            <text:p>0,18</text:p>
          </table:table-cell>
          <table:table-cell office:value-type="float" office:value="1" calcext:value-type="float">
            <text:p>1</text:p>
          </table:table-cell>
          <table:table-cell office:value-type="float" office:value="0.34" calcext:value-type="float">
            <text:p>0,34</text:p>
          </table:table-cell>
          <table:table-cell office:value-type="float" office:value="0.22" calcext:value-type="float">
            <text:p>0,22</text:p>
          </table:table-cell>
          <table:table-cell table:formula="of:=AVERAGE([.B8:.J8])" office:value-type="float" office:value="0.571111111111111" calcext:value-type="float">
            <text:p>0,571111111111111</text:p>
          </table:table-cell>
        </table:table-row>
        <table:table-row table:style-name="ro1">
          <table:table-cell office:value-type="string" calcext:value-type="string">
            <text:p>Mage (Midrange)</text:p>
          </table:table-cell>
          <table:table-cell office:value-type="float" office:value="0.98" calcext:value-type="float">
            <text:p>0,98</text:p>
          </table:table-cell>
          <table:table-cell office:value-type="float" office:value="0.66" calcext:value-type="float">
            <text:p>0,66</text:p>
          </table:table-cell>
          <table:table-cell office:value-type="float" office:value="0.42" calcext:value-type="float">
            <text:p>0,42</text:p>
          </table:table-cell>
          <table:table-cell office:value-type="float" office:value="0.94" calcext:value-type="float">
            <text:p>0,94</text:p>
          </table:table-cell>
          <table:table-cell office:value-type="float" office:value="0.82" calcext:value-type="float">
            <text:p>0,8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office:value-type="float" office:value="0.46" calcext:value-type="float">
            <text:p>0,46</text:p>
          </table:table-cell>
          <table:table-cell table:formula="of:=AVERAGE([.B9:.J9])" office:value-type="float" office:value="0.697777777777778" calcext:value-type="float">
            <text:p>0,697777777777778</text:p>
          </table:table-cell>
        </table:table-row>
        <table:table-row table:style-name="ro1">
          <table:table-cell office:value-type="string" calcext:value-type="string">
            <text:p>Hunter (Aggro)</text:p>
          </table:table-cell>
          <table:table-cell office:value-type="float" office:value="0.68" calcext:value-type="float">
            <text:p>0,68</text:p>
          </table:table-cell>
          <table:table-cell office:value-type="float" office:value="0.28" calcext:value-type="float">
            <text:p>0,28</text:p>
          </table:table-cell>
          <table:table-cell office:value-type="float" office:value="0.14" calcext:value-type="float">
            <text:p>0,14</text:p>
          </table:table-cell>
          <table:table-cell office:value-type="float" office:value="0.42" calcext:value-type="float">
            <text:p>0,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.02" calcext:value-type="float">
            <text:p>0,02</text:p>
          </table:table-cell>
          <table:table-cell table:formula="of:=AVERAGE([.B10:.J10])" office:value-type="float" office:value="0.228888888888889" calcext:value-type="float">
            <text:p>0,228888888888889</text:p>
          </table:table-cell>
        </table:table-row>
        <table:table-row table:style-name="ro1">
          <table:table-cell office:value-type="string" calcext:value-type="string">
            <text:p>Hunter (Control)</text:p>
          </table:table-cell>
          <table:table-cell office:value-type="float" office:value="0.94" calcext:value-type="float">
            <text:p>0,94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0.96" calcext:value-type="float">
            <text:p>0,96</text:p>
          </table:table-cell>
          <table:table-cell office:value-type="float" office:value="0.66" calcext:value-type="float">
            <text:p>0,66</text:p>
          </table:table-cell>
          <table:table-cell office:value-type="float" office:value="0.5" calcext:value-type="float">
            <text:p>0,5</text:p>
          </table:table-cell>
          <table:table-cell office:value-type="float" office:value="0.98" calcext:value-type="float">
            <text:p>0,98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table:formula="of:=AVERAGE([.B11:.J11])" office:value-type="float" office:value="0.666666666666667" calcext:value-type="float">
            <text:p>0,666666666666667</text:p>
          </table:table-cell>
        </table:table-row>
        <table:table-row table:style-name="ro1">
          <table:table-cell office:value-type="string" calcext:value-type="string">
            <text:p>Hunter (Midrange)</text:p>
          </table:table-cell>
          <table:table-cell office:value-type="float" office:value="0.98" calcext:value-type="float">
            <text:p>0,98</text:p>
          </table:table-cell>
          <table:table-cell office:value-type="float" office:value="0.66" calcext:value-type="float">
            <text:p>0,66</text:p>
          </table:table-cell>
          <table:table-cell office:value-type="float" office:value="0.64" calcext:value-type="float">
            <text:p>0,64</text:p>
          </table:table-cell>
          <table:table-cell office:value-type="float" office:value="1" calcext:value-type="float">
            <text:p>1</text:p>
          </table:table-cell>
          <table:table-cell office:value-type="float" office:value="0.78" calcext:value-type="float">
            <text:p>0,78</text:p>
          </table:table-cell>
          <table:table-cell office:value-type="float" office:value="0.54" calcext:value-type="float">
            <text:p>0,54</text:p>
          </table:table-cell>
          <table:table-cell office:value-type="float" office:value="0.98" calcext:value-type="float">
            <text:p>0,98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table:formula="of:=AVERAGE([.B12:.J12])" office:value-type="float" office:value="0.753333333333333" calcext:value-type="float">
            <text:p>0,753333333333333</text:p>
          </table:table-cell>
        </table:table-row>
      </table:table>
      <table:table table:name="nsga2" table:style-name="ta1"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5" table:default-cell-style-name="Default"/>
        <table:table-column table:style-name="co23" table:default-cell-style-name="Default"/>
        <table:table-row table:style-name="ro1" table:visibility="filter">
          <table:table-cell office:value-type="string" calcext:value-type="string">
            <text:p>Rozmiar</text:p>
          </table:table-cell>
          <table:table-cell office:value-type="string" calcext:value-type="string">
            <text:p>Chromosom</text:p>
          </table:table-cell>
          <table:table-cell office:value-type="string" calcext:value-type="string">
            <text:p>Balans</text:p>
          </table:table-cell>
          <table:table-cell office:value-type="string" calcext:value-type="string">
            <text:p>Zmiany 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-3,-2,0,0,0,0,0,0,0,0,0,0,0,0,2,2,0,2,-2,-1]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-2,2,-2,0,0,0,0,0,0,0,0,0,0,0,0,0,0,0,0,0,0,0,0,0,0,0,0,-1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-2,2,-2,0,0,0,0,0,0,0,0,0,0,0,0,0,0,0,0,0,0,0,0,0,0,0,0,-1,0,0,0,0,0,0,2,2,0,2,-2,-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05" calcext:value-type="float">
            <text:p>10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2,2,-1,-2,2,2,2,1,0,-3,0,-2,1,-1]</text:p>
          </table:table-cell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-3,2,1,-2,-2,-3,-3,-3,2,-2,3,-1,2,1,1,-2,-3,-3,2,0,-1,-2,-2,2,2,-1,0,1,-3,2,-1,1,-1,-2,2,-2,1,0,-2,2,1,0,0,-3,0,2,1,-3,1,0,0,2,-1,-3,-1,-1,0,-3,1,1,-2,-2,1,-3,1,2,-3,1,1,-1,0,0,1,2,-3,2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0,0,0,0,0,0,0,2,-3,0,-3,-1,-2,2,-2,-2,-3,-1,2,0,1,-1,1,1,-1,-3,-1,0,0,-3,-1,-3,-3,-2,-3,-2,-2,-3,2,2,-1,-2,2,2,2,1,0,-3,0,-2,1,0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-2,2,-2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2,-3,2,-3,-3,-3,2,0,2,-3,0,-3,-1,0,0,0,0,0,0,0,0,0,0,0,0,0,0,0,0,0,0,0,0,0,0,0,0,0,0,0,-1,0,0,0,0,0,0,2,2,0,2,-2,-1]</text:p>
          </table:table-cell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2,-3,0,-3,-1,-2,2,-2,-2,-3,-1,2,0,1,-1,1,1,-1,-3,-1,0,0,-3,-1,-3,-3,-2,-3,-2,-2,-3,2,2,-1,-2,2,2,2,1,0,-3,0,-2,1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2,-3,0,-3,-1,-2,2,-2,-2,-3,-1,2,0,1,-1,1,1,-1,-3,-1,0,0,-3,-1,-3,-3,-2,-3,-2,-2,-3,2,2,-1,-2,2,2,2,1,0,-3,0,-2,1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2,-3,0,-3,-1,-2,2,-2,-2,-3,-1,2,0,1,-1,1,1,-1,-3,-1,0,0,-3,-1,-3,-3,-2,-3,-2,-2,-3,2,2,-1,-2,2,2,2,1,0,-3,0,-2,1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2,-3,0,-3,-1,-2,2,-2,-2,-3,-1,2,0,1,-1,1,1,-1,-3,-1,0,0,-3,-1,-3,-3,-2,-3,-2,-2,-3,2,2,-1,-2,2,2,2,1,0,-3,0,-2,1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2,-2,-2,-1,-2,0,0,1,2,2,3,1,2,-3,-3,-1,0,0,0,-2,0,0,0,0,0,0,-2,0,0,0,1,-2,0,0,0,0,0,0,0,0,0,0,0,0,0,0,0,0,0,0,0]</text:p>
          </table:table-cell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1,2,0,0,0,0,0,-2,-2,-3,-1,2,0,1,-1,1,1,-1,-3,-1,0,0,-3,-1,-3,-3,-2,-3,-2,-2,-3,2,2,-1,-2,2,2,2,1,0,-3,0,-2,1,0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1,2,0,0,0,0,0,-2,-2,-3,-1,2,0,1,-1,1,1,-1,-3,-1,0,0,-3,-1,-3,-3,-2,-3,-2,-2,-3,2,2,-1,-2,2,2,2,1,0,-3,0,-2,1,0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-1,-1,-1,-3,-1,-1,-2,-2,-2,-3,-1,-2,-3,-1,-2,-2,2,0,2,-2,-2,-2,-1,-2,0,1,2,0,0,0,0,0,-2,-2,-3,-1,2,0,1,-1,1,1,-1,-3,-1,0,0,-3,-1,-3,-3,-2,-3,-2,-2,-3,2,2,-1,-2,2,2,2,1,0,-3,0,-2,1,0]</text:p>
          </table:table-cell>
          <table:table-cell office:value-type="float" office:value="0.0653197264742181" calcext:value-type="float">
            <text:p>0,065319726474218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2,-3,-3,-1,0,0,0,-2,0,0,0,0,0,0,-2,0,0,0,1,-2,0,0,0,0,0,0,0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1,-1,-2,-3,-1,-2,-2,2,2,-3,2,-3,-3,-3,0,0,2,-3,0,-3,-1,0,0,0,0,0,0,0,0,0,0,0,0,0,0,0,0,0,0,0,0,-3,-2,0,0,0,0,0,0,0,0,0,0,0,0,2,2,0,0,-1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692820323027551" calcext:value-type="float">
            <text:p>0,06928203230275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2,2,0,-1,1,0,-1,1,-2,-1,-1,-2,-3,-1,-2,-2,2,2,-3,2,-3,-3,-3,2,0,1,2,0,0,0,0,0,0,-1,0,0,0,0,3,0,0,0,0,2,0,0,0,0,0,0,-3,-2,0,0,0,0,0,0,0,0,0,0,0,0,2,2,0,2,-2,-1]</text:p>
          </table:table-cell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-2,-3,-1,-2,-2,2,0,0,0,0,0,0,0,0,2,-3,0,-3,-1,0,0,0,0,0,0,0,0,0,0,0,0,0,0,0,0,0,0,0,0,0,0,0,0,0,0,0,-1,0,0,0,0,0,0,2,2,0,2,-2,-1]</text:p>
          </table:table-cell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2,0,-1,1,0,-1,1,-2,-1,-1,-2,-3,-1,-2,-2,2,2,0,0,0,0,0,-2,0,0,0,0,0,0,0,0,0,0,0,0,0,0,0,0,0,0,0,0,0,0,0,0,0,0,-3,-2,0,0,0,0,0,0,0,0,0,0,0,0,2,2,0,0,-1,-1]</text:p>
          </table:table-cell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-2,-3,-3,-2,1,-1,2,-1,-1,-2,-3,-1,-2,-2,2,2,-3,2,-2,-2,-1,-2,0,0,1,2,2,3,1,2,-3,-3,-1,0,0,0,-2,0,0,0,0,0,0,-2,0,0,0,1,-2,0,0,0,0,0,0,0,0,0,0,0,0,0,2,2,0,2,-2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-3,-2,0,0,0,0,0,0,0,0,0,0,0,0,2,2,0,0,-1,-1]</text:p>
          </table:table-cell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0,0,0,0,0,0,0,0,0,0,0,0,0,0,0,0,0,0,0,0,0,0,0,0,0,0,0,0,0,0,0,0,0,0,2,2,0,2,-2,-1]</text:p>
          </table:table-cell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-3,-1,-2,2,-2,0,0,0,0,0,0,0,0,0,0,0,0,0,0,0,0,0,0,0,0,0,0,0,0,-1,0,0,0,0,0,0,2,2,0,2,-2,-1]</text:p>
          </table:table-cell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1,-2,0,0,0,0,0,0,0,0,0,0,0,0,0,2,2,0,2,-2,-1]</text:p>
          </table:table-cell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-1,0,2,0,-1,1,0,-1,1,-2,-1,-1,-2,-3,-1,-2,-2,2,2,-3,2,-3,-3,-3,2,0,1,2,0,0,0,0,0,0,0,0,0,0,0,0,0,0,0,0,0,0,0,0,0,0,0,0,0,0,0,0,0,0,0,0,0,0,0,0,0,2,2,0,2,-2,2]</text:p>
          </table:table-cell>
          <table:table-cell office:value-type="float" office:value="0.0952190457139048" calcext:value-type="float">
            <text:p>0,09521904571390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-1,2,-2,-1,-1,-2,-1,-3,-3,-3,-3,1,1,-2,-1,-1,1,-1,1,-3,-3,1,1,0,2,-3,3,-2,-3,0,2,-3,2,-2,-3,-2,-2,-1,1,1,0,-2,-3,0,1,2,2,2,-2,2,-1,-1,-3,-2,3,-3,2,1,-1,1,-1,2,-1,0,1,2,2,-1,1,-3,-2,0,-2,-1,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-1,2,-2,-1,-1,-2,-1,-3,-3,-3,-3,1,1,-2,-1,-1,1,-1,1,-3,-3,1,1,0,2,-3,3,-2,-3,0,2,-3,2,-2,-3,-2,-2,-1,1,1,0,-2,-3,0,1,2,2,2,-2,2,-1,-1,-3,-2,3,-3,2,1,-1,1,-1,2,-1,0,1,2,2,-1,1,-3,-2,0,-2,-1,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87" calcext:value-type="float">
            <text:p>18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0,-3,-3,-1,-3,0,0,-2,0,0,0,0,0,0,0,0,0,0,0,-3,-2,0,0,0,0,0,0,0,0,0,0,0,0,2,2,0,2,-2,-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2,-2,-1,-2,0,0,1,2,2,3,1,0,-3,-3,-1,-3,0,0,-2,0,0,0,0,0,0,0,0,0,0,0,-3,-2,0,0,0,0,0,0,0,0,0,0,0,0,2,2,0,2,-2,-1]</text:p>
          </table:table-cell>
          <table:table-cell office:value-type="float" office:value="0.0979795897113272" calcext:value-type="float">
            <text:p>0,097979589711327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-3,2,-3,-3,-3,2,0,1,2,0,0,0,0,0,0,0,0,0,0,0,0,0,0,0,0,0,0,0,0,0,0,0,0,0,0,0,0,0,0,0,0,0,0,0,0,0,2,2,0,2,-2,2]</text:p>
          </table:table-cell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0,0,0,0,0,0,2,-1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0,0,0,0,0,0,2,-1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0,0,0,0,0,0,2,-1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2,-3,2,-3,-3,-3,2,0,1,2,0,0,0,0,0,0,0,0,0,0,0,0,0,0,0,0,0,0,0,0,0,0,0,0,0,0,0,0,0,2,-1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0,-2,2,2,-3,2,-3,0,-3,2,0,1,2,0,0,0,0,0,0,0,0,0,0,0,0,0,0,0,0,0,0,0,0,0,0,0,0,0,0,0,0,0,0,0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0,-2,2,2,-3,2,-3,0,-3,2,0,1,2,0,0,0,0,0,0,0,0,0,0,0,0,0,0,0,0,0,0,0,0,0,0,0,0,0,0,0,0,0,0,0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0,-2,2,2,-3,2,-3,0,-3,2,0,1,2,0,0,0,0,0,0,0,0,0,0,0,0,0,0,0,0,0,0,0,0,0,0,0,0,0,0,0,0,0,0,0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0,-2,2,2,-3,2,-3,0,-3,2,0,1,2,0,0,0,0,0,0,0,0,0,0,0,0,0,0,0,0,0,0,0,0,0,0,0,0,0,0,0,0,0,0,0,0,0,0,0,0,0,2,2,0,2,-2,-1]</text:p>
          </table:table-cell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2,-3,0,-3,-1,-2,2,-2,-2,-3,-1,2,0,1,-1,1,1,-1,-3,-1,0,0,-3,-1,-3,-3,-2,-3,-2,-2,-3,2,2,-1,-2,2,2,-1,1,-3,0,2,0,-1,-2]</text:p>
          </table:table-cell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-3,-2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3,-1,-1,-2,-2,-2,-3,-1,1,0,-1,-3,-3,1,0,2,-2,-2,-2,-1,-2,0,0,1,2,2,3,1,0,-3,-3,-1,-3,0,0,-2,0,-3,-3,-1,-2,-2,2,-3,-3,-2,-3,-2,2,1,-1,-2,0,-2,-3,0,-1,0,0,0,-2,2,0,2,-2,-3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3,-1,-1,-2,-2,-2,-3,-1,1,0,-1,-3,-3,1,0,2,-2,-2,-2,-1,-2,0,0,1,2,2,3,1,0,-3,-3,-1,-3,0,0,-2,0,-3,-3,-1,-2,-2,2,-3,-3,-2,-3,-2,2,1,-1,-2,0,-2,-3,0,-1,0,0,0,-2,2,0,2,-2,-3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0,0,-3,0,-1,-1,-1,-3,-1,-1,-2,-2,-2,-3,-1,1,0,-1,-3,-3,1,0,2,-2,-2,-2,-1,-2,0,0,1,2,2,3,1,0,-3,-3,-1,-3,0,0,-2,0,-3,-3,-1,-2,-2,2,-3,-3,-2,-3,-2,2,1,-1,-2,0,-2,-3,0,-1,0,0,0,-2,2,0,2,-2,-3,0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2,0,0,0,-2,0,0,-2,0,0,0,0,0,0,0,2,0,0,0,0,0,0,0,0,0,0,2,2,0,2,-2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-2,2,-2,0,0,0,0,0,0,0,0,0,0,0,0,0,0,0,0,0,0,0,0,0,0,0,0,0,0,0,0,0,0,0,2,2,0,0,-1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-2,2,-2,0,0,0,0,0,0,0,0,0,0,0,0,0,0,0,0,0,0,0,0,0,0,0,0,0,0,0,0,0,0,0,2,2,0,0,-1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-2,2,-2,0,0,0,0,0,0,0,0,0,0,0,0,0,0,0,0,0,0,0,0,0,0,0,0,0,0,0,0,0,0,0,2,2,0,0,-1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0,0,2,-3,0,-3,-1,-2,2,-2,0,0,0,0,0,0,0,0,0,0,0,0,0,0,0,0,0,0,0,0,0,0,0,0,0,0,0,0,0,0,0,2,2,0,0,-1,-1]</text:p>
          </table:table-cell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3,-3,-1,-2,-2,2,0,0,0,0,0,0,-1,0,0,0,0,0,0,0,0,0,0,0,0,0,0,0,0,0,0,0,0,0,0,0,0,0,0,0,0,0,0,0,0,0,0,0,0,0,0,0,0,2,2,0,0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3,-3,-1,-2,-2,2,0,0,0,0,0,0,-1,0,0,0,0,0,0,0,0,0,0,0,0,0,0,0,0,0,0,0,0,0,0,0,0,0,0,0,0,0,0,0,0,0,0,0,0,0,0,0,0,2,2,0,0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3,-3,-1,0,2,0,-1,1,0,-1,1,-2,-1,-1,3,-3,-1,-2,-2,2,0,0,0,0,0,0,-1,0,0,0,0,0,0,0,0,0,0,0,0,0,0,0,0,0,0,0,0,0,0,0,0,0,0,0,0,0,0,0,0,0,0,0,0,0,0,0,0,2,2,0,0,-2,-1]</text:p>
          </table:table-cell>
          <table:table-cell office:value-type="float" office:value="0.12" calcext:value-type="float">
            <text:p>0,12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1,1,-1,2,1,0,-2,-2,2,-2,-3,1,2,2,2,-2,2,-1,-1,-3,-2,-3,-2,2,1,-1,-2,0,-2,-3,1,-2,1,0,1,-1,0,0,2,0,-1,-1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0,0,0,0,0,0,0,0,0,0,0,0,0,0,0,0,0,0,0,0,-3,-2,0,0,0,0,0,0,0,0,0,0,0,0,0,0,0,0,0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0,0,0,0,0,0,0,0,0,0,0,0,0,0,0,0,0,0,0,0,-3,-2,0,0,0,0,0,0,0,0,0,0,0,0,0,0,0,0,0,0]</text:p>
          </table:table-cell>
          <table:table-cell office:value-type="float" office:value="0.124365054041184" calcext:value-type="float">
            <text:p>0,12436505404118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1,-2,-1,-1,-2,-3,-1,-2,-2,2,0,0,0,0,0,0,0,0,2,-3,0,0,0,0,0,0,0,0,0,0,0,0,0,0,0,0,0,0,0,0,0,0,0,0,0,0,0,0,0,0,-1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3,0,0,0,0,0,0,0,0,0,0,0,-3,-1,-2,-3,-1,-2,-2,2,0,0,0,0,0,0,0,0,2,-3,0,-3,-1,0,0,0,0,0,0,0,0,0,0,0,0,0,0,0,0,0,0,0,0,0,0,0,0,0,0,0,0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3,0,0,0,0,0,0,0,0,0,0,0,-3,-1,-2,-3,-1,-2,-2,2,0,0,0,0,0,0,0,0,2,-3,0,-3,-1,0,0,0,0,0,0,0,0,0,0,0,0,0,0,0,0,0,0,0,0,0,0,0,0,0,0,0,0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2,-3,2,-3,-3,-3,2,0,1,2,0,0,0,0,0,0,0,0,0,0,0,0,0,0,0,0,0,0,0,0,0,0,0,0,0,0,0,0,0,0,0,0,0,0,0,0,0,0,0,0,0,0,0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3,0,0,0,0,0,0,0,0,0,0,0,-3,-1,-2,-3,-1,-2,-2,2,0,0,0,0,0,0,0,0,2,-3,0,-3,-1,0,0,0,0,0,0,0,0,0,0,0,0,0,0,0,0,0,0,0,0,0,0,0,0,0,0,0,0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3,0,0,0,0,0,0,0,0,0,0,0,-3,-1,-2,-3,-1,-2,-2,2,0,0,0,0,0,0,0,0,2,-3,0,-3,-1,0,0,0,0,0,0,0,0,0,0,0,0,0,0,0,0,0,0,0,0,0,0,0,0,0,0,0,0,0,0,0,0,0,0,2,2,0,2,-2,-1]</text:p>
          </table:table-cell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0,0,0,0,0,0,0,0,0,0,0,0,0,0,0,0,0,0,0,0,0,0,0,0,0,0,0,0,0,0,0,0,0,0,0,0,0]</text:p>
          </table:table-cell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34660065844828" calcext:value-type="float">
            <text:p>0,134660065844828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-1,2,0,-1,-1,1,0,0,0,0,0,0,0,0,0,0,0,0,0,0,0,0,0,0,0,0,0,0,0,0,0,0,0,0,0]</text:p>
          </table:table-cell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-1,0,2,0,-1,1,0,-1,1,-2,-1,-1,-2,-3,-1,-2,-2,2,2,-3,2,-3,-3,-3,2,0,1,2,0,0,0,0,0,0,0,0,0,0,0,0,0,0,0,0,0,0,0,0,0,0,0,0,0,0,0,0,0,0,0,0,0,0,0,0,0,2,2,0,2,-2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-1,0,2,0,-1,1,0,-1,1,-2,-1,-1,-2,-3,-1,-2,-2,2,2,-3,2,-3,-3,-3,2,0,1,2,0,0,0,0,0,0,0,0,0,0,0,0,0,0,0,0,0,0,0,0,0,0,0,0,0,0,0,0,0,0,0,0,0,0,0,0,0,2,2,0,2,-2,2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-1,-1,1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-3,-2,0,0,0,0,0,0,0,0,0,0,0,0,2,2,0,2,-2,2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-3,2,0,1,2,0,0,0,0,0,0,0,0,0,0,0,0,0,0,0,0,0,0,0,0,0,0,0,0,0,0,0,0,0,0,0,0,0,0,0,0,0,0,0,0,0,0,0]</text:p>
          </table:table-cell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0,-2,0,0,0,0,0,0,0,0,0,0,0,0,0,0,2,-1,0,-1,0,0,2,-3,0,-3,2,1,-1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0,-2,0,0,0,0,0,0,0,0,0,0,0,0,0,0,2,-1,0,-1,0,0,2,-3,0,-3,2,1,-1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0,-2,0,0,0,0,0,0,0,0,0,0,0,0,0,0,2,-1,0,-1,0,0,2,-3,0,-3,2,1,-1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0,-2,0,0,0,0,0,0,0,0,0,0,0,0,0,0,2,-1,0,-1,0,0,2,-3,0,-3,2,1,-1,2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-2,-1,-1,-2,-3,-1,-2,-2,2,2,-3,2,-3,-3,-3,2,0,1,2,0,0,0,0,0,0,0,0,0,0,0,0,0,0,0,0,0,0,0,0,0,0,0,0,0,0,0,0,0,0,0,0,0,0,0,0,0,0,0,0,0,0,0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-2,-1,-1,-2,-3,-1,-2,-2,2,2,-3,2,-3,-3,-3,2,0,1,2,0,0,0,0,0,0,0,0,0,0,0,0,0,0,0,0,0,0,0,0,0,0,0,0,0,0,0,0,0,0,0,0,0,0,0,0,0,0,0,0,0,0,0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-2,-1,-1,-2,-3,-1,-2,-2,2,2,-3,2,-3,-3,-3,2,0,1,2,0,0,0,0,0,0,0,0,0,0,0,0,0,0,0,0,0,0,0,0,0,0,0,0,0,0,0,0,0,0,0,0,0,0,0,0,0,0,0,0,0,0,0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-2,-1,-1,-2,-3,-1,-2,-2,2,2,-3,2,-3,-3,-3,2,0,1,2,0,0,0,0,0,0,0,0,0,0,0,0,0,0,0,0,0,0,0,0,0,0,0,0,0,0,0,0,0,0,0,0,0,0,0,0,0,0,0,0,0,0,0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1,0,-3,-3,-1,-3,0,-3,-3,2,-1,-2,-1,-2,-2,2,-3,-3,-2,-3,-2,2,1,-1,-2,0,-2,-3,1,-2,1,0,1,-1,0,0,2,0,-1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1,0,-3,-3,-1,-3,0,-3,-3,2,-1,-2,-1,-2,-2,2,-3,-3,-2,-3,-2,2,1,-1,-2,0,-2,-3,1,-2,1,0,1,-1,0,0,2,0,-1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1,0,-3,-3,-1,-3,0,-3,-3,2,-1,-2,-1,-2,-2,2,-3,-3,-2,-3,-2,2,1,-1,-2,0,-2,-3,1,-2,1,0,1,-1,0,0,2,0,-1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1,-3,-3,2,0,1,2,0,0,0,0,0,0,0,0,0,0,0,0,0,0,0,0,0,0,0,0,0,0,1,-2,0,0,0,0,0,0,0,0,0,0,0,0,0,2,2,0,2,-2,-1]</text:p>
          </table:table-cell>
          <table:table-cell office:value-type="float" office:value="0.154919333848297" calcext:value-type="float">
            <text:p>0,154919333848297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3,2,-1,-3,1,0,-2,0,-3,-3,-1,-2,-2,2,-3,-3,-2,-3,-2,2,1,-1,-2,0,-2,-3,0,-1,0,0,0,-2,2,0,2,-2,-3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1,2,-3,-1,0,2,0,-1,1,-1,-1,-1,-3,-1,-1,1,0,-1,-3,-3,1,0,2,-2,-2,-2,-1,-2,0,0,1,2,2,3,1,0,-3,-3,-1,-3,0,0,-2,0,-3,-3,-1,-2,-2,2,-3,-3,-2,-3,-2,2,1,-1,-2,0,-2,-3,0,-1,0,0,0,-2,2,0,2,-2,-3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3,2,-1,-3,1,0,-2,0,-3,-3,-1,-2,-2,2,-3,-3,-2,-3,-2,2,1,-1,-2,0,-2,-3,0,-1,0,0,0,-2,2,0,2,-2,-3,0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-3,-2,0,0,0,0,0,0,0,0,0,0,0,0,2,2,0,0,-1,-1]</text:p>
          </table:table-cell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-3,-3,0,0,0,0,0,0,0,0,0,0,0,0,0,0,2,2,0,2,-2,-1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-3,-3,0,0,0,0,0,0,0,0,0,0,0,0,0,0,2,2,0,2,-2,-1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-3,-3,0,0,0,0,0,0,0,0,0,0,0,0,0,0,2,2,0,2,-2,-1]</text:p>
          </table:table-cell>
          <table:table-cell office:value-type="float" office:value="0.161658075373095" calcext:value-type="float">
            <text:p>0,161658075373095</text:p>
          </table:table-cell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1,-2,-1,-3,-3,-3,-3,1,1,-2,1,2,0,2,1,-2,-2,2,2,-1,-3,2,-2,-1,-1,2,-2,-2,1,-2,1,-2,-1,1,1,-1,-3,0,-3,0,1,2,2,2,-2,2,-1,-1,-3,-2,-2,-3,2,1,-1,1,-1,2,-1,0,-1,0,0,0,-2,2,0,2,-2,-3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1,-2,-1,-3,-3,-3,-3,1,1,-2,1,2,0,2,1,-2,-2,2,2,-1,-3,2,-2,-1,-1,2,-2,-2,1,-2,1,-2,-1,1,1,-1,-3,0,-3,0,1,2,2,2,-2,2,-1,-1,-3,-2,-2,-3,2,1,-1,1,-1,2,-1,0,-1,0,0,0,-2,2,0,2,-2,-3,0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0,0,0,0,0,0,-2,2,2,-3,2,-3,0,-3,2,0,1,2,0,0,0,0,0,0,0,0,0,0,0,0,0,0,0,0,0,0,0,0,0,0,0,0,0,0,0,0,0,0,0,0,0,0,0,0,0,2,2,0,2,-2,2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-3,-1,-2,-3,-1,-2,-2,2,0,0,0,0,0,0,-2,0,0,0,0,0,0,0,0,0,0,0,0,0,0,0,0,0,0,0,0,0,0,0,0,0,0,-3,-2,0,0,0,0,0,0,0,0,0,0,0,0,2,2,0,0,-1,-1]</text:p>
          </table:table-cell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-2,-1,-1,-2,-1,-3,-3,-3,-3,1,1,-2,1,2,0,-1,-3,-1,-1,1,-1,0,2,-3,0,-2,-3,0,2,-3,2,-2,-3,-2,-2,-1,1,1,0,-2,-3,0,1,2,2,2,-2,2,-1,-1,-3,-2,-2,-3,2,1,-1,1,-1,2,-1,0,-2,2,2,-1,1,-3,0,0,-2,-1,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-1,-3,-1,-1,-2,-3,-1,-2,-2,2,2,-3,2,-3,-3,-3,2,0,1,2,0,0,0,0,0,0,0,0,0,0,0,0,0,0,0,0,0,0,0,0,0,0,0,-3,-2,0,0,0,0,0,0,0,0,0,0,0,0,2,2,0,2,-2,-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-1,-3,-1,-1,-2,-3,-1,-2,-2,2,2,-3,2,-3,-3,-3,2,0,1,2,0,0,0,0,0,0,0,0,0,0,0,0,0,0,0,0,0,0,0,0,0,0,0,-3,-2,0,0,0,0,0,0,0,0,0,0,0,0,2,2,0,2,-2,-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0,-1,-1,-3,-1,-1,-2,-3,-1,-2,-2,2,2,-3,2,-3,-3,-3,2,0,1,2,0,0,0,0,0,0,0,0,0,0,0,0,0,0,0,0,0,0,0,0,0,0,0,-3,-2,0,0,0,0,0,0,0,0,0,0,0,0,2,2,0,2,-2,-1]</text:p>
          </table:table-cell>
          <table:table-cell office:value-type="float" office:value="0.164924225024706" calcext:value-type="float">
            <text:p>0,164924225024706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0,2,0,-1,1,-1,-1,-1,-3,-1,-1,1,0,-1,-3,-3,1,0,2,-2,-2,-2,-1,-2,0,2,-3,0,-3,-1,-2,2,-2,-2,-3,-1,2,0,1,-1,1,1,-1,-3,-1,0,0,-3,-1,-3,-3,-2,-3,-2,-2,-3,2,2,-1,-2,2,2,2,1,0,-3,0,-2,1,0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0,2,0,-1,1,-1,-1,-1,-3,-1,-1,1,0,-1,-3,-3,1,0,2,-2,-2,-2,-1,-2,0,2,-3,0,-3,-1,-2,2,-2,-2,-3,-1,2,0,1,-1,1,1,-1,-3,-1,0,0,-3,-1,-3,-3,-2,-3,-2,-2,-3,2,2,-1,-2,2,2,2,1,0,-3,0,-2,1,0]</text:p>
          </table:table-cell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3,1,-2,1,2,-2,-1,-3,2,0,0,1,0,-1,-1,-3,-1,-1,0,0,-3,-3,-2,1,-2,0,-2,2,-3,2,-1,-3,1,0,-2,0,-3,0,-1,-2,-2,2,-3,-3,-2,-3,-2,2,1,-1,-2,0,-2,-3,0,-1,0,0,0,-2,2,0,2,-2,-3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-3,-3,-1,-2,-2,2,-3,-3,-2,-3,-2,2,1,-1,-2,0,-2,-3,1,-2,1,0,1,-1,0,0,2,0,-1,-1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-3,-3,-1,-2,-2,2,-3,-3,-2,-3,-2,2,1,-1,-2,0,-2,-3,1,-2,1,0,1,-1,0,0,2,0,-1,-1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-3,-3,-1,-2,-2,2,-3,-3,-2,-3,-2,2,1,-1,-2,0,-2,-3,1,-2,1,0,1,-1,0,0,2,0,-1,-1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-1,1,0,0,2,1,0,1,-2,-1,-3,-1,2,0,0,1,-2,0,-2,2,-3,2,-1,-3,1,0,-2,0,-3,-3,-1,-2,-2,2,-3,-3,-2,-3,-2,2,1,-1,-2,0,-2,-3,0,-1,0,0,0,-2,2,0,2,-2,-3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-3,-3,-1,-2,-2,2,-3,-3,-2,-3,-2,2,1,-1,-2,0,-2,-3,1,-2,1,0,1,-1,0,0,2,0,-1,-1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-1,1,0,0,2,1,0,1,-2,-1,-3,-1,2,0,0,1,-2,0,-2,2,-3,2,-1,-3,1,0,-2,0,-3,-3,-1,-2,-2,2,-3,-3,-2,-3,-2,2,1,-1,-2,0,-2,-3,0,-1,0,0,0,-2,2,0,2,-2,-3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69705627484771" calcext:value-type="float">
            <text:p>0,16970562748477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-1,-3,0,0,0,0,0,-1,-1,-2,-3,-1,-2,-2,2,0,0,0,0,0,0,-2,0,0,0,0,0,0,0,0,0,0,0,0,0,0,0,0,0,0,0,0,0,0,0,0,0,0,0,0,0,0,0,0,0,0,0,0,0,0,0,0,0,0,0,0,0,-1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-1,-3,0,0,0,0,0,-1,-1,-2,-3,-1,-2,-2,2,0,0,0,0,0,0,-2,0,0,0,0,0,0,0,0,0,0,0,0,0,0,0,0,0,0,0,0,0,0,0,0,0,0,0,0,0,0,0,0,0,0,0,0,0,0,0,0,0,0,0,0,0,-1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-1,-3,0,0,0,0,0,-1,-1,-2,-3,-1,-2,-2,2,0,0,0,0,0,0,-2,0,0,0,0,0,0,0,0,0,0,0,0,0,0,0,0,0,0,0,0,0,0,0,0,0,0,0,0,0,0,0,0,0,0,0,0,0,0,0,0,0,0,0,0,0,-1]</text:p>
          </table:table-cell>
          <table:table-cell office:value-type="float" office:value="0.172819751957543" calcext:value-type="float">
            <text:p>0,17281975195754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2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0,-2,1,-1,0,-1,-2,1,-1,1,-1,2,1,0,-2,-2,0,-2,-2,-1,-2,-2,-1,2,0,-1,1,0,1,-1,0,-3,-2,0,-2,-3,2,2,-1,-2,2,2,-1,1,-3,0,0,-2,-1,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-3,-2,0,0,0,0,0,0,0,0,0,0,0,0,2,2,0,2,-2,-1]</text:p>
          </table:table-cell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0,0,0,0,0,0,0,0,0,0,0,0,0,0,0,0,0,0,0,0,0,0,0,0,0,0,0,0,0,0,0,0,0,0,0,0,0,0,0,0,0,0,0,0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0,0,0,0,0,0,0,0,0,0,0,0,0,0,0,0,0,0,0,0,0,2,-1,0,-1,0,0,2,-3,0,-3,2,1,-1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0,0,0,0,0,0,0,0,0,0,0,0,0,0,0,0,0,0,0,0,0,2,-1,0,-1,0,0,2,-3,0,-3,2,1,-1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0,0,0,0,0,0,0,0,0,0,0,0,0,0,0,0,0,0,0,0,0,2,-1,0,-1,0,0,2,-3,0,-3,2,1,-1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112" calcext:value-type="float">
            <text:p>1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-1,-1,-2,-3,-1,-2,-2,2,2,-3,2,-2,-2,-1,-2,0,2,1,2,2,3,1,0,-3,-3,0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-1,-1,-2,-3,-1,-2,-2,2,2,-3,2,-2,-2,-1,-2,0,2,1,2,2,3,1,0,-3,-3,0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-1,-1,-1,-1,-3,-1,-1,-2,-2,-2,-3,2,2,-3,2,-2,-2,2,0,0,0,0,0,0,0,0,2,-3,0,-3,-1,-2,2,-2,-2,-3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71" calcext:value-type="float">
            <text:p>7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-1,-1,-2,-3,-1,-2,-2,2,2,-3,2,-2,-2,-1,-2,0,2,1,2,2,3,1,0,-3,-3,0,0,0,0,0,0,0,0,0,0,0,0,0,0,0,0,0,0,0,0,0,0,0,0,0,0,0,0,0,0,0,0,0,0,0,0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1,2,0,-2,1,-1,0,-1,-2,1,-2,0,-2,2,-2,2,-1,-3,1,0,-1,1,-1,2,1,-2,2,-1,-1,-3,-2,-3,-2,2,1,-1,-2,0,-2,-3,1,-2,1,0,1,-1,0,0,2,0,-1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0,2,-2,2,-3,2,0,1,2,0,0,0,0,0,0,0,0,0,0,0,0,0,0,0,0,0,0,0,0,0,0,0,-3,-2,0,0,0,0,0,0,0,0,0,0,0,0,2,2,0,2,-2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0,2,-2,2,-3,2,0,1,2,0,0,0,0,0,0,0,0,0,0,0,0,0,0,0,0,0,0,0,0,0,0,0,-3,-2,0,0,0,0,0,0,0,0,0,0,0,0,2,2,0,2,-2,-1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186189867250252" calcext:value-type="float">
            <text:p>0,186189867250252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0,1,2,2,3,1,0,-3,-3,-1,-3,0,-3,-3,2,-1,-2,0,-1,0,-2,-3,-3,2,1,-2,-2,-1,1,1,1,2,-2,-1,-3,-3,2,-3,0,-1,-2,0,-2,-1,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0,1,2,2,3,1,0,-3,-3,-1,-3,0,-3,-3,2,-1,-2,0,-1,0,-2,-3,-3,2,1,-2,-2,-1,1,1,1,2,-2,-1,-3,-3,2,-3,0,-1,-2,0,-2,-1,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-2,-3,1,-2,1,0,1,-1,0,0,2,0,-2,-1]</text:p>
          </table:table-cell>
          <table:table-cell office:value-type="float" office:value="0.187616630392937" calcext:value-type="float">
            <text:p>0,187616630392937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1,-1,1,0,-1,-3,-3,1,0,2,-2,-2,-2,-1,-2,0,2,-3,0,-3,-1,-2,2,-2,-2,0,0,0,0,0,0,0,0,0,0,0,0,0,0,0,0,0,0,0,0,0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-3,2,-3,0,2,-1,-2,2,-1,2,0,-2,-1,2,3,0,0,0,2,2,-3,0,0,-3,0,-1,-3,-2,2,1,2,-2,-3,0,-2,0,-2,-2,-3,0,1,-2,-2,-1,1,1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-3,2,-3,0,2,-1,-2,2,-1,2,0,-2,-1,2,3,0,0,0,2,2,-3,0,0,-3,0,-1,-3,-2,2,1,2,-2,-3,0,-2,0,-2,-2,-3,0,1,-2,-2,-1,1,1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-3,2,-3,0,2,-1,-2,2,-1,2,0,-2,-1,2,3,0,0,0,2,2,-3,0,0,-3,0,-1,-3,-2,2,1,2,-2,-3,0,-2,0,-2,-2,-3,0,1,-2,-2,-1,1,1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-3,2,-3,0,2,-1,-2,2,-1,2,0,-2,-1,2,3,0,0,0,2,2,-3,0,0,-3,0,-1,-3,-2,2,1,2,-2,-3,0,-2,0,-2,-2,-3,0,1,-2,-2,-1,1,1,0,0,0,0,0,0,0,0,0,2,2,0,2,-2,-1]</text:p>
          </table:table-cell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2,-3,-3,-2,-3,-2,2,1,-1,-2,0,-2,-3,1,-2,1,0,1,-1,0,0,2,0,-1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2,-3,-3,-2,-3,-2,2,1,-1,-2,0,-2,-3,1,-2,1,0,1,-1,0,0,2,0,-1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191833260932509" calcext:value-type="float">
            <text:p>0,191833260932509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2,-2,2,2,-3,2,-1,-3,-3,2,0,1,2,0,0,0,0,0,0,0,0,0,0,0,0,0,0,0,0,0,0,0,0,0,0,1,-2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1,-2,-1,-1,-2,-3,-1,-2,-2,2,0,0,0,0,0,0,0,0,2,-3,0,-3,-1,-2,2,-2,0,0,0,0,0,0,0,0,0,0,0,0,0,0,0,0,0,0,0,0,0,0,0,0,0,0,0,0,0,0,0,0,0,0,0,0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1,-2,-1,-1,-2,-3,-1,-2,-2,2,0,0,0,0,0,0,0,0,2,-3,0,-3,-1,-2,2,-2,0,0,0,0,0,0,0,0,0,0,0,0,0,0,0,0,0,0,0,0,0,0,0,0,0,0,0,0,0,0,0,0,0,0,0,0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1,-2,-1,-1,-2,-3,-1,-2,-2,2,0,0,0,0,0,0,0,0,2,-3,0,-3,-1,-2,2,-2,0,0,0,0,0,0,0,0,0,0,0,0,0,0,0,0,0,0,0,0,0,0,0,0,0,0,0,0,0,0,0,0,0,0,0,0,0]</text:p>
          </table:table-cell>
          <table:table-cell office:value-type="float" office:value="0.195959179422654" calcext:value-type="float">
            <text:p>0,19595917942265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1,0,0,-3,0,-3,-2,-1,1,2,-1,-1,1,-2,1,0,-2,-3,-1,-2,-2,2,2,-3,2,-3,-3,-3,2,0,1,2,-2,1,1,-2,0,-1,-3,-1,-3,0,-2,0,1,0,1,-2,-3,-2,-1,-2,-2,1,-1,0,2,-2,2,0,0,0,0,0,0,0,0,0,0,2,2,0,2,-2,-1]</text:p>
          </table:table-cell>
          <table:table-cell office:value-type="float" office:value="0.19731531449265" calcext:value-type="float">
            <text:p>0,19731531449265</text:p>
          </table:table-cell>
          <table:table-cell office:value-type="float" office:value="142" calcext:value-type="float">
            <text:p>1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0,-3,0,-2,0,-2,1,2,-3,-3,1,-3,2,1,-2,-2,2,2,-1,-3,2,-2,-1,-1,2,-2,-2,1,-2,1,-2,-1,1,1,-1,-3,0,-2,1,2,-1,-2,1,0,0,-2,0,0,2,-2,-3,-2,-2,2,-2,-2,0,-2,-2,-1,-3,-1,1,-2,1,-1,-2,-3,-2,-2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0,0,0,0,0,-3,-2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0,0,0,0,0,0,0,1,2,1,-2,2,-3,2,-1,-3,1,0,-2,0,1,-2,-1,-2,-2,0,0,0,0,0,-3,-2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-3,-1,-2,-3,-1,-2,-2,2,0,0,0,0,0,0,0,0,2,-3,0,-3,-1,-2,2,-2,0,0,0,0,0,0,0,0,0,0,0,0,0,0,0,0,0,0,0,0,0,0,0,0,0,0,0,0,0,0,0,2,2,0,2,-2,-1]</text:p>
          </table:table-cell>
          <table:table-cell office:value-type="float" office:value="0.198662192343351" calcext:value-type="float">
            <text:p>0,19866219234335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1,-2,2,2,-3,-3,-2,-1,-3,0,-2,1,-3,-1,0,-1,1,1,-3,-1,-2,-2,2,-3,0,-3,2,1,-1,2]</text:p>
          </table:table-cell>
          <table:table-cell office:value-type="float" office:value="0.2" calcext:value-type="float">
            <text:p>0,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2,0,-1,0,2,0,2,-2,2,-1,-1,-1,-1,0,-2,-2,0,-1,0,1,2,-3,2,-3,-3,0,0,1,-2,2,2,-3,-3,-2,-1,-3,0,-2,1,-3,-1,0,-1,1,1,-3,-1,-2,-2,2,-3,0,-3,2,1,-1,2]</text:p>
          </table:table-cell>
          <table:table-cell office:value-type="float" office:value="0.2" calcext:value-type="float">
            <text:p>0,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-2,2,-2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-2,2,-2,0,0,0,0,0,0,0,0,0,0,0,0,0,0,0,0,0,0,0,0,0,0,0,0,0,0,0,0,0,0,0,2,2,0,2,-2,-1]</text:p>
          </table:table-cell>
          <table:table-cell office:value-type="float" office:value="0.2" calcext:value-type="float">
            <text:p>0,2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-3,-3,2,0,1,2,0,0,0,0,0,0,0,0,0,0,0,0,0,0,0,0,0,0,0,0,0,0,0,0,0,0,0,0,0,0,0,0,0,0,0,0,0,2,2,0,2,-2,2]</text:p>
          </table:table-cell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3,0,0,0,0,0,0,0,0,0,0,0,0,0,0,0,0,0,-2,2,2,-3,2,-3,0,-3,2,0,1,2,0,0,0,0,0,0,0,0,0,0,0,0,0,0,0,0,0,0,0,0,0,0,0,0,0,0,0,0,0,0,-1,0,0,0,0,0,0,2,2,0,0,-1,-1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2]</text:p>
          </table:table-cell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0,-3,-1,-2,-3,-1,-2,-2,2,0,0,0,0,0,-3,2,1,1,2,0,0,0,0,0,0,0,0,0,0,0,0,0,0,0,0,0,0,0,0,0,0,0,0,0,0,0,0,0,0,0,0,0,0,0,0,0,0,0,0,0,0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0,-3,-1,-2,-3,-1,-2,-2,2,0,0,0,0,0,-3,2,1,1,2,0,0,0,0,0,0,0,0,0,0,0,0,0,0,0,0,0,0,0,0,0,0,0,0,0,0,0,0,0,0,0,0,0,0,0,0,0,0,0,0,0,0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0,-3,-1,-2,-3,-1,-2,-2,2,0,0,0,0,0,-3,2,1,1,2,0,0,0,0,0,0,0,0,0,0,0,0,0,0,0,0,0,0,0,0,0,0,0,0,0,0,0,0,0,0,0,0,0,0,0,0,0,0,0,0,0,0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-1,1,0,-3,-1,-2,-3,-1,-2,-2,2,0,0,0,0,0,-3,2,1,1,2,0,0,0,0,0,0,0,0,0,0,0,0,0,0,0,0,0,0,0,0,0,0,0,0,0,0,0,0,0,0,0,0,0,0,0,0,0,0,0,0,0,0,0]</text:p>
          </table:table-cell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2,0,0,0,0,0,0,0,0,0,0,0,0,0,0,0,0,0,0,0,0,0,0,0,0,0,0,0,0,0,0,0,0,2,2,0,2,-2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-1,-3,-3,1,2,-3,2,-3,-3,-3,2,0,1,2,0,0,0,0,0,0,0,0,0,0,0,0,-1,0,3,0,0,0,0,0,0,0,0,0,-1,1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-1,-3,-3,1,2,-3,2,-3,-3,-3,2,0,1,2,0,0,0,0,0,0,0,0,0,0,0,0,-1,0,3,0,0,0,0,0,0,0,0,0,-1,1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-1,-3,-3,1,2,-3,2,-3,-3,-3,2,0,1,2,0,0,0,0,0,0,0,0,0,0,0,0,-1,0,3,0,0,0,0,0,0,0,0,0,-1,1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-1,-3,-3,1,2,-3,2,-3,-3,-3,2,0,1,2,0,0,0,0,0,0,0,0,0,0,0,0,-1,0,3,0,0,0,0,0,0,0,0,0,-1,1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0,0,0,0,0,0,0,0,0,0,0,0,-2,2,2,-3,2,-3,-3,-3,2,0,1,2,0,0,0,0,0,0,0,0,0,0,0,0,0,0,0,0,0,0,0,0,0,0,0,0,0,0,0,0,0,0,0,0,0,0,0,0,0,0,0,0,0,0,0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0,0,0,0,0,0,0,0,0,0,0,0,0,0,0,2,0,-3,1,0,-2,-1,-1,2,1,-3,-3,-2,-3,0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0,0,0,0,0,0,0,0,0,0,0,0,0,0,0,2,0,-3,1,0,-2,-1,-1,2,1,-3,-3,-2,-3,0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0,0,0,0,0,0,0,0,0,0,0,0,0,0,0,2,0,-3,1,0,-2,-1,-1,2,1,-3,-3,-2,-3,0,2]</text:p>
          </table:table-cell>
          <table:table-cell office:value-type="float" office:value="0.210396451174127" calcext:value-type="float">
            <text:p>0,210396451174127</text:p>
          </table:table-cell>
          <table:table-cell office:value-type="float" office:value="138" calcext:value-type="float">
            <text:p>13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-3,-1,-2,-2,-1,-2,0,1,1,-2,0,1,-1,-2,-2,1,1,-3,-1,0,2,1,-2,0,0,1,2,-1,0,2,2,1,1,2,2,-1,-2,-2,-2,2,2,-2,1,0,-1,0,1,-3,0,0,0,-2,2,-2,0,-2,1,-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-3,-1,-2,-2,-1,-2,0,1,1,-2,0,1,-1,-2,-2,1,1,-3,-1,0,2,1,-2,0,0,1,2,-1,0,2,2,1,1,2,2,-1,-2,-2,-2,2,2,-2,1,0,-1,0,1,-3,0,0,0,-2,2,-2,0,-2,1,-2]</text:p>
          </table:table-cell>
          <table:table-cell office:value-type="float" office:value="0.212916258968951" calcext:value-type="float">
            <text:p>0,212916258968951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-3,-3,-3,-3,2,0,1,2,0,0,0,0,0,0,0,0,0,0,0,0,0,0,0,0,0,0,0,0,0,-3,-3,0,0,0,0,0,0,0,0,0,0,0,0,0,0,2,2,0,2,-2,-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-3,-3,-3,-3,2,0,1,2,0,0,0,0,0,0,0,0,0,0,0,0,0,0,0,0,0,0,0,0,0,-3,-3,0,0,0,0,0,0,0,0,0,0,0,0,0,0,2,2,0,2,-2,-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-3,-3,-3,-3,2,0,1,2,0,0,0,0,0,0,0,0,0,0,0,0,0,0,0,0,0,0,0,0,0,-3,-3,0,0,0,0,0,0,0,0,0,0,0,0,0,0,2,2,0,2,-2,-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-1,-1,-3,-1,-1,1,0,-1,-3,-3,1,0,2,-2,-2,-2,-1,-2,0,2,-3,0,-3,-1,-2,2,-2,-2,-3,-1,2,0,1,-1,1,1,-1,-3,-1,0,0,-3,-1,-3,-3,-2,-3,-2,-2,-3,2,2,-1,-2,2,2,-1,1,-3,0,0,-2,-1,1]</text:p>
          </table:table-cell>
          <table:table-cell office:value-type="float" office:value="0.214165045389453" calcext:value-type="float">
            <text:p>0,214165045389453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0,0,2,0,-1,0,0,0,0,0,0,0,0,0,0,0,-2,2,2,-3,2,-3,0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0,0,2,0,-1,0,0,0,0,0,0,0,0,0,0,0,-2,2,2,-3,2,-3,0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2,-2,2,-1,-1,-3,-2,-2,-3,2,1,-1,1,-1,2,-1,0,-1,0,0,0,-2,2,0,2,-2,-3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2,-2,2,-1,-1,-3,-2,-2,-3,2,1,-1,1,-1,2,-1,0,-1,0,0,0,-2,2,0,2,-2,-3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2,-2,2,-1,-1,-3,-2,-2,-3,2,1,-1,1,-1,2,-1,0,-1,0,0,0,-2,2,0,2,-2,-3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2,-2,2,-1,-1,-3,-2,-2,-3,2,1,-1,1,-1,2,-1,0,-1,0,0,0,-2,2,0,2,-2,-3,0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-1,-1,-3,-1,-1,1,0,-1,-2,-2,2,2,-3,2,-1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-1,-1,-3,-1,-1,1,0,-1,-2,-2,2,2,-3,2,-1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0,0,0,0,0,0,0,0,0,0,0,0,0,0,0,2,2,0,2,-2,-1]</text:p>
          </table:table-cell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3,-1,1,0,0,2,1,0,1,-2,-1,-3,-1,2,0,0,1,2,1,-2,2,-3,2,-1,-3,1,0,-2,0,-3,-3,-1,-2,-2,2,-3,-3,-2,-3,-2,2,1,-1,-2,0,-2,-3,1,-2,1,0,1,-1,0,2,0,2,-2,-1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3,-1,1,0,0,2,1,0,1,-2,-1,-3,-1,2,0,0,1,2,1,-2,2,-3,2,-1,-3,1,0,-2,0,-3,-3,-1,-2,-2,2,-3,-3,-2,-3,-2,2,1,-1,-2,0,-2,-3,1,-2,1,0,1,-1,0,2,0,2,-2,-1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147" calcext:value-type="float">
            <text:p>1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-2,-2,-3,-1,2,0,1,-1,0,0,0,0,0,0,0,0,0,0,0,0,0,0,0,0,0,0,0,0,0,0,0,0,0,0,0,0,0,0]</text:p>
          </table:table-cell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0,0,0,0,0,0,0,0,0,0,0,0,0,0,0,0,0,0,0,0,0,0,0,0,0,0,0,0,0,0,0,0,0,0,0,0,0,0,0,0,0,0,0,0,0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0,0,0,0,0,0,0,0,0,0,0,0,0,0,0,0,0,0,0,0,0,0,0,0,0,0,0,0,0,0,0,0,0,0,0,0,0,0,0,0,0,0,0,0,0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0,0,0,0,0,0,0,0,0,0,0,0,0,0,0,0,0,0,0,0,0,0,0,0,0,0,0,0,0,0,0,0,0,0,0,0,0,0,0,0,0,0,0,0,0]</text:p>
          </table:table-cell>
          <table:table-cell office:value-type="float" office:value="0.220302821891444" calcext:value-type="float">
            <text:p>0,220302821891444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-3,0,0,-3,0,-1,-3,-2,2,1,2,-2,-3,0,-2,0,-2,-2,-3,0,1,-2,-2,-1,1,1,1,2,-2,-1,-3,-3,2,-3,0,-1,-2,2,0,-1,-2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78" calcext:value-type="float">
            <text:p>1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3,2,-1,-3,1,0,-2,0,-3,-3,-1,-2,-2,2,-3,-3,-2,-3,-2,2,1,-1,-2,0,-2,-3,0,-1,0,0,0,-2,2,0,2,-2,-3,0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1,-2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1,-2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1,-2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0,0,0,0,0,0,0,0,0,0,0,0,0,0,0,0,0,0,0,0,0,0,1,-2,0,0,0,0,0,0,0,0,0,0,0,0,0,2,2,0,2,-2,-1]</text:p>
          </table:table-cell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1,-2,-1,-2,-2,2,-3,-3,-2,-3,-2,2,1,-1,-2,0,-2,-3,1,-2,1,0,1,-1,0,0,2,0,-1,-1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1,-2,-1,-2,-2,2,-3,-3,-2,-3,-2,2,1,-1,-2,0,-2,-3,1,-2,1,0,1,-1,0,0,2,0,-1,-1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1,-2,-1,-2,-2,2,-3,-3,-2,-3,-2,2,1,-1,-2,0,-2,-3,1,-2,1,0,1,-1,0,0,2,0,-1,-1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3,2,-1,-3,1,0,-2,0,1,-2,-1,-2,-2,2,-3,-3,-2,-3,-2,2,1,-1,-2,0,-2,-3,1,-2,1,0,1,-1,0,0,2,0,-1,-1]</text:p>
          </table:table-cell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0,0,0,0,0,0,0,0,0,0,0,0,0,0,0,0,0,0,0,2,-1,0,-1,0,0,0,-2,2,0,2,-2,-3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0,0,0,0,0,0,0,0,0,0,0,0,0,0,0,0,0,0,0,2,-1,0,-1,0,0,0,-2,2,0,2,-2,-3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0,0,0,0,0,0,0,0,0,0,0,0,0,0,0,0,0,0,0,2,-1,0,-1,0,0,0,-2,2,0,2,-2,-3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0,0,0,0,0,0,0,0,0,0,0,0,0,0,0,0,0,0,0,2,-1,0,-1,0,0,0,-2,2,0,2,-2,-3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0,0,0,0,0,0]</text:p>
          </table:table-cell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2,0,0,0,0,0,0,0,0,0,0,0,0,0,0,0,0,0,0,0,0,0,0,0,0,0,0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2,0,0,0,0,0,0,0,0,0,0,0,0,0,0,0,0,0,0,0,0,0,0,0,0,0,0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2,-3,-2,-2,-2,-1,-2,0,0,0,0,0,0,0,2,0,0,0,0,0,0,0,0,0,0,0,0,0,0,0,0,0,0,0,0,0,0,0,0,0,0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-1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-1,0,0,0,0,0,0,0,0,0,0,0,0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0,0,0,-1,-1,-1,-1,1,-1,-1,-1,-3,-1,-1,1,0,-1,-3,-2,2,2,-3,2,-3,-3,-3,2,0,1,2,0,0,0,0,0,0,0,0,0,0,0,0,0,0,0,0,0,0,0,0,0,0,0,0,0,0,0,0,0,0,0,0,0,0,0,0,0,2,2,0,2,-2,2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2,-1,-1,1,0,-1,-3,-3,1,2,-3,2,-3,-3,-3,2,0,1,2,0,0,0,0,0,0,0,0,0,0,0,0,0,0,0,0,0,0,0,0,0,0,0,0,0,0,0,0,0,0,0,0,0,0,0,0,0,2,2,0,2,-2,-1]</text:p>
          </table:table-cell>
          <table:table-cell office:value-type="float" office:value="0.232091935807056" calcext:value-type="float">
            <text:p>0,232091935807056</text:p>
          </table:table-cell>
          <table:table-cell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1,-3,-1,-3,1,-2,2,-1,1,0,-2,-2,0,-2,-3,-1,2,1,2,1,-3,1,1,-1,0,-2,-3,-1,0,1,-3,1,-1,0,2,0,-2,2,1,-3,-3,0,-1,-2,1,-3,1,1,-3,2,-1,-1,1,-1,2,-1,0,-1,0,0,0,-2,2,0,2,-2,-3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1,-3,-1,-3,1,-2,2,-1,1,0,-2,-2,0,-2,-3,-1,2,1,2,1,-3,1,1,-1,0,-2,-3,-1,0,1,-3,1,-1,0,2,0,-2,2,1,-3,-3,0,-1,-2,1,-3,1,1,-3,2,-1,-1,1,-1,2,-1,0,-1,0,0,0,-2,2,0,2,-2,-3,0]</text:p>
          </table:table-cell>
          <table:table-cell office:value-type="float" office:value="0.235513623102076" calcext:value-type="float">
            <text:p>0,235513623102076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-1,-3,1,0,1,-3,-1,1,-1,-2,-3,-1,-2,-2,2,2,-1,2,-3,3,-3,2,0,1,2,0,0,0,0,0,1,0,0,0,0,0,0,0,0,-3,0,0,-2,0,0,0,0,0,1,0,0,0,0,-1,2,-1,0,-1,0,0,0,-2,2,0,2,-2,-3,0]</text:p>
          </table:table-cell>
          <table:table-cell office:value-type="float" office:value="0.237767393335027" calcext:value-type="float">
            <text:p>0,237767393335027</text:p>
          </table:table-cell>
          <table:table-cell office:value-type="float" office:value="118" calcext:value-type="float">
            <text:p>11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2,2,2,-3,2,-3,-3,-3,2,0,1,2,0,0,0,0,0,0,0,0,0,0,0,0,0,0,0,0,0,0,0,0,0,0,0,0,0,0,0,0,0,0,0,0,0,0,0,0,0,2,2,0,2,-2,-1]</text:p>
          </table:table-cell>
          <table:table-cell office:value-type="float" office:value="0.24" calcext:value-type="float">
            <text:p>0,24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2,2,2,-3,2,-3,-3,-3,2,0,1,2,0,0,0,0,0,0,0,0,0,0,0,0,0,0,0,0,0,0,0,0,0,0,0,0,0,0,0,0,0,0,0,0,0,0,0,0,0,2,2,0,2,-2,-1]</text:p>
          </table:table-cell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-3,-3,2,2,-3,-3,-2,-1,-3,0,-2,1,-3,-1,0,-1,1,1,-3,-3,-2,-2,2,1,0,-3,2,1,1,0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-3,-3,2,2,-3,-3,-2,-1,-3,0,-2,1,-3,-1,0,-1,1,1,-3,-3,-2,-2,2,1,0,-3,2,1,1,0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0,0,0,0,0,0,0,0,0,0,0,0,0,0,0,-2,0,0,0,0,0,0,0,0,0,0,0,0,0,0,0,0,0,0,0,0,0,0,0,0,0,0,2,2,0,2,-2,-1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0,0,0,0,0,0,0,0,0,0,0,0,0,0,0,-2,0,0,0,0,0,0,0,0,0,0,0,0,0,0,0,0,0,0,0,0,0,0,0,0,0,0,2,2,0,2,-2,-1]</text:p>
          </table:table-cell>
          <table:table-cell office:value-type="float" office:value="0.246576560118759" calcext:value-type="float">
            <text:p>0,246576560118759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1,-2,-3,1,-2,2,-1,-3,1,0,1,-3,-1,-3,2,-3,0,2,-1,-2,2,-1,2,0,-2,-1,2,-2,0,0,0,2,2,-3,0,0,-3,0,-1,-3,-2,2,1,2,-2,-3,0,-2,0,-2,-2,-3,0,1,-2,-2,-1,1,1,-1,2,-1,0,-1,0,0,0,-2,2,0,2,-2,-3,0]</text:p>
          </table:table-cell>
          <table:table-cell office:value-type="float" office:value="0.249799919935936" calcext:value-type="float">
            <text:p>0,249799919935936</text:p>
          </table:table-cell>
          <table:table-cell office:value-type="float" office:value="155" calcext:value-type="float">
            <text:p>15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0,0,0,0,0,0,0,0,0,0,0,0,0,0,-2,2,2,-3,2,-3,0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3,1,2,-3,2,-3,-3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3,-1,-2,-3,-1,-2,-3,1,2,-3,2,-3,-3,-3,2,0,1,2,0,0,0,0,0,0,0,0,0,0,0,0,0,0,0,0,0,0,0,0,0,0,0,0,0,0,0,0,0,0,0,0,0,0,0,0,0,2,2,0,2,-2,-1]</text:p>
          </table:table-cell>
          <table:table-cell office:value-type="float" office:value="0.26229754097208" calcext:value-type="float">
            <text:p>0,26229754097208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1,-3,-3,2,0,1,2,0,0,0,0,0,0,0,0,0,0,0,0,0,0,0,0,0,0,0,0,0,0,1,-2,0,0,0,0,0,0,0,0,0,0,0,0,0,2,2,0,2,-2,-1]</text:p>
          </table:table-cell>
          <table:table-cell office:value-type="float" office:value="0.271293199325011" calcext:value-type="float">
            <text:p>0,271293199325011</text:p>
          </table:table-cell>
          <table:table-cell office:value-type="float" office:value="82" calcext:value-type="float">
            <text:p>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1,-1,-3,-1,-1,1,0,-1,-3,-3,1,0,2,-2,-2,-2,-1,-2,0,2,-3,0,-3,-1,-2,2,-2,-2,0,0,0,0,0,0,0,0,0,0,0,0,0,0,0,0,0,0,0,0,0,0,0,0,0,0,0,0,0,0,2,2,0,2,-2,-1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2,1,0,-3,-3,-1,-3,0,-3,-3,2,-1,-2,2,1,1,2,2,-1,-2,-2,-2,2,2,-2,1,0,-1,0,1,-3,0,2,-3,0,-1,-2,2,0,-1,-2]</text:p>
          </table:table-cell>
          <table:table-cell office:value-type="float" office:value="0.272274371422162" calcext:value-type="float">
            <text:p>0,272274371422162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-1,0,2,0,-1,1,-1,-1,-1,-3,-1,-1,1,0,-1,-3,-3,1,0,2,-2,-2,-2,-1,-2,0,2,-3,0,-3,-1,-2,2,-2,-2,-3,-1,2,0,1,-1,1,1,-1,-3,-1,0,0,-3,-1,-3,-3,-2,-3,-2,-2,-3,2,2,-1,-2,2,2,2,1,0,-3,2,1,1,0]</text:p>
          </table:table-cell>
          <table:table-cell office:value-type="float" office:value="0.278088714861523" calcext:value-type="float">
            <text:p>0,27808871486152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1,-2,-1,-3,-3,-3,-3,1,1,-2,1,2,0,-1,-3,-1,-1,1,-1,0,2,-3,0,-2,-3,0,2,-3,2,-2,-3,-2,-2,-1,1,1,0,-2,-3,0,1,2,2,2,-2,2,-1,-1,-3,-2,-2,-3,2,1,-1,1,-1,2,-1,0,-1,0,0,0,-2,2,0,2,-2,-3,0]</text:p>
          </table:table-cell>
          <table:table-cell office:value-type="float" office:value="0.28" calcext:value-type="float">
            <text:p>0,28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1,2,2,2,-2,2,-1,-1,-3,-2,-2,-3,2,1,-1,1,-1,2,-1,0,-2,-1,-1,2,1,-3,-3,-2,-3,0,2]</text:p>
          </table:table-cell>
          <table:table-cell office:value-type="float" office:value="0.28189832682488" calcext:value-type="float">
            <text:p>0,28189832682488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2,0,-3,-2,-3,-3,-2,1,-1,2,-1,-1,1,-1,1,-3,-3,1,0,2,-2,-2,-2,-1,-2,0,2,-3,0,-3,-1,-2,2,-2,-2,-3,-1,2,0,1,-1,1,1,-1,-3,-1,0,0,-3,-1,-3,-3,-2,-3,-2,-2,-3,2,2,-1,-2,2,2,-1,1,-3,0,0,-2,-1,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-3,2,-3,-3,-3,2,0,1,2,0,0,0,0,0,0,0,0,0,0,0,0,0,0,0,0,0,0,0,0,0,0,0,0,0,0,0,0,0,0,0,0,0,0,0,0,0,2,2,0,2,-2,-1]</text:p>
          </table:table-cell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1,-1,-1,-1,-3,-1,-1,1,0,-1,-3,-3,1,2,-3,2,-3,-3,-3,2,0,1,2,0,0,0,0,0,0,0,0,0,0,0,0,0,0,0,0,0,0,0,0,0,0,0,0,0,0,0,0,0,0,0,0,0,0,0,0,0,2,2,0,2,-2,-1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0,0,0,0,0,0,0,0,0,0,0,0,0,0,0,0,0,0,0,0,0,0,0,0,0,0,0,0,0,0,0,0,0,0,0,0,0,0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0,0,0,0,0,0,0,0,0,0,0,0,0,0,0,0,0,0,0,0,0,0,0,0,0,0,0,0,0,0,0,0,0,0,0,0,0,0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3,-1,-2,-3,-1,-2,-2,2,0,0,0,0,0,0,0,0,2,-3,0,-3,-1,-2,2,0,0,0,0,0,0,0,0,0,0,0,0,0,0,0,0,0,0,0,0,0,0,0,0,0,0,0,0,0,0,0,0,0,0,0,0,0,0]</text:p>
          </table:table-cell>
          <table:table-cell office:value-type="float" office:value="0.285657137141714" calcext:value-type="float">
            <text:p>0,28565713714171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-1,2,-3,-1,0,2,0,-1,1,-1,-1,-1,-3,-1,-1,-2,-3,-1,-2,-2,2,2,-3,2,-3,-3,-3,2,0,1,2,0,0,0,0,0,0,0,0,0,0,0,0,0,0,0,0,0,0,0,0,0,0,0,-3,-2,0,0,0,0,0,0,0,0,0,0,0,0,2,2,0,2,-2,-1]</text:p>
          </table:table-cell>
          <table:table-cell office:value-type="float" office:value="0.286589136802729" calcext:value-type="float">
            <text:p>0,286589136802729</text:p>
          </table:table-cell>
          <table:table-cell office:value-type="float" office:value="97" calcext:value-type="float">
            <text:p>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2,2,-2,-2,-2,-1,-3,2,-1,-3,0,0,1,-2,1,2,-2,-1,-3,2,0,0,1,-3,-1,-1,2,-1,-1,0,0,-3,-3,-2,1,-2,0,-2,2,-2,0,-1,-3,0,-2,0,1,2,2,-1,-3,-1,0,0,-3,-2,-2,-3,2,1,-1,1,-1,2,-1,0,-1,0,0,0,-2,2,0,2,-2,-3,0]</text:p>
          </table:table-cell>
          <table:table-cell office:value-type="float" office:value="0.29851629958677" calcext:value-type="float">
            <text:p>0,29851629958677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1,-2,2,2,-3,-3,-2,-1,-3,0,-2,1,-3,-1,0,-1,1,1,-3,-3,-2,-2,2,1,0,-3,2,1,1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-1,0,1,2,-3,2,-3,-3,0,0,1,-2,2,2,-3,-3,-2,-1,-3,0,-2,1,-3,-1,0,-1,1,1,-3,-3,-2,-2,2,1,0,-3,2,1,1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0,0,0,0,0,0,0,0,0,0,0,0,0,0,0,0,0,0,0,0,0,0,2,2,0,-1,0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0,0,0,0,0,0,0,0,0,0,0,0,0,0,0,0,0,0,0,0,0,0,2,2,0,-1,0,0]</text:p>
          </table:table-cell>
          <table:table-cell office:value-type="float" office:value="0.299332590941915" calcext:value-type="float">
            <text:p>0,299332590941915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0,-2,-2,-1,-2,-2,-1,2,0,-1,1,0,1,-1,0,-3,-2,0,2,0,-3,1,0,-2,-1,-1,2,1,-3,-3,-2,-3,0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0,-2,-2,-1,-2,-2,-1,2,0,-1,1,0,1,-1,0,-3,-2,0,2,0,-3,1,0,-2,-1,-1,2,1,-3,-3,-2,-3,0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0,-2,-2,-1,-2,-2,-1,2,0,-1,1,0,1,-1,0,-3,-2,0,2,0,-3,1,0,-2,-1,-1,2,1,-3,-3,-2,-3,0,2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2,0,-1,0,0,0,0,0,0,0,0,0,0,0,-2,2,2,-3,2,-3,0,-3,2,0,1,2,0,0,0,0,0,0,0,0,0,0,0,0,0,0,0,0,0,0,0,0,0,0,0,0,0,0,0,0,0,0,0,0,0,0,0,0,0,2,2,0,2,-2,-1]</text:p>
          </table:table-cell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-1]</text:p>
          </table:table-cell>
          <table:table-cell office:value-type="float" office:value="0.304630924234556" calcext:value-type="float">
            <text:p>0,30463092423455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0,-2,2,2,-3,2,-3,0,-3,2,0,1,2,0,0,0,0,0,0,0,0,0,0,0,0,0,0,0,0,0,0,0,0,0,0,0,0,0,0,0,0,0,0,0,0,0,0,0,0,0,2,2,0,2,-2,-1]</text:p>
          </table:table-cell>
          <table:table-cell office:value-type="float" office:value="0.304630924234556" calcext:value-type="float">
            <text:p>0,304630924234556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2,0,0,0,0,0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2,0,0,0,0,0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2,0,0,0,0,0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-2,-2,2,0,0,0,0,0,0,-2,0,0,0,0,0,0,0,0,0,0,0,0,0,0,0,0,0,0,0,0,0,0,0,0,0,0,0,0,0,0,0,0,0,0,0,0,0,0,0,0,2,0,0,0,0,0]</text:p>
          </table:table-cell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-2,-2,-2,-1,-2,0,2,-3,0,-3,-1,-2,2,-2,-2,-3,-1,2,0,1,-1,0,0,0,0,0,0,0,0,0,0,0,0,0,0,0,0,0,0,0,0,0,0,0,0,2,2,0,2,-2,-1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3,-2,-1,1,2,-1,-1,1,-2,1,-1,-2,-3,-1,-2,-2,2,2,-3,-2,-2,-2,-1,-2,0,2,-3,0,-3,-1,-2,2,-2,-2,-3,-1,2,0,1,-1,0,0,0,0,0,0,0,0,0,0,0,0,0,0,0,0,0,0,0,0,0,0,0,0,2,2,0,2,-2,-1]</text:p>
          </table:table-cell>
          <table:table-cell office:value-type="float" office:value="0.314112506383727" calcext:value-type="float">
            <text:p>0,314112506383727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2,1,0,-3,-3,-1,-3,0,-3,-3,2,-1,-2,0,-1,0,-2,-2,-3,0,1,-2,-2,-1,1,1,1,2,-2,-1,-3,-3,2,-3,0,-1,-2,2,0,-1,-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3,-3,2,-3,0,-2,-1,-3,-2,1,-1,-3,1,0,1,-3,-1,-3,2,-3,0,2,-1,-2,2,-1,2,0,-2,-1,2,-2,0,0,0,2,2,2,1,0,-3,-3,-1,-3,0,-3,-3,2,-1,-2,0,-1,0,-2,-2,-3,0,1,-2,-2,-1,1,1,1,2,-2,-1,-3,-3,2,-3,0,-1,-2,2,0,-1,-2]</text:p>
          </table:table-cell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0,0,0,0,2,-2,-2,-2,-1,-2,0,0,0,0,0,0,0,0,0,0,0,0,0,0,0,0,0,0,0,0,0,0,0,0,0,0,0,0,0,0,0,0,0,0,0,0,0,0,0,0,0,0,0,0,0,0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-1,-1,-2,-3,-1,0,0,0,0,2,-2,-2,-2,-1,-2,0,0,0,0,0,0,0,0,0,0,0,0,0,0,0,0,0,0,0,0,0,0,0,0,0,0,0,0,0,0,0,0,0,0,0,0,0,0,0,0,0,0,0,0,0,0]</text:p>
          </table:table-cell>
          <table:table-cell office:value-type="float" office:value="0.321662348848395" calcext:value-type="float">
            <text:p>0,321662348848395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2,-1,-1,1,-2,1,-1,-3,-1,1,0,0,2,1,0,1,0,0,0,0,0,0,0,1,2,1,1,0,-3,-3,-1,-3,0,-3,-3,2,-1,-2,0,0,0,0,0,0,0,0,0,0,0,0,0,0,0,0,0,0,0,0,0,0,2,2,0,2,-2,-1]</text:p>
          </table:table-cell>
          <table:table-cell office:value-type="float" office:value="0.322490309931942" calcext:value-type="float">
            <text:p>0,32249030993194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2,-1,-1,1,-2,1,-1,-3,-1,1,0,0,2,1,0,1,0,0,0,0,0,0,0,1,2,1,1,0,-3,-3,-1,-3,0,-3,-3,2,-1,-2,0,0,0,0,0,0,0,0,0,0,0,0,0,0,0,0,0,0,0,0,0,0,2,2,0,2,-2,-1]</text:p>
          </table:table-cell>
          <table:table-cell office:value-type="float" office:value="0.322490309931942" calcext:value-type="float">
            <text:p>0,322490309931942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2,-3,-1,0,2,0,-1,1,0,-1,1,-2,0,0,0,0,0,0,-2,2,2,-3,2,-3,0,-3,2,0,1,2,0,0,0,0,0,0,0,0,0,0,0,0,0,0,0,0,0,0,0,0,0,0,0,0,0,0,0,0,0,0,0,0,0,0,0,0,0,0,0,0,0,0,0]</text:p>
          </table:table-cell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0,0,0,0,0,0,0,0,0,0,0,0,0,0,0,0,0,0,0,0,0,0,0,0,0,0,0,0,0,0,0,0,0,0,0,0,0,0,0,0,0,0,0,2,-1,0,-1,0,0,2,-3,0,-3,2,1,-1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0,0,0,0,0,0,0,0,0,0,0,0,0,0,0,0,0,0,0,0,0,0,0,0,0,0,0,0,0,0,0,0,0,0,0,0,0,0,0,0,0,0,0,2,-1,0,-1,0,0,2,-3,0,-3,2,1,-1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-1,-2,-2,-3,1,1,0,0,0,0,0,0,0,0,0,0,0,0,0,0,0,0,0,0,0,0,0,0,0,0,0,0,0,0,0,0,0,0,0,0,0,0,0,0,0,0,0,0,0,0,2,-1,0,-1,0,0,2,-3,0,-3,2,1,-1,2]</text:p>
          </table:table-cell>
          <table:table-cell office:value-type="float" office:value="0.329039004780082" calcext:value-type="float">
            <text:p>0,329039004780082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0,-3,0,-2,0,-2,-3,2,-3,-3,1,-3,2,1,-2,-2,2,2,-1,-3,2,-2,-1,-1,2,-2,-2,1,-2,1,-2,-1,1,1,-1,-3,0,-2,1,2,-1,-2,1,0,0,-2,0,0,2,-2,-3,-2,-2,2,-2,-2,0,-2,-2,-1,-3,-1,1,-2,1,-1,-2,-3,-2,-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0,-3,0,-2,0,-2,-3,2,-3,-3,1,-3,2,1,-2,-2,2,2,-1,-3,2,-2,-1,-1,2,-2,-2,1,-2,1,-2,-1,1,1,-1,-3,0,-2,1,2,-1,-2,1,0,0,-2,0,0,2,-2,-3,-2,-2,2,-2,-2,0,-2,-2,-1,-3,-1,1,-2,1,-1,-2,-3,-2,-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2,2,-3,-1,-1,0,1,2,2,-3,-2,-2,-1,-3,1,2,-3,-3,-3,1,1,-2,-3,0,2,0,1,1,-1,-1,-1,2,-2,-2,1,-2,1,-2,-1,1,1,-1,-3,0,-2,1,2,-1,-2,-1,-2,-1,-1,-3,-2,-3,2,0,0,1,1,-3,0,0,1,-1,-1,-3,-1,1,-3,-3,0,-1,-2,1,-2]</text:p>
          </table:table-cell>
          <table:table-cell office:value-type="float" office:value="0.333866240681304" calcext:value-type="float">
            <text:p>0,333866240681304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2,-3,-1,-2,-2,2,2,-3,2,-3,-3,-3,2,0,1,2,0,0,0,0,0,0,0,0,0,0,0,0,0,0,0,0,0,0,0,0,0,0,0,0,0,0,0,0,0,0,0,0,0,0,0,0,0,2,2,0,2,-2,-1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2,-3,-1,-2,-2,2,2,-3,2,-3,-3,-3,2,0,1,2,0,0,0,0,0,0,0,0,0,0,0,0,0,0,0,0,0,0,0,0,0,0,0,0,0,0,0,0,0,0,0,0,0,0,0,0,0,2,2,0,2,-2,-1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2,-3,-1,-2,-2,2,2,-3,2,-3,-3,-3,2,0,1,2,0,0,0,0,0,0,0,0,0,0,0,0,0,0,0,0,0,0,0,0,0,0,0,0,0,0,0,0,0,0,0,0,0,0,0,0,0,2,2,0,2,-2,-1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1,2,-1,-1,1,-2,1,-1,-2,-3,-1,-2,-2,2,2,-3,2,-3,-3,-3,2,0,1,2,0,0,0,0,0,0,0,0,0,0,0,0,0,0,0,0,0,0,0,0,0,0,0,0,0,0,0,0,0,0,0,0,0,0,0,0,0,2,2,0,2,-2,-1]</text:p>
          </table:table-cell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3,0,-2,-3,0,2,-3,2,-2,-3,-2,-2,-1,1,1,0,-2,-3,-2,-2,-3,-2,-1,-3,2,-3,-2,1,1,0,-3,-3,-1,-2,-2,-3,0,0,1,1,-1,2,0,-3,0,1,-3,0,1,0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3,0,-2,-3,0,2,-3,2,-2,-3,-2,-2,-1,1,1,0,-2,-3,-2,-2,-3,-2,-1,-3,2,-3,-2,1,1,0,-3,-3,-1,-2,-2,-3,0,0,1,1,-1,2,0,-3,0,1,-3,0,1,0]</text:p>
          </table:table-cell>
          <table:table-cell office:value-type="float" office:value="0.335459883344243" calcext:value-type="float">
            <text:p>0,335459883344243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3,-1,-3,-2,1,2,-2,-2,2,1,-3,-1,-3,1,-2,2,-1,1,0,-2,-2,0,-2,-3,-1,2,1,2,1,-3,1,1,-1,0,-2,-3,-1,0,1,-3,1,-1,0,2,0,-2,2,1,-3,-3,0,-1,-2,1,-3,1,1,-3,2,-1,-1,1,-1,2,-1,0,-1,0,0,0,-2,2,0,2,-2,-3,0]</text:p>
          </table:table-cell>
          <table:table-cell office:value-type="float" office:value="0.364417343165772" calcext:value-type="float">
            <text:p>0,364417343165772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2,-3,1,2,2,0,0,2,2,-3,-2,1,1,-2,-1,-1,0,-3,2,0,1,-3,1,-3,1,1,2,0,-2,1,-1,0,-1,-2,1,-1,1,-1,2,1,0,-2,-2,2,-2,-3,-1,0,1,-2,-3,-2,-1,-2,-2,1,-1,0,-3,-2,0,2,0,-3,1,0,-2,-1,-1,2,1,-3,-3,-2,-3,0,2]</text:p>
          </table:table-cell>
          <table:table-cell office:value-type="float" office:value="0.365148371670111" calcext:value-type="float">
            <text:p>0,365148371670111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0,0,3,0,0,0,0,0,0,0,0,0,0,0,0,0,0,0,0,-3,-3,1,2,-3,2,-3,-3,-3,2,0,1,2,0,0,0,0,0,0,0,0,0,0,0,0,0,0,0,0,0,0,0,0,0,0,0,0,0,0,0,0,0,0,0,0,0,0,0,0,0,2,2,0,2,-2,2]</text:p>
          </table:table-cell>
          <table:table-cell office:value-type="float" office:value="0.36587793957366" calcext:value-type="float">
            <text:p>0,36587793957366</text:p>
          </table:table-cell>
          <table:table-cell office:value-type="float" office:value="66" calcext:value-type="float">
            <text:p>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1,2,2,0,-1,-2,-1,-3,-3,-3,-3,1,1,-2,1,2,0,-1,-3,-1,-1,1,-1,0,2,-3,0,-2,-3,0,2,-3,2,-2,-3,-2,-2,-1,1,1,0,-2,-3,-2,-2,-3,-2,-1,-3,2,-3,-2,1,1,0,-3,-3,-1,-2,-2,-3,0,0,1,1,-1,2,0,-3,0,1,-3,0,-1,2]</text:p>
          </table:table-cell>
          <table:table-cell office:value-type="float" office:value="0.370944739819828" calcext:value-type="float">
            <text:p>0,370944739819828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-3,2,-1,2,-3,-1,0,2,0,-1,1,-1,-2,-2,-2,-3,-1,-2,-3,-1,-2,-2,2,2,-3,2,-3,-3,-3,2,0,1,2,0,0,0,0,0,0,0,0,0,0,0,0,0,0,0,0,0,0,0,0,0,0,1,-2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106" calcext:value-type="float">
            <text:p>10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0,0,0,0,0,0,0,0,0,0,0,0,0,0,-2,2,2,-3,2,-3,0,-3,2,0,1,2,0,0,0,0,0,0,0,0,0,0,0,0,0,0,0,0,0,0,0,0,0,0,0,0,0,0,0,0,0,0,0,0,0,0,0,0,0,2,2,0,2,-2,-1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-1,-3,-3,-2,-3,-2,-2,-3,2,2,-1,-2,2,2,-1,1,-3,0,0,0,0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-1,-3,-3,-2,-3,-2,-2,-3,2,2,-1,-2,2,2,-1,1,-3,0,0,0,0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-1,-3,-3,-2,-3,-2,-2,-3,2,2,-1,-2,2,2,-1,1,-3,0,0,0,0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-1,-3,-3,-2,-3,-2,-2,-3,2,2,-1,-2,2,2,-1,1,-3,0,0,0,0,0]</text:p>
          </table:table-cell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-1,-1,-3,-1,-1,-2,-2,-2,-3,-1,-2,-3,1,-2,-2,2,2,-3,2,-3,-3,-3,2,0,1,2,-2,1,1,-2,0,-1,-3,-1,-3,0,-2,0,-1,0,1,-2,-3,-2,-1,-2,-2,1,-1,0,2,-2,0,2,0,-3,1,0,-1,0,0,0,-1,2,2,0,2,-2,-1]</text:p>
          </table:table-cell>
          <table:table-cell office:value-type="float" office:value="0.375233260785874" calcext:value-type="float">
            <text:p>0,375233260785874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1,2,2,2,0,-2,2,2,-2,0,-2,2,-1,-3,-1,1,-3,-1,-3,-3,-2,-2,2,0,-1,1,-2,-3,2,1,2,2,-1,-1,2,1,-3,-1,-3,1,1,2,0,0,-3,-3,2,2,1,2,-2,2,-1,0,-2,-1,-3,-1,-1,1,2,1,2,-1,1,-1,-1,-3,-2,1,0,1,-2,-1,-1,-1,0,-2]</text:p>
          </table:table-cell>
          <table:table-cell office:value-type="float" office:value="0.375233260785874" calcext:value-type="float">
            <text:p>0,375233260785874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1,2,2,2,0,-2,2,2,-2,0,-2,2,-1,-3,-1,1,-3,-1,-3,-3,-2,-2,2,0,-1,1,-2,-3,2,1,2,2,-1,-1,2,1,-3,-1,-3,1,1,2,0,0,-3,-3,2,2,1,2,-2,2,-1,0,-2,-1,-3,-1,-1,1,2,1,2,-1,1,-1,-1,-3,-2,1,0,1,-2,-1,-1,-1,0,-2]</text:p>
          </table:table-cell>
          <table:table-cell office:value-type="float" office:value="0.375233260785874" calcext:value-type="float">
            <text:p>0,375233260785874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3,-1,-2,-3,-1,-2,-2,2,0,0,0,0,0,0,0,0,2,0,0,0,0,0,0,0,0,0,0,0,0,0,0,0,0,0,0,0,0,0,0,0,0,0,0,0,0,0,0,0,0,0,0,0,0,0,0,0,0,0,0,0,0]</text:p>
          </table:table-cell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-1,-2,-2,2,0,-3,-1,-2,-2,-1,-2,0,1,1,-2,0,1,-1,-2,-2,1,1,-3,-1,0,2,1,-2,0,0,1,2,-1,0,2,2,1,1,2,2,-1,-2,-2,-2,2,2,-2,1,0,-1,0,1,-3,0,0,0,0,0,0,0,0,0,0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-1,-2,-2,2,0,-3,-1,-2,-2,-1,-2,0,1,1,-2,0,1,-1,-2,-2,1,1,-3,-1,0,2,1,-2,0,0,1,2,-1,0,2,2,1,1,2,2,-1,-2,-2,-2,2,2,-2,1,0,-1,0,1,-3,0,0,0,0,0,0,0,0,0,0]</text:p>
          </table:table-cell>
          <table:table-cell office:value-type="float" office:value="0.376651917115348" calcext:value-type="float">
            <text:p>0,37665191711534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1,1,-2,1,2,0,-1,-3,-1,-1,1,-1,0,2,-2,2,-1,-1,-2,-1,0,-2,-2,0,-1,1,1,2,-3,2,-3,-3,0,0,-3,-3,2,2,-3,-3,-2,-1,-3,0,-2,1,-3,-1,0,-1,1,1,-3,-1,-2,-2,2,-3,0,-3,2,1,-1,2]</text:p>
          </table:table-cell>
          <table:table-cell office:value-type="float" office:value="0.378769938969114" calcext:value-type="float">
            <text:p>0,378769938969114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2,2,-3,-1,-1,2,-1,-3,-2,-3,-3,2,-2,0,-1,0,0,-2,-2,0,0,2,1,-1,2,-3,-3,-2,-1,-1,-1,0,-1,1,0,0,-1,0,2,1,2,-3,-1,-1,0,2,2,-3,-1,-2,-2,0,2,2,-3,2,-2,0,0,-1,2,-2,2,-3,0,-2,0,1]</text:p>
          </table:table-cell>
          <table:table-cell office:value-type="float" office:value="0.387126163758879" calcext:value-type="float">
            <text:p>0,387126163758879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2,2,-3,-1,-1,2,-1,-3,-2,-3,-3,2,-2,0,-1,0,0,-2,-2,0,0,2,1,-1,2,-3,-3,-2,-1,-1,-1,0,-1,1,0,0,-1,0,2,1,2,-3,-1,-1,0,2,2,-3,-1,-2,-2,0,2,2,-3,2,-2,0,0,-1,2,-2,2,-3,0,-2,0,1]</text:p>
          </table:table-cell>
          <table:table-cell office:value-type="float" office:value="0.387126163758879" calcext:value-type="float">
            <text:p>0,387126163758879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-2,1,1,-2,0,0,-3,-1,-3,0,-2,0,1,2,2,2,-2,2,-1,-1,-3,-2,-2,-3,2,1,-1,1,-1,2,-1,0,-1,0,0,0,-1,2,2,0,2,-2,-1]</text:p>
          </table:table-cell>
          <table:table-cell office:value-type="float" office:value="0.391918358845308" calcext:value-type="float">
            <text:p>0,391918358845308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-2,1,1,-2,0,0,-3,-3,1,0,-2,-2,-1,-2,-2,-1,2,0,-1,1,0,-1,-2,-1,0,-1,-2,-1,-1,-1,-1,-1,1,0,-3,-1,-1,2,2,0,2,-2,-1]</text:p>
          </table:table-cell>
          <table:table-cell office:value-type="float" office:value="0.395305788809962" calcext:value-type="float">
            <text:p>0,395305788809962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-1,-1,-1,-1,1,-1,-1,-1,-3,-1,-1,1,0,-1,-3,-2,2,2,-3,2,-3,-3,-3,2,0,1,2,0,0,0,0,0,0,0,0,0,0,0,0,0,0,0,0,0,0,0,0,0,0,0,0,0,0,0,0,0,0,0,0,0,0,0,1,-1,0,0,2,0,-1,-1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-1,-1,-1,-1,1,-1,-1,-1,-3,-1,-1,1,0,-1,-3,-2,2,2,-3,2,-3,-3,-3,2,0,1,2,0,0,0,0,0,0,0,0,0,0,0,0,0,0,0,0,0,0,0,0,0,0,0,0,0,0,0,0,0,0,0,0,0,0,0,1,-1,0,0,2,0,-1,-1]</text:p>
          </table:table-cell>
          <table:table-cell office:value-type="float" office:value="0.397324384686702" calcext:value-type="float">
            <text:p>0,39732438468670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2,-3,-1,-1,0,2,2,-3,-1,-2,-2,0,2,2,-3,2,-2,0,0,-1,2,-2,1,1,1,-1,0,0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2,-3,-1,-1,0,2,2,-3,-1,-2,-2,0,2,2,-3,2,-2,0,0,-1,2,-2,1,1,1,-1,0,0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2,-3,-1,-1,0,2,2,-3,-1,-2,-2,0,2,2,-3,2,-2,0,0,-1,2,-2,1,1,1,-1,0,0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2,2,-3,-1,-1,2,-1,-3,-2,-3,-3,2,-2,0,-1,0,0,-2,-2,0,0,2,1,-1,2,-3,-3,-2,-1,-1,-1,0,-1,1,0,0,-1,0,2,1,2,-3,-1,-1,0,2,2,-3,-1,-2,-2,0,2,2,-3,2,-2,0,0,-1,2,-2,1,1,1,-1,0,0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0,-3,2,-1,2,-3,-1,0,2,0,-1,1,-1,-1,-2,-2,-3,1,1,0,0,0,0,0,0,0,0,0,0,0,0,0,0,0,0,0,0,0,0,0,0,0,0,0,0,0,0,0,0,0,0,0,0,0,0,0,0,0,0,0,0,0,0,2,-1,0,-1,0,0,-1,1,-3,0,0,-2,-1,1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3,-1,0,-3,2,-1,2,-3,-1,0,2,0,-1,1,-1,-1,-2,-2,-3,1,1,0,0,0,0,0,0,0,0,0,0,0,0,0,0,0,0,0,0,0,0,0,0,0,0,0,0,0,0,0,0,0,0,0,0,0,0,0,0,0,0,0,0,0,0,2,-1,0,-1,0,0,-1,1,-3,0,0,-2,-1,1]</text:p>
          </table:table-cell>
          <table:table-cell office:value-type="float" office:value="0.397994974842648" calcext:value-type="float">
            <text:p>0,397994974842648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3,2,-3,-1,-3,0,0,0,2,2,-1,2,0,1,1,-2,0,1,-1,-2,-2,1,1,-3,-1,0,2,1,-2,0,0,1,2,-1,0,2,2,1,1,2,2,-1,-2,-2,-2,2,2,-2,1,0,-1,0,1,-3,0,0,0,-2,2,-2,0,-2,1,-2]</text:p>
          </table:table-cell>
          <table:table-cell office:value-type="float" office:value="0.398664437006028" calcext:value-type="float">
            <text:p>0,398664437006028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-3,2,-3,0,0,-1,2,-3,2,2,0,-3,0,-3,-2,-1,0,-2,-2,0,2,-1,-2,-1,-1,-1,-3,2,-2,1,-2,-2,-1,2,0,0,-1,2,2,1,-3,0,-1,1,1,2,-3,0,-2,-1,1,2,0,-2,1,0,0,0,-2,-2,-1,-3,2,-3,0,-2,0,1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-3,2,-3,0,0,-1,2,-3,2,2,0,-3,0,-3,-2,-1,0,-2,-2,0,2,-1,-2,-1,-1,-1,-3,2,-2,1,-2,-2,-1,2,0,0,-1,2,2,1,-3,0,-1,1,1,2,-3,0,-2,-1,1,2,0,-2,1,0,0,0,-2,-2,-1,-3,2,-3,0,-2,0,1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1,1,-1,-3,1,1,1,-3,2,-3,0,0,-1,2,-3,2,2,0,-3,0,-3,-2,-1,0,-2,-2,0,2,-1,-2,-1,-1,-1,-3,2,-2,1,-2,-2,-1,2,0,0,-1,2,2,1,-3,0,-1,1,1,2,-3,0,-2,-1,1,2,0,-2,1,0,0,0,-2,-2,-1,-3,2,-3,0,-2,0,1]</text:p>
          </table:table-cell>
          <table:table-cell office:value-type="float" office:value="0.399332776849918" calcext:value-type="float">
            <text:p>0,399332776849918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-3,-3,2,0,1,2,0,0,0,0,2,0,0,0,0,0,0,0,0,0,0,-3,0,0,0,0,0,0,0,0,0,0,0,0,0,0,0,0,0,0,0,0,0,0,0,0,0,0,0]</text:p>
          </table:table-cell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-3,-3,2,0,1,2,0,0,0,0,0,0,0,0,0,0,0,0,0,0,0,-3,0,0,0,0,0,0,0,0,0,0,0,0,0,0,0,0,0,0,0,0,0,0,0,0,0,0,0]</text:p>
          </table:table-cell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-2,-3,0,0,0,0,0,0,0,0,0,0,0,0,0,0,0,0,0,0,0,0,0,0,0,0,0,0,0,0,1,0,0,0,-2,0,0,0,0,0,0,0,0,0,0,0,0,0,0,0,0,0,-2,0,-2,-3,1,-2,1,2,1,-1,0,0,2,0,-1,-1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-2,-3,0,0,0,0,0,0,0,0,0,0,0,0,0,0,0,0,0,0,0,0,0,0,0,0,0,0,0,0,1,0,0,0,-2,0,0,0,0,0,0,0,0,0,0,0,0,0,0,0,0,0,-2,0,-2,-3,1,-2,1,2,1,-1,0,0,2,0,-1,-1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-2,-3,0,0,0,0,0,0,0,0,0,0,0,0,0,0,0,0,0,0,0,0,0,0,0,0,0,0,0,0,1,0,0,0,-2,0,0,0,0,0,0,0,0,0,0,0,0,0,0,0,0,0,-2,0,-2,-3,1,-2,1,2,1,-1,0,0,2,0,-1,-1]</text:p>
          </table:table-cell>
          <table:table-cell office:value-type="float" office:value="0.409878030638384" calcext:value-type="float">
            <text:p>0,409878030638384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2,2,2,1,2,2,-3,2,-3,-3,-3,2,0,1,2,0,0,0,0,0,0,0,0,0,0,0,0,0,0,0,0,0,0,0,0,0,0,0,0,0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2,2,2,1,2,2,-3,2,-3,-3,-3,2,0,1,2,0,0,0,0,0,0,0,0,0,0,0,0,0,0,0,0,0,0,0,0,0,0,0,0,0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2,2,2,1,2,2,-3,2,-3,-3,-3,2,0,1,2,0,0,0,0,0,0,0,0,0,0,0,0,0,0,0,0,0,0,0,0,0,0,0,0,0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2,2,2,1,2,2,-3,2,-3,-3,-3,2,0,1,2,0,0,0,0,0,0,0,0,0,0,0,0,0,0,0,0,0,0,0,0,0,0,0,0,0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1,1,-1,-1,-1,-3,-1,-1,1,0,-1,-3,-3,1,2,0,1,0,0,0,0,0,0,0,1,2,0,0,0,0,0,0,0,0,0,0,0,0,0,0,0,0,0,0,0,0,0,-3,-2,0,0,0,0,0,0,0,0,0,0,0,0,2,2,0,2,-2,-1]</text:p>
          </table:table-cell>
          <table:table-cell office:value-type="float" office:value="0.411177171869581" calcext:value-type="float">
            <text:p>0,411177171869581</text:p>
          </table:table-cell>
          <table:table-cell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-3,-1,-3,2,-3,0,2,-1,-2,2,-1,2,0,-2,-1,2,-2,0,0,0,2,2,2,1,0,-3,-3,-1,-3,0,-3,-3,2,-1,-2,0,-1,0,-2,-2,-3,0,-3,-2,2,1,-1,-2,0,-2,-3,1,-2,1,0,1,-1,0,0,2,0,-1,-1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-3,-1,-3,2,-3,0,2,-1,-2,2,-1,2,0,-2,-1,2,-2,0,0,0,2,2,2,1,0,-3,-3,-1,-3,0,-3,-3,2,-1,-2,0,-1,0,-2,-2,-3,0,-3,-2,2,1,-1,-2,0,-2,-3,1,-2,1,0,1,-1,0,0,2,0,-1,-1]</text:p>
          </table:table-cell>
          <table:table-cell office:value-type="float" office:value="0.41182520563948" calcext:value-type="float">
            <text:p>0,41182520563948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2,0,-1,-3,0,0,0,0,0,0,0,0,0,0,0,0,0,0,0,0,0,0,0,0,2,-1,1,-2,1,0,1,-1,0,0,2,0,-1,-1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0,0,2,1,0,1,-2,-1,-3,-1,2,0,0,1,2,1,-2,2,-2,0,-1,-3,0,0,0,0,0,0,0,0,0,0,0,0,0,0,0,0,0,0,0,0,2,-1,1,-2,1,0,1,-1,0,0,2,0,-1,-1]</text:p>
          </table:table-cell>
          <table:table-cell office:value-type="float" office:value="0.413763217311544" calcext:value-type="float">
            <text:p>0,413763217311544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0,-1,-1,-3,-1,-1,-2,-2,-2,-3,-1,-2,-3,1,-2,-2,2,2,-3,2,-3,-3,-3,2,0,1,2,0,0,0,0,0,0,0,0,0,0,0,0,0,0,0,0,0,0,0,0,0,0,0,0,0,0,0,2,0,-3,1,0,-1,0,0,0,-1,2,2,0,2,-2,-1]</text:p>
          </table:table-cell>
          <table:table-cell office:value-type="float" office:value="0.415692193816531" calcext:value-type="float">
            <text:p>0,415692193816531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1,0,-3,1,-2,-2,0,-3,-2,-1,1,2,-1,-1,1,-2,1,-1,-3,-1,1,0,0,2,1,0,1,-2,-1,-3,-1,2,0,0,1,2,1,-2,2,-3,2,-1,-3,1,0,-2,0,1,3,-1,-2,-2,2,-3,-3,-2,-3,-2,2,1,-1,-2,0,-2,-3,1,-2,1,0,1,-1,0,0,2,0,-1,2]</text:p>
          </table:table-cell>
          <table:table-cell office:value-type="float" office:value="0.418887415264134" calcext:value-type="float">
            <text:p>0,418887415264134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0,-3,1,1,1,-2,2,-2,-3,-2,0,-1,1,-1,-2,-2,-3,1,1,0,2,0,-1,0,2,0,2,-2,2,-1,-1,-1,-1,0,-2,-2,0,2,0,1,-1,-3,2,2,0,-1,2,-2,-3,-1,-2,-1,-1,-3,-2,-3,2,0,0,1,1,-3,0,0,1,-1,-1,-3,-1,1,-3,-3,0,-1,-2,1,0]</text:p>
          </table:table-cell>
          <table:table-cell office:value-type="float" office:value="0.420158700175699" calcext:value-type="float">
            <text:p>0,420158700175699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2,2,2,1,-1,-2,0,1,1,-2,0,1,-1,-2,-2,1,1,-3,-1,0,2,1,-2,0,0,1,2,-1,0,2,2,1,1,2,2,-1,-2,-2,-2,2,2,-2,1,0,-1,0,1,-3,0,0,0,-2,2,-2,0,-2,1,-2]</text:p>
          </table:table-cell>
          <table:table-cell office:value-type="float" office:value="0.429573431828987" calcext:value-type="float">
            <text:p>0,42957343182898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-1,-2,-2,2,0,2,2,2,1,-1,-2,0,1,1,-2,0,1,-1,-2,-2,1,1,-3,-1,0,2,1,-2,0,0,1,2,-1,0,2,2,1,1,2,2,-1,-2,-2,-2,2,2,-2,1,0,-1,0,1,-3,0,0,0,-2,2,-2,0,-2,1,-2]</text:p>
          </table:table-cell>
          <table:table-cell office:value-type="float" office:value="0.429573431828987" calcext:value-type="float">
            <text:p>0,429573431828987</text:p>
          </table:table-cell>
          <table:table-cell office:value-type="float" office:value="161" calcext:value-type="float">
            <text:p>16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-3,0,0,-3,0,-1,-3,-2,2,1,2,-2,-3,0,-2,2,-2,0,-2,-3,2,1,-3,2,2,-1,1,1,0,0,1,0,2,0,0,-2,1,1,-3,2,2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-3,0,0,-3,0,-1,-3,-2,2,1,2,-2,-3,0,-2,2,-2,0,-2,-3,2,1,-3,2,2,-1,1,1,0,0,1,0,2,0,0,-2,1,1,-3,2,2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-3,0,0,-3,0,-1,-3,-2,2,1,2,-2,-3,0,-2,2,-2,0,-2,-3,2,1,-3,2,2,-1,1,1,0,0,1,0,2,0,0,-2,1,1,-3,2,2]</text:p>
          </table:table-cell>
          <table:table-cell office:value-type="float" office:value="0.439393521420909" calcext:value-type="float">
            <text:p>0,439393521420909</text:p>
          </table:table-cell>
          <table:table-cell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-2,2,-3,-1,-1,0,1,2,2,-3,-2,-2,-1,-3,1,2,-3,-3,-3,1,1,-2,-3,0,2,0,1,1,-1,-2,-1,1,2,-1,0,2,2,2,0,1,-1,-3,2,2,0,-1,2,-2,-3,-1,-2,-1,-1,-3,-2,-3,2,0,0,1,1,-3,0,0,1,-1,-1,-3,-1,1,-3,-3,0,-1,-2,1,-2]</text:p>
          </table:table-cell>
          <table:table-cell office:value-type="float" office:value="0.443621460256377" calcext:value-type="float">
            <text:p>0,443621460256377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1,-3,-3,1,-3,-1,-3,0,2,2,-2,-2,-2,1,-2,0,-2,-2,2,0,2,2,2,1,-1,-2,0,1,1,-2,0,1,-1,-2,-2,1,1,-3,-1,0,2,-3,-2,0,1,1,2,-1,0,2,0,-1,0,-2,-2,-3,0,1,-2,-2,-1,1,1,1,2,-2,-1,-3,-3,0,0,0,0,-2,0,-2,1,-2]</text:p>
          </table:table-cell>
          <table:table-cell office:value-type="float" office:value="0.444822061802994" calcext:value-type="float">
            <text:p>0,444822061802994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2,-2,2,-2,-1,-2,-3,1,-2,2,1,-3,-1,-3,1,-2,2,-1,1,0,-2,-2,0,-2,-3,-1,2,1,2,1,-3,1,1,-1,0,-2,-3,-1,0,1,-3,1,-1,0,2,0,-2,2,1,-3,-3,0,-1,-2,1,-3,1,1,-3,2,-1,-1,1,-1,1,-3,-1,2,-1,-1,-3,0,1,-3,0,-1,1,2]</text:p>
          </table:table-cell>
          <table:table-cell office:value-type="float" office:value="0.446616912651846" calcext:value-type="float">
            <text:p>0,446616912651846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1,1,-2,1,2,0,-1,-3,-1,-1,1,-1,0,2,-3,0,-2,-3,0,2,-3,2,-2,-3,-2,-2,-1,1,1,0,-2,-3,-2,-2,-3,-2,-1,-3,2,-3,-2,1,1,0,-3,-3,-1,-2,-2,-3,0,0,1,1,-1,2,0,-3,0,1,-3,0,-1,2]</text:p>
          </table:table-cell>
          <table:table-cell office:value-type="float" office:value="0.450777106783386" calcext:value-type="float">
            <text:p>0,450777106783386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-3,2,-3,0,0,-1,2,-3,2,2,0,-3,0,-3,-2,-1,0,-2,-2,0,2,-1,-2,-1,-1,-1,-3,2,-2,1,-2,-2,-1,2,0,0,-1,2,2,1,-3,0,-1,1,1,2,-3,0,-2,-1,1,2,0,-2,1,0,0,0,-2,-2,-1,-3,1,1,1,-1,0,0]</text:p>
          </table:table-cell>
          <table:table-cell office:value-type="float" office:value="0.465331423109737" calcext:value-type="float">
            <text:p>0,465331423109737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2,-2,1,1,1,1,2,-3,0,1,-3,2,-3,0,0,-1,2,-3,2,2,0,-3,0,-3,-2,-1,0,-2,-2,0,2,-1,-2,-1,-1,-1,-3,2,-2,1,-2,-2,-1,2,0,0,-1,2,2,1,-3,0,-1,1,1,2,-3,0,-2,-1,1,2,0,-2,1,0,0,0,-2,-2,-1,-3,1,1,1,-1,0,0]</text:p>
          </table:table-cell>
          <table:table-cell office:value-type="float" office:value="0.465331423109737" calcext:value-type="float">
            <text:p>0,465331423109737</text:p>
          </table:table-cell>
          <table:table-cell office:value-type="float" office:value="145" calcext:value-type="float">
            <text:p>14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-2,-2,2,0,0,0,0,0,0,-2,0,0,0,0,0,0,0,0,0,0,0,0,0,0,0,0,0,0,0,0,0,0,0,0,0,0,0,0,0,0,0,0,0,0,0,0,0,0,0,0,0,0,0,0,0,0]</text:p>
          </table:table-cell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0,0,0,0,0,0,-2,-3,1,-2,1,0,1,-1,0,0,2,0,-1,-1]</text:p>
          </table:table-cell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-1,-1,-2,-3,-1,-2,-2,2,0,0,0,0,0,0,-2,0,0,0,0,0,0,0,0,0,0,0,0,0,0,0,0,0,0,0,0,0,0,0,0,0,0,0,0,0,0,0,0,0,0,0,0,0,0,0,0,0,0,0,0,0,0]</text:p>
          </table:table-cell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0,0,0,0,-2,0,-2,-3,1,-2,1,0,1,-1,0,0,2,0,-1,-1]</text:p>
          </table:table-cell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-1,-1,-1,-1,1,-1,-1,-1,-3,-1,-1,1,0,-1,-3,-2,2,2,-3,2,-3,0,-3,2,0,1,2,0,0,0,0,0,0,0,0,0,0,0,0,0,0,0,-3,0,0,0,0,0,0,0,0,0,0,0,0,0,0,0,0,0,0,0,0,0,0,0,0,0,0,0]</text:p>
          </table:table-cell>
          <table:table-cell office:value-type="float" office:value="0.471593044902064" calcext:value-type="float">
            <text:p>0,471593044902064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-3,-1,-2,-3,-1,-2,-2,2,2,-3,2,-3,-3,-3,2,0,1,2,-2,1,1,-2,0,0,-3,-3,1,2,-2,-3,-1,0,1,-2,-3,-2,-1,-2,-2,-1,-2,-1,0,-1,-2,-1,-1,-1,-1,-1,1,0,-3,-1,-1,2,2,0,2,-2,-1]</text:p>
          </table:table-cell>
          <table:table-cell office:value-type="float" office:value="0.475534786670054" calcext:value-type="float">
            <text:p>0,475534786670054</text:p>
          </table:table-cell>
          <table:table-cell office:value-type="float" office:value="171" calcext:value-type="float">
            <text:p>17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1,-1,-3,-1,1,0,0,2,1,0,1,-2,-1,-3,-1,2,0,0,1,0,0,0,0,0,0,0,0,0,0,0,0,0,0,0,0,0,0,0,0,0,0,-3,-2,0,0,0,0,0,0,0,0,0,0,0,0,2,2,0,2,-2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1,-1,-3,-1,1,0,0,2,1,0,1,-2,-1,-3,-1,2,0,0,1,0,0,0,0,0,0,0,0,0,0,0,0,0,0,0,0,0,0,0,0,0,0,-3,-2,0,0,0,0,0,0,0,0,0,0,0,0,2,2,0,2,-2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1,-1,-3,-1,1,0,0,2,1,0,1,-2,-1,-3,-1,2,0,0,1,0,0,0,0,0,0,0,0,0,0,0,0,0,0,0,0,0,0,0,0,0,0,-3,-2,0,0,0,0,0,0,0,0,0,0,0,0,2,2,0,2,-2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1,-3,-1,-1,-2,-2,-2,1,-1,-3,-1,1,0,0,2,1,0,1,-2,-1,-3,-1,2,0,0,1,0,0,0,0,0,0,0,0,0,0,0,0,0,0,0,0,0,0,0,0,0,0,-3,-2,0,0,0,0,0,0,0,0,0,0,0,0,2,2,0,2,-2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0,0,0,0,0,0,0,0,0,0,0,0,0,0,0,0,0,0,0,0,0,0,0,0,0,0,0,0,0,0,0,0,0,0,0,0,0,0,0,0,0,0,0,0,0,0,0,0,0,-3,-2,0,0,0,0,0,0,0,0,0,0,0,0,2,2,0,0,-1,-1]</text:p>
          </table:table-cell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3,1,-2,2,-1,-2,1,0,2,-1,-1,-2,-3,-3,2,0,2,1,-1,-3,2,-2,0,-3,0,2,0,-3,-3,-3,-3,1,0,1,-2,-3,-1,-2,1,2,2,-2,-3,-1,-1,-2,0,-2,2,-2,1,-1,-3,-3,-3,1,-3,-2,-2,0,1,0,-1,1,-2,1,1,-1,2,1,-3,1,-3,0,-2,1,-3,-2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190" calcext:value-type="float">
            <text:p>19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1,-2,-3,-3,-3,-1,0,2,1,1,-1,2,-3,1,-3,2,-3,-1,-3,0,0,0,2,2,-1,2,1,0,2,0,0,2,-3,-1,-3,-2,-1,2,2,2,-2,-3,-3,-3,1,-2,-1,0,-3,-1,1,0,-2,2,-1,2,-1,-3,1,-2,0,2,-3,-2,-2,-1,2,0,1,2,0,-3,-1,-3,-2,-1,0,2]</text:p>
          </table:table-cell>
          <table:table-cell office:value-type="float" office:value="0.490441977539987" calcext:value-type="float">
            <text:p>0,490441977539987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1,-1,2,0,0,-3,-1,0,-2,-3,-2,1,0,-3,-1,-2,2,-2,1,-1,0,1,0,-2,0,1,-3,2,1,2,2,-1,0,-1,-1,-1,0,-1,-2,-1,-2,2,-3,0,0,-3,-3,-3,-3,1,2,-3,0,-2,2,0,1,1,2,1,2,0,2,-2,-2,1,-3,-2,0,-3,0,0,-3,-1,-2,0,0,2]</text:p>
          </table:table-cell>
          <table:table-cell office:value-type="float" office:value="0.495849439514321" calcext:value-type="float">
            <text:p>0,495849439514321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1,-1,2,0,0,-3,-1,0,-2,-3,-2,1,0,-3,-1,-2,2,-2,1,-1,0,1,0,-2,0,1,-3,2,1,2,2,-1,0,-1,-1,-1,0,-1,-2,-1,-2,2,-3,0,0,-3,-3,-3,-3,1,2,-3,0,-2,2,0,1,1,2,1,2,0,2,-2,-2,1,-3,-2,0,-3,0,0,-3,-1,-2,0,0,2]</text:p>
          </table:table-cell>
          <table:table-cell office:value-type="float" office:value="0.495849439514321" calcext:value-type="float">
            <text:p>0,495849439514321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2,2,1,2,-3,-2,1,-3,2,1,-1,1,-2,-1,-3,2,2,-1,2,0,-1,-2,-1,1,-3,0,2,0,-2,2,1,1,-3,-3,-1,-2,1,2,1,-2,0,1,-3,-1,-2,0,2,-3,0,0,-3,-2,0,-3,-2,0,-1,2,2,0,-1,-2,2,2,2,0,0,-2,-3,1,-2,-3,1,0,-3,0]</text:p>
          </table:table-cell>
          <table:table-cell office:value-type="float" office:value="0.497995983919549" calcext:value-type="float">
            <text:p>0,497995983919549</text:p>
          </table:table-cell>
          <table:table-cell office:value-type="float" office:value="173" calcext:value-type="float">
            <text:p>17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3,0,0,1,-2,1,2,-2,-1,-3,2,0,0,1,-3,-1,-3,2,-3,-3,-3,2,0,1,2,0,0,0,0,0,0,0,0,0,0,0,0,0,0,0,0,0,0,0,0,0,0,0,-3,-2,0,0,0,0,0,0,0,0,0,0,0,0,2,2,0,2,-2,-1]</text:p>
          </table:table-cell>
          <table:table-cell office:value-type="float" office:value="0.498531175889065" calcext:value-type="float">
            <text:p>0,49853117588906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-1,0,0,-3,0,-1,-1,-3,0,0,1,-2,1,2,-2,-1,-3,2,0,0,1,-3,-1,-3,2,-3,-3,-3,2,0,1,2,0,0,0,0,0,0,0,0,0,0,0,0,0,0,0,0,0,0,0,0,0,0,0,-3,-2,0,0,0,0,0,0,0,0,0,0,0,0,2,2,0,2,-2,-1]</text:p>
          </table:table-cell>
          <table:table-cell office:value-type="float" office:value="0.498531175889065" calcext:value-type="float">
            <text:p>0,498531175889065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2,0,-2,-1,-2,-3,1,-2,2,1,-3,-1,-2,-1,0,0,1,-2,1,0,-1,-3,0,2,2,-1,-1,-1,-3,2,-3,2,2,1,-1,2,-3,0,0,-3,0,-1,-3,-2,2,1,1,-2,-3,0,-2,2,-2,0,-2,-3,2,1,-3,2,2,-1,1,1,0,0,1,0,2,0,0,-2,1,1,-3,2,2]</text:p>
          </table:table-cell>
          <table:table-cell office:value-type="float" office:value="0.501730339259381" calcext:value-type="float">
            <text:p>0,501730339259381</text:p>
          </table:table-cell>
          <table:table-cell office:value-type="float" office:value="159" calcext:value-type="float">
            <text:p>1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3,-3,0,-2,0,-3,2,2,-2,2,-1,-1,-1,1,-1,0,-2,-1,-3,1,2,-2,-1,2,-2,-2,-3,2,0,-1,-3,1,-3,2,1,2,1,0,1,2,-1,1,1,0,-2,-1,2,-2,0,-1,0,-1,-1,0,2,2,0,1,2,-1,2,2,-2,2,1,0,-2,0,-3,0,1,1,1,-2,-2,-3,-1,2]</text:p>
          </table:table-cell>
          <table:table-cell office:value-type="float" office:value="0.513290041464538" calcext:value-type="float">
            <text:p>0,513290041464538</text:p>
          </table:table-cell>
          <table:table-cell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1,-2,-1,-2,-3,-2,-1,-1,2,-3,2,2,-3,2,-3,1,-1,2,-3,2,1,-1,0,2,0,-3,2,2,1,-1,-1,2,-1,1,-3,-1,-1,-1,-3,2,2,1,0,2,1,-2,-3,-1,-3,-2,2,-1,-2,1,-3,-2,0,-1,0,2,-1,0,1,0,0,2,0,-1,1,1,-2,-3,1,-3,-3,2,1]</text:p>
          </table:table-cell>
          <table:table-cell office:value-type="float" office:value="0.519486926367418" calcext:value-type="float">
            <text:p>0,519486926367418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-2,2,2,-3,2,-3,0,-3,2,0,1,2,0,0,0,0,0,0,0,0,-1,2,0,1,-1,0,3,0,0,0,0,0,0,0,0,0,-1,1,0,0,0,0,0,0,0,0,0,0,0,0,0,0,0,0,0]</text:p>
          </table:table-cell>
          <table:table-cell office:value-type="float" office:value="0.521024631535465" calcext:value-type="float">
            <text:p>0,52102463153546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-2,2,2,-3,2,-3,0,-3,2,0,1,2,0,0,0,0,0,0,0,0,-1,2,0,1,-1,0,3,0,0,0,0,0,0,0,0,0,-1,1,0,0,0,0,0,0,0,0,0,0,0,0,0,0,0,0,0]</text:p>
          </table:table-cell>
          <table:table-cell office:value-type="float" office:value="0.521024631535465" calcext:value-type="float">
            <text:p>0,52102463153546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-2,2,2,-3,2,-3,0,-3,2,0,1,2,0,0,0,0,0,0,0,0,-1,2,0,1,-1,0,3,0,0,0,0,0,0,0,0,0,-1,1,0,0,0,0,0,0,0,0,0,0,0,0,0,0,0,0,0]</text:p>
          </table:table-cell>
          <table:table-cell office:value-type="float" office:value="0.521024631535465" calcext:value-type="float">
            <text:p>0,52102463153546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1,2,-2,-2,-3,-2,-3,-1,0,2,-2,-3,-2,-2,-1,0,0,-1,1,2,-1,1,-2,-3,-3,-1,0,-2,0,1,-1,-1,2,-3,0,-3,-3,1,-2,-2,2,1,-2,1,2,-3,1,-1,-2,1,2,-1,1,1,0,-3,1,-3,-2,1,0,2,1,1,-1,1,-3,-3,1,-1,0,2,-2,0,-3,0,-1,0]</text:p>
          </table:table-cell>
          <table:table-cell office:value-type="float" office:value="0.521536192416212" calcext:value-type="float">
            <text:p>0,521536192416212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2,2,-2,-1,0,0,-2,-2,0,1,1,0,-3,-1,1,-3,2,2,0,1,-3,1,-2,2,2,-2,0,1,-3,0,-2,-3,1,-2,-3,2,-1,1,-2,2,-2,-3,0,-3,-2,-1,1,-1,2,1,-3,2,-1,-1,-1,-3,1,-1,0,-2,2,-1,-3,-3,0,0,2,1,-1,1,0,-2,0,0,0,-3,-2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167" calcext:value-type="float">
            <text:p>16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3,-3,0,-2,-2,0,-3,-2,-1,1,2,-1,-1,1,-2,1,-1,-3,-1,1,-1,0,2,1,0,1,0,0,-2,2,0,1,2,0,0,0,0,0,0,0,0,0,0,0,0,0,0,0,0,0,0,0,0,0,0,0,-3,-2,0,0,0,0,0,0,2,0,0,0,1,-1,0,0,2,0,-1,-1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-1,0,0,0,0,3,0,0,0,0,2,0,0,0,0,0,0,-3,-2,0,0,0,0,0,0,0,0,0,0,0,0,0,0,0,0,0,0]</text:p>
          </table:table-cell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2,-2,-3,2,-1,2,-3,-1,0,2,0,-1,1,-1,1,1,-2,1,2,0,-1,-3,-1,-1,1,-1,-1,-3,2,-2,-1,-1,2,-2,-2,1,-2,1,-2,-1,1,1,-1,-3,0,-2,1,2,-1,-2,1,0,0,-3,-2,1,1,0,-3,-3,-1,-2,-2,-3,0,0,1,1,-1,2,0,-3,0,1,-3,0,-1,2]</text:p>
          </table:table-cell>
          <table:table-cell office:value-type="float" office:value="0.525103164467073" calcext:value-type="float">
            <text:p>0,525103164467073</text:p>
          </table:table-cell>
          <table:table-cell office:value-type="float" office:value="158" calcext:value-type="float">
            <text:p>15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2,-2,-2,-2,-1,-2,0,0,0,0,0,0,0,0,0,0,0,0,0,0,0,0,0,0,0,0,0,0,0,0,0,0,0,0,0,0,0,0,0,0,0,0,0,0,0,0,0,0,0,0,0,0]</text:p>
          </table:table-cell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1,2,1,-2,2,-3,2,-1,-3,1,0,-2,0,-3,-3,-1,-2,-2,2,0,0,0,0,0,0,0,0,0,0,0,0,0,0,0,0,0,0,0,0,0,0,0,0]</text:p>
          </table:table-cell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0,-3,-2,0,0,0,0,0,0,0,0,0,0,0,0,2,2,0,2,-2,-1]</text:p>
          </table:table-cell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-1,1,0,0,2,1,0,1,-2,-1,-3,-1,2,0,0,1,2,1,-2,2,-3,2,-1,-3,1,0,-2,0,1,-2,-1,-2,-2,2,-3,-3,-2,-3,-2,2,1,-1,-2,0,0,0,0,0,0,0,0,0,0,0,0,0,0,0]</text:p>
          </table:table-cell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-3,-2,-3,-1,-3,0,-3,-3,2,2,-1,-2,2,0,1,-2,2,1,-1,-1,1,0,0,1,-1,-3,-1,1,0,-1,-3,-2,2,1,2,-2,2,-2,-2,-2,-3,0,-1,2,-2,0,-2,1,-2,1,-1,1,2,0,-3,0,0,-1,2,-3,-2,-1,-1,-1,1,-2,-2,-3,1,-1,-2,1,0,-3,-1,-2]</text:p>
          </table:table-cell>
          <table:table-cell office:value-type="float" office:value="0.547479071137275" calcext:value-type="float">
            <text:p>0,547479071137275</text:p>
          </table:table-cell>
          <table:table-cell office:value-type="float" office:value="174" calcext:value-type="float">
            <text:p>17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3,-3,-2,-1,-2,-1,-2,-1,0,-1,2,-2,-2,2,-2,0,2,2,1,-1,-2,1,1,-1,-1,0,-1,-1,-3,0,2,-3,-2,0,2,-3,-3,0,1,-3,-3,-3,0,-1,-2,0,-3,-3,1,-3,0,1,2,1,1,-2,-2,1,-3,1,-3,2,-2,-3,-1,2,-3,0,-3,-3,-1,-1,-3,1,-2,-3,-2,-2]</text:p>
          </table:table-cell>
          <table:table-cell office:value-type="float" office:value="0.55184538897533" calcext:value-type="float">
            <text:p>0,55184538897533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2,-3,0,-3,2,0,1,2,0,0,0,0,0,0,0,0,0,0,0,0,0,0,0,0,0,0,0,0,0,0,0,0,0,0,0,0,0,0,0,0,0,0,0,0,0,2,2,0,2,-2,-1]</text:p>
          </table:table-cell>
          <table:table-cell office:value-type="float" office:value="0.55184538897533" calcext:value-type="float">
            <text:p>0,551845388975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1,0,0,0,0,0,0,0,0,0,0,0,0,0,0,0,0,0,0,0,0,0,0,0,0,0,0,0,0,0,0,0,0,0,0,0,0,0,0,0,0,0,0,0,0,0,0,0,0,0,0,0,0,0,0,0,1,-2,0,0,0,0,0,0,0,0,0,0,0,0,0,2,2,0,2,-2,-1]</text:p>
          </table:table-cell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0,0,1,0,0,-2,0,-3,-2,-1,1,2,-1,-1,1,-2,1,-1,0,0,0,0,0,0,0,0,0,0,0,0,0,0,0,0,0,0,0,0,0,0,0,0,0,0,0,0,0,0,0,0,0,0,0,0,0,0,0,0,0,0,0,0,0,-2,-3,1,-2,1,0,1,-1,0,0,2,2,-2,-1]</text:p>
          </table:table-cell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-3,-2,0,0,0,0,0,0,0,0,0,0,0,0,2,2,0,2,-1,-1]</text:p>
          </table:table-cell>
          <table:table-cell office:value-type="float" office:value="0.568037557443754" calcext:value-type="float">
            <text:p>0,56803755744375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-3,-2,0,0,0,0,0,0,0,0,0,0,0,0,2,2,0,2,-1,-1]</text:p>
          </table:table-cell>
          <table:table-cell office:value-type="float" office:value="0.568037557443754" calcext:value-type="float">
            <text:p>0,56803755744375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0,0,0,0,0,0,0,0,0,0,0,0,0,0,0,0,0,0,0,0,0,0,0,0,0,0,0,0,0,0,0,0,0,0,0,0,0,0,0,-3,-2,0,0,0,0,0,0,0,0,0,0,0,0,2,2,0,2,-1,-1]</text:p>
          </table:table-cell>
          <table:table-cell office:value-type="float" office:value="0.568037557443754" calcext:value-type="float">
            <text:p>0,568037557443754</text:p>
          </table:table-cell>
          <table:table-cell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-3,0,-2,-2,0,-3,-2,-1,1,2,-1,-1,1,-2,1,-1,-3,-1,1,-2,-3,0,2,0,1,1,-1,-2,-1,1,2,-1,0,2,2,2,0,1,-1,-3,2,2,0,-1,2,-2,-3,-1,-2,-1,-1,-3,-2,-3,2,0,0,1,1,-3,0,0,1,-1,-1,-3,-1,1,-3,-3,0,-1,0,-1,-1]</text:p>
          </table:table-cell>
          <table:table-cell office:value-type="float" office:value="0.570379990298865" calcext:value-type="float">
            <text:p>0,570379990298865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1,1,2,1,0,1,0,1,2,1,-2,0,-3,-2,2,-1,2,-3,2,-3,-3,-3,-1,0,1,0,-1,-2,-3,1,0,2,-1,0,1,-3,2,-2,0,-3,-3,2,2,-1,1,0,2,1,-3,-3,0,2,-3,-3,2,0,-1,-1,2,2,-2,-2,0,-2,-3,-1,-2,0,0,2,0,1,0,1,2,-3,-2]</text:p>
          </table:table-cell>
          <table:table-cell office:value-type="float" office:value="0.573178273605458" calcext:value-type="float">
            <text:p>0,573178273605458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1,-2,1,-2,2,0,-1,-3,1,0,0,-2,-2,0,1,-1,0,-3,-2,-3,-2,1,1,-1,2,-2,0,2,2,-3,-3,-1,-3,1,2,2,-2,-2,-3,0,-1,-3,0,1,-2,2,-2,-1,0,-2,1,-1,-1,-3,1,-3,-1,-2,-2,1,2,0,-3,0,-1,-3,-3,0,1,1,-2,-2,-3,1,0,-3,-2]</text:p>
          </table:table-cell>
          <table:table-cell office:value-type="float" office:value="0.575962961772138" calcext:value-type="float">
            <text:p>0,57596296177213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3,-2,-2,2,0,-3,1,1,2,-3,-3,0,-2,-1,-3,2,-1,-3,0,1,0,2,0,-2,-2,-2,-3,0,1,-1,-3,2,1,1,2,-1,1,1,-2,1,-3,-3,2,-1,1,-2,-3,1,1,-1,-1,-2,2,-1,1,-3,1,2,0,-2,-3,-3,2,-1,2,-2,2,0,-1,0,-3,0,2,1,1,-1,2,-3]</text:p>
          </table:table-cell>
          <table:table-cell office:value-type="float" office:value="0.579655069847578" calcext:value-type="float">
            <text:p>0,579655069847578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1,-1,0,2,0,-1,-1,2,-1,2,-2,-2,2,-3,-1,0,0,0,2,1,-3,-1,-2,1,-3,-2,-3,0,-2,1,2,1,1,-3,-1,-3,0,0,2,-2,-1,2,0,-2,0,1,1,-3,2,2,0,-1,-2,2,2,-2,-3,1,2,-2,-2,2,1,0,-3,0,0,2,0,-1,2,2,1,1,-2,-2,2,-3]</text:p>
          </table:table-cell>
          <table:table-cell office:value-type="float" office:value="0.581033561853358" calcext:value-type="float">
            <text:p>0,581033561853358</text:p>
          </table:table-cell>
          <table:table-cell office:value-type="float" office:value="170" calcext:value-type="float">
            <text:p>17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-1,-3,-2,-2,-3,2,1,-1,1,-1,0,0,0,0,0,0,0,0,0,0,0,0,0,0]</text:p>
          </table:table-cell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2,1,0,-3,-3,-1,-3,0,-3,-3,2,-1,-2,0,-1,2,-2,0,-2,-3,2,1,-3,2,2,-1,1,1,0,0,1,0,2,0,0,-2,1,1,-3,2,2]</text:p>
          </table:table-cell>
          <table:table-cell office:value-type="float" office:value="0.583323809446063" calcext:value-type="float">
            <text:p>0,583323809446063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2,0,-2,0,1,2,-2,-1,1,1,-1,1,0,1,-2,-1,0,0,1,-2,1,0,-1,-3,0,2,2,-1,-1,-1,-3,0,-3,2,2,1,-1,2,2,1,0,-3,-3,-1,-3,0,-3,-3,2,-1,-2,0,-1,2,-2,0,-2,-3,2,1,-3,2,2,-1,1,1,0,0,1,0,2,0,0,-2,1,1,-3,2,2]</text:p>
          </table:table-cell>
          <table:table-cell office:value-type="float" office:value="0.583323809446063" calcext:value-type="float">
            <text:p>0,583323809446063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-3,0,-2,2,0,1,-3,-2,-2,2,2,-1,0,-2,-1,0,2,2,-2,-3,-1,0,-2,1,-1,0,-1,-3,-3,-1,0,1,1,-2,-2,-1,2,-1,2,-1,-1,-2,1,-3,-2,-3,-2,-3,-1,-2,-3,1,-2,0,2,0,-2,-1,0,-3,-2,2,-3,1,-1,-2,0,-2,2,-3,0,-1,-3,1,0,-2,1,-3]</text:p>
          </table:table-cell>
          <table:table-cell office:value-type="float" office:value="0.589689183666559" calcext:value-type="float">
            <text:p>0,589689183666559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1,1,-2,-1,-1,-1,-1,-3,-1,-1,-2,-2,-2,-3,-1,0,0,0,0,0,0,0,0,0,0,0,0,0,0,0,0,0,0,0,0,0,0,0,0,0,0,0,0,0,0,0,0,0,0,0,0,0,0,0,0,0,0,0,0,0,0,0,0,0,0,0,0,0,0,0,0,0,0,0]</text:p>
          </table:table-cell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0,-3,2,0,1,2,0,0,0,0,2,0,0,0,0,0,0,0,0,0,0,-3,0,0,0,0,0,0,0,0,0,0,0,0,0,0,0,0,0,0,0,0,0,0,0,0,0,0,0]</text:p>
          </table:table-cell>
          <table:table-cell office:value-type="float" office:value="0.595986577030054" calcext:value-type="float">
            <text:p>0,59598657703005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3,0,0,0,0,0,0,0,0,0,0,0,0,0,0,0,0,0,-2,2,2,-3,2,-3,0,-3,2,0,1,2,0,0,0,0,2,0,0,0,0,0,0,0,0,0,0,-3,0,0,0,0,0,0,0,0,0,0,0,0,0,0,0,0,0,0,0,0,0,0,0,0,0,0,0]</text:p>
          </table:table-cell>
          <table:table-cell office:value-type="float" office:value="0.595986577030054" calcext:value-type="float">
            <text:p>0,59598657703005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0,0,0,0,0,0,0,0,0,0,0,0,0,0,0,0,0,0,0,0,0,0,0,0,0,0,0,0,0,0,0,0,0,0,0,0,0,0,0]</text:p>
          </table:table-cell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3,0,0,0,0,0,0,0,0,0,0,0,0,0,0,0,0,0,0,0,0,0,0,0,2,0,0,0,0,0,0,0,0,0,0,0,0,0,0,0,0,0,0,0,0,0,0,0,0,0,0,0,0,0,0,0,-1,0,0,0,0,0,0,2,2,0,0,-1,-1]</text:p>
          </table:table-cell>
          <table:table-cell office:value-type="float" office:value="0.599110451697626" calcext:value-type="float">
            <text:p>0,59911045169762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1,0,0,0,0,0,0,0,3,0,0,0,0,0,0,0,0,0,0,0,0,0,0,0,0,0,0,0,0,0,0,0,2,0,0,0,0,0,0,0,0,0,0,0,0,0,0,0,0,0,0,0,0,0,0,0,0,0,0,0,0,0,0,0,-1,0,0,0,0,0,0,2,2,0,0,-1,-1]</text:p>
          </table:table-cell>
          <table:table-cell office:value-type="float" office:value="0.599110451697626" calcext:value-type="float">
            <text:p>0,599110451697626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2,0,-1,0,2,0,2,-2,2,-1,-1,-1,-1,0,-2,-2,0,-1,0,1,2,-3,2,-3,-3,0,0,0,-2,0,0,0,0,0,0,0,0,0,0,0,0,0,0,0,0,0,0,0,0,0,0,0,0,0,0,0,0]</text:p>
          </table:table-cell>
          <table:table-cell office:value-type="float" office:value="0.599555390824456" calcext:value-type="float">
            <text:p>0,5995553908244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2,0,-1,0,2,0,2,-2,2,-1,-1,-1,-1,0,-2,-2,0,-1,0,1,2,-3,2,-3,-3,0,0,0,-2,0,0,0,0,0,0,0,0,0,0,0,0,0,0,0,0,0,0,0,0,0,0,0,0,0,0,0,0]</text:p>
          </table:table-cell>
          <table:table-cell office:value-type="float" office:value="0.599555390824456" calcext:value-type="float">
            <text:p>0,59955539082445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2,0,0,-1,0,0,-3,0,0,0,0,0,0,0,0,0,0,0,0,0,0,0,0,0,0,0,0,0,-2,-1,-3,-1,2,0,0,0,0,0,0,0,0,0,0,0,0,0,0,0,0,0,0,0,0,0,0,0,0,0,0,0,0,0,0,0,0,0,0,0,0,0,1,-1,0,0,2,0,-1,-1]</text:p>
          </table:table-cell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2,-2,0,1,1,-3,2,0,2,0,-3,1,1,0,-3,2,-3,0,-3,1,-2,-1,1,-1,-2,-2,1,0,2,-2,-2,-1,1,1,-3,2,-2,-1,-1,-3,-2,0,1,-3,1,-1,-2,-1,1,1,2,1,-2,1,2,0,-1,-2,0,0,-1,-1,0,1,-2,0,-3,2,0,-2,0,0,-2,-3,0,1,0]</text:p>
          </table:table-cell>
          <table:table-cell office:value-type="float" office:value="0.611446372682565" calcext:value-type="float">
            <text:p>0,611446372682565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2,2,-2,0,1,1,-3,2,0,2,0,-3,1,1,0,-3,2,-3,0,-3,1,-2,-1,1,-1,-2,-2,1,0,2,-2,-2,-1,1,1,-3,2,-2,-1,-1,-3,-2,0,1,-3,1,-1,-2,-1,1,1,2,1,-2,1,2,0,-1,-2,0,0,-1,-1,0,1,-2,0,-3,2,0,-2,0,0,-2,-3,0,1,0]</text:p>
          </table:table-cell>
          <table:table-cell office:value-type="float" office:value="0.611446372682565" calcext:value-type="float">
            <text:p>0,611446372682565</text:p>
          </table:table-cell>
          <table:table-cell office:value-type="float" office:value="151" calcext:value-type="float">
            <text:p>15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2,-1,0,1,-1,-2,-3,0,-2,-2,-2,0,-2,1,0,-3,2,1,-1,-3,-2,2,-3,0,2,-2,0,-3,2,-2,-1,-2,-1,-3,0,-1,-3,-2,2,-3,1,0,1,0,1,1,2,-1,2,-2,-2,-2,-1,-1,0,2,-1,-3,1,-2,1,-3,1,-3,2,2,-3,-3,-2,-2,-3,1,2,-1,-1,1,-3,-1]</text:p>
          </table:table-cell>
          <table:table-cell office:value-type="float" office:value="0.617089944821661" calcext:value-type="float">
            <text:p>0,617089944821661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3,-1,-1,-2,-3,2,-3,-1,0,-3,0,2,-3,-3,2,2,1,-3,-1,-2,-3,2,-3,2,-3,2,-1,0,-1,1,2,0,1,2,0,0,-1,1,1,2,2,-1,0,0,2,0,0,2,-3,-3,-3,-2,0,-2,1,-2,-1,-1,-2,-3,-1,-1,-3,2,-2,-3,-2,-2,0,-1,0,2,-1,-1,-2,1,-2,-1,2]</text:p>
          </table:table-cell>
          <table:table-cell office:value-type="float" office:value="0.628225012767453" calcext:value-type="float">
            <text:p>0,628225012767453</text:p>
          </table:table-cell>
          <table:table-cell office:value-type="float" office:value="181" calcext:value-type="float">
            <text:p>18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-1,-3,0,0,0,0,0,0,0,0,0,0,0,0,0,0,0,0,0,0,0,0,0,0,0,0,0,0,0,2,-2,-2,0,0,0,0,0,0,0,0,0,0,0,0,0,0,0,0,0,0,0,0,0,0,0,0,0,0,0,0,0,0,0,0,0,0,0,0]</text:p>
          </table:table-cell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0,0,0,0,0,0,0,0,0,0,0,0,0,0,0,0,0,0,0,0,0,0,0,0,0,0,0,0,0,0,0,0,0,0,0,0,0,0,0,0,0,0,0,0,0,0,0,0,0,0,0,0,0,0,0,0,0,0,0,0,0,0,0,0,-2,-3,1,-2,1,0,1,-1,0,0,2,0,-1,-1]</text:p>
          </table:table-cell>
          <table:table-cell office:value-type="float" office:value="0.650743164901996" calcext:value-type="float">
            <text:p>0,65074316490199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0,0,0,0,0,0,0,0,0,0,0,0,0,0,0,0,0,0,0,0,0,0,0,0,0,0,0,0,0,0,0,0,0,0,0,0,0,0,0,0,0,0,0,0,0,0,0,0,0,0,0,0,0,0,0,0,0,0,0,0,0,0,0,0,-2,-3,1,-2,1,0,1,-1,0,0,2,0,-1,-1]</text:p>
          </table:table-cell>
          <table:table-cell office:value-type="float" office:value="0.650743164901996" calcext:value-type="float">
            <text:p>0,65074316490199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1,-2,-2,-1,-2,0,2,2,-1,0,-3,2,-2,1,-2,2,-1,2,-1,1,1,2,-3,-1,-2,0,-1,0,-3,-1,2,-2,-3,1,-2,-2,2,-3,-2,-3,-3,-1,0,1,2,1,0,-2,-2,-1,-3,-3,1,-3,2,0,-3,1,-3,1,-2,-1,2,2,0,2,2,-1,0,2,2,-1,0,-2,0,-2,-2,-1]</text:p>
          </table:table-cell>
          <table:table-cell office:value-type="float" office:value="0.656861223293525" calcext:value-type="float">
            <text:p>0,656861223293525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0,0,0,0,-3,-2,0,0,0,0,0,0,0,0,0,0,0,0,2,2,0,0,0,0]</text:p>
          </table:table-cell>
          <table:table-cell office:value-type="float" office:value="0.656861223293525" calcext:value-type="float">
            <text:p>0,65686122329352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-2,0,1,2,2,2,-2,2,-1,0,0,0,0,-3,-2,0,0,0,0,0,0,0,0,0,0,0,0,2,2,0,0,0,0]</text:p>
          </table:table-cell>
          <table:table-cell office:value-type="float" office:value="0.656861223293525" calcext:value-type="float">
            <text:p>0,656861223293525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-2,-1,-3,-1,2,0,0,0,0,0,0,0,0,0,0,0,0,0,0,0,0,0,0,0,0,0,0,0,0,0,0,0,0,0,0,0,0,0,0,0,0,0,0,0,0,0,0,0,0,0]</text:p>
          </table:table-cell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1,1,-2,-2,0,1,2,-2,0,-3,2,-3,-3,-2,1,-1,2,-1,-1,1,-1,1,-1,-1,-3,-3,-3,-3,1,-2,-1,2,1,0,-3,2,2,-1,-3,-1,2,2,-2,0,1,-1,-2,-2,2,-1,2,0,0,1,-1,0,-2,2,-3,0,0,2,-1,-1,1,2,-1,0,-3,1,-1,-1,-2,2,1,-1,-1,2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2,-1,-3,1,-3,0,-1,2,1,-2,2,0,-2,0,1,2,-1,-3,-2,-3,2,-3,1,-2,1,2,-2,-2,-3,0,1,0,-1,-1,-1,-1,-1,0,0,2,2,1,1,0,2,-1,-2,-3,-3,1,-3,0,-2,-3,0,-2,0,1,-3,-3,-1,-3,2,-3,0,-1,-2,2,-3,-1,-1,1,-1,-2,-3,-2,-1,-2]</text:p>
          </table:table-cell>
          <table:table-cell office:value-type="float" office:value="0.679215233437335" calcext:value-type="float">
            <text:p>0,679215233437335</text:p>
          </table:table-cell>
          <table:table-cell office:value-type="float" office:value="179" calcext:value-type="float">
            <text:p>17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2,-3,2,-2,-3,-2,-2,0,0,0,0,0,0,0,0,0,0,0,0,0,0,0,0,0,0,0,0,0,0,0,0,0,0,0,0,0,0,0,0,0,0,0,0,0,0]</text:p>
          </table:table-cell>
          <table:table-cell office:value-type="float" office:value="0.680392043849231" calcext:value-type="float">
            <text:p>0,68039204384923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2,-3,2,-2,-3,-2,-2,0,0,0,0,0,0,0,0,0,0,0,0,0,0,0,0,0,0,0,0,0,0,0,0,0,0,0,0,0,0,0,0,0,0,0,0,0,0]</text:p>
          </table:table-cell>
          <table:table-cell office:value-type="float" office:value="0.680392043849231" calcext:value-type="float">
            <text:p>0,68039204384923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-3,-1,0,0,-3,-1,-3,0,0,0,0,0,0,0,0,0,0,0,0,0,0,0,0,0,0,0,0]</text:p>
          </table:table-cell>
          <table:table-cell office:value-type="float" office:value="0.681175454637056" calcext:value-type="float">
            <text:p>0,68117545463705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-3,-1,0,0,-3,-1,-3,0,0,0,0,0,0,0,0,0,0,0,0,0,0,0,0,0,0,0,0]</text:p>
          </table:table-cell>
          <table:table-cell office:value-type="float" office:value="0.681175454637056" calcext:value-type="float">
            <text:p>0,681175454637056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1,-1,-2,0,-3,-1,-3,-3,1,1,1,1,0,2,-3,0,1,0,0,2,-3,2,-3,1,-2,-3,-3,1,-1,2,1,-3,-1,2,-1,-2,2,-1,-1,1,1,0,-2,-1,-2,0,1,2,1,-1,2,2,2,-1,-1,-1,-1,0,-2,-3,-1,-2,0,2,-3,1,-1,1,-1,1,1,-2,-2,2,-3,0,1,0]</text:p>
          </table:table-cell>
          <table:table-cell office:value-type="float" office:value="0.683130051063973" calcext:value-type="float">
            <text:p>0,683130051063973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-1,1,-1,0,2,-3,-3,-2,1,-2,-2,1,0,-2,-1,-3,2,0,-1,-3,-2,-3,2,-1,-3,1,-2,0,0,0,0,-1,0,2,0,2,0,2,1,-2,1,-3,0,-1,-2,2,0,1,2,0,2,-1,0,-1,-2,-1,2,-3,-1,-2,2,0,1,-3,0,1,-2,1,0,-1,-1,2,2,-3,-1,-2,0]</text:p>
          </table:table-cell>
          <table:table-cell office:value-type="float" office:value="0.692820323027551" calcext:value-type="float">
            <text:p>0,69282032302755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-1,1,-1,0,2,-3,-3,-2,1,-2,-2,1,0,-2,-1,-3,2,0,-1,-3,-2,-3,2,-1,-3,1,-2,0,0,0,0,-1,0,2,0,2,0,2,1,-2,1,-3,0,-1,-2,2,0,1,2,0,2,-1,0,-1,-2,-1,2,-3,-1,-2,2,0,1,-3,0,1,-2,1,0,-1,-1,2,2,-3,-1,-2,0]</text:p>
          </table:table-cell>
          <table:table-cell office:value-type="float" office:value="0.692820323027551" calcext:value-type="float">
            <text:p>0,69282032302755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-1,1,-1,0,2,-3,-3,-2,1,-2,-2,1,0,-2,-1,-3,2,0,-1,-3,-2,-3,2,-1,-3,1,-2,0,0,0,0,-1,0,2,0,2,0,2,1,-2,1,-3,0,-1,-2,2,0,1,2,0,2,-1,0,-1,-2,-1,2,-3,-1,-2,2,0,1,-3,0,1,-2,1,0,-1,-1,2,2,-3,-1,-2,0]</text:p>
          </table:table-cell>
          <table:table-cell office:value-type="float" office:value="0.692820323027551" calcext:value-type="float">
            <text:p>0,692820323027551</text:p>
          </table:table-cell>
          <table:table-cell office:value-type="float" office:value="144" calcext:value-type="float">
            <text:p>14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0,0,0,0,0,0,0,0,0,0,0,0,0,0,0,0,0,0,0,0,0,0]</text:p>
          </table:table-cell>
          <table:table-cell office:value-type="float" office:value="0.696275807421168" calcext:value-type="float">
            <text:p>0,69627580742116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0,0,0,0,0,0,0,0,0,0,0,0,0,0,0,0,0,0,0,0,0,0]</text:p>
          </table:table-cell>
          <table:table-cell office:value-type="float" office:value="0.696275807421168" calcext:value-type="float">
            <text:p>0,69627580742116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-2,2,-1,-3,1,0,-1,1,-1,2,1,0,0,0,0,0,0,0,0,0,0,0,0,0,0,0,0,0,0,0,0,0,0,0,0,0,0,0]</text:p>
          </table:table-cell>
          <table:table-cell office:value-type="float" office:value="0.696275807421168" calcext:value-type="float">
            <text:p>0,696275807421168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2,0,0,0,0,0]</text:p>
          </table:table-cell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0,0,0,0,0,0,0,0,0,0,0,0,0,0,0,0,0,0,0,0,0,0,0,0,0,0,0,0,0,0,0,0,0,0,0,0,0,0,0,0,0,0,0,0,0,0,0,0,0,0,0,0,0,0,0,0,-2,2,-2,0,-2,1,-2]</text:p>
          </table:table-cell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0,0,0,0,0,0,0,0,0,0,0,0,0,0,0,0,0,0,0,0,0,0,0,0,0,0,0,0,0,0,0,0,0,0,0,0,0,0,0,0,0,0,0,0,0,0,0,0,0,0,0,0,0,0,0,0,-2,2,-2,0,-2,1,-2]</text:p>
          </table:table-cell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0,0,0,0,0,0,0,0,0,0,0,0,0,0,0,0,0,0,0,0,0,0,0,0,0,0,0,0,0,0,0,0,0,0,0,0,0,0,0,0,0,0,0,0,0,0,0,0,0,0,0,0,0,0,0,0,-2,2,-2,0,-2,1,-2]</text:p>
          </table:table-cell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2,-2,-3,-3,1,-3,-1,-3,0,2,2,-2,-2,-2,1,-2,0,0,0,0,0,0,0,0,0,0,0,0,0,0,0,0,0,0,0,0,0,0,0,0,0,0,0,0,0,0,0,0,0,0,0,0,0,0,0,0,0,0,0,0,0,0,0,0,0,0,0,0,0,0,0,0,-2,2,-2,0,-2,1,-2]</text:p>
          </table:table-cell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2,-3,-3,0,0,0,-2,0,0,0,0,0,0,0,0,0,0,0,0,0,0,0,0,0,0,0,0,0,0,0,0,0,0,0,0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2,-3,-3,0,0,0,-2,0,0,0,0,0,0,0,0,0,0,0,0,0,0,0,0,0,0,0,0,0,0,0,0,0,0,0,0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2,-3,-3,0,0,0,-2,0,0,0,0,0,0,0,0,0,0,0,0,0,0,0,0,0,0,0,0,0,0,0,0,0,0,0,0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2,-3,-3,0,0,0,-2,0,0,0,0,0,0,0,0,0,0,0,0,0,0,0,0,0,0,0,0,0,0,0,0,0,0,0,0]</text:p>
          </table:table-cell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2,1,1,2,1,1,-1,1,-2,-3,-2,2,-2,1,-2,1,2,-3,2,1,-1,2,1,-2,2,-3,0,1,-1,1,1,2,0,2,-1,-1,-1,2,0,1,1,-1,1,0,0,2,-1,0,1,-1,2,-2,-3,0,-2,2,-3,-1,-3,1,-2,1,-2,0,-1,-1,-1,-1,-1,1,-1,2,0,-3,2,2,-2,-3,1]</text:p>
          </table:table-cell>
          <table:table-cell office:value-type="float" office:value="0.712928233882392" calcext:value-type="float">
            <text:p>0,712928233882392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2,-2,-1,-2,-2,0,1,-1,2,-2,1,0,0,-3,-2,-2,2,0,-2,2,-2,1,-1,-1,-1,-3,0,-1,1,1,-2,1,1,-3,-1,2,-2,2,-2,0,-2,1,-1,-3,1,2,-3,0,1,-1,2,-2,-1,1,-3,0,2,2,2,-2,2,-1,0,-2,2,-3,1,0,0,-1,-3,-3,-2,1,0,-1,-2]</text:p>
          </table:table-cell>
          <table:table-cell office:value-type="float" office:value="0.717402722790112" calcext:value-type="float">
            <text:p>0,717402722790112</text:p>
          </table:table-cell>
          <table:table-cell office:value-type="float" office:value="169" calcext:value-type="float">
            <text:p>169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-2,2,0,0,0,0,0,0,0,0,0]</text:p>
          </table:table-cell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-2,2,-3,-3,-2,-3,-2,2,1,-1,-2,0,-2,-3,0,-1,0,0,0,0,0,0,0,0,0,0]</text:p>
          </table:table-cell>
          <table:table-cell office:value-type="float" office:value="0.721479960451663" calcext:value-type="float">
            <text:p>0,72147996045166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-2,2,-3,-3,-2,-3,-2,2,1,-1,-2,0,-2,-3,0,-1,0,0,0,0,0,0,0,0,0,0]</text:p>
          </table:table-cell>
          <table:table-cell office:value-type="float" office:value="0.721479960451663" calcext:value-type="float">
            <text:p>0,72147996045166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0,-2,-1,2,-2,-3,2,1,-3,1,-1,-1,2,-3,2,1,2,0,-3,0,1,1,-3,-2,-3,-1,0,0,-1,1,-1,1,1,0,0,-2,-3,-3,0,-3,1,-1,2,1,0,1,0,-2,2,2,-2,-1,-2,2,-1,1,-2,-3,1,1,0,-2,-2,-1,-2,1,0,-2,-1,0,0,1,-3,2,1,-1,2]</text:p>
          </table:table-cell>
          <table:table-cell office:value-type="float" office:value="0.721849476460755" calcext:value-type="float">
            <text:p>0,721849476460755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-2,0,-2,-1,2,-2,-3,2,1,-3,1,-1,-1,2,-3,2,1,2,0,-3,0,1,1,-3,-2,-3,-1,0,0,-1,1,-1,1,1,0,0,-2,-3,-3,0,-3,1,-1,2,1,0,1,0,-2,2,2,-2,-1,-2,2,-1,1,-2,-3,1,1,0,-2,-2,-1,-2,1,0,-2,-1,0,0,1,-3,2,1,-1,2]</text:p>
          </table:table-cell>
          <table:table-cell office:value-type="float" office:value="0.721849476460755" calcext:value-type="float">
            <text:p>0,721849476460755</text:p>
          </table:table-cell>
          <table:table-cell office:value-type="float" office:value="156" calcext:value-type="float">
            <text:p>15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-3,-2,0,0,0,0,0,0,0,0,0,0,0,0,0,0,0,0,0,0]</text:p>
          </table:table-cell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1,-1,0,-1,-3,-3,-1,-1,-2,2,2,2,-3,1,-2,-2,1,0,-3,1,0,-2,1,2,-2,-1,1,1,0,-2,-3,1,-1,0,1,0,-3,-2,1,2,1,0,-1,1,-1,2,1,1,-3,-2,1,0,2,2,2,0,0,0,-2,0,-2,1,1,-3,1,-3,0,0,-3,0,-3,0,1,-3,-3,2,1,2]</text:p>
          </table:table-cell>
          <table:table-cell office:value-type="float" office:value="0.737925018774491" calcext:value-type="float">
            <text:p>0,737925018774491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-1,1,-1,0,-1,-3,-3,-1,-1,-2,2,2,2,-3,1,-2,-2,1,0,-3,1,0,-2,1,2,-2,-1,1,1,0,-2,-3,1,-1,0,1,0,-3,-2,1,2,1,0,-1,1,-1,2,1,1,-3,-2,1,0,2,2,2,0,0,0,-2,0,-2,1,1,-3,1,-3,0,0,-3,0,-3,0,1,-3,-3,2,1,2]</text:p>
          </table:table-cell>
          <table:table-cell office:value-type="float" office:value="0.737925018774491" calcext:value-type="float">
            <text:p>0,737925018774491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-3,0,3,0,0,0,0,0,0,0,0,0,0,0,0,0,0,0,0,0,0,0,0,0,0,0,0,0,-1,0,-2,-2,-3,-2,-1,-2,-2,1,-1,0,-3,-2,0,0,0,0,0,0,0,0,0,0,0,0,0,0,0,0,0]</text:p>
          </table:table-cell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2,-1,-3,2,-2,-1,-1,2,-2,-2,1,-2,1,-2,-1,1,1,0,0,0,0,0,0,0,0,0,0,0,0,0,0,0,0,0,0,0,0,0,0,0,0,0,0,0,0,0,0,0,0,0,0,0,0]</text:p>
          </table:table-cell>
          <table:table-cell office:value-type="float" office:value="0.747975044146973" calcext:value-type="float">
            <text:p>0,74797504414697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1,2,0,-1,1,-1,-3,2,-2,-3,-2,-2,-1,-2,-2,2,2,-2,-3,1,1,1,0,-2,-2,-2,-3,-3,-2,1,-1,1,1,-3,2,-1,1,0,-3,2,1,1,2,-1,0,-1,-1,0,2,2,0,-1,-3,-2,2,0,-1,-1,-3,0,-1,-3,0,-1,1,0,0,-2,-2,2,-3,-1,-3,-3,-3,2,1,-2]</text:p>
          </table:table-cell>
          <table:table-cell office:value-type="float" office:value="0.764547796631011" calcext:value-type="float">
            <text:p>0,764547796631011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-2,-2,0,-3,2,1,-1,1,2,2,1,-3,0,-1,-1,-3,-2,2,0,-3,2,1,-2,0,0,-1,2,0,2,1,0,0,-2,-2,2,-3,2,1,-1,0,0,0,-2,-2,-2,-3,0,2,-2,-1,-1,-3,1,1,1,0,-3,-3,0,0,2,1,1,-2,-1,-3,2,-2,-1,-1,-3,0,0,2,0,-2,-1,-3]</text:p>
          </table:table-cell>
          <table:table-cell office:value-type="float" office:value="0.772183052563747" calcext:value-type="float">
            <text:p>0,772183052563747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0,0,0,0,0,0,0,0,0,0,0,0,0,0,0,0,0,0,0,0,0,0,0,0,0,0,0,0,0,0,0,0,0,0,0,0,0,0,0,0,0,0,0]</text:p>
          </table:table-cell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2,0,-3,0,-2,-2,-3,-2,-2,0,1,0,1,1,-3,-2,-1,-2,0,-3,-3,-2,-1,1,2,2,2,0,1,2,2,-2,2,0,1,-1,-1,2,-3,-1,-1,-2,2,-1,-2,-3,-2,-3,-3,-1,-2,-2,0,0,0,2,-3,-2,1,-1,-2,-1,-1,-2,1,-1,1,-2,-3,1,2,-1,-2,-3,0,2,-1,-3,0]</text:p>
          </table:table-cell>
          <table:table-cell office:value-type="float" office:value="0.789599054372956" calcext:value-type="float">
            <text:p>0,789599054372956</text:p>
          </table:table-cell>
          <table:table-cell office:value-type="float" office:value="176" calcext:value-type="float">
            <text:p>17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-1,-1,-1,2,1,-2,-3,-3,1,-3,1,0,-2,-2,0,-1,0,-2,-3,1,-2,0,2,0,1,0,-3,0,1,1,2,-3,-2,-1,2,-3,0,-2,1,2,-1,1,-3,1,1,1,-3,-2,-3,2,1,-3,-3,2,2,2,-1,2,-2,-2,-3,-1,-1,-3,-2,1,-2,1,-2,0,1,-2,-1,-2,-2,0,-1,-2,1]</text:p>
          </table:table-cell>
          <table:table-cell office:value-type="float" office:value="0.834266144584568" calcext:value-type="float">
            <text:p>0,834266144584568</text:p>
          </table:table-cell>
          <table:table-cell office:value-type="float" office:value="182" calcext:value-type="float">
            <text:p>182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1,-2,-1,2,1,-2,2,-2,2,-1,-2,-2,1,1,0,1,-1,-3,0,-3,-3,1,1,2,2,-1,2,-1,-1,-1,-2,-3,1,-3,-2,1,1,-1,-3,-3,-3,0,1,-1,-2,-3,-3,-2,-1,1,2,-1,-3,-2,0,-3,-1,0,2,-2,-1,-1,1,-1,-2,-3,0,1,0,1,2,2,-3,0,2,0,2,-2,0]</text:p>
          </table:table-cell>
          <table:table-cell office:value-type="float" office:value="0.846955331368386" calcext:value-type="float">
            <text:p>0,846955331368386</text:p>
          </table:table-cell>
          <table:table-cell office:value-type="float" office:value="166" calcext:value-type="float">
            <text:p>166</text:p>
          </table:table-cell>
          <table:table-cell/>
        </table:table-row>
        <table:table-row table:style-name="ro1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-2,1,1,-2,0,0,-3,-3,1,2,-2,-3,-1,0,1,-2,-3,-2,-1,-2,-2,-1,-2,-1,0,-1,-2,-1,-1,-1,-1,-1,1,0,-3,-1,-1,0,0,0,0,0,0]</text:p>
          </table:table-cell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-2,1,1,-2,0,0,-3,-3,1,2,-2,-3,-1,0,1,-2,-3,-2,-1,-2,-2,-1,-2,-1,0,-1,-2,-1,-1,-1,-1,-1,1,0,-3,-1,-1,0,0,0,0,0,0]</text:p>
          </table:table-cell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-2,1,1,-2,0,0,-3,-3,1,2,-2,-3,-1,0,1,-2,-3,-2,-1,-2,-2,-1,-2,-1,0,-1,-2,-1,-1,-1,-1,-1,1,0,-3,-1,-1,0,0,0,0,0,0]</text:p>
          </table:table-cell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 table:visibility="filter">
          <table:table-cell office:value-type="string" calcext:value-type="string">
            <text:p>(22, 13)</text:p>
          </table:table-cell>
          <table:table-cell office:value-type="string" calcext:value-type="string">
            <text:p>[0,0,0,0,0,0,0,0,0,0,0,0,0,0,0,0,0,0,0,0,0,0,0,0,0,0,0,0,0,0,0,0,0,0,0,0,-2,1,1,-2,0,0,-3,-3,1,2,-2,-3,-1,0,1,-2,-3,-2,-1,-2,-2,-1,-2,-1,0,-1,-2,-1,-1,-1,-1,-1,1,0,-3,-1,-1,0,0,0,0,0,0]</text:p>
          </table:table-cell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/>
        </table:table-row>
      </table:table>
      <table:table table:name="nsga2-wykres" table:style-name="ta1">
        <table:shapes>
          <draw:frame draw:z-index="0" draw:style-name="gr1" draw:text-style-name="P1" svg:width="15.999cm" svg:height="8.999cm" svg:x="13.29cm" svg:y="1.348cm">
            <draw:object draw:notify-on-update-of-ranges="'nsga2-wykres'.D1:'nsga2-wykres'.D1 'nsga2-wykres'.D1:'nsga2-wykres'.D14 'nsga2-wykres'.E1:'nsga2-wykres'.E14 'nsga2-wykres'.A1:'nsga2-wykres'.A301 'nsga2-wykres'.B1:'nsga2-wykres'.B3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Osobniki</text:p>
          </table:table-cell>
          <table:table-cell table:number-columns-repeated="2"/>
          <table:table-cell office:value-type="string" calcext:value-type="string">
            <text:p>Front Pareta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0.0326598632371091" calcext:value-type="float">
            <text:p>0,032659863237109</text:p>
          </table:table-cell>
          <table:table-cell office:value-type="float" office:value="180" calcext:value-type="float">
            <text:p>180</text:p>
          </table:table-cell>
          <table:table-cell/>
          <table:table-cell office:value-type="float" office:value="0.032659863237109" calcext:value-type="float">
            <text:p>0,032659863237109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0.0326598632371091" calcext:value-type="float">
            <text:p>0,032659863237109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0.051639777949432" calcext:value-type="float">
            <text:p>0,05163977794943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.0326598632371091" calcext:value-type="float">
            <text:p>0,032659863237109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0.056568542494924" calcext:value-type="float">
            <text:p>0,0565685424949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0.04618802153517" calcext:value-type="float">
            <text:p>0,04618802153517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0.086409875978772" calcext:value-type="float">
            <text:p>0,08640987597877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0.0516397779494322" calcext:value-type="float">
            <text:p>0,051639777949432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.124365054041184" calcext:value-type="float">
            <text:p>0,12436505404118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0.0516397779494322" calcext:value-type="float">
            <text:p>0,05163977794943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0.0516397779494322" calcext:value-type="float">
            <text:p>0,051639777949432</text:p>
          </table:table-cell>
          <table:table-cell office:value-type="float" office:value="81" calcext:value-type="float">
            <text:p>81</text:p>
          </table:table-cell>
          <table:table-cell/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0.0516397779494322" calcext:value-type="float">
            <text:p>0,05163977794943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0.232091935807056" calcext:value-type="float">
            <text:p>0,23209193580705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0.0516397779494323" calcext:value-type="float">
            <text:p>0,051639777949432</text:p>
          </table:table-cell>
          <table:table-cell office:value-type="float" office:value="183" calcext:value-type="float">
            <text:p>183</text:p>
          </table:table-cell>
          <table:table-cell/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0.0516397779494323" calcext:value-type="float">
            <text:p>0,051639777949432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0.0565685424949238" calcext:value-type="float">
            <text:p>0,056568542494924</text:p>
          </table:table-cell>
          <table:table-cell office:value-type="float" office:value="63" calcext:value-type="float">
            <text:p>63</text:p>
          </table:table-cell>
          <table:table-cell/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.0565685424949238" calcext:value-type="float">
            <text:p>0,056568542494924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653197264742181" calcext:value-type="float">
            <text:p>0,065319726474218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0692820323027551" calcext:value-type="float">
            <text:p>0,06928203230275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office:value-type="float" office:value="0.0692820323027551" calcext:value-type="float">
            <text:p>0,069282032302755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0.0692820323027551" calcext:value-type="float">
            <text:p>0,06928203230275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0730296743340222" calcext:value-type="float">
            <text:p>0,073029674334022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0.0765941686205071" calcext:value-type="float">
            <text:p>0,076594168620507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,08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0.0832666399786453" calcext:value-type="float">
            <text:p>0,08326663997864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0864098759787715" calcext:value-type="float">
            <text:p>0,086409875978772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0.0864098759787715" calcext:value-type="float">
            <text:p>0,086409875978772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office:value-type="float" office:value="0.0864098759787715" calcext:value-type="float">
            <text:p>0,086409875978772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0923760430703401" calcext:value-type="float">
            <text:p>0,0923760430703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0952190457139046" calcext:value-type="float">
            <text:p>0,09521904571390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0952190457139047" calcext:value-type="float">
            <text:p>0,09521904571390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office:value-type="float" office:value="0.0952190457139048" calcext:value-type="float">
            <text:p>0,09521904571390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0.0979795897113272" calcext:value-type="float">
            <text:p>0,097979589711327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office:value-type="float" office:value="0.0979795897113272" calcext:value-type="float">
            <text:p>0,097979589711327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0979795897113272" calcext:value-type="float">
            <text:p>0,097979589711327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float" office:value="0.103279555898864" calcext:value-type="float">
            <text:p>0,103279555898864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0.105830052442584" calcext:value-type="float">
            <text:p>0,105830052442584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office:value-type="float" office:value="0.105830052442584" calcext:value-type="float">
            <text:p>0,105830052442584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113137084989848" calcext:value-type="float">
            <text:p>0,113137084989848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office:value-type="float" office:value="0.115470053837925" calcext:value-type="float">
            <text:p>0,11547005383792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0.117756811551038" calcext:value-type="float">
            <text:p>0,117756811551038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117756811551038" calcext:value-type="float">
            <text:p>0,117756811551038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office:value-type="float" office:value="0.117756811551038" calcext:value-type="float">
            <text:p>0,117756811551038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.117756811551038" calcext:value-type="float">
            <text:p>0,117756811551038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0.117756811551038" calcext:value-type="float">
            <text:p>0,117756811551038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0.12" calcext:value-type="float">
            <text:p>0,12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office:value-type="float" office:value="0.124365054041184" calcext:value-type="float">
            <text:p>0,124365054041184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0.124365054041184" calcext:value-type="float">
            <text:p>0,12436505404118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0.126491106406735" calcext:value-type="float">
            <text:p>0,12649110640673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0.126491106406735" calcext:value-type="float">
            <text:p>0,12649110640673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0.126491106406735" calcext:value-type="float">
            <text:p>0,12649110640673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0.130639452948436" calcext:value-type="float">
            <text:p>0,13063945294843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0.134660065844828" calcext:value-type="float">
            <text:p>0,134660065844828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136626010212795" calcext:value-type="float">
            <text:p>0,13662601021279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13856406460551" calcext:value-type="float">
            <text:p>0,1385640646055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142361043360417" calcext:value-type="float">
            <text:p>0,142361043360417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office:value-type="float" office:value="0.142361043360417" calcext:value-type="float">
            <text:p>0,142361043360417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0.146059348668044" calcext:value-type="float">
            <text:p>0,146059348668044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0.146059348668044" calcext:value-type="float">
            <text:p>0,146059348668044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0.147873820085459" calcext:value-type="float">
            <text:p>0,147873820085459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0.147873820085459" calcext:value-type="float">
            <text:p>0,14787382008545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0.147873820085459" calcext:value-type="float">
            <text:p>0,147873820085459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office:value-type="float" office:value="0.154919333848297" calcext:value-type="float">
            <text:p>0,154919333848297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office:value-type="float" office:value="0.154919333848297" calcext:value-type="float">
            <text:p>0,154919333848297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0.154919333848297" calcext:value-type="float">
            <text:p>0,154919333848297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0.154919333848297" calcext:value-type="float">
            <text:p>0,154919333848297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15663120165961" calcext:value-type="float">
            <text:p>0,15663120165961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.15663120165961" calcext:value-type="float">
            <text:p>0,15663120165961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15663120165961" calcext:value-type="float">
            <text:p>0,15663120165961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office:value-type="float" office:value="0.161658075373095" calcext:value-type="float">
            <text:p>0,161658075373095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office:value-type="float" office:value="0.163299316185545" calcext:value-type="float">
            <text:p>0,163299316185545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0.163299316185545" calcext:value-type="float">
            <text:p>0,163299316185545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0.163299316185545" calcext:value-type="float">
            <text:p>0,16329931618554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164924225024706" calcext:value-type="float">
            <text:p>0,164924225024706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0.164924225024706" calcext:value-type="float">
            <text:p>0,164924225024706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0.168126936172247" calcext:value-type="float">
            <text:p>0,168126936172247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0.169705627484771" calcext:value-type="float">
            <text:p>0,169705627484771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0.169705627484771" calcext:value-type="float">
            <text:p>0,169705627484771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0.169705627484771" calcext:value-type="float">
            <text:p>0,169705627484771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169705627484771" calcext:value-type="float">
            <text:p>0,16970562748477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172819751957543" calcext:value-type="float">
            <text:p>0,17281975195754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0.174355957741627" calcext:value-type="float">
            <text:p>0,174355957741627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office:value-type="float" office:value="0.174355957741627" calcext:value-type="float">
            <text:p>0,174355957741627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174355957741627" calcext:value-type="float">
            <text:p>0,174355957741627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office:value-type="float" office:value="0.180369990112916" calcext:value-type="float">
            <text:p>0,18036999011291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180369990112916" calcext:value-type="float">
            <text:p>0,180369990112916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office:value-type="float" office:value="0.180369990112916" calcext:value-type="float">
            <text:p>0,180369990112916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181842422626478" calcext:value-type="float">
            <text:p>0,181842422626478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181842422626478" calcext:value-type="float">
            <text:p>0,181842422626478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office:value-type="float" office:value="0.181842422626478" calcext:value-type="float">
            <text:p>0,181842422626478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186189867250252" calcext:value-type="float">
            <text:p>0,186189867250252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0.186189867250252" calcext:value-type="float">
            <text:p>0,186189867250252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0.186189867250252" calcext:value-type="float">
            <text:p>0,186189867250252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0.187616630392937" calcext:value-type="float">
            <text:p>0,187616630392937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0.187616630392937" calcext:value-type="float">
            <text:p>0,187616630392937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0.190438091427809" calcext:value-type="float">
            <text:p>0,190438091427809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0.190438091427809" calcext:value-type="float">
            <text:p>0,190438091427809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office:value-type="float" office:value="0.191833260932509" calcext:value-type="float">
            <text:p>0,191833260932509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191833260932509" calcext:value-type="float">
            <text:p>0,191833260932509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0.191833260932509" calcext:value-type="float">
            <text:p>0,191833260932509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0.193218356615859" calcext:value-type="float">
            <text:p>0,193218356615859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193218356615859" calcext:value-type="float">
            <text:p>0,193218356615859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0.195959179422654" calcext:value-type="float">
            <text:p>0,195959179422654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0.19731531449265" calcext:value-type="float">
            <text:p>0,1973153144926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office:value-type="float" office:value="0.198662192343351" calcext:value-type="float">
            <text:p>0,198662192343351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.198662192343351" calcext:value-type="float">
            <text:p>0,198662192343351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0.198662192343351" calcext:value-type="float">
            <text:p>0,198662192343351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0.202649122047609" calcext:value-type="float">
            <text:p>0,202649122047609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0.202649122047609" calcext:value-type="float">
            <text:p>0,202649122047609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0.203960780543711" calcext:value-type="float">
            <text:p>0,203960780543711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207846096908265" calcext:value-type="float">
            <text:p>0,20784609690826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office:value-type="float" office:value="0.210396451174127" calcext:value-type="float">
            <text:p>0,210396451174127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0.210396451174127" calcext:value-type="float">
            <text:p>0,210396451174127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0.210396451174127" calcext:value-type="float">
            <text:p>0,210396451174127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0.210396451174127" calcext:value-type="float">
            <text:p>0,210396451174127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office:value-type="float" office:value="0.212916258968951" calcext:value-type="float">
            <text:p>0,212916258968951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0.214165045389453" calcext:value-type="float">
            <text:p>0,214165045389453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.214165045389453" calcext:value-type="float">
            <text:p>0,214165045389453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0.214165045389453" calcext:value-type="float">
            <text:p>0,214165045389453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.217868461844909" calcext:value-type="float">
            <text:p>0,217868461844909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0.217868461844909" calcext:value-type="float">
            <text:p>0,217868461844909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0.217868461844909" calcext:value-type="float">
            <text:p>0,217868461844909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0.217868461844909" calcext:value-type="float">
            <text:p>0,217868461844909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office:value-type="float" office:value="0.219089023002066" calcext:value-type="float">
            <text:p>0,219089023002066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0.219089023002066" calcext:value-type="float">
            <text:p>0,219089023002066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office:value-type="float" office:value="0.219089023002066" calcext:value-type="float">
            <text:p>0,219089023002066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office:value-type="float" office:value="0.220302821891444" calcext:value-type="float">
            <text:p>0,220302821891444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office:value-type="float" office:value="0.223904741649956" calcext:value-type="float">
            <text:p>0,223904741649956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office:value-type="float" office:value="0.223904741649956" calcext:value-type="float">
            <text:p>0,223904741649956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.223904741649956" calcext:value-type="float">
            <text:p>0,223904741649956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0.223904741649956" calcext:value-type="float">
            <text:p>0,223904741649956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0.227449628123093" calcext:value-type="float">
            <text:p>0,227449628123093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office:value-type="float" office:value="0.228619042659763" calcext:value-type="float">
            <text:p>0,228619042659763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office:value-type="float" office:value="0.228619042659763" calcext:value-type="float">
            <text:p>0,228619042659763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0.232091935807056" calcext:value-type="float">
            <text:p>0,23209193580705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0.232091935807056" calcext:value-type="float">
            <text:p>0,232091935807056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0.232091935807056" calcext:value-type="float">
            <text:p>0,232091935807056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office:value-type="float" office:value="0.232091935807056" calcext:value-type="float">
            <text:p>0,232091935807056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232091935807056" calcext:value-type="float">
            <text:p>0,232091935807056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office:value-type="float" office:value="0.235513623102076" calcext:value-type="float">
            <text:p>0,235513623102076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0.237767393335027" calcext:value-type="float">
            <text:p>0,237767393335027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office:value-type="float" office:value="0.24" calcext:value-type="float">
            <text:p>0,24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0.245492701860293" calcext:value-type="float">
            <text:p>0,24549270186029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0.246576560118759" calcext:value-type="float">
            <text:p>0,246576560118759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0.246576560118759" calcext:value-type="float">
            <text:p>0,246576560118759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office:value-type="float" office:value="0.249799919935936" calcext:value-type="float">
            <text:p>0,249799919935936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office:value-type="float" office:value="0.26229754097208" calcext:value-type="float">
            <text:p>0,26229754097208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0.26229754097208" calcext:value-type="float">
            <text:p>0,26229754097208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0.271293199325011" calcext:value-type="float">
            <text:p>0,271293199325011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office:value-type="float" office:value="0.272274371422162" calcext:value-type="float">
            <text:p>0,272274371422162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0.272274371422162" calcext:value-type="float">
            <text:p>0,272274371422162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278088714861523" calcext:value-type="float">
            <text:p>0,278088714861523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office:value-type="float" office:value="0.28" calcext:value-type="float">
            <text:p>0,28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0.28189832682488" calcext:value-type="float">
            <text:p>0,28189832682488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282842712474619" calcext:value-type="float">
            <text:p>0,282842712474619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.282842712474619" calcext:value-type="float">
            <text:p>0,282842712474619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office:value-type="float" office:value="0.285657137141714" calcext:value-type="float">
            <text:p>0,285657137141714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0.285657137141714" calcext:value-type="float">
            <text:p>0,285657137141714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0.286589136802729" calcext:value-type="float">
            <text:p>0,286589136802729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0.29851629958677" calcext:value-type="float">
            <text:p>0,29851629958677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0.299332590941915" calcext:value-type="float">
            <text:p>0,299332590941915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.299332590941915" calcext:value-type="float">
            <text:p>0,299332590941915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office:value-type="float" office:value="0.301109061083632" calcext:value-type="float">
            <text:p>0,301109061083632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301109061083632" calcext:value-type="float">
            <text:p>0,301109061083632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office:value-type="float" office:value="0.304630924234556" calcext:value-type="float">
            <text:p>0,304630924234556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0.308976806033506" calcext:value-type="float">
            <text:p>0,30897680603350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314112506383727" calcext:value-type="float">
            <text:p>0,314112506383727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float" office:value="0.320832251080426" calcext:value-type="float">
            <text:p>0,320832251080426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0.321662348848395" calcext:value-type="float">
            <text:p>0,32166234884839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office:value-type="float" office:value="0.322490309931942" calcext:value-type="float">
            <text:p>0,322490309931942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0.327414110874898" calcext:value-type="float">
            <text:p>0,327414110874898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office:value-type="float" office:value="0.327414110874898" calcext:value-type="float">
            <text:p>0,327414110874898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0.329039004780082" calcext:value-type="float">
            <text:p>0,329039004780082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office:value-type="float" office:value="0.333866240681304" calcext:value-type="float">
            <text:p>0,333866240681304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office:value-type="float" office:value="0.333866240681304" calcext:value-type="float">
            <text:p>0,333866240681304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33466401061363" calcext:value-type="float">
            <text:p>0,33466401061363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0.335459883344243" calcext:value-type="float">
            <text:p>0,335459883344243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0.364417343165772" calcext:value-type="float">
            <text:p>0,364417343165772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365148371670111" calcext:value-type="float">
            <text:p>0,365148371670111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.36587793957366" calcext:value-type="float">
            <text:p>0,36587793957366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office:value-type="float" office:value="0.370944739819828" calcext:value-type="float">
            <text:p>0,370944739819828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373095162123553" calcext:value-type="float">
            <text:p>0,373095162123553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float" office:value="0.373095162123553" calcext:value-type="float">
            <text:p>0,373095162123553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office:value-type="float" office:value="0.373095162123553" calcext:value-type="float">
            <text:p>0,373095162123553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0.375233260785874" calcext:value-type="float">
            <text:p>0,375233260785874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office:value-type="float" office:value="0.375233260785874" calcext:value-type="float">
            <text:p>0,375233260785874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0.375943258129912" calcext:value-type="float">
            <text:p>0,375943258129912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0.376651917115348" calcext:value-type="float">
            <text:p>0,376651917115348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0.378769938969114" calcext:value-type="float">
            <text:p>0,378769938969114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0.387126163758879" calcext:value-type="float">
            <text:p>0,387126163758879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0.391918358845308" calcext:value-type="float">
            <text:p>0,391918358845308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office:value-type="float" office:value="0.395305788809962" calcext:value-type="float">
            <text:p>0,395305788809962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397324384686702" calcext:value-type="float">
            <text:p>0,397324384686702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0.397994974842648" calcext:value-type="float">
            <text:p>0,397994974842648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office:value-type="float" office:value="0.397994974842648" calcext:value-type="float">
            <text:p>0,397994974842648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0.398664437006028" calcext:value-type="float">
            <text:p>0,398664437006028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399332776849918" calcext:value-type="float">
            <text:p>0,399332776849918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office:value-type="float" office:value="0.403319558993445" calcext:value-type="float">
            <text:p>0,40331955899344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0.409226913419275" calcext:value-type="float">
            <text:p>0,40922691341927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office:value-type="float" office:value="0.409878030638384" calcext:value-type="float">
            <text:p>0,409878030638384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office:value-type="float" office:value="0.411177171869581" calcext:value-type="float">
            <text:p>0,411177171869581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office:value-type="float" office:value="0.411177171869581" calcext:value-type="float">
            <text:p>0,411177171869581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office:value-type="float" office:value="0.41182520563948" calcext:value-type="float">
            <text:p>0,41182520563948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0.413763217311544" calcext:value-type="float">
            <text:p>0,413763217311544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office:value-type="float" office:value="0.415692193816531" calcext:value-type="float">
            <text:p>0,415692193816531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0.418887415264134" calcext:value-type="float">
            <text:p>0,418887415264134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0.420158700175699" calcext:value-type="float">
            <text:p>0,420158700175699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429573431828987" calcext:value-type="float">
            <text:p>0,429573431828987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office:value-type="float" office:value="0.439393521420909" calcext:value-type="float">
            <text:p>0,439393521420909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office:value-type="float" office:value="0.443621460256377" calcext:value-type="float">
            <text:p>0,443621460256377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.444822061802994" calcext:value-type="float">
            <text:p>0,444822061802994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0.446616912651846" calcext:value-type="float">
            <text:p>0,446616912651846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450777106783386" calcext:value-type="float">
            <text:p>0,450777106783386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.465331423109737" calcext:value-type="float">
            <text:p>0,465331423109737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office:value-type="float" office:value="0.467047463683653" calcext:value-type="float">
            <text:p>0,467047463683653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0.468187996428785" calcext:value-type="float">
            <text:p>0,468187996428785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0.469325757514614" calcext:value-type="float">
            <text:p>0,469325757514614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0.469893604978829" calcext:value-type="float">
            <text:p>0,469893604978829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0.471593044902064" calcext:value-type="float">
            <text:p>0,471593044902064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0.475534786670054" calcext:value-type="float">
            <text:p>0,475534786670054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office:value-type="float" office:value="0.478330429724056" calcext:value-type="float">
            <text:p>0,478330429724056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office:value-type="float" office:value="0.478330429724056" calcext:value-type="float">
            <text:p>0,47833042972405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0.484974226119286" calcext:value-type="float">
            <text:p>0,484974226119286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office:value-type="float" office:value="0.484974226119286" calcext:value-type="float">
            <text:p>0,484974226119286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0.490441977539987" calcext:value-type="float">
            <text:p>0,490441977539987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0.495849439514321" calcext:value-type="float">
            <text:p>0,495849439514321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497995983919549" calcext:value-type="float">
            <text:p>0,497995983919549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float" office:value="0.498531175889065" calcext:value-type="float">
            <text:p>0,498531175889065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float" office:value="0.501730339259381" calcext:value-type="float">
            <text:p>0,501730339259381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office:value-type="float" office:value="0.513290041464538" calcext:value-type="float">
            <text:p>0,513290041464538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office:value-type="float" office:value="0.519486926367418" calcext:value-type="float">
            <text:p>0,519486926367418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0.521024631535465" calcext:value-type="float">
            <text:p>0,52102463153546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0.521536192416212" calcext:value-type="float">
            <text:p>0,521536192416212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0.52459508194416" calcext:value-type="float">
            <text:p>0,52459508194416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office:value-type="float" office:value="0.52459508194416" calcext:value-type="float">
            <text:p>0,52459508194416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office:value-type="float" office:value="0.52459508194416" calcext:value-type="float">
            <text:p>0,52459508194416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float" office:value="0.525103164467073" calcext:value-type="float">
            <text:p>0,525103164467073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office:value-type="float" office:value="0.529150262212918" calcext:value-type="float">
            <text:p>0,529150262212918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float" office:value="0.539135109844153" calcext:value-type="float">
            <text:p>0,539135109844153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float" office:value="0.541109970338747" calcext:value-type="float">
            <text:p>0,541109970338747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0.545527267879434" calcext:value-type="float">
            <text:p>0,545527267879434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float" office:value="0.547479071137275" calcext:value-type="float">
            <text:p>0,547479071137275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office:value-type="float" office:value="0.55184538897533" calcext:value-type="float">
            <text:p>0,55184538897533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office:value-type="float" office:value="0.55184538897533" calcext:value-type="float">
            <text:p>0,55184538897533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float" office:value="0.559046807819643" calcext:value-type="float">
            <text:p>0,55904680781964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0.562849891178812" calcext:value-type="float">
            <text:p>0,562849891178812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office:value-type="float" office:value="0.568037557443754" calcext:value-type="float">
            <text:p>0,568037557443754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office:value-type="float" office:value="0.570379990298865" calcext:value-type="float">
            <text:p>0,57037999029886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0.573178273605458" calcext:value-type="float">
            <text:p>0,573178273605458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0.575962961772138" calcext:value-type="float">
            <text:p>0,575962961772138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.579655069847578" calcext:value-type="float">
            <text:p>0,579655069847578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.580574428188726" calcext:value-type="float">
            <text:p>0,58057442818872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581033561853358" calcext:value-type="float">
            <text:p>0,581033561853358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office:value-type="float" office:value="0.581950742474539" calcext:value-type="float">
            <text:p>0,581950742474539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office:value-type="float" office:value="0.583323809446063" calcext:value-type="float">
            <text:p>0,583323809446063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0.589689183666559" calcext:value-type="float">
            <text:p>0,589689183666559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office:value-type="float" office:value="0.590141226035486" calcext:value-type="float">
            <text:p>0,590141226035486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595986577030054" calcext:value-type="float">
            <text:p>0,595986577030054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0.596433846569201" calcext:value-type="float">
            <text:p>0,596433846569201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599110451697626" calcext:value-type="float">
            <text:p>0,59911045169762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0.599555390824456" calcext:value-type="float">
            <text:p>0,599555390824456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0.610136596727869" calcext:value-type="float">
            <text:p>0,610136596727869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0.611446372682565" calcext:value-type="float">
            <text:p>0,611446372682565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office:value-type="float" office:value="0.617089944821661" calcext:value-type="float">
            <text:p>0,617089944821661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0.628225012767453" calcext:value-type="float">
            <text:p>0,628225012767453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office:value-type="float" office:value="0.647868299373672" calcext:value-type="float">
            <text:p>0,647868299373672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0.650743164901996" calcext:value-type="float">
            <text:p>0,650743164901996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0.656861223293525" calcext:value-type="float">
            <text:p>0,6568612232935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office:value-type="float" office:value="0.656861223293525" calcext:value-type="float">
            <text:p>0,65686122329352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0.660504857413378" calcext:value-type="float">
            <text:p>0,660504857413378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661714943662803" calcext:value-type="float">
            <text:p>0,66171494366280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4882705858334" calcext:value-type="float">
            <text:p>0,674882705858334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0.674882705858334" calcext:value-type="float">
            <text:p>0,67488270585833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79215233437335" calcext:value-type="float">
            <text:p>0,679215233437335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office:value-type="float" office:value="0.680392043849231" calcext:value-type="float">
            <text:p>0,68039204384923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0.681175454637056" calcext:value-type="float">
            <text:p>0,681175454637056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0.683130051063973" calcext:value-type="float">
            <text:p>0,683130051063973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692820323027551" calcext:value-type="float">
            <text:p>0,692820323027551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office:value-type="float" office:value="0.696275807421168" calcext:value-type="float">
            <text:p>0,696275807421168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0.698951595844328" calcext:value-type="float">
            <text:p>0,69895159584432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0.701237002256251" calcext:value-type="float">
            <text:p>0,701237002256251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0.706540869306228" calcext:value-type="float">
            <text:p>0,706540869306228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office:value-type="float" office:value="0.712928233882392" calcext:value-type="float">
            <text:p>0,712928233882392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0.717402722790112" calcext:value-type="float">
            <text:p>0,717402722790112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office:value-type="float" office:value="0.719629534320727" calcext:value-type="float">
            <text:p>0,719629534320727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0.721479960451663" calcext:value-type="float">
            <text:p>0,721479960451663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office:value-type="float" office:value="0.721849476460755" calcext:value-type="float">
            <text:p>0,72184947646075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office:value-type="float" office:value="0.730661800470414" calcext:value-type="float">
            <text:p>0,730661800470414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0.737925018774491" calcext:value-type="float">
            <text:p>0,737925018774491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office:value-type="float" office:value="0.742608016834364" calcext:value-type="float">
            <text:p>0,742608016834364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0.747975044146973" calcext:value-type="float">
            <text:p>0,74797504414697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0.751176854453508" calcext:value-type="float">
            <text:p>0,75117685445350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64547796631011" calcext:value-type="float">
            <text:p>0,764547796631011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float" office:value="0.772183052563747" calcext:value-type="float">
            <text:p>0,772183052563747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0.78587530817554" calcext:value-type="float">
            <text:p>0,7858753081755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89599054372956" calcext:value-type="float">
            <text:p>0,789599054372956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office:value-type="float" office:value="0.834266144584568" calcext:value-type="float">
            <text:p>0,834266144584568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office:value-type="float" office:value="0.846955331368386" calcext:value-type="float">
            <text:p>0,846955331368386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office:value-type="float" office:value="0.873002481859779" calcext:value-type="float">
            <text:p>0,873002481859779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</table:table>
      <table:table table:name="WRP,WRD,WRN" table:style-name="ta1">
        <table:shapes>
          <draw:frame draw:z-index="0" draw:style-name="gr1" draw:text-style-name="P1" svg:width="15.999cm" svg:height="8.999cm" svg:x="19.833cm" svg:y="10.962cm">
            <draw:object draw:notify-on-update-of-ranges="'WRP,WRD,WRN'.H7:'WRP,WRD,WRN'.H21 'WRP,WRD,WRN'.K6:'WRP,WRD,WRN'.K6 'WRP,WRD,WRN'.K7:'WRP,WRD,WRN'.K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1.633cm" svg:y="11.972cm">
            <draw:object draw:notify-on-update-of-ranges="'WRP,WRD,WRN'.E7:'WRP,WRD,WRN'.E21 'WRP,WRD,WRN'.K6:'WRP,WRD,WRN'.K6 'WRP,WRD,WRN'.K7:'WRP,WRD,WRN'.K2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5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5" table:number-columns-repeated="6" table:default-cell-style-name="Default"/>
        <table:table-row table:style-name="ro1" table:number-rows-repeated="4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 table:number-columns-spanned="2" table:number-rows-spanned="1">
            <text:p>Jeśli zagrana</text:p>
          </table:table-cell>
          <table:covered-table-cell/>
          <table:table-cell/>
          <table:table-cell office:value-type="string" calcext:value-type="string" table:number-columns-spanned="2" table:number-rows-spanned="1">
            <text:p>Jeśli dobrana</text:p>
          </table:table-cell>
          <table:covered-table-cell/>
          <table:table-cell/>
          <table:table-cell office:value-type="string" calcext:value-type="string" table:number-columns-spanned="2" table:number-rows-spanned="1">
            <text:p>Po osłabieniu</text:p>
          </table:table-cell>
          <table:covered-table-cell/>
          <table:table-cell/>
        </table:table-row>
        <table:table-row table:style-name="ro1">
          <table:table-cell/>
          <table:table-cell office:value-type="string" calcext:value-type="string">
            <text:p>Nazwa</text:p>
          </table:table-cell>
          <table:table-cell office:value-type="string" calcext:value-type="string">
            <text:p>wygrane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WRP</text:p>
          </table:table-cell>
          <table:table-cell office:value-type="string" calcext:value-type="string">
            <text:p>wygrane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WRD</text:p>
          </table:table-cell>
          <table:table-cell office:value-type="string" calcext:value-type="string">
            <text:p>wygrane</text:p>
          </table:table-cell>
          <table:table-cell office:value-type="string" calcext:value-type="string">
            <text:p>gry</text:p>
          </table:table-cell>
          <table:table-cell office:value-type="string" calcext:value-type="string">
            <text:p>WRN</text:p>
          </table:table-cell>
        </table:table-row>
        <table:table-row table:style-name="ro1">
          <table:table-cell/>
          <table:table-cell office:value-type="string" calcext:value-type="string">
            <text:p>Arcane Shot</text:p>
          </table:table-cell>
          <table:table-cell office:value-type="float" office:value="3559" calcext:value-type="float">
            <text:p>3559</text:p>
          </table:table-cell>
          <table:table-cell office:value-type="float" office:value="4801" calcext:value-type="float">
            <text:p>4801</text:p>
          </table:table-cell>
          <table:table-cell office:value-type="float" office:value="0.74130389502187" calcext:value-type="float">
            <text:p>0,74130389502187</text:p>
          </table:table-cell>
          <table:table-cell office:value-type="float" office:value="3772" calcext:value-type="float">
            <text:p>3772</text:p>
          </table:table-cell>
          <table:table-cell office:value-type="float" office:value="5020" calcext:value-type="float">
            <text:p>5020</text:p>
          </table:table-cell>
          <table:table-cell office:value-type="float" office:value="0.751394422310757" calcext:value-type="float">
            <text:p>0,751394422310757</text:p>
          </table:table-cell>
          <table:table-cell office:value-type="float" office:value="6301" calcext:value-type="float">
            <text:p>6301</text:p>
          </table:table-cell>
          <table:table-cell office:value-type="float" office:value="8000" calcext:value-type="float">
            <text:p>8000</text:p>
          </table:table-cell>
          <table:table-cell office:value-type="float" office:value="0.787625" calcext:value-type="float">
            <text:p>0,787625</text:p>
          </table:table-cell>
        </table:table-row>
        <table:table-row table:style-name="ro1">
          <table:table-cell/>
          <table:table-cell office:value-type="string" calcext:value-type="string">
            <text:p>Silverback Patriarch</text:p>
          </table:table-cell>
          <table:table-cell office:value-type="float" office:value="2267" calcext:value-type="float">
            <text:p>2267</text:p>
          </table:table-cell>
          <table:table-cell office:value-type="float" office:value="3183" calcext:value-type="float">
            <text:p>3183</text:p>
          </table:table-cell>
          <table:table-cell office:value-type="float" office:value="0.712221174992146" calcext:value-type="float">
            <text:p>0,712221174992146</text:p>
          </table:table-cell>
          <table:table-cell office:value-type="float" office:value="3543" calcext:value-type="float">
            <text:p>3543</text:p>
          </table:table-cell>
          <table:table-cell office:value-type="float" office:value="4645" calcext:value-type="float">
            <text:p>4645</text:p>
          </table:table-cell>
          <table:table-cell office:value-type="float" office:value="0.76275565123789" calcext:value-type="float">
            <text:p>0,76275565123789</text:p>
          </table:table-cell>
          <table:table-cell office:value-type="float" office:value="6247" calcext:value-type="float">
            <text:p>6247</text:p>
          </table:table-cell>
          <table:table-cell office:value-type="float" office:value="8000" calcext:value-type="float">
            <text:p>8000</text:p>
          </table:table-cell>
          <table:table-cell office:value-type="float" office:value="0.780875" calcext:value-type="float">
            <text:p>0,780875</text:p>
          </table:table-cell>
        </table:table-row>
        <table:table-row table:style-name="ro1">
          <table:table-cell/>
          <table:table-cell office:value-type="string" calcext:value-type="string">
            <text:p>Multi-Shot</text:p>
          </table:table-cell>
          <table:table-cell office:value-type="float" office:value="2451" calcext:value-type="float">
            <text:p>2451</text:p>
          </table:table-cell>
          <table:table-cell office:value-type="float" office:value="3727" calcext:value-type="float">
            <text:p>3727</text:p>
          </table:table-cell>
          <table:table-cell office:value-type="float" office:value="0.657633485376979" calcext:value-type="float">
            <text:p>0,657633485376979</text:p>
          </table:table-cell>
          <table:table-cell office:value-type="float" office:value="4288" calcext:value-type="float">
            <text:p>4288</text:p>
          </table:table-cell>
          <table:table-cell office:value-type="float" office:value="5618" calcext:value-type="float">
            <text:p>5618</text:p>
          </table:table-cell>
          <table:table-cell office:value-type="float" office:value="0.763260946956212" calcext:value-type="float">
            <text:p>0,763260946956212</text:p>
          </table:table-cell>
          <table:table-cell office:value-type="float" office:value="6196" calcext:value-type="float">
            <text:p>6196</text:p>
          </table:table-cell>
          <table:table-cell office:value-type="float" office:value="8000" calcext:value-type="float">
            <text:p>8000</text:p>
          </table:table-cell>
          <table:table-cell office:value-type="float" office:value="0.7745" calcext:value-type="float">
            <text:p>0,7745</text:p>
          </table:table-cell>
        </table:table-row>
        <table:table-row table:style-name="ro1">
          <table:table-cell/>
          <table:table-cell office:value-type="string" calcext:value-type="string">
            <text:p>Ironforge Rifleman</text:p>
          </table:table-cell>
          <table:table-cell office:value-type="float" office:value="3197" calcext:value-type="float">
            <text:p>3197</text:p>
          </table:table-cell>
          <table:table-cell office:value-type="float" office:value="4332" calcext:value-type="float">
            <text:p>4332</text:p>
          </table:table-cell>
          <table:table-cell office:value-type="float" office:value="0.737996306555863" calcext:value-type="float">
            <text:p>0,737996306555863</text:p>
          </table:table-cell>
          <table:table-cell office:value-type="float" office:value="3782" calcext:value-type="float">
            <text:p>3782</text:p>
          </table:table-cell>
          <table:table-cell office:value-type="float" office:value="4952" calcext:value-type="float">
            <text:p>4952</text:p>
          </table:table-cell>
          <table:table-cell office:value-type="float" office:value="0.76373182552504" calcext:value-type="float">
            <text:p>0,76373182552504</text:p>
          </table:table-cell>
          <table:table-cell office:value-type="float" office:value="6186" calcext:value-type="float">
            <text:p>6186</text:p>
          </table:table-cell>
          <table:table-cell office:value-type="float" office:value="8000" calcext:value-type="float">
            <text:p>8000</text:p>
          </table:table-cell>
          <table:table-cell office:value-type="float" office:value="0.77325" calcext:value-type="float">
            <text:p>0,77325</text:p>
          </table:table-cell>
        </table:table-row>
        <table:table-row table:style-name="ro1">
          <table:table-cell/>
          <table:table-cell office:value-type="string" calcext:value-type="string">
            <text:p>Tracking</text:p>
          </table:table-cell>
          <table:table-cell office:value-type="float" office:value="2253" calcext:value-type="float">
            <text:p>2253</text:p>
          </table:table-cell>
          <table:table-cell office:value-type="float" office:value="3298" calcext:value-type="float">
            <text:p>3298</text:p>
          </table:table-cell>
          <table:table-cell office:value-type="float" office:value="0.683141297756216" calcext:value-type="float">
            <text:p>0,683141297756216</text:p>
          </table:table-cell>
          <table:table-cell office:value-type="float" office:value="3668" calcext:value-type="float">
            <text:p>3668</text:p>
          </table:table-cell>
          <table:table-cell office:value-type="float" office:value="4801" calcext:value-type="float">
            <text:p>4801</text:p>
          </table:table-cell>
          <table:table-cell office:value-type="float" office:value="0.764007498437825" calcext:value-type="float">
            <text:p>0,764007498437825</text:p>
          </table:table-cell>
          <table:table-cell office:value-type="float" office:value="6247" calcext:value-type="float">
            <text:p>6247</text:p>
          </table:table-cell>
          <table:table-cell office:value-type="float" office:value="8000" calcext:value-type="float">
            <text:p>8000</text:p>
          </table:table-cell>
          <table:table-cell office:value-type="float" office:value="0.780875" calcext:value-type="float">
            <text:p>0,780875</text:p>
          </table:table-cell>
        </table:table-row>
        <table:table-row table:style-name="ro1">
          <table:table-cell/>
          <table:table-cell office:value-type="string" calcext:value-type="string">
            <text:p>Stonetusk Boar</text:p>
          </table:table-cell>
          <table:table-cell office:value-type="float" office:value="3581" calcext:value-type="float">
            <text:p>3581</text:p>
          </table:table-cell>
          <table:table-cell office:value-type="float" office:value="4770" calcext:value-type="float">
            <text:p>4770</text:p>
          </table:table-cell>
          <table:table-cell office:value-type="float" office:value="0.750733752620545" calcext:value-type="float">
            <text:p>0,750733752620545</text:p>
          </table:table-cell>
          <table:table-cell office:value-type="float" office:value="3931" calcext:value-type="float">
            <text:p>3931</text:p>
          </table:table-cell>
          <table:table-cell office:value-type="float" office:value="5130" calcext:value-type="float">
            <text:p>5130</text:p>
          </table:table-cell>
          <table:table-cell office:value-type="float" office:value="0.766276803118908" calcext:value-type="float">
            <text:p>0,766276803118908</text:p>
          </table:table-cell>
          <table:table-cell office:value-type="float" office:value="6211" calcext:value-type="float">
            <text:p>6211</text:p>
          </table:table-cell>
          <table:table-cell office:value-type="float" office:value="8000" calcext:value-type="float">
            <text:p>8000</text:p>
          </table:table-cell>
          <table:table-cell office:value-type="float" office:value="0.776375" calcext:value-type="float">
            <text:p>0,776375</text:p>
          </table:table-cell>
        </table:table-row>
        <table:table-row table:style-name="ro1">
          <table:table-cell/>
          <table:table-cell office:value-type="string" calcext:value-type="string">
            <text:p>Razorfen Hunter</text:p>
          </table:table-cell>
          <table:table-cell office:value-type="float" office:value="3473" calcext:value-type="float">
            <text:p>3473</text:p>
          </table:table-cell>
          <table:table-cell office:value-type="float" office:value="4614" calcext:value-type="float">
            <text:p>4614</text:p>
          </table:table-cell>
          <table:table-cell office:value-type="float" office:value="0.752709146077156" calcext:value-type="float">
            <text:p>0,752709146077156</text:p>
          </table:table-cell>
          <table:table-cell office:value-type="float" office:value="3877" calcext:value-type="float">
            <text:p>3877</text:p>
          </table:table-cell>
          <table:table-cell office:value-type="float" office:value="5034" calcext:value-type="float">
            <text:p>5034</text:p>
          </table:table-cell>
          <table:table-cell office:value-type="float" office:value="0.770162892332141" calcext:value-type="float">
            <text:p>0,770162892332141</text:p>
          </table:table-cell>
          <table:table-cell office:value-type="float" office:value="6093" calcext:value-type="float">
            <text:p>6093</text:p>
          </table:table-cell>
          <table:table-cell office:value-type="float" office:value="8000" calcext:value-type="float">
            <text:p>8000</text:p>
          </table:table-cell>
          <table:table-cell office:value-type="float" office:value="0.761625" calcext:value-type="float">
            <text:p>0,761625</text:p>
          </table:table-cell>
        </table:table-row>
        <table:table-row table:style-name="ro1">
          <table:table-cell/>
          <table:table-cell office:value-type="string" calcext:value-type="string">
            <text:p>Stormpike Commando</text:p>
          </table:table-cell>
          <table:table-cell office:value-type="float" office:value="3718" calcext:value-type="float">
            <text:p>3718</text:p>
          </table:table-cell>
          <table:table-cell office:value-type="float" office:value="4940" calcext:value-type="float">
            <text:p>4940</text:p>
          </table:table-cell>
          <table:table-cell office:value-type="float" office:value="0.752631578947368" calcext:value-type="float">
            <text:p>0,752631578947368</text:p>
          </table:table-cell>
          <table:table-cell office:value-type="float" office:value="4332" calcext:value-type="float">
            <text:p>4332</text:p>
          </table:table-cell>
          <table:table-cell office:value-type="float" office:value="5612" calcext:value-type="float">
            <text:p>5612</text:p>
          </table:table-cell>
          <table:table-cell office:value-type="float" office:value="0.77191732002851" calcext:value-type="float">
            <text:p>0,77191732002851</text:p>
          </table:table-cell>
          <table:table-cell office:value-type="float" office:value="6147" calcext:value-type="float">
            <text:p>6147</text:p>
          </table:table-cell>
          <table:table-cell office:value-type="float" office:value="8000" calcext:value-type="float">
            <text:p>8000</text:p>
          </table:table-cell>
          <table:table-cell office:value-type="float" office:value="0.768375" calcext:value-type="float">
            <text:p>0,768375</text:p>
          </table:table-cell>
        </table:table-row>
        <table:table-row table:style-name="ro1">
          <table:table-cell/>
          <table:table-cell office:value-type="string" calcext:value-type="string">
            <text:p>Raid Leader</text:p>
          </table:table-cell>
          <table:table-cell office:value-type="float" office:value="3547" calcext:value-type="float">
            <text:p>3547</text:p>
          </table:table-cell>
          <table:table-cell office:value-type="float" office:value="4585" calcext:value-type="float">
            <text:p>4585</text:p>
          </table:table-cell>
          <table:table-cell office:value-type="float" office:value="0.77360959651036" calcext:value-type="float">
            <text:p>0,77360959651036</text:p>
          </table:table-cell>
          <table:table-cell office:value-type="float" office:value="3798" calcext:value-type="float">
            <text:p>3798</text:p>
          </table:table-cell>
          <table:table-cell office:value-type="float" office:value="4901" calcext:value-type="float">
            <text:p>4901</text:p>
          </table:table-cell>
          <table:table-cell office:value-type="float" office:value="0.774943889002244" calcext:value-type="float">
            <text:p>0,774943889002244</text:p>
          </table:table-cell>
          <table:table-cell office:value-type="float" office:value="6338" calcext:value-type="float">
            <text:p>6338</text:p>
          </table:table-cell>
          <table:table-cell office:value-type="float" office:value="8000" calcext:value-type="float">
            <text:p>8000</text:p>
          </table:table-cell>
          <table:table-cell office:value-type="float" office:value="0.79225" calcext:value-type="float">
            <text:p>0,79225</text:p>
          </table:table-cell>
        </table:table-row>
        <table:table-row table:style-name="ro1">
          <table:table-cell/>
          <table:table-cell office:value-type="string" calcext:value-type="string">
            <text:p>Oasis Snapjaw</text:p>
          </table:table-cell>
          <table:table-cell office:value-type="float" office:value="3533" calcext:value-type="float">
            <text:p>3533</text:p>
          </table:table-cell>
          <table:table-cell office:value-type="float" office:value="4671" calcext:value-type="float">
            <text:p>4671</text:p>
          </table:table-cell>
          <table:table-cell office:value-type="float" office:value="0.756369085848855" calcext:value-type="float">
            <text:p>0,756369085848855</text:p>
          </table:table-cell>
          <table:table-cell office:value-type="float" office:value="4247" calcext:value-type="float">
            <text:p>4247</text:p>
          </table:table-cell>
          <table:table-cell office:value-type="float" office:value="5458" calcext:value-type="float">
            <text:p>5458</text:p>
          </table:table-cell>
          <table:table-cell office:value-type="float" office:value="0.778123854891902" calcext:value-type="float">
            <text:p>0,778123854891902</text:p>
          </table:table-cell>
          <table:table-cell office:value-type="float" office:value="6194" calcext:value-type="float">
            <text:p>6194</text:p>
          </table:table-cell>
          <table:table-cell office:value-type="float" office:value="8000" calcext:value-type="float">
            <text:p>8000</text:p>
          </table:table-cell>
          <table:table-cell office:value-type="float" office:value="0.77425" calcext:value-type="float">
            <text:p>0,77425</text:p>
          </table:table-cell>
        </table:table-row>
        <table:table-row table:style-name="ro1">
          <table:table-cell/>
          <table:table-cell office:value-type="string" calcext:value-type="string">
            <text:p>Timber Wolf</text:p>
          </table:table-cell>
          <table:table-cell office:value-type="float" office:value="3725" calcext:value-type="float">
            <text:p>3725</text:p>
          </table:table-cell>
          <table:table-cell office:value-type="float" office:value="4846" calcext:value-type="float">
            <text:p>4846</text:p>
          </table:table-cell>
          <table:table-cell office:value-type="float" office:value="0.768675196037969" calcext:value-type="float">
            <text:p>0,768675196037969</text:p>
          </table:table-cell>
          <table:table-cell office:value-type="float" office:value="3961" calcext:value-type="float">
            <text:p>3961</text:p>
          </table:table-cell>
          <table:table-cell office:value-type="float" office:value="5088" calcext:value-type="float">
            <text:p>5088</text:p>
          </table:table-cell>
          <table:table-cell office:value-type="float" office:value="0.778498427672956" calcext:value-type="float">
            <text:p>0,778498427672956</text:p>
          </table:table-cell>
          <table:table-cell office:value-type="float" office:value="6260" calcext:value-type="float">
            <text:p>6260</text:p>
          </table:table-cell>
          <table:table-cell office:value-type="float" office:value="8000" calcext:value-type="float">
            <text:p>8000</text:p>
          </table:table-cell>
          <table:table-cell office:value-type="float" office:value="0.7825" calcext:value-type="float">
            <text:p>0,7825</text:p>
          </table:table-cell>
        </table:table-row>
        <table:table-row table:style-name="ro1">
          <table:table-cell/>
          <table:table-cell office:value-type="string" calcext:value-type="string">
            <text:p>Bloodfen Raptor</text:p>
          </table:table-cell>
          <table:table-cell office:value-type="float" office:value="3569" calcext:value-type="float">
            <text:p>3569</text:p>
          </table:table-cell>
          <table:table-cell office:value-type="float" office:value="4639" calcext:value-type="float">
            <text:p>4639</text:p>
          </table:table-cell>
          <table:table-cell office:value-type="float" office:value="0.769346841991809" calcext:value-type="float">
            <text:p>0,769346841991809</text:p>
          </table:table-cell>
          <table:table-cell office:value-type="float" office:value="3918" calcext:value-type="float">
            <text:p>3918</text:p>
          </table:table-cell>
          <table:table-cell office:value-type="float" office:value="5003" calcext:value-type="float">
            <text:p>5003</text:p>
          </table:table-cell>
          <table:table-cell office:value-type="float" office:value="0.783130121926844" calcext:value-type="float">
            <text:p>0,783130121926844</text:p>
          </table:table-cell>
          <table:table-cell office:value-type="float" office:value="6152" calcext:value-type="float">
            <text:p>6152</text:p>
          </table:table-cell>
          <table:table-cell office:value-type="float" office:value="8000" calcext:value-type="float">
            <text:p>8000</text:p>
          </table:table-cell>
          <table:table-cell office:value-type="float" office:value="0.769" calcext:value-type="float">
            <text:p>0,769</text:p>
          </table:table-cell>
        </table:table-row>
        <table:table-row table:style-name="ro1">
          <table:table-cell/>
          <table:table-cell office:value-type="string" calcext:value-type="string">
            <text:p>Core Hound</text:p>
          </table:table-cell>
          <table:table-cell office:value-type="float" office:value="2427" calcext:value-type="float">
            <text:p>2427</text:p>
          </table:table-cell>
          <table:table-cell office:value-type="float" office:value="3401" calcext:value-type="float">
            <text:p>3401</text:p>
          </table:table-cell>
          <table:table-cell office:value-type="float" office:value="0.713613643046163" calcext:value-type="float">
            <text:p>0,713613643046163</text:p>
          </table:table-cell>
          <table:table-cell office:value-type="float" office:value="4320" calcext:value-type="float">
            <text:p>4320</text:p>
          </table:table-cell>
          <table:table-cell office:value-type="float" office:value="5507" calcext:value-type="float">
            <text:p>5507</text:p>
          </table:table-cell>
          <table:table-cell office:value-type="float" office:value="0.784456146722353" calcext:value-type="float">
            <text:p>0,784456146722353</text:p>
          </table:table-cell>
          <table:table-cell office:value-type="float" office:value="6266" calcext:value-type="float">
            <text:p>6266</text:p>
          </table:table-cell>
          <table:table-cell office:value-type="float" office:value="8000" calcext:value-type="float">
            <text:p>8000</text:p>
          </table:table-cell>
          <table:table-cell office:value-type="float" office:value="0.78325" calcext:value-type="float">
            <text:p>0,78325</text:p>
          </table:table-cell>
        </table:table-row>
        <table:table-row table:style-name="ro1">
          <table:table-cell/>
          <table:table-cell office:value-type="string" calcext:value-type="string">
            <text:p>River Crocolisk</text:p>
          </table:table-cell>
          <table:table-cell office:value-type="float" office:value="3479" calcext:value-type="float">
            <text:p>3479</text:p>
          </table:table-cell>
          <table:table-cell office:value-type="float" office:value="4512" calcext:value-type="float">
            <text:p>4512</text:p>
          </table:table-cell>
          <table:table-cell office:value-type="float" office:value="0.771054964539007" calcext:value-type="float">
            <text:p>0,771054964539007</text:p>
          </table:table-cell>
          <table:table-cell office:value-type="float" office:value="3855" calcext:value-type="float">
            <text:p>3855</text:p>
          </table:table-cell>
          <table:table-cell office:value-type="float" office:value="4908" calcext:value-type="float">
            <text:p>4908</text:p>
          </table:table-cell>
          <table:table-cell office:value-type="float" office:value="0.785452322738386" calcext:value-type="float">
            <text:p>0,785452322738386</text:p>
          </table:table-cell>
          <table:table-cell office:value-type="float" office:value="6290" calcext:value-type="float">
            <text:p>6290</text:p>
          </table:table-cell>
          <table:table-cell office:value-type="float" office:value="8000" calcext:value-type="float">
            <text:p>8000</text:p>
          </table:table-cell>
          <table:table-cell office:value-type="float" office:value="0.78625" calcext:value-type="float">
            <text:p>0,78625</text:p>
          </table:table-cell>
        </table:table-row>
        <table:table-row table:style-name="ro1">
          <table:table-cell/>
          <table:table-cell office:value-type="string" calcext:value-type="string">
            <text:p>Houndmaster</text:p>
          </table:table-cell>
          <table:table-cell office:value-type="float" office:value="4530" calcext:value-type="float">
            <text:p>4530</text:p>
          </table:table-cell>
          <table:table-cell office:value-type="float" office:value="5632" calcext:value-type="float">
            <text:p>5632</text:p>
          </table:table-cell>
          <table:table-cell office:value-type="float" office:value="0.804332386363636" calcext:value-type="float">
            <text:p>0,804332386363636</text:p>
          </table:table-cell>
          <table:table-cell office:value-type="float" office:value="4666" calcext:value-type="float">
            <text:p>4666</text:p>
          </table:table-cell>
          <table:table-cell office:value-type="float" office:value="5824" calcext:value-type="float">
            <text:p>5824</text:p>
          </table:table-cell>
          <table:table-cell office:value-type="float" office:value="0.801167582417583" calcext:value-type="float">
            <text:p>0,801167582417583</text:p>
          </table:table-cell>
          <table:table-cell office:value-type="float" office:value="6186" calcext:value-type="float">
            <text:p>6186</text:p>
          </table:table-cell>
          <table:table-cell office:value-type="float" office:value="8000" calcext:value-type="float">
            <text:p>8000</text:p>
          </table:table-cell>
          <table:table-cell office:value-type="float" office:value="0.77325" calcext:value-type="float">
            <text:p>0,77325</text:p>
          </table:table-cell>
        </table:table-row>
        <table:table-row table:style-name="ro1" table:number-rows-repeated="10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WRP</text:p>
          </table:table-cell>
          <table:table-cell office:value-type="string" calcext:value-type="string">
            <text:p>WRD</text:p>
          </table:table-cell>
          <table:table-cell office:value-type="string" calcext:value-type="string">
            <text:p>WR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rcane Shot</text:p>
          </table:table-cell>
          <table:table-cell office:value-type="float" office:value="0.74130389502187" calcext:value-type="float">
            <text:p>0,74130389502187</text:p>
          </table:table-cell>
          <table:table-cell office:value-type="float" office:value="0.751394422310757" calcext:value-type="float">
            <text:p>0,751394422310757</text:p>
          </table:table-cell>
          <table:table-cell office:value-type="float" office:value="0.787625" calcext:value-type="float">
            <text:p>0,787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oodfen Raptor</text:p>
          </table:table-cell>
          <table:table-cell office:value-type="float" office:value="0.769346841991809" calcext:value-type="float">
            <text:p>0,769346841991809</text:p>
          </table:table-cell>
          <table:table-cell office:value-type="float" office:value="0.783130121926844" calcext:value-type="float">
            <text:p>0,783130121926844</text:p>
          </table:table-cell>
          <table:table-cell office:value-type="float" office:value="0.769" calcext:value-type="float">
            <text:p>0,7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re Hound</text:p>
          </table:table-cell>
          <table:table-cell office:value-type="float" office:value="0.713613643046163" calcext:value-type="float">
            <text:p>0,713613643046163</text:p>
          </table:table-cell>
          <table:table-cell office:value-type="float" office:value="0.784456146722353" calcext:value-type="float">
            <text:p>0,784456146722353</text:p>
          </table:table-cell>
          <table:table-cell office:value-type="float" office:value="0.78325" calcext:value-type="float">
            <text:p>0,783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oundmaster</text:p>
          </table:table-cell>
          <table:table-cell office:value-type="float" office:value="0.804332386363636" calcext:value-type="float">
            <text:p>0,804332386363636</text:p>
          </table:table-cell>
          <table:table-cell office:value-type="float" office:value="0.801167582417583" calcext:value-type="float">
            <text:p>0,801167582417583</text:p>
          </table:table-cell>
          <table:table-cell office:value-type="float" office:value="0.77325" calcext:value-type="float">
            <text:p>0,773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ronforge Rifleman</text:p>
          </table:table-cell>
          <table:table-cell office:value-type="float" office:value="0.737996306555863" calcext:value-type="float">
            <text:p>0,737996306555863</text:p>
          </table:table-cell>
          <table:table-cell office:value-type="float" office:value="0.76373182552504" calcext:value-type="float">
            <text:p>0,76373182552504</text:p>
          </table:table-cell>
          <table:table-cell office:value-type="float" office:value="0.77325" calcext:value-type="float">
            <text:p>0,773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lti-Shot</text:p>
          </table:table-cell>
          <table:table-cell office:value-type="float" office:value="0.657633485376979" calcext:value-type="float">
            <text:p>0,657633485376979</text:p>
          </table:table-cell>
          <table:table-cell office:value-type="float" office:value="0.763260946956212" calcext:value-type="float">
            <text:p>0,763260946956212</text:p>
          </table:table-cell>
          <table:table-cell office:value-type="float" office:value="0.7745" calcext:value-type="float">
            <text:p>0,774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asis Snapjaw</text:p>
          </table:table-cell>
          <table:table-cell office:value-type="float" office:value="0.756369085848855" calcext:value-type="float">
            <text:p>0,756369085848855</text:p>
          </table:table-cell>
          <table:table-cell office:value-type="float" office:value="0.778123854891902" calcext:value-type="float">
            <text:p>0,778123854891902</text:p>
          </table:table-cell>
          <table:table-cell office:value-type="float" office:value="0.77425" calcext:value-type="float">
            <text:p>0,774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id Leader</text:p>
          </table:table-cell>
          <table:table-cell office:value-type="float" office:value="0.77360959651036" calcext:value-type="float">
            <text:p>0,77360959651036</text:p>
          </table:table-cell>
          <table:table-cell office:value-type="float" office:value="0.774943889002244" calcext:value-type="float">
            <text:p>0,774943889002244</text:p>
          </table:table-cell>
          <table:table-cell office:value-type="float" office:value="0.79225" calcext:value-type="float">
            <text:p>0,792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zorfen Hunter</text:p>
          </table:table-cell>
          <table:table-cell office:value-type="float" office:value="0.752709146077156" calcext:value-type="float">
            <text:p>0,752709146077156</text:p>
          </table:table-cell>
          <table:table-cell office:value-type="float" office:value="0.770162892332141" calcext:value-type="float">
            <text:p>0,770162892332141</text:p>
          </table:table-cell>
          <table:table-cell office:value-type="float" office:value="0.761625" calcext:value-type="float">
            <text:p>0,761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iver Crocolisk</text:p>
          </table:table-cell>
          <table:table-cell office:value-type="float" office:value="0.771054964539007" calcext:value-type="float">
            <text:p>0,771054964539007</text:p>
          </table:table-cell>
          <table:table-cell office:value-type="float" office:value="0.785452322738386" calcext:value-type="float">
            <text:p>0,785452322738386</text:p>
          </table:table-cell>
          <table:table-cell office:value-type="float" office:value="0.78625" calcext:value-type="float">
            <text:p>0,786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lverback Patriarch</text:p>
          </table:table-cell>
          <table:table-cell office:value-type="float" office:value="0.712221174992146" calcext:value-type="float">
            <text:p>0,712221174992146</text:p>
          </table:table-cell>
          <table:table-cell office:value-type="float" office:value="0.76275565123789" calcext:value-type="float">
            <text:p>0,76275565123789</text:p>
          </table:table-cell>
          <table:table-cell office:value-type="float" office:value="0.780875" calcext:value-type="float">
            <text:p>0,7808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netusk Boar</text:p>
          </table:table-cell>
          <table:table-cell office:value-type="float" office:value="0.750733752620545" calcext:value-type="float">
            <text:p>0,750733752620545</text:p>
          </table:table-cell>
          <table:table-cell office:value-type="float" office:value="0.766276803118908" calcext:value-type="float">
            <text:p>0,766276803118908</text:p>
          </table:table-cell>
          <table:table-cell office:value-type="float" office:value="0.776375" calcext:value-type="float">
            <text:p>0,7763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mpike Commando</text:p>
          </table:table-cell>
          <table:table-cell office:value-type="float" office:value="0.752631578947368" calcext:value-type="float">
            <text:p>0,752631578947368</text:p>
          </table:table-cell>
          <table:table-cell office:value-type="float" office:value="0.77191732002851" calcext:value-type="float">
            <text:p>0,77191732002851</text:p>
          </table:table-cell>
          <table:table-cell office:value-type="float" office:value="0.768375" calcext:value-type="float">
            <text:p>0,7683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mber Wolf</text:p>
          </table:table-cell>
          <table:table-cell office:value-type="float" office:value="0.768675196037969" calcext:value-type="float">
            <text:p>0,768675196037969</text:p>
          </table:table-cell>
          <table:table-cell office:value-type="float" office:value="0.778498427672956" calcext:value-type="float">
            <text:p>0,778498427672956</text:p>
          </table:table-cell>
          <table:table-cell office:value-type="float" office:value="0.7825" calcext:value-type="float">
            <text:p>0,782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cking</text:p>
          </table:table-cell>
          <table:table-cell office:value-type="float" office:value="0.683141297756216" calcext:value-type="float">
            <text:p>0,683141297756216</text:p>
          </table:table-cell>
          <table:table-cell office:value-type="float" office:value="0.764007498437825" calcext:value-type="float">
            <text:p>0,764007498437825</text:p>
          </table:table-cell>
          <table:table-cell office:value-type="float" office:value="0.780875" calcext:value-type="float">
            <text:p>0,780875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Nazwa</text:p>
          </table:table-cell>
          <table:table-cell office:value-type="string" calcext:value-type="string">
            <text:p>WRP</text:p>
          </table:table-cell>
          <table:table-cell office:value-type="string" calcext:value-type="string">
            <text:p>WRD</text:p>
          </table:table-cell>
          <table:table-cell office:value-type="string" calcext:value-type="string">
            <text:p>WR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Houndmaster</text:p>
          </table:table-cell>
          <table:table-cell table:formula="of:=ROUND([.D128];3)" office:value-type="float" office:value="0.741" calcext:value-type="float">
            <text:p>0,741</text:p>
          </table:table-cell>
          <table:table-cell table:formula="of:=ROUND([.E128];3)" office:value-type="float" office:value="0.751" calcext:value-type="float">
            <text:p>0,751</text:p>
          </table:table-cell>
          <table:table-cell table:formula="of:=ROUND([.F128];3)" office:value-type="float" office:value="0.788" calcext:value-type="float">
            <text:p>0,78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id Leader</text:p>
          </table:table-cell>
          <table:table-cell table:formula="of:=ROUND([.D129];3)" office:value-type="float" office:value="0.769" calcext:value-type="float">
            <text:p>0,769</text:p>
          </table:table-cell>
          <table:table-cell table:formula="of:=ROUND([.E129];3)" office:value-type="float" office:value="0.783" calcext:value-type="float">
            <text:p>0,783</text:p>
          </table:table-cell>
          <table:table-cell table:formula="of:=ROUND([.F129];3)" office:value-type="float" office:value="0.769" calcext:value-type="float">
            <text:p>0,769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iver Crocolisk</text:p>
          </table:table-cell>
          <table:table-cell table:formula="of:=ROUND([.D130];3)" office:value-type="float" office:value="0.714" calcext:value-type="float">
            <text:p>0,714</text:p>
          </table:table-cell>
          <table:table-cell table:formula="of:=ROUND([.E130];3)" office:value-type="float" office:value="0.784" calcext:value-type="float">
            <text:p>0,784</text:p>
          </table:table-cell>
          <table:table-cell table:formula="of:=ROUND([.F130];3)" office:value-type="float" office:value="0.783" calcext:value-type="float">
            <text:p>0,7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loodfen Raptor</text:p>
          </table:table-cell>
          <table:table-cell table:formula="of:=ROUND([.D131];3)" office:value-type="float" office:value="0.804" calcext:value-type="float">
            <text:p>0,804</text:p>
          </table:table-cell>
          <table:table-cell table:formula="of:=ROUND([.E131];3)" office:value-type="float" office:value="0.801" calcext:value-type="float">
            <text:p>0,801</text:p>
          </table:table-cell>
          <table:table-cell table:formula="of:=ROUND([.F131];3)" office:value-type="float" office:value="0.773" calcext:value-type="float">
            <text:p>0,7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imber Wolf</text:p>
          </table:table-cell>
          <table:table-cell table:formula="of:=ROUND([.D132];3)" office:value-type="float" office:value="0.738" calcext:value-type="float">
            <text:p>0,738</text:p>
          </table:table-cell>
          <table:table-cell table:formula="of:=ROUND([.E132];3)" office:value-type="float" office:value="0.764" calcext:value-type="float">
            <text:p>0,764</text:p>
          </table:table-cell>
          <table:table-cell table:formula="of:=ROUND([.F132];3)" office:value-type="float" office:value="0.773" calcext:value-type="float">
            <text:p>0,77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Oasis Snapjaw</text:p>
          </table:table-cell>
          <table:table-cell table:formula="of:=ROUND([.D133];3)" office:value-type="float" office:value="0.658" calcext:value-type="float">
            <text:p>0,658</text:p>
          </table:table-cell>
          <table:table-cell table:formula="of:=ROUND([.E133];3)" office:value-type="float" office:value="0.763" calcext:value-type="float">
            <text:p>0,763</text:p>
          </table:table-cell>
          <table:table-cell table:formula="of:=ROUND([.F133];3)" office:value-type="float" office:value="0.775" calcext:value-type="float">
            <text:p>0,775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Razorfen Hunter</text:p>
          </table:table-cell>
          <table:table-cell table:formula="of:=ROUND([.D134];3)" office:value-type="float" office:value="0.756" calcext:value-type="float">
            <text:p>0,756</text:p>
          </table:table-cell>
          <table:table-cell table:formula="of:=ROUND([.E134];3)" office:value-type="float" office:value="0.778" calcext:value-type="float">
            <text:p>0,778</text:p>
          </table:table-cell>
          <table:table-cell table:formula="of:=ROUND([.F134];3)" office:value-type="float" office:value="0.774" calcext:value-type="float">
            <text:p>0,774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rmpike Commando</text:p>
          </table:table-cell>
          <table:table-cell table:formula="of:=ROUND([.D135];3)" office:value-type="float" office:value="0.774" calcext:value-type="float">
            <text:p>0,774</text:p>
          </table:table-cell>
          <table:table-cell table:formula="of:=ROUND([.E135];3)" office:value-type="float" office:value="0.775" calcext:value-type="float">
            <text:p>0,775</text:p>
          </table:table-cell>
          <table:table-cell table:formula="of:=ROUND([.F135];3)" office:value-type="float" office:value="0.792" calcext:value-type="float">
            <text:p>0,79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tonetusk Boar</text:p>
          </table:table-cell>
          <table:table-cell table:formula="of:=ROUND([.D136];3)" office:value-type="float" office:value="0.753" calcext:value-type="float">
            <text:p>0,753</text:p>
          </table:table-cell>
          <table:table-cell table:formula="of:=ROUND([.E136];3)" office:value-type="float" office:value="0.77" calcext:value-type="float">
            <text:p>0,77</text:p>
          </table:table-cell>
          <table:table-cell table:formula="of:=ROUND([.F136];3)" office:value-type="float" office:value="0.762" calcext:value-type="float">
            <text:p>0,76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rcane Shot</text:p>
          </table:table-cell>
          <table:table-cell table:formula="of:=ROUND([.D137];3)" office:value-type="float" office:value="0.771" calcext:value-type="float">
            <text:p>0,771</text:p>
          </table:table-cell>
          <table:table-cell table:formula="of:=ROUND([.E137];3)" office:value-type="float" office:value="0.785" calcext:value-type="float">
            <text:p>0,785</text:p>
          </table:table-cell>
          <table:table-cell table:formula="of:=ROUND([.F137];3)" office:value-type="float" office:value="0.786" calcext:value-type="float">
            <text:p>0,78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ronforge Rifleman</text:p>
          </table:table-cell>
          <table:table-cell table:formula="of:=ROUND([.D138];3)" office:value-type="float" office:value="0.712" calcext:value-type="float">
            <text:p>0,712</text:p>
          </table:table-cell>
          <table:table-cell table:formula="of:=ROUND([.E138];3)" office:value-type="float" office:value="0.763" calcext:value-type="float">
            <text:p>0,763</text:p>
          </table:table-cell>
          <table:table-cell table:formula="of:=ROUND([.F138];3)" office:value-type="float" office:value="0.781" calcext:value-type="float">
            <text:p>0,78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re Hound</text:p>
          </table:table-cell>
          <table:table-cell table:formula="of:=ROUND([.D139];3)" office:value-type="float" office:value="0.751" calcext:value-type="float">
            <text:p>0,751</text:p>
          </table:table-cell>
          <table:table-cell table:formula="of:=ROUND([.E139];3)" office:value-type="float" office:value="0.766" calcext:value-type="float">
            <text:p>0,766</text:p>
          </table:table-cell>
          <table:table-cell table:formula="of:=ROUND([.F139];3)" office:value-type="float" office:value="0.776" calcext:value-type="float">
            <text:p>0,776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ilverback Patriarch</text:p>
          </table:table-cell>
          <table:table-cell table:formula="of:=ROUND([.D140];3)" office:value-type="float" office:value="0.753" calcext:value-type="float">
            <text:p>0,753</text:p>
          </table:table-cell>
          <table:table-cell table:formula="of:=ROUND([.E140];3)" office:value-type="float" office:value="0.772" calcext:value-type="float">
            <text:p>0,772</text:p>
          </table:table-cell>
          <table:table-cell table:formula="of:=ROUND([.F140];3)" office:value-type="float" office:value="0.768" calcext:value-type="float">
            <text:p>0,76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Tracking</text:p>
          </table:table-cell>
          <table:table-cell table:formula="of:=ROUND([.D141];3)" office:value-type="float" office:value="0.769" calcext:value-type="float">
            <text:p>0,769</text:p>
          </table:table-cell>
          <table:table-cell table:formula="of:=ROUND([.E141];3)" office:value-type="float" office:value="0.778" calcext:value-type="float">
            <text:p>0,778</text:p>
          </table:table-cell>
          <table:table-cell table:formula="of:=ROUND([.F141];3)" office:value-type="float" office:value="0.783" calcext:value-type="float">
            <text:p>0,783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ulti-Shot</text:p>
          </table:table-cell>
          <table:table-cell table:formula="of:=ROUND([.D142];3)" office:value-type="float" office:value="0.683" calcext:value-type="float">
            <text:p>0,683</text:p>
          </table:table-cell>
          <table:table-cell table:formula="of:=ROUND([.E142];3)" office:value-type="float" office:value="0.764" calcext:value-type="float">
            <text:p>0,764</text:p>
          </table:table-cell>
          <table:table-cell table:formula="of:=ROUND([.F142];3)" office:value-type="float" office:value="0.781" calcext:value-type="float">
            <text:p>0,781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'sorted chromosomes'.A1:'sorted chromosomes'.D900" table:contains-header="false">
          <table:sort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2" table:target-range-address="'Najlepsze chromosomy'.C18:'Najlepsze chromosomy'.F28" table:contains-header="false">
          <table:sort>
            <table:sort-by table:field-number="2" table:data-type="automatic"/>
          </table:sort>
        </table:database-range>
        <table:database-range table:name="__Anonymous_Sheet_DB__4" table:target-range-address="nsga2.C1:nsga2.D1327" table:display-filter-buttons="true" table:contains-header="false" table:orientation="column">
          <table:filter table:display-duplicates="false">
            <table:filter-and>
              <table:filter-condition table:field-number="2" table:data-type="number" table:value="100" table:operator="top percent"/>
            </table:filter-and>
          </table:filter>
        </table:database-range>
        <table:database-range table:name="__Anonymous_Sheet_DB__6" table:target-range-address="'WRP,WRD,WRN'.B6:'WRP,WRD,WRN'.K21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 style:data-style-name="N2" text:time-value="20:33:22.573129447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16T20:45:50.715024376</dc:date>
    <meta:editing-duration>P1DT9H23M40S</meta:editing-duration>
    <meta:editing-cycles>25</meta:editing-cycles>
    <meta:generator>LibreOffice/6.4.6.2$Linux_X86_64 LibreOffice_project/40$Build-2</meta:generator>
    <meta:document-statistic meta:table-count="7" meta:cell-count="10121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" chart:style-name="ch1">
        <chart:legend chart:legend-position="top" svg:x="5.227cm" svg:y="0.185cm" style:legend-expansion="wide" chart:style-name="ch2"/>
        <chart:plot-area chart:style-name="ch3" table:cell-range-address="Ewolucja.B2:Ewolucja.E20" chart:data-source-has-labels="both" svg:x="1.331cm" svg:y="0.963cm" svg:width="14.349cm" svg:height="6.876cm">
          <chartooo:coordinate-region svg:x="2.058cm" svg:y="1.162cm" svg:width="13.435cm" svg:height="6.03cm"/>
          <chart:axis chart:dimension="x" chart:name="primary-x" chart:style-name="ch4" chartooo:axis-type="auto">
            <chart:title svg:x="7.72cm" svg:y="8.019cm" chart:style-name="ch5">
              <text:p>Pokolenie</text:p>
            </chart:title>
            <chart:categories table:cell-range-address="Ewolucja.B3:Ewolucja.B20"/>
          </chart:axis>
          <chart:axis chart:dimension="y" chart:name="primary-y" chart:style-name="ch4">
            <chart:title svg:x="0.451cm" svg:y="4.961cm" chart:style-name="ch6">
              <text:p>Balans</text:p>
            </chart:title>
            <chart:grid chart:style-name="ch7" chart:class="major"/>
          </chart:axis>
          <chart:series chart:style-name="ch8" chart:values-cell-range-address="Ewolucja.C3:Ewolucja.C20" chart:label-cell-address="Ewolucja.C2:Ewolucja.C2" chart:class="chart:scatter">
            <chart:domain table:cell-range-address="Ewolucja.B3:Ewolucja.B20"/>
            <chart:data-point chart:repeated="18"/>
          </chart:series>
          <chart:series chart:style-name="ch9" chart:values-cell-range-address="Ewolucja.D3:Ewolucja.D20" chart:label-cell-address="Ewolucja.D2:Ewolucja.D2" chart:class="chart:scatter">
            <chart:data-point chart:repeated="18"/>
          </chart:series>
          <chart:series chart:style-name="ch10" chart:values-cell-range-address="Ewolucja.E3:Ewolucja.E20" chart:label-cell-address="Ewolucja.E2:Ewolucja.E2" chart:class="chart:scatte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  <table:table-cell office:value-type="string">
                <text:p>MIN</text:p>
                <draw:g>
                  <svg:desc>Ewolucja.C2:Ewolucja.C2</svg:desc>
                </draw:g>
              </table:table-cell>
              <table:table-cell office:value-type="string">
                <text:p>MAX</text:p>
                <draw:g>
                  <svg:desc>Ewolucja.D2:Ewolucja.D2</svg:desc>
                </draw:g>
              </table:table-cell>
              <table:table-cell office:value-type="string">
                <text:p>AVG</text:p>
                <draw:g>
                  <svg:desc>Ewolucja.E2:Ewolucja.E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Ewolucja.B3:Ewolucja.B20</svg:desc>
                </draw:g>
              </table:table-cell>
              <table:table-cell office:value-type="float" office:value="0">
                <text:p>0</text:p>
                <draw:g>
                  <svg:desc>Ewolucja.B3:Ewolucja.B20</svg:desc>
                </draw:g>
              </table:table-cell>
              <table:table-cell office:value-type="float" office:value="0.154919333848297">
                <text:p>0.154919333848297</text:p>
                <draw:g>
                  <svg:desc>Ewolucja.C3:Ewolucja.C20</svg:desc>
                </draw:g>
              </table:table-cell>
              <table:table-cell office:value-type="float" office:value="0.832025640630544">
                <text:p>0.832025640630544</text:p>
                <draw:g>
                  <svg:desc>Ewolucja.D3:Ewolucja.D20</svg:desc>
                </draw:g>
              </table:table-cell>
              <table:table-cell office:value-type="float" office:value="0.552091449578055">
                <text:p>0.552091449578055</text:p>
                <draw:g>
                  <svg:desc>Ewolucja.E3:Ewolucja.E20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86189867250252">
                <text:p>0.186189867250252</text:p>
              </table:table-cell>
              <table:table-cell office:value-type="float" office:value="0.7170309151866">
                <text:p>0.7170309151866</text:p>
              </table:table-cell>
              <table:table-cell office:value-type="float" office:value="0.450854619214379">
                <text:p>0.45085461921437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832666399786453">
                <text:p>0.0832666399786453</text:p>
              </table:table-cell>
              <table:table-cell office:value-type="float" office:value="0.718888030224457">
                <text:p>0.718888030224457</text:p>
              </table:table-cell>
              <table:table-cell office:value-type="float" office:value="0.376178987717368">
                <text:p>0.37617898771736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0.653605385534728">
                <text:p>0.653605385534728</text:p>
              </table:table-cell>
              <table:table-cell office:value-type="float" office:value="0.335915397153895">
                <text:p>0.33591539715389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105830052442584">
                <text:p>0.105830052442584</text:p>
              </table:table-cell>
              <table:table-cell office:value-type="float" office:value="0.638748776906852">
                <text:p>0.638748776906852</text:p>
              </table:table-cell>
              <table:table-cell office:value-type="float" office:value="0.265602470776833">
                <text:p>0.2656024707768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864098759787715">
                <text:p>0.0864098759787715</text:p>
              </table:table-cell>
              <table:table-cell office:value-type="float" office:value="0.565685424949238">
                <text:p>0.565685424949238</text:p>
              </table:table-cell>
              <table:table-cell office:value-type="float" office:value="0.250142047008082">
                <text:p>0.2501420470080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560475988186232">
                <text:p>0.560475988186232</text:p>
              </table:table-cell>
              <table:table-cell office:value-type="float" office:value="0.239267303527839">
                <text:p>0.23926730352783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590592922409336">
                <text:p>0.590592922409336</text:p>
              </table:table-cell>
              <table:table-cell office:value-type="float" office:value="0.24463108519497">
                <text:p>0.2446310851949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0.694742158406028">
                <text:p>0.694742158406028</text:p>
              </table:table-cell>
              <table:table-cell office:value-type="float" office:value="0.260299000500151">
                <text:p>0.26029900050015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4618802153517">
                <text:p>0.04618802153517</text:p>
              </table:table-cell>
              <table:table-cell office:value-type="float" office:value="0.562375912239017">
                <text:p>0.562375912239017</text:p>
              </table:table-cell>
              <table:table-cell office:value-type="float" office:value="0.24909356381046">
                <text:p>0.2490935638104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89353314760068">
                <text:p>0.489353314760068</text:p>
              </table:table-cell>
              <table:table-cell office:value-type="float" office:value="0.238702874045947">
                <text:p>0.23870287404594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413763217311544">
                <text:p>0.413763217311544</text:p>
              </table:table-cell>
              <table:table-cell office:value-type="float" office:value="0.23173130285144">
                <text:p>0.2317313028514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62457205227323">
                <text:p>0.462457205227323</text:p>
              </table:table-cell>
              <table:table-cell office:value-type="float" office:value="0.191205790475816">
                <text:p>0.19120579047581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.476655011512519">
                <text:p>0.476655011512519</text:p>
              </table:table-cell>
              <table:table-cell office:value-type="float" office:value="0.208175314901963">
                <text:p>0.20817531490196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0230940107675851">
                <text:p>0.0230940107675851</text:p>
              </table:table-cell>
              <table:table-cell office:value-type="float" office:value="0.418887415264134">
                <text:p>0.418887415264134</text:p>
              </table:table-cell>
              <table:table-cell office:value-type="float" office:value="0.213334174310327">
                <text:p>0.21333417431032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0.478887599895146">
                <text:p>0.478887599895146</text:p>
              </table:table-cell>
              <table:table-cell office:value-type="float" office:value="0.213034571292886">
                <text:p>0.21303457129288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0230940107675851">
                <text:p>0.0230940107675851</text:p>
              </table:table-cell>
              <table:table-cell office:value-type="float" office:value="0.628225012767453">
                <text:p>0.628225012767453</text:p>
              </table:table-cell>
              <table:table-cell office:value-type="float" office:value="0.201089092899388">
                <text:p>0.20108909289938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0.493693562175297">
                <text:p>0.493693562175297</text:p>
              </table:table-cell>
              <table:table-cell office:value-type="float" office:value="0.190572861962026">
                <text:p>0.1905728619620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circle" chart:symbol-width="0.3cm" chart:symbol-height="0.3cm" chart:link-data-style-to-source="true"/>
      <style:graphic-properties draw:stroke="none" svg:stroke-width="0.08cm" svg:stroke-color="#ff0000" draw:fill-color="#ff00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top" svg:x="3.975cm" svg:y="0.185cm" style:legend-expansion="wide" chart:style-name="ch2"/>
        <chart:plot-area chart:style-name="ch3" table:cell-range-address="'nsga2-wykres'.D1:'nsga2-wykres'.E14 'nsga2-wykres'.B1:'nsga2-wykres'.B301" chart:data-source-has-labels="both" svg:x="1.331cm" svg:y="0.963cm" svg:width="14.349cm" svg:height="6.876cm">
          <chartooo:coordinate-region svg:x="2.138cm" svg:y="1.162cm" svg:width="13.448cm" svg:height="6.03cm"/>
          <chart:axis chart:dimension="x" chart:name="primary-x" chart:style-name="ch4" chartooo:axis-type="auto">
            <chart:title svg:x="7.945cm" svg:y="8.019cm" chart:style-name="ch5">
              <text:p>Balans</text:p>
            </chart:title>
            <chart:categories table:cell-range-address="'nsga2-wykres'.D1:'nsga2-wykres'.D1"/>
          </chart:axis>
          <chart:axis chart:dimension="y" chart:name="primary-y" chart:style-name="ch4">
            <chart:title svg:x="0.451cm" svg:y="5.583cm" chart:style-name="ch6">
              <text:p>Wielkość zmian</text:p>
            </chart:title>
            <chart:grid chart:style-name="ch7" chart:class="major"/>
          </chart:axis>
          <chart:series chart:style-name="ch8" chart:values-cell-range-address="'nsga2-wykres'.E1:'nsga2-wykres'.E14" loext:label-string="&quot;Niezdominowane osobniki&quot;" chart:class="chart:scatter">
            <chart:domain table:cell-range-address="'nsga2-wykres'.D1:'nsga2-wykres'.D14"/>
            <chart:data-point chart:repeated="14"/>
          </chart:series>
          <chart:series chart:style-name="ch9" chart:values-cell-range-address="'nsga2-wykres'.B1:'nsga2-wykres'.B301" loext:label-string="&quot;Wszystkie osobniki&quot;" chart:class="chart:scatter">
            <chart:domain table:cell-range-address="'nsga2-wykres'.A1:'nsga2-wykres'.A301"/>
            <chart:data-point chart:repeated="3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Niezdominowane osobniki</text:p>
              </table:table-cell>
              <table:table-cell office:value-type="string">
                <text:p>Kolumna A</text:p>
              </table:table-cell>
              <table:table-cell office:value-type="string">
                <text:p>Wszystkie osobniki</text:p>
              </table:table-cell>
            </table:table-row>
          </table:table-header-rows>
          <table:table-rows>
            <table:table-row>
              <table:table-cell office:value-type="string">
                <text:p>Front Pareta</text:p>
                <draw:g>
                  <svg:desc>'nsga2-wykres'.D1:'nsga2-wykres'.D1</svg:desc>
                </draw:g>
              </table:table-cell>
              <table:table-cell office:value-type="float" office:value="NaN">
                <text:p>NaN</text:p>
                <draw:g>
                  <svg:desc>'nsga2-wykres'.D1:'nsga2-wykres'.D14</svg:desc>
                </draw:g>
              </table:table-cell>
              <table:table-cell office:value-type="float" office:value="NaN">
                <text:p>NaN</text:p>
                <draw:g>
                  <svg:desc>'nsga2-wykres'.E1:'nsga2-wykres'.E14</svg:desc>
                </draw:g>
              </table:table-cell>
              <table:table-cell office:value-type="float" office:value="NaN">
                <text:p>NaN</text:p>
                <draw:g>
                  <svg:desc>'nsga2-wykres'.A1:'nsga2-wykres'.A301</svg:desc>
                </draw:g>
              </table:table-cell>
              <table:table-cell office:value-type="float" office:value="NaN">
                <text:p>NaN</text:p>
                <draw:g>
                  <svg:desc>'nsga2-wykres'.B1:'nsga2-wykres'.B301</svg:desc>
                </draw:g>
              </table:table-cell>
            </table:table-row>
            <table:table-row>
              <table:table-cell office:value-type="string"/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0.032659863237109">
                <text:p>0.032659863237109</text:p>
              </table:table-cell>
              <table:table-cell office:value-type="float" office:value="91">
                <text:p>91</text:p>
              </table:table-cell>
              <table:table-cell office:value-type="float" office:value="0.0326598632371091">
                <text:p>0.032659863237109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0.051639777949432">
                <text:p>0.051639777949432</text:p>
              </table:table-cell>
              <table:table-cell office:value-type="float" office:value="75">
                <text:p>75</text:p>
              </table:table-cell>
              <table:table-cell office:value-type="float" office:value="0.0326598632371091">
                <text:p>0.0326598632371091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0.056568542494924">
                <text:p>0.056568542494924</text:p>
              </table:table-cell>
              <table:table-cell office:value-type="float" office:value="63">
                <text:p>63</text:p>
              </table:table-cell>
              <table:table-cell office:value-type="float" office:value="0.0326598632371091">
                <text:p>0.0326598632371091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/>
              <table:table-cell office:value-type="float" office:value="0.086409875978772">
                <text:p>0.086409875978772</text:p>
              </table:table-cell>
              <table:table-cell office:value-type="float" office:value="56">
                <text:p>56</text:p>
              </table:table-cell>
              <table:table-cell office:value-type="float" office:value="0.04618802153517">
                <text:p>0.04618802153517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/>
              <table:table-cell office:value-type="float" office:value="0.124365054041184">
                <text:p>0.124365054041184</text:p>
              </table:table-cell>
              <table:table-cell office:value-type="float" office:value="47">
                <text:p>47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/>
              <table:table-cell office:value-type="float" office:value="0.13856406460551">
                <text:p>0.13856406460551</text:p>
              </table:table-cell>
              <table:table-cell office:value-type="float" office:value="33">
                <text:p>33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/>
              <table:table-cell office:value-type="float" office:value="0.202649122047609">
                <text:p>0.202649122047609</text:p>
              </table:table-cell>
              <table:table-cell office:value-type="float" office:value="29">
                <text:p>29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0.232091935807056">
                <text:p>0.232091935807056</text:p>
              </table:table-cell>
              <table:table-cell office:value-type="float" office:value="28">
                <text:p>28</text:p>
              </table:table-cell>
              <table:table-cell office:value-type="float" office:value="0.0516397779494322">
                <text:p>0.0516397779494322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/>
              <table:table-cell office:value-type="float" office:value="0.375943258129912">
                <text:p>0.375943258129912</text:p>
              </table:table-cell>
              <table:table-cell office:value-type="float" office:value="26">
                <text:p>26</text:p>
              </table:table-cell>
              <table:table-cell office:value-type="float" office:value="0.0516397779494323">
                <text:p>0.051639777949432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/>
              <table:table-cell office:value-type="float" office:value="0.467047463683653">
                <text:p>0.467047463683653</text:p>
              </table:table-cell>
              <table:table-cell office:value-type="float" office:value="17">
                <text:p>17</text:p>
              </table:table-cell>
              <table:table-cell office:value-type="float" office:value="0.0516397779494323">
                <text:p>0.0516397779494323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0.580574428188726">
                <text:p>0.580574428188726</text:p>
              </table:table-cell>
              <table:table-cell office:value-type="float" office:value="7">
                <text:p>7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0.661714943662803">
                <text:p>0.661714943662803</text:p>
              </table:table-cell>
              <table:table-cell office:value-type="float" office:value="0">
                <text:p>0</text:p>
              </table:table-cell>
              <table:table-cell office:value-type="float" office:value="0.0565685424949238">
                <text:p>0.0565685424949238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53197264742181">
                <text:p>0.065319726474218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2820323027551">
                <text:p>0.0692820323027551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2820323027551">
                <text:p>0.069282032302755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92820323027551">
                <text:p>0.069282032302755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30296743340222">
                <text:p>0.0730296743340222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765941686205071">
                <text:p>0.0765941686205071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">
                <text:p>0.0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32666399786453">
                <text:p>0.083266639978645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4098759787715">
                <text:p>0.0864098759787715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4098759787715">
                <text:p>0.086409875978771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64098759787715">
                <text:p>0.086409875978771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23760430703401">
                <text:p>0.0923760430703401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2190457139046">
                <text:p>0.095219045713904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2190457139047">
                <text:p>0.0952190457139047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52190457139048">
                <text:p>0.095219045713904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9795897113272">
                <text:p>0.0979795897113272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9795897113272">
                <text:p>0.097979589711327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979795897113272">
                <text:p>0.0979795897113272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3279555898864">
                <text:p>0.10327955589886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830052442584">
                <text:p>0.10583005244258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05830052442584">
                <text:p>0.10583005244258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3137084989848">
                <text:p>0.113137084989848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5470053837925">
                <text:p>0.11547005383792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6811551038">
                <text:p>0.11775681155103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6811551038">
                <text:p>0.11775681155103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6811551038">
                <text:p>0.11775681155103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6811551038">
                <text:p>0.11775681155103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756811551038">
                <text:p>0.117756811551038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">
                <text:p>0.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365054041184">
                <text:p>0.124365054041184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4365054041184">
                <text:p>0.12436505404118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491106406735">
                <text:p>0.12649110640673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491106406735">
                <text:p>0.126491106406735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6491106406735">
                <text:p>0.12649110640673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0639452948436">
                <text:p>0.1306394529484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4660065844828">
                <text:p>0.13466006584482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6626010212795">
                <text:p>0.13662601021279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3856406460551">
                <text:p>0.138564064605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361043360417">
                <text:p>0.142361043360417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361043360417">
                <text:p>0.14236104336041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059348668044">
                <text:p>0.146059348668044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6059348668044">
                <text:p>0.14605934866804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873820085459">
                <text:p>0.147873820085459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873820085459">
                <text:p>0.14787382008545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7873820085459">
                <text:p>0.14787382008545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919333848297">
                <text:p>0.15491933384829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919333848297">
                <text:p>0.154919333848297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919333848297">
                <text:p>0.15491933384829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4919333848297">
                <text:p>0.15491933384829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63120165961">
                <text:p>0.1566312016596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63120165961">
                <text:p>0.1566312016596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5663120165961">
                <text:p>0.15663120165961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1658075373095">
                <text:p>0.16165807537309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299316185545">
                <text:p>0.16329931618554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299316185545">
                <text:p>0.163299316185545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3299316185545">
                <text:p>0.16329931618554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924225024706">
                <text:p>0.164924225024706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4924225024706">
                <text:p>0.164924225024706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126936172247">
                <text:p>0.168126936172247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705627484771">
                <text:p>0.169705627484771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705627484771">
                <text:p>0.169705627484771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705627484771">
                <text:p>0.16970562748477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705627484771">
                <text:p>0.1697056274847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2819751957543">
                <text:p>0.17281975195754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355957741627">
                <text:p>0.17435595774162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355957741627">
                <text:p>0.17435595774162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4355957741627">
                <text:p>0.17435595774162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369990112916">
                <text:p>0.1803699901129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369990112916">
                <text:p>0.18036999011291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369990112916">
                <text:p>0.18036999011291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842422626478">
                <text:p>0.181842422626478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842422626478">
                <text:p>0.181842422626478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1842422626478">
                <text:p>0.18184242262647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189867250252">
                <text:p>0.186189867250252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189867250252">
                <text:p>0.18618986725025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6189867250252">
                <text:p>0.18618986725025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616630392937">
                <text:p>0.187616630392937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7616630392937">
                <text:p>0.18761663039293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438091427809">
                <text:p>0.1904380914278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0438091427809">
                <text:p>0.19043809142780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1833260932509">
                <text:p>0.19183326093250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1833260932509">
                <text:p>0.19183326093250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1833260932509">
                <text:p>0.191833260932509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3218356615859">
                <text:p>0.193218356615859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3218356615859">
                <text:p>0.19321835661585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5959179422654">
                <text:p>0.19595917942265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731531449265">
                <text:p>0.1973153144926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662192343351">
                <text:p>0.19866219234335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662192343351">
                <text:p>0.198662192343351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98662192343351">
                <text:p>0.19866219234335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649122047609">
                <text:p>0.20264912204760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2649122047609">
                <text:p>0.20264912204760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3960780543711">
                <text:p>0.20396078054371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7846096908265">
                <text:p>0.20784609690826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396451174127">
                <text:p>0.21039645117412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396451174127">
                <text:p>0.210396451174127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396451174127">
                <text:p>0.21039645117412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0396451174127">
                <text:p>0.210396451174127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2916258968951">
                <text:p>0.212916258968951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165045389453">
                <text:p>0.21416504538945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165045389453">
                <text:p>0.21416504538945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4165045389453">
                <text:p>0.214165045389453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868461844909">
                <text:p>0.217868461844909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868461844909">
                <text:p>0.21786846184490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868461844909">
                <text:p>0.21786846184490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7868461844909">
                <text:p>0.217868461844909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089023002066">
                <text:p>0.21908902300206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089023002066">
                <text:p>0.219089023002066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089023002066">
                <text:p>0.219089023002066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0302821891444">
                <text:p>0.22030282189144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904741649956">
                <text:p>0.22390474164995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904741649956">
                <text:p>0.223904741649956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904741649956">
                <text:p>0.2239047416499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904741649956">
                <text:p>0.22390474164995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7449628123093">
                <text:p>0.227449628123093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619042659763">
                <text:p>0.228619042659763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8619042659763">
                <text:p>0.22861904265976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091935807056">
                <text:p>0.2320919358070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091935807056">
                <text:p>0.23209193580705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091935807056">
                <text:p>0.2320919358070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091935807056">
                <text:p>0.2320919358070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2091935807056">
                <text:p>0.23209193580705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5513623102076">
                <text:p>0.235513623102076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37767393335027">
                <text:p>0.23776739333502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">
                <text:p>0.2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5492701860293">
                <text:p>0.24549270186029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576560118759">
                <text:p>0.24657656011875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6576560118759">
                <text:p>0.24657656011875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49799919935936">
                <text:p>0.249799919935936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29754097208">
                <text:p>0.2622975409720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229754097208">
                <text:p>0.2622975409720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1293199325011">
                <text:p>0.271293199325011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274371422162">
                <text:p>0.272274371422162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2274371422162">
                <text:p>0.27227437142216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8088714861523">
                <text:p>0.27808871486152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">
                <text:p>0.2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189832682488">
                <text:p>0.28189832682488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842712474619">
                <text:p>0.28284271247461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842712474619">
                <text:p>0.2828427124746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657137141714">
                <text:p>0.28565713714171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5657137141714">
                <text:p>0.285657137141714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6589136802729">
                <text:p>0.28658913680272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851629958677">
                <text:p>0.2985162995867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332590941915">
                <text:p>0.29933259094191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99332590941915">
                <text:p>0.299332590941915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109061083632">
                <text:p>0.301109061083632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1109061083632">
                <text:p>0.301109061083632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4630924234556">
                <text:p>0.304630924234556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8976806033506">
                <text:p>0.30897680603350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4112506383727">
                <text:p>0.314112506383727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832251080426">
                <text:p>0.320832251080426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1662348848395">
                <text:p>0.3216623488483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2490309931942">
                <text:p>0.32249030993194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414110874898">
                <text:p>0.32741411087489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7414110874898">
                <text:p>0.327414110874898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9039004780082">
                <text:p>0.329039004780082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866240681304">
                <text:p>0.333866240681304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3866240681304">
                <text:p>0.333866240681304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466401061363">
                <text:p>0.3346640106136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35459883344243">
                <text:p>0.335459883344243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4417343165772">
                <text:p>0.3644173431657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148371670111">
                <text:p>0.36514837167011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587793957366">
                <text:p>0.36587793957366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0944739819828">
                <text:p>0.37094473981982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095162123553">
                <text:p>0.373095162123553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095162123553">
                <text:p>0.373095162123553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3095162123553">
                <text:p>0.373095162123553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233260785874">
                <text:p>0.37523326078587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233260785874">
                <text:p>0.375233260785874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5943258129912">
                <text:p>0.37594325812991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6651917115348">
                <text:p>0.37665191711534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78769938969114">
                <text:p>0.378769938969114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7126163758879">
                <text:p>0.387126163758879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1918358845308">
                <text:p>0.39191835884530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5305788809962">
                <text:p>0.39530578880996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324384686702">
                <text:p>0.3973243846867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994974842648">
                <text:p>0.397994974842648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7994974842648">
                <text:p>0.397994974842648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8664437006028">
                <text:p>0.39866443700602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9332776849918">
                <text:p>0.399332776849918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319558993445">
                <text:p>0.40331955899344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226913419275">
                <text:p>0.409226913419275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9878030638384">
                <text:p>0.40987803063838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177171869581">
                <text:p>0.41117717186958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177171869581">
                <text:p>0.411177171869581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182520563948">
                <text:p>0.4118252056394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3763217311544">
                <text:p>0.4137632173115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5692193816531">
                <text:p>0.41569219381653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8887415264134">
                <text:p>0.418887415264134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0158700175699">
                <text:p>0.42015870017569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29573431828987">
                <text:p>0.429573431828987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39393521420909">
                <text:p>0.439393521420909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3621460256377">
                <text:p>0.44362146025637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4822061802994">
                <text:p>0.444822061802994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46616912651846">
                <text:p>0.44661691265184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0777106783386">
                <text:p>0.45077710678338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331423109737">
                <text:p>0.46533142310973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047463683653">
                <text:p>0.4670474636836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8187996428785">
                <text:p>0.46818799642878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325757514614">
                <text:p>0.46932575751461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9893604978829">
                <text:p>0.4698936049788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1593044902064">
                <text:p>0.471593044902064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5534786670054">
                <text:p>0.475534786670054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8330429724056">
                <text:p>0.47833042972405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78330429724056">
                <text:p>0.47833042972405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974226119286">
                <text:p>0.484974226119286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84974226119286">
                <text:p>0.48497422611928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0441977539987">
                <text:p>0.490441977539987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5849439514321">
                <text:p>0.495849439514321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995983919549">
                <text:p>0.49799598391954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8531175889065">
                <text:p>0.4985311758890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1730339259381">
                <text:p>0.501730339259381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3290041464538">
                <text:p>0.513290041464538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19486926367418">
                <text:p>0.519486926367418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024631535465">
                <text:p>0.52102463153546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1536192416212">
                <text:p>0.5215361924162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59508194416">
                <text:p>0.5245950819441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59508194416">
                <text:p>0.5245950819441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459508194416">
                <text:p>0.5245950819441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5103164467073">
                <text:p>0.525103164467073</text:p>
              </table:table-cell>
              <table:table-cell office:value-type="float" office:value="158">
                <text:p>1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29150262212918">
                <text:p>0.529150262212918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9135109844153">
                <text:p>0.539135109844153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1109970338747">
                <text:p>0.5411099703387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5527267879434">
                <text:p>0.54552726787943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7479071137275">
                <text:p>0.54747907113727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84538897533">
                <text:p>0.55184538897533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84538897533">
                <text:p>0.5518453889753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9046807819643">
                <text:p>0.5590468078196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2849891178812">
                <text:p>0.562849891178812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8037557443754">
                <text:p>0.56803755744375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379990298865">
                <text:p>0.57037999029886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3178273605458">
                <text:p>0.573178273605458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5962961772138">
                <text:p>0.5759629617721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9655069847578">
                <text:p>0.57965506984757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0574428188726">
                <text:p>0.5805744281887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033561853358">
                <text:p>0.581033561853358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1950742474539">
                <text:p>0.58195074247453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3323809446063">
                <text:p>0.58332380944606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89689183666559">
                <text:p>0.589689183666559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0141226035486">
                <text:p>0.59014122603548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5986577030054">
                <text:p>0.595986577030054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6433846569201">
                <text:p>0.5964338465692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110451697626">
                <text:p>0.59911045169762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99555390824456">
                <text:p>0.59955539082445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0136596727869">
                <text:p>0.61013659672786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1446372682565">
                <text:p>0.6114463726825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7089944821661">
                <text:p>0.617089944821661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28225012767453">
                <text:p>0.628225012767453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47868299373672">
                <text:p>0.6478682993736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0743164901996">
                <text:p>0.65074316490199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861223293525">
                <text:p>0.656861223293525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6861223293525">
                <text:p>0.6568612232935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0504857413378">
                <text:p>0.66050485741337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61714943662803">
                <text:p>0.6617149436628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82705858334">
                <text:p>0.6748827058583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4882705858334">
                <text:p>0.6748827058583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79215233437335">
                <text:p>0.67921523343733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0392043849231">
                <text:p>0.68039204384923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1175454637056">
                <text:p>0.68117545463705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130051063973">
                <text:p>0.68313005106397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2820323027551">
                <text:p>0.69282032302755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6275807421168">
                <text:p>0.6962758074211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8951595844328">
                <text:p>0.6989515958443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1237002256251">
                <text:p>0.701237002256251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6540869306228">
                <text:p>0.7065408693062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2928233882392">
                <text:p>0.712928233882392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7402722790112">
                <text:p>0.7174027227901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19629534320727">
                <text:p>0.7196295343207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1479960451663">
                <text:p>0.72147996045166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21849476460755">
                <text:p>0.721849476460755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0661800470414">
                <text:p>0.7306618004704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7925018774491">
                <text:p>0.737925018774491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2608016834364">
                <text:p>0.74260801683436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7975044146973">
                <text:p>0.74797504414697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51176854453508">
                <text:p>0.7511768544535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4547796631011">
                <text:p>0.764547796631011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72183052563747">
                <text:p>0.772183052563747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587530817554">
                <text:p>0.78587530817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89599054372956">
                <text:p>0.789599054372956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4266144584568">
                <text:p>0.834266144584568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6955331368386">
                <text:p>0.84695533136838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3002481859779">
                <text:p>0.873002481859779</text:p>
              </table:table-cell>
              <table:table-cell office:value-type="float" office:value="75">
                <text:p>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WRP,WRD,WRN'.H7:'WRP,WRD,WRN'.H21 'WRP,WRD,WRN'.K6:'WRP,WRD,WRN'.K21" chart:data-source-has-labels="row" svg:x="1.331cm" svg:y="0.18cm" svg:width="14.349cm" svg:height="7.659cm">
          <chartooo:coordinate-region svg:x="2.429cm" svg:y="0.38cm" svg:width="12.919cm" svg:height="6.813cm"/>
          <chart:axis chart:dimension="x" chart:name="primary-x" chart:style-name="ch3">
            <chart:title svg:x="8.064cm" svg:y="8.019cm" chart:style-name="ch4">
              <text:p>WRD</text:p>
            </chart:title>
          </chart:axis>
          <chart:axis chart:dimension="y" chart:name="primary-y" chart:style-name="ch3">
            <chart:title svg:x="0.451cm" svg:y="4.45cm" chart:style-name="ch5">
              <text:p>WRN</text:p>
            </chart:title>
            <chart:grid chart:style-name="ch6" chart:class="major"/>
          </chart:axis>
          <chart:series chart:style-name="ch7" chart:values-cell-range-address="'WRP,WRD,WRN'.K7:'WRP,WRD,WRN'.K21" chart:label-cell-address="'WRP,WRD,WRN'.K6:'WRP,WRD,WRN'.K6" chart:class="chart:scatter">
            <chart:domain table:cell-range-address="'WRP,WRD,WRN'.H7:'WRP,WRD,WRN'.H21"/>
            <chart:regression-curve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  <table:table-cell office:value-type="string">
                <text:p>WRN</text:p>
                <draw:g>
                  <svg:desc>'WRP,WRD,WRN'.K6:'WRP,WRD,WRN'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51394422310757">
                <text:p>0.751394422310757</text:p>
                <draw:g>
                  <svg:desc>'WRP,WRD,WRN'.H7:'WRP,WRD,WRN'.H21</svg:desc>
                </draw:g>
              </table:table-cell>
              <table:table-cell office:value-type="float" office:value="0.787625">
                <text:p>0.787625</text:p>
                <draw:g>
                  <svg:desc>'WRP,WRD,WRN'.K7:'WRP,WRD,WRN'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6275565123789">
                <text:p>0.76275565123789</text:p>
              </table:table-cell>
              <table:table-cell office:value-type="float" office:value="0.780875">
                <text:p>0.78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63260946956212">
                <text:p>0.763260946956212</text:p>
              </table:table-cell>
              <table:table-cell office:value-type="float" office:value="0.7745">
                <text:p>0.7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6373182552504">
                <text:p>0.76373182552504</text:p>
              </table:table-cell>
              <table:table-cell office:value-type="float" office:value="0.77325">
                <text:p>0.77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64007498437825">
                <text:p>0.764007498437825</text:p>
              </table:table-cell>
              <table:table-cell office:value-type="float" office:value="0.780875">
                <text:p>0.780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66276803118908">
                <text:p>0.766276803118908</text:p>
              </table:table-cell>
              <table:table-cell office:value-type="float" office:value="0.776375">
                <text:p>0.776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70162892332141">
                <text:p>0.770162892332141</text:p>
              </table:table-cell>
              <table:table-cell office:value-type="float" office:value="0.761625">
                <text:p>0.761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7191732002851">
                <text:p>0.77191732002851</text:p>
              </table:table-cell>
              <table:table-cell office:value-type="float" office:value="0.768375">
                <text:p>0.768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4943889002244">
                <text:p>0.774943889002244</text:p>
              </table:table-cell>
              <table:table-cell office:value-type="float" office:value="0.79225">
                <text:p>0.79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78123854891902">
                <text:p>0.778123854891902</text:p>
              </table:table-cell>
              <table:table-cell office:value-type="float" office:value="0.77425">
                <text:p>0.77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78498427672956">
                <text:p>0.778498427672956</text:p>
              </table:table-cell>
              <table:table-cell office:value-type="float" office:value="0.7825">
                <text:p>0.7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83130121926844">
                <text:p>0.783130121926844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84456146722353">
                <text:p>0.784456146722353</text:p>
              </table:table-cell>
              <table:table-cell office:value-type="float" office:value="0.78325">
                <text:p>0.78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85452322738386">
                <text:p>0.785452322738386</text:p>
              </table:table-cell>
              <table:table-cell office:value-type="float" office:value="0.78625">
                <text:p>0.78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1167582417583">
                <text:p>0.801167582417583</text:p>
              </table:table-cell>
              <table:table-cell office:value-type="float" office:value="0.77325">
                <text:p>0.773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ff0000" draw:fill-color="#ff0000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0000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plot-area chart:style-name="ch2" table:cell-range-address="'WRP,WRD,WRN'.E7:'WRP,WRD,WRN'.E21 'WRP,WRD,WRN'.K6:'WRP,WRD,WRN'.K21" chart:data-source-has-labels="row" svg:x="1.331cm" svg:y="0.18cm" svg:width="14.349cm" svg:height="7.659cm">
          <chartooo:coordinate-region svg:x="2.429cm" svg:y="0.38cm" svg:width="12.919cm" svg:height="6.813cm"/>
          <chart:axis chart:dimension="x" chart:name="primary-x" chart:style-name="ch3">
            <chart:title svg:x="8.077cm" svg:y="8.019cm" chart:style-name="ch4">
              <text:p>WRP</text:p>
            </chart:title>
          </chart:axis>
          <chart:axis chart:dimension="y" chart:name="primary-y" chart:style-name="ch3">
            <chart:title svg:x="0.451cm" svg:y="4.45cm" chart:style-name="ch5">
              <text:p>WRN</text:p>
            </chart:title>
            <chart:grid chart:style-name="ch6" chart:class="major"/>
          </chart:axis>
          <chart:series chart:style-name="ch7" chart:values-cell-range-address="'WRP,WRD,WRN'.K7:'WRP,WRD,WRN'.K21" chart:label-cell-address="'WRP,WRD,WRN'.K6:'WRP,WRD,WRN'.K6" chart:class="chart:scatter">
            <chart:domain table:cell-range-address="'WRP,WRD,WRN'.E7:'WRP,WRD,WRN'.E21"/>
            <chart:regression-curve chart:style-name="ch8"/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E</text:p>
              </table:table-cell>
              <table:table-cell office:value-type="string">
                <text:p>WRN</text:p>
                <draw:g>
                  <svg:desc>'WRP,WRD,WRN'.K6:'WRP,WRD,WRN'.K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4130389502187">
                <text:p>0.74130389502187</text:p>
                <draw:g>
                  <svg:desc>'WRP,WRD,WRN'.E7:'WRP,WRD,WRN'.E21</svg:desc>
                </draw:g>
              </table:table-cell>
              <table:table-cell office:value-type="float" office:value="0.787625">
                <text:p>0.787625</text:p>
                <draw:g>
                  <svg:desc>'WRP,WRD,WRN'.K7:'WRP,WRD,WRN'.K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12221174992146">
                <text:p>0.712221174992146</text:p>
              </table:table-cell>
              <table:table-cell office:value-type="float" office:value="0.780875">
                <text:p>0.780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7633485376979">
                <text:p>0.657633485376979</text:p>
              </table:table-cell>
              <table:table-cell office:value-type="float" office:value="0.7745">
                <text:p>0.77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37996306555863">
                <text:p>0.737996306555863</text:p>
              </table:table-cell>
              <table:table-cell office:value-type="float" office:value="0.77325">
                <text:p>0.773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3141297756216">
                <text:p>0.683141297756216</text:p>
              </table:table-cell>
              <table:table-cell office:value-type="float" office:value="0.780875">
                <text:p>0.7808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50733752620545">
                <text:p>0.750733752620545</text:p>
              </table:table-cell>
              <table:table-cell office:value-type="float" office:value="0.776375">
                <text:p>0.776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752709146077156">
                <text:p>0.752709146077156</text:p>
              </table:table-cell>
              <table:table-cell office:value-type="float" office:value="0.761625">
                <text:p>0.761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52631578947368">
                <text:p>0.752631578947368</text:p>
              </table:table-cell>
              <table:table-cell office:value-type="float" office:value="0.768375">
                <text:p>0.768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7360959651036">
                <text:p>0.77360959651036</text:p>
              </table:table-cell>
              <table:table-cell office:value-type="float" office:value="0.79225">
                <text:p>0.792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756369085848855">
                <text:p>0.756369085848855</text:p>
              </table:table-cell>
              <table:table-cell office:value-type="float" office:value="0.77425">
                <text:p>0.77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68675196037969">
                <text:p>0.768675196037969</text:p>
              </table:table-cell>
              <table:table-cell office:value-type="float" office:value="0.7825">
                <text:p>0.78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69346841991809">
                <text:p>0.769346841991809</text:p>
              </table:table-cell>
              <table:table-cell office:value-type="float" office:value="0.769">
                <text:p>0.7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13613643046163">
                <text:p>0.713613643046163</text:p>
              </table:table-cell>
              <table:table-cell office:value-type="float" office:value="0.78325">
                <text:p>0.78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71054964539007">
                <text:p>0.771054964539007</text:p>
              </table:table-cell>
              <table:table-cell office:value-type="float" office:value="0.78625">
                <text:p>0.786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4332386363636">
                <text:p>0.804332386363636</text:p>
              </table:table-cell>
              <table:table-cell office:value-type="float" office:value="0.77325">
                <text:p>0.773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